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3000000159222EDDD26C9811F9.png" manifest:media-type="image/png"/>
  <manifest:file-entry manifest:full-path="Pictures/100002010000011A000000ACBCF9B5E975F248EF.png" manifest:media-type="image/png"/>
  <manifest:file-entry manifest:full-path="Pictures/10000201000000E3000000DCCCE16C2CA8BB9D62.png" manifest:media-type="image/png"/>
  <manifest:file-entry manifest:full-path="Pictures/1000020100000073000000C99818260AF43E1AC3.png" manifest:media-type="image/png"/>
  <manifest:file-entry manifest:full-path="Pictures/1000020100000080000000800F3254CFE33124B2.png" manifest:media-type="image/png"/>
  <manifest:file-entry manifest:full-path="Pictures/100002010000005F000001A7F8E912C3E2D0DA09.png" manifest:media-type="image/png"/>
  <manifest:file-entry manifest:full-path="Pictures/10000201000000B60000006183775DBB2DDF05A1.png" manifest:media-type="image/png"/>
  <manifest:file-entry manifest:full-path="Pictures/100002010000011700000180D6D4C25B83494008.png" manifest:media-type="image/png"/>
  <manifest:file-entry manifest:full-path="Pictures/100002010000011D000000CCED9C545064DD9369.png" manifest:media-type="image/png"/>
  <manifest:file-entry manifest:full-path="Pictures/10000201000000B6000000DC53A3327B5611894E.png" manifest:media-type="image/png"/>
  <manifest:file-entry manifest:full-path="Pictures/10000201000000C7000000592DBA59EF1CF38890.png" manifest:media-type="image/png"/>
  <manifest:file-entry manifest:full-path="Pictures/10000201000001220000011D7F0BD893E5677643.png" manifest:media-type="image/png"/>
  <manifest:file-entry manifest:full-path="Pictures/10000201000000F80000001D3E7247103F883090.png" manifest:media-type="image/png"/>
  <manifest:file-entry manifest:full-path="Pictures/10000201000000F00000001A99DD360279640316.png" manifest:media-type="image/png"/>
  <manifest:file-entry manifest:full-path="Pictures/1000020100000119000001A38D3A30F690E16AAA.png" manifest:media-type="image/png"/>
  <manifest:file-entry manifest:full-path="Pictures/10000201000000C800000082DCB8CCAB32515C89.png" manifest:media-type="image/png"/>
  <manifest:file-entry manifest:full-path="Pictures/10000201000001280000013DD36AC44E845E46EA.png" manifest:media-type="image/png"/>
  <manifest:file-entry manifest:full-path="Pictures/10000201000000C90000007078CABE51C1D94B2F.png" manifest:media-type="image/png"/>
  <manifest:file-entry manifest:full-path="Pictures/10000201000000E00000009F944B053F89A96A74.png" manifest:media-type="image/png"/>
  <manifest:file-entry manifest:full-path="Pictures/1000020100000117000000BEB279547844918EDB.png" manifest:media-type="image/png"/>
  <manifest:file-entry manifest:full-path="Pictures/100002010000011900000077FF61F4E4EDA7E27C.png" manifest:media-type="image/png"/>
  <manifest:file-entry manifest:full-path="Pictures/1000020100000117000001263A5308E768D257B5.png" manifest:media-type="image/png"/>
  <manifest:file-entry manifest:full-path="Pictures/100002010000009700000068689935C554211231.png" manifest:media-type="image/png"/>
  <manifest:file-entry manifest:full-path="Pictures/100002010000014100000146ADC707439DFC995D.png" manifest:media-type="image/png"/>
  <manifest:file-entry manifest:full-path="Pictures/10000201000001080000017481DB7A2A7403C6C6.png" manifest:media-type="image/png"/>
  <manifest:file-entry manifest:full-path="Pictures/10000201000000CA000000711887263E7C5A164D.png" manifest:media-type="image/png"/>
  <manifest:file-entry manifest:full-path="Pictures/10000201000000A60000001B82DDC75FC82B0D6A.png" manifest:media-type="image/png"/>
  <manifest:file-entry manifest:full-path="Pictures/10000201000000DE000001D1FA20B5AD1EC08172.png" manifest:media-type="image/png"/>
  <manifest:file-entry manifest:full-path="Pictures/100002010000009000000065D48AF5B8F5A45D92.png" manifest:media-type="image/png"/>
  <manifest:file-entry manifest:full-path="Pictures/10000201000000C9000000598CF252B062DB7E91.png" manifest:media-type="image/png"/>
  <manifest:file-entry manifest:full-path="Pictures/100002010000011A00000093BEB481AB5CD588B5.png" manifest:media-type="image/png"/>
  <manifest:file-entry manifest:full-path="Pictures/1000020100000119000000BD82471FDCECAFF4CD.png" manifest:media-type="image/png"/>
  <manifest:file-entry manifest:full-path="Pictures/10000201000000C2000000D5F2BE2DC88AB1066F.png" manifest:media-type="image/png"/>
  <manifest:file-entry manifest:full-path="Pictures/10000201000001080000010B941A95080FA233BF.png" manifest:media-type="image/png"/>
  <manifest:file-entry manifest:full-path="Pictures/100002010000012C0000001D7480F8E436E0F012.png" manifest:media-type="image/png"/>
  <manifest:file-entry manifest:full-path="Pictures/10000000000000C7000000718B9DC1C557708259.jpg" manifest:media-type="image/jpeg"/>
  <manifest:file-entry manifest:full-path="Pictures/100002010000008B0000007C995A236DA7CAE46C.png" manifest:media-type="image/png"/>
  <manifest:file-entry manifest:full-path="Pictures/10000201000001AA0000016A6C0A9B0BB1C44F61.png" manifest:media-type="image/png"/>
  <manifest:file-entry manifest:full-path="Pictures/10000201000001180000009580AE492A9EF40372.png" manifest:media-type="image/png"/>
  <manifest:file-entry manifest:full-path="Pictures/1000020100000071000000925D32400C94F5CD9F.png" manifest:media-type="image/png"/>
  <manifest:file-entry manifest:full-path="Pictures/10000201000000740000006D35226875DCF02A0C.png" manifest:media-type="image/png"/>
  <manifest:file-entry manifest:full-path="Pictures/10000201000001A3000001670B7CA8D93CE67C4F.png" manifest:media-type="image/png"/>
  <manifest:file-entry manifest:full-path="Pictures/10000201000000C80000005A23B3A8EE6A2EFFFE.png" manifest:media-type="image/png"/>
  <manifest:file-entry manifest:full-path="Pictures/100002010000011E00000095AB99C52647E68B9F.png" manifest:media-type="image/png"/>
  <manifest:file-entry manifest:full-path="Pictures/100002010000011C000000310D804302DC1BF24E.png" manifest:media-type="image/png"/>
  <manifest:file-entry manifest:full-path="Pictures/10000201000001180000006A96E66D2132193C4D.png" manifest:media-type="image/png"/>
  <manifest:file-entry manifest:full-path="Pictures/10000201000001060000010F6863B033218E72F7.png" manifest:media-type="image/png"/>
  <manifest:file-entry manifest:full-path="Pictures/10000000000000EB00000084729248DB26C290C8.jpg" manifest:media-type="image/jpeg"/>
  <manifest:file-entry manifest:full-path="Pictures/10000201000000C8000000B37D6980E0C0A46BAE.png" manifest:media-type="image/png"/>
  <manifest:file-entry manifest:full-path="Pictures/10000201000000ED000000FB5D81A227955DA60C.png" manifest:media-type="image/png"/>
  <manifest:file-entry manifest:full-path="Pictures/100002010000011D00000106561DD1B96C1D07E5.png" manifest:media-type="image/png"/>
  <manifest:file-entry manifest:full-path="Pictures/10000201000000DB0000007F86BBC3ACCAFE5D91.png" manifest:media-type="image/png"/>
  <manifest:file-entry manifest:full-path="Pictures/1000020100000101000000F61B3BF4398EB81BE5.png" manifest:media-type="image/png"/>
  <manifest:file-entry manifest:full-path="Pictures/10000201000000C90000007810E67B7B6F0C5BBA.png" manifest:media-type="image/png"/>
  <manifest:file-entry manifest:full-path="Pictures/10000201000000C70000014A264DE66ECDAF0EED.png" manifest:media-type="image/png"/>
  <manifest:file-entry manifest:full-path="Pictures/10000201000000C8000000708613780862DE6C86.png" manifest:media-type="image/png"/>
  <manifest:file-entry manifest:full-path="Pictures/10000201000000C6000000C78F0339C99CC8C81D.png" manifest:media-type="image/png"/>
  <manifest:file-entry manifest:full-path="Pictures/10000201000000C80000005A048C6B5F733414C2.png" manifest:media-type="image/png"/>
  <manifest:file-entry manifest:full-path="Pictures/10000201000000760000005196E1BDF618898BBF.png" manifest:media-type="image/png"/>
  <manifest:file-entry manifest:full-path="Pictures/10000000000000ED000000F1DBD831036D089498.jpg" manifest:media-type="image/jpeg"/>
  <manifest:file-entry manifest:full-path="Pictures/10000201000000710000006A83DBEAEB1FBA4DA2.png" manifest:media-type="image/png"/>
  <manifest:file-entry manifest:full-path="Pictures/1000020100000097000000522B379D172663A644.png" manifest:media-type="image/png"/>
  <manifest:file-entry manifest:full-path="Pictures/10000201000000720000006AA8B7655FF8195045.png" manifest:media-type="image/png"/>
  <manifest:file-entry manifest:full-path="Pictures/10000201000000AE000000AAC403734179A9C2CC.png" manifest:media-type="image/png"/>
  <manifest:file-entry manifest:full-path="Pictures/10000201000000A10000005196F1287DAE727990.png" manifest:media-type="image/png"/>
  <manifest:file-entry manifest:full-path="Pictures/100002010000009F0000007F481A40F9D89FE2BE.png" manifest:media-type="image/png"/>
  <manifest:file-entry manifest:full-path="Pictures/10000201000000C70000012D710EBDDD3660F470.png" manifest:media-type="image/png"/>
  <manifest:file-entry manifest:full-path="Pictures/100002010000007A000000402B84CE82A32481B5.png" manifest:media-type="image/png"/>
  <manifest:file-entry manifest:full-path="Pictures/10000201000000C5000000D3BBE8913851859358.png" manifest:media-type="image/png"/>
  <manifest:file-entry manifest:full-path="Pictures/100002010000023400000118849D8F9A58250E44.png" manifest:media-type="image/png"/>
  <manifest:file-entry manifest:full-path="Pictures/100002010000011A000000D7E14FB2EDDFF34F34.png" manifest:media-type="image/png"/>
  <manifest:file-entry manifest:full-path="Pictures/100002010000012000000129383800FF537CEE7D.png" manifest:media-type="image/png"/>
  <manifest:file-entry manifest:full-path="Pictures/100002010000009A000000BEF83F482175DBB3EE.png" manifest:media-type="image/png"/>
  <manifest:file-entry manifest:full-path="Pictures/10000201000001250000010ACA791F7A9B620649.png" manifest:media-type="image/png"/>
  <manifest:file-entry manifest:full-path="Pictures/100002010000026100000036231A2D6FEDF44B91.png" manifest:media-type="image/png"/>
  <manifest:file-entry manifest:full-path="Pictures/10000201000000CB0000007ADE83E88F22E68C89.png" manifest:media-type="image/png"/>
  <manifest:file-entry manifest:full-path="Pictures/10000201000001420000015F2088D501D9E43AE0.png" manifest:media-type="image/png"/>
  <manifest:file-entry manifest:full-path="Pictures/10000201000000C60000009C0B1F9BD11E9C2B46.png" manifest:media-type="image/png"/>
  <manifest:file-entry manifest:full-path="Pictures/1000020100000117000000FE03E5259ABC2DE9B2.png" manifest:media-type="image/png"/>
  <manifest:file-entry manifest:full-path="Pictures/1000020100000185000000C6FC087D5D9D17C8F4.png" manifest:media-type="image/png"/>
  <manifest:file-entry manifest:full-path="Pictures/1000020100000141000000D28F88D74991BD7446.png" manifest:media-type="image/png"/>
  <manifest:file-entry manifest:full-path="Pictures/1000020100000179000001733C7A58CBB9B5AFC9.png" manifest:media-type="image/png"/>
  <manifest:file-entry manifest:full-path="Pictures/1000020100000119000000A6D93D151D09A30537.png" manifest:media-type="image/png"/>
  <manifest:file-entry manifest:full-path="Pictures/100002010000011B00000090AA5860EFE223B99D.png" manifest:media-type="image/png"/>
  <manifest:file-entry manifest:full-path="Pictures/10000201000000B800000066840225B18787F846.png" manifest:media-type="image/png"/>
  <manifest:file-entry manifest:full-path="Pictures/100002010000019D000001CD1C4CFCD05D6DE778.png" manifest:media-type="image/png"/>
  <manifest:file-entry manifest:full-path="Pictures/1000000000000106000000942E4D76FD2D2697C7.png" manifest:media-type="image/png"/>
  <manifest:file-entry manifest:full-path="Pictures/1000000000000206000001A19754DCC207859725.png" manifest:media-type="image/png"/>
  <manifest:file-entry manifest:full-path="Pictures/10000000000000CA0000007AB2663EAB31BA6394.png" manifest:media-type="image/png"/>
  <manifest:file-entry manifest:full-path="Pictures/1000020100000119000001111761AD3EAEE231F4.png" manifest:media-type="image/png"/>
  <manifest:file-entry manifest:full-path="Pictures/100002010000016E000001BA2B79174D4987C367.png" manifest:media-type="image/png"/>
  <manifest:file-entry manifest:full-path="Pictures/10000201000000C80000006E4E260FBF0C174CF8.png" manifest:media-type="image/png"/>
  <manifest:file-entry manifest:full-path="Pictures/100002010000011C00000098A45B0A4B4471A576.png" manifest:media-type="image/png"/>
  <manifest:file-entry manifest:full-path="Pictures/10000201000000C80000009B5379D8C74F8D3080.png" manifest:media-type="image/png"/>
  <manifest:file-entry manifest:full-path="Pictures/100002010000011A000000812A87B2A0D34F94A5.png" manifest:media-type="image/png"/>
  <manifest:file-entry manifest:full-path="Pictures/100002010000014A00000154C52D7CE3A502A78B.png" manifest:media-type="image/png"/>
  <manifest:file-entry manifest:full-path="Pictures/10000201000001290000001CF74ACECDD56E7D33.png" manifest:media-type="image/png"/>
  <manifest:file-entry manifest:full-path="Pictures/1000020100000153000001267545DF83DD2F4A4A.png" manifest:media-type="image/png"/>
  <manifest:file-entry manifest:full-path="Pictures/100002010000011C000000985368A556E286CD0C.png" manifest:media-type="image/png"/>
  <manifest:file-entry manifest:full-path="Pictures/100002010000011600000103FCB6DDF190C1E382.png" manifest:media-type="image/png"/>
  <manifest:file-entry manifest:full-path="Pictures/100002010000012100000019013D8050DEFF5A67.png" manifest:media-type="image/png"/>
  <manifest:file-entry manifest:full-path="Pictures/100002010000013800000147040B82A5F9DD7DB6.png" manifest:media-type="image/png"/>
  <manifest:file-entry manifest:full-path="Pictures/10000201000000C700000070DD038ABFE4F6CA85.png" manifest:media-type="image/png"/>
  <manifest:file-entry manifest:full-path="Pictures/10000201000001190000009735F1232E622CC718.png" manifest:media-type="image/png"/>
  <manifest:file-entry manifest:full-path="Pictures/10000201000001310000001C7C18CCE868BF689B.png" manifest:media-type="image/png"/>
  <manifest:file-entry manifest:full-path="Pictures/10000201000000CA000000705F1F2A5CEDA097BE.png" manifest:media-type="image/png"/>
  <manifest:file-entry manifest:full-path="Pictures/100002010000011A0000006B7C6EE867C10D67DB.png" manifest:media-type="image/png"/>
  <manifest:file-entry manifest:full-path="Pictures/100002010000007E0000001A37C843DF77835999.png" manifest:media-type="image/png"/>
  <manifest:file-entry manifest:full-path="Pictures/10000201000000C80000005ACD636ED8D17E018B.png" manifest:media-type="image/png"/>
  <manifest:file-entry manifest:full-path="Pictures/100002010000011A0000005604DB9437B2F96AE0.png" manifest:media-type="image/png"/>
  <manifest:file-entry manifest:full-path="Pictures/10000201000001210000013F8057083019725CC5.png" manifest:media-type="image/png"/>
  <manifest:file-entry manifest:full-path="Pictures/100002010000007F000000AA291734A6FF8A7BC5.png" manifest:media-type="image/png"/>
  <manifest:file-entry manifest:full-path="Pictures/100002010000011B000000965561B8ABD0ACFB69.png" manifest:media-type="image/png"/>
  <manifest:file-entry manifest:full-path="Pictures/10000201000000920000002B4576E278F18872F8.png" manifest:media-type="image/png"/>
  <manifest:file-entry manifest:full-path="Pictures/100002010000011B00000057BF2DE254D6444E3C.png" manifest:media-type="image/png"/>
  <manifest:file-entry manifest:full-path="Pictures/10000201000000B700000061498239E7271ED9FE.png" manifest:media-type="image/png"/>
  <manifest:file-entry manifest:full-path="Pictures/1000020100000173000001224681CB3AC62FCBE3.png" manifest:media-type="image/png"/>
  <manifest:file-entry manifest:full-path="Pictures/1000020100000110000000CBCEB685DD13EAE3C7.png" manifest:media-type="image/png"/>
  <manifest:file-entry manifest:full-path="Pictures/100002010000011A000000922EAAD342335E8412.png" manifest:media-type="image/png"/>
  <manifest:file-entry manifest:full-path="Pictures/1000020100000116000000F7560A5ACEA414B646.png" manifest:media-type="image/png"/>
  <manifest:file-entry manifest:full-path="Pictures/10000201000000C7000000593ADC00A52A52B3F4.png" manifest:media-type="image/png"/>
  <manifest:file-entry manifest:full-path="Pictures/100002010000011C00000094746977FA6B95A55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697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26951f7" officeooo:paragraph-rsid="02714896"/>
    </style:style>
    <style:style style:name="P3" style:family="paragraph" style:parent-style-name="Standard">
      <style:text-properties officeooo:rsid="026951f7" officeooo:paragraph-rsid="027ff9cd"/>
    </style:style>
    <style:style style:name="P4" style:family="paragraph" style:parent-style-name="Standard">
      <style:text-properties officeooo:rsid="026951f7" officeooo:paragraph-rsid="02b2bacb"/>
    </style:style>
    <style:style style:name="P5" style:family="paragraph" style:parent-style-name="Standard">
      <style:text-properties officeooo:paragraph-rsid="02831329"/>
    </style:style>
    <style:style style:name="P6" style:family="paragraph" style:parent-style-name="Standard">
      <style:text-properties officeooo:paragraph-rsid="0283f94f"/>
    </style:style>
    <style:style style:name="P7" style:family="paragraph" style:parent-style-name="Standard">
      <style:text-properties officeooo:paragraph-rsid="02843faa"/>
    </style:style>
    <style:style style:name="P8" style:family="paragraph" style:parent-style-name="Standard">
      <style:text-properties officeooo:paragraph-rsid="028744c4"/>
    </style:style>
    <style:style style:name="P9" style:family="paragraph" style:parent-style-name="Standard">
      <style:text-properties officeooo:paragraph-rsid="02a8a97e"/>
    </style:style>
    <style:style style:name="P10" style:family="paragraph" style:parent-style-name="Standard">
      <style:text-properties officeooo:paragraph-rsid="02a93224"/>
    </style:style>
    <style:style style:name="P11" style:family="paragraph" style:parent-style-name="Standard">
      <style:text-properties officeooo:rsid="00e29a42" officeooo:paragraph-rsid="02aae967"/>
    </style:style>
    <style:style style:name="P12" style:family="paragraph" style:parent-style-name="Standard">
      <style:text-properties officeooo:rsid="00e29a42" officeooo:paragraph-rsid="02acadf6"/>
    </style:style>
    <style:style style:name="P13" style:family="paragraph" style:parent-style-name="Standard">
      <style:text-properties officeooo:rsid="0283f94f" officeooo:paragraph-rsid="02acadf6"/>
    </style:style>
    <style:style style:name="P14" style:family="paragraph" style:parent-style-name="Standard">
      <style:text-properties officeooo:rsid="02acadf6" officeooo:paragraph-rsid="02acadf6"/>
    </style:style>
    <style:style style:name="P15" style:family="paragraph" style:parent-style-name="Standard">
      <style:text-properties officeooo:paragraph-rsid="02acadf6"/>
    </style:style>
    <style:style style:name="P16" style:family="paragraph" style:parent-style-name="Standard">
      <style:text-properties officeooo:paragraph-rsid="02af1971"/>
    </style:style>
    <style:style style:name="P17" style:family="paragraph" style:parent-style-name="Standard">
      <style:text-properties officeooo:paragraph-rsid="02b143f3"/>
    </style:style>
    <style:style style:name="P18" style:family="paragraph" style:parent-style-name="Standard">
      <style:text-properties officeooo:paragraph-rsid="02b2bacb"/>
    </style:style>
    <style:style style:name="P19" style:family="paragraph" style:parent-style-name="Standard">
      <style:text-properties officeooo:rsid="02a45fc1" officeooo:paragraph-rsid="02a8a97e"/>
    </style:style>
    <style:style style:name="P20" style:family="paragraph" style:parent-style-name="Standard">
      <style:text-properties officeooo:rsid="02a45fc1" officeooo:paragraph-rsid="02a93224"/>
    </style:style>
    <style:style style:name="P21" style:family="paragraph" style:parent-style-name="Standard">
      <style:text-properties officeooo:rsid="027ff9cd" officeooo:paragraph-rsid="027ff9cd"/>
    </style:style>
    <style:style style:name="P22" style:family="paragraph" style:parent-style-name="Standard">
      <style:text-properties officeooo:rsid="02d01245" officeooo:paragraph-rsid="02d01245"/>
    </style:style>
    <style:style style:name="P23" style:family="paragraph" style:parent-style-name="Standard">
      <style:text-properties officeooo:paragraph-rsid="02d582e8"/>
    </style:style>
    <style:style style:name="P24" style:family="paragraph" style:parent-style-name="Standard">
      <style:text-properties officeooo:paragraph-rsid="02f5b58b"/>
    </style:style>
    <style:style style:name="P25" style:family="paragraph" style:parent-style-name="Footer">
      <style:paragraph-properties fo:text-align="center" style:justify-single-word="false"/>
    </style:style>
    <style:style style:name="P26" style:family="paragraph" style:parent-style-name="Text_20_body">
      <style:text-properties officeooo:rsid="009cd8d6" officeooo:paragraph-rsid="02831329"/>
    </style:style>
    <style:style style:name="P27" style:family="paragraph" style:parent-style-name="Text_20_body">
      <style:text-properties officeooo:rsid="009cd8d6" officeooo:paragraph-rsid="0283f94f"/>
    </style:style>
    <style:style style:name="P28" style:family="paragraph" style:parent-style-name="Text_20_body">
      <style:text-properties officeooo:rsid="009cd8d6" officeooo:paragraph-rsid="02843faa"/>
    </style:style>
    <style:style style:name="P29" style:family="paragraph" style:parent-style-name="Text_20_body">
      <style:text-properties officeooo:rsid="009cd8d6" officeooo:paragraph-rsid="028744c4"/>
    </style:style>
    <style:style style:name="P30" style:family="paragraph" style:parent-style-name="Text_20_body">
      <style:text-properties officeooo:rsid="009cd8d6" officeooo:paragraph-rsid="02838d95"/>
    </style:style>
    <style:style style:name="P31" style:family="paragraph" style:parent-style-name="Text_20_body">
      <style:text-properties officeooo:rsid="009cd8d6" officeooo:paragraph-rsid="02d390ad"/>
    </style:style>
    <style:style style:name="P32" style:family="paragraph" style:parent-style-name="Text_20_body">
      <style:text-properties officeooo:rsid="009cd8d6" officeooo:paragraph-rsid="02d582e8"/>
    </style:style>
    <style:style style:name="P33" style:family="paragraph" style:parent-style-name="Text_20_body">
      <style:text-properties officeooo:paragraph-rsid="02831329"/>
    </style:style>
    <style:style style:name="P34" style:family="paragraph" style:parent-style-name="Text_20_body">
      <style:text-properties officeooo:rsid="0288689c" officeooo:paragraph-rsid="02831329"/>
    </style:style>
    <style:style style:name="P35" style:family="paragraph" style:parent-style-name="Text_20_body">
      <style:text-properties officeooo:rsid="028aa9cf" officeooo:paragraph-rsid="02831329"/>
    </style:style>
    <style:style style:name="P36" style:family="paragraph" style:parent-style-name="Text_20_body">
      <style:text-properties officeooo:rsid="0288872a" officeooo:paragraph-rsid="02831329"/>
    </style:style>
    <style:style style:name="P37" style:family="paragraph" style:parent-style-name="Text_20_body">
      <style:text-properties officeooo:rsid="028c3826" officeooo:paragraph-rsid="02831329"/>
    </style:style>
    <style:style style:name="P38" style:family="paragraph" style:parent-style-name="Text_20_body">
      <style:text-properties officeooo:rsid="02831329" officeooo:paragraph-rsid="02831329"/>
    </style:style>
    <style:style style:name="P39" style:family="paragraph" style:parent-style-name="Text_20_body">
      <style:text-properties officeooo:rsid="02831329" officeooo:paragraph-rsid="02984b6c"/>
    </style:style>
    <style:style style:name="P40" style:family="paragraph" style:parent-style-name="Text_20_body">
      <style:text-properties officeooo:rsid="02831329" officeooo:paragraph-rsid="02d582e8"/>
    </style:style>
    <style:style style:name="P41" style:family="paragraph" style:parent-style-name="Text_20_body">
      <style:text-properties officeooo:rsid="02831329" officeooo:paragraph-rsid="0283f94f"/>
    </style:style>
    <style:style style:name="P42" style:family="paragraph" style:parent-style-name="Text_20_body">
      <style:text-properties officeooo:rsid="027e68fb" officeooo:paragraph-rsid="02831329"/>
    </style:style>
    <style:style style:name="P43" style:family="paragraph" style:parent-style-name="Text_20_body">
      <style:text-properties officeooo:rsid="027e68fb" officeooo:paragraph-rsid="02838d95"/>
    </style:style>
    <style:style style:name="P44" style:family="paragraph" style:parent-style-name="Text_20_body">
      <style:text-properties officeooo:rsid="027e68fb" officeooo:paragraph-rsid="028744c4"/>
    </style:style>
    <style:style style:name="P45" style:family="paragraph" style:parent-style-name="Text_20_body">
      <style:text-properties officeooo:rsid="027e68fb" officeooo:paragraph-rsid="02984b6c"/>
    </style:style>
    <style:style style:name="P46" style:family="paragraph" style:parent-style-name="Text_20_body">
      <style:text-properties officeooo:rsid="027e68fb" officeooo:paragraph-rsid="02997d1f"/>
    </style:style>
    <style:style style:name="P47" style:family="paragraph" style:parent-style-name="Text_20_body">
      <style:text-properties officeooo:rsid="027e68fb" officeooo:paragraph-rsid="02acadf6"/>
    </style:style>
    <style:style style:name="P48" style:family="paragraph" style:parent-style-name="Text_20_body">
      <style:text-properties officeooo:rsid="027e68fb" officeooo:paragraph-rsid="02d582e8"/>
    </style:style>
    <style:style style:name="P49" style:family="paragraph" style:parent-style-name="Text_20_body">
      <style:text-properties officeooo:rsid="02811e47" officeooo:paragraph-rsid="02811e47"/>
    </style:style>
    <style:style style:name="P50" style:family="paragraph" style:parent-style-name="Text_20_body">
      <style:text-properties officeooo:rsid="028096de" officeooo:paragraph-rsid="02831329"/>
    </style:style>
    <style:style style:name="P51" style:family="paragraph" style:parent-style-name="Text_20_body">
      <style:text-properties officeooo:rsid="028096de" officeooo:paragraph-rsid="02875b0f"/>
    </style:style>
    <style:style style:name="P52" style:family="paragraph" style:parent-style-name="Text_20_body">
      <style:text-properties officeooo:rsid="02838d95" officeooo:paragraph-rsid="02838d95"/>
    </style:style>
    <style:style style:name="P53" style:family="paragraph" style:parent-style-name="Text_20_body">
      <style:text-properties officeooo:rsid="0283f94f"/>
    </style:style>
    <style:style style:name="P54" style:family="paragraph" style:parent-style-name="Text_20_body">
      <style:text-properties officeooo:rsid="0283f94f" officeooo:paragraph-rsid="0283f94f"/>
    </style:style>
    <style:style style:name="P55" style:family="paragraph" style:parent-style-name="Text_20_body">
      <style:text-properties officeooo:rsid="0283f94f" officeooo:paragraph-rsid="02843faa"/>
    </style:style>
    <style:style style:name="P56" style:family="paragraph" style:parent-style-name="Text_20_body">
      <style:text-properties officeooo:rsid="0283f94f" officeooo:paragraph-rsid="028744c4"/>
    </style:style>
    <style:style style:name="P57" style:family="paragraph" style:parent-style-name="Text_20_body">
      <style:text-properties officeooo:rsid="0283f94f" officeooo:paragraph-rsid="02863280"/>
    </style:style>
    <style:style style:name="P58" style:family="paragraph" style:parent-style-name="Text_20_body">
      <style:text-properties officeooo:rsid="0283f94f" officeooo:paragraph-rsid="02acadf6"/>
    </style:style>
    <style:style style:name="P59" style:family="paragraph" style:parent-style-name="Text_20_body">
      <style:text-properties officeooo:rsid="0283f94f" officeooo:paragraph-rsid="02af1971"/>
    </style:style>
    <style:style style:name="P60" style:family="paragraph" style:parent-style-name="Text_20_body">
      <style:text-properties officeooo:rsid="0283f94f" officeooo:paragraph-rsid="02c931a5"/>
    </style:style>
    <style:style style:name="P61" style:family="paragraph" style:parent-style-name="Text_20_body">
      <style:text-properties officeooo:rsid="0283f94f" officeooo:paragraph-rsid="02ca2553"/>
    </style:style>
    <style:style style:name="P62" style:family="paragraph" style:parent-style-name="Text_20_body">
      <style:text-properties officeooo:rsid="0283f94f" officeooo:paragraph-rsid="02d390ad"/>
    </style:style>
    <style:style style:name="P63" style:family="paragraph" style:parent-style-name="Text_20_body">
      <style:text-properties officeooo:paragraph-rsid="0283f94f"/>
    </style:style>
    <style:style style:name="P64" style:family="paragraph" style:parent-style-name="Text_20_body">
      <style:text-properties officeooo:paragraph-rsid="02843faa"/>
    </style:style>
    <style:style style:name="P65" style:family="paragraph" style:parent-style-name="Text_20_body">
      <style:text-properties officeooo:paragraph-rsid="028744c4"/>
    </style:style>
    <style:style style:name="P66" style:family="paragraph" style:parent-style-name="Text_20_body">
      <style:text-properties officeooo:rsid="00ac5170" officeooo:paragraph-rsid="0287897b"/>
    </style:style>
    <style:style style:name="P67" style:family="paragraph" style:parent-style-name="Text_20_body">
      <style:text-properties officeooo:rsid="00ac5170" officeooo:paragraph-rsid="0288e2be"/>
    </style:style>
    <style:style style:name="P68" style:family="paragraph" style:parent-style-name="Text_20_body">
      <style:text-properties officeooo:rsid="028981c0" officeooo:paragraph-rsid="028981c0"/>
    </style:style>
    <style:style style:name="P69" style:family="paragraph" style:parent-style-name="Text_20_body">
      <style:text-properties officeooo:rsid="0135adf6" officeooo:paragraph-rsid="028a6e76"/>
    </style:style>
    <style:style style:name="P70" style:family="paragraph" style:parent-style-name="Text_20_body">
      <style:text-properties officeooo:rsid="0135adf6" officeooo:paragraph-rsid="02b881a5"/>
    </style:style>
    <style:style style:name="P71" style:family="paragraph" style:parent-style-name="Text_20_body">
      <style:text-properties officeooo:rsid="0135adf6" officeooo:paragraph-rsid="028dade9"/>
    </style:style>
    <style:style style:name="P72" style:family="paragraph" style:parent-style-name="Text_20_body">
      <style:text-properties officeooo:rsid="0135adf6" officeooo:paragraph-rsid="02ba5141"/>
    </style:style>
    <style:style style:name="P73" style:family="paragraph" style:parent-style-name="Text_20_body">
      <style:text-properties officeooo:rsid="0135adf6" officeooo:paragraph-rsid="02dd91e7"/>
    </style:style>
    <style:style style:name="P74" style:family="paragraph" style:parent-style-name="Text_20_body">
      <style:text-properties officeooo:rsid="00ace1a0" officeooo:paragraph-rsid="028a6e76"/>
    </style:style>
    <style:style style:name="P75" style:family="paragraph" style:parent-style-name="Text_20_body">
      <style:text-properties officeooo:rsid="028c5ac2" officeooo:paragraph-rsid="028c5ac2"/>
    </style:style>
    <style:style style:name="P76" style:family="paragraph" style:parent-style-name="Text_20_body">
      <style:paragraph-properties fo:text-align="start" style:justify-single-word="false"/>
      <style:text-properties officeooo:rsid="0338455b" officeooo:paragraph-rsid="028dade9"/>
    </style:style>
    <style:style style:name="P77" style:family="paragraph" style:parent-style-name="Text_20_body">
      <style:paragraph-properties fo:text-align="start" style:justify-single-word="false"/>
      <style:text-properties officeooo:rsid="0338455b" officeooo:paragraph-rsid="02b881a5"/>
    </style:style>
    <style:style style:name="P78" style:family="paragraph" style:parent-style-name="Text_20_body">
      <style:text-properties officeooo:rsid="0338455b" officeooo:paragraph-rsid="028dade9"/>
    </style:style>
    <style:style style:name="P79" style:family="paragraph" style:parent-style-name="Text_20_body">
      <style:text-properties officeooo:rsid="0338455b" officeooo:paragraph-rsid="02b881a5"/>
    </style:style>
    <style:style style:name="P80" style:family="paragraph" style:parent-style-name="Text_20_body">
      <style:paragraph-properties fo:text-align="start" style:justify-single-word="false"/>
      <style:text-properties officeooo:paragraph-rsid="028dade9"/>
    </style:style>
    <style:style style:name="P81" style:family="paragraph" style:parent-style-name="Text_20_body">
      <style:paragraph-properties fo:text-align="start" style:justify-single-word="false"/>
      <style:text-properties officeooo:paragraph-rsid="02b881a5"/>
    </style:style>
    <style:style style:name="P82" style:family="paragraph" style:parent-style-name="Text_20_body">
      <style:text-properties officeooo:paragraph-rsid="028dade9"/>
    </style:style>
    <style:style style:name="P83" style:family="paragraph" style:parent-style-name="Text_20_body">
      <style:text-properties officeooo:rsid="03394d0d" officeooo:paragraph-rsid="028dade9"/>
    </style:style>
    <style:style style:name="P84" style:family="paragraph" style:parent-style-name="Text_20_body">
      <style:text-properties officeooo:rsid="03394d0d" officeooo:paragraph-rsid="02b881a5"/>
    </style:style>
    <style:style style:name="P85" style:family="paragraph" style:parent-style-name="Text_20_body">
      <style:text-properties officeooo:rsid="00afc61d" officeooo:paragraph-rsid="028dd921"/>
    </style:style>
    <style:style style:name="P86" style:family="paragraph" style:parent-style-name="Text_20_body">
      <style:text-properties officeooo:rsid="00afc61d" officeooo:paragraph-rsid="028fe570"/>
    </style:style>
    <style:style style:name="P87" style:family="paragraph" style:parent-style-name="Text_20_body">
      <style:text-properties officeooo:rsid="00afc61d" officeooo:paragraph-rsid="028f2b2c"/>
    </style:style>
    <style:style style:name="P88" style:family="paragraph" style:parent-style-name="Text_20_body">
      <style:text-properties officeooo:rsid="00aef3fc" officeooo:paragraph-rsid="028dd921"/>
    </style:style>
    <style:style style:name="P89" style:family="paragraph" style:parent-style-name="Text_20_body">
      <style:text-properties officeooo:rsid="013e4023" officeooo:paragraph-rsid="028dd921"/>
    </style:style>
    <style:style style:name="P90" style:family="paragraph" style:parent-style-name="Text_20_body">
      <style:text-properties officeooo:rsid="013e4023" officeooo:paragraph-rsid="028fe570"/>
    </style:style>
    <style:style style:name="P91" style:family="paragraph" style:parent-style-name="Text_20_body">
      <style:text-properties officeooo:rsid="028e997e" officeooo:paragraph-rsid="028e997e"/>
    </style:style>
    <style:style style:name="P92" style:family="paragraph" style:parent-style-name="Text_20_body">
      <style:text-properties officeooo:rsid="028f2b2c" officeooo:paragraph-rsid="028f2b2c"/>
    </style:style>
    <style:style style:name="P93" style:family="paragraph" style:parent-style-name="Text_20_body">
      <style:text-properties officeooo:rsid="00b1b6fb" officeooo:paragraph-rsid="028fe570"/>
    </style:style>
    <style:style style:name="P94" style:family="paragraph" style:parent-style-name="Text_20_body">
      <style:text-properties officeooo:rsid="00b24079" officeooo:paragraph-rsid="028fe570"/>
    </style:style>
    <style:style style:name="P95" style:family="paragraph" style:parent-style-name="Text_20_body">
      <style:text-properties officeooo:rsid="00b2db43" officeooo:paragraph-rsid="029267f6"/>
    </style:style>
    <style:style style:name="P96" style:family="paragraph" style:parent-style-name="Text_20_body">
      <style:text-properties officeooo:rsid="00a7faa0" officeooo:paragraph-rsid="0290305b"/>
    </style:style>
    <style:style style:name="P97" style:family="paragraph" style:parent-style-name="Text_20_body">
      <style:text-properties officeooo:rsid="00a7faa0" officeooo:paragraph-rsid="029d3fc1"/>
    </style:style>
    <style:style style:name="P98" style:family="paragraph" style:parent-style-name="Text_20_body">
      <style:text-properties officeooo:rsid="00a7faa0" officeooo:paragraph-rsid="029ebd2c"/>
    </style:style>
    <style:style style:name="P99" style:family="paragraph" style:parent-style-name="Text_20_body">
      <style:text-properties officeooo:rsid="00a7faa0" officeooo:paragraph-rsid="02a3a1a8"/>
    </style:style>
    <style:style style:name="P100" style:family="paragraph" style:parent-style-name="Text_20_body">
      <style:text-properties officeooo:rsid="02907617" officeooo:paragraph-rsid="02907617"/>
    </style:style>
    <style:style style:name="P101" style:family="paragraph" style:parent-style-name="Text_20_body">
      <style:text-properties officeooo:rsid="00b6fb25" officeooo:paragraph-rsid="02924c49"/>
    </style:style>
    <style:style style:name="P102" style:family="paragraph" style:parent-style-name="Text_20_body">
      <style:text-properties officeooo:rsid="02924c49" officeooo:paragraph-rsid="02924c49"/>
    </style:style>
    <style:style style:name="P103" style:family="paragraph" style:parent-style-name="Text_20_body">
      <style:text-properties officeooo:rsid="029267f6" officeooo:paragraph-rsid="029267f6"/>
    </style:style>
    <style:style style:name="P104" style:family="paragraph" style:parent-style-name="Text_20_body">
      <style:text-properties officeooo:rsid="0290305b" officeooo:paragraph-rsid="0290305b"/>
    </style:style>
    <style:style style:name="P105" style:family="paragraph" style:parent-style-name="Text_20_body">
      <style:text-properties officeooo:rsid="02966164" officeooo:paragraph-rsid="02966164"/>
    </style:style>
    <style:style style:name="P106" style:family="paragraph" style:parent-style-name="Text_20_body">
      <style:text-properties officeooo:rsid="02966164" officeooo:paragraph-rsid="02997d1f"/>
    </style:style>
    <style:style style:name="P107" style:family="paragraph" style:parent-style-name="Text_20_body">
      <style:text-properties officeooo:rsid="0297c6a4" officeooo:paragraph-rsid="0297c6a4"/>
    </style:style>
    <style:style style:name="P108" style:family="paragraph" style:parent-style-name="Text_20_body">
      <style:text-properties officeooo:paragraph-rsid="02984b6c"/>
    </style:style>
    <style:style style:name="P109" style:family="paragraph" style:parent-style-name="Text_20_body">
      <style:text-properties officeooo:rsid="029d3fc1" officeooo:paragraph-rsid="029d3fc1"/>
    </style:style>
    <style:style style:name="P110" style:family="paragraph" style:parent-style-name="Text_20_body">
      <style:text-properties officeooo:rsid="029d3fc1" officeooo:paragraph-rsid="029d5d96"/>
    </style:style>
    <style:style style:name="P111" style:family="paragraph" style:parent-style-name="Text_20_body">
      <style:text-properties officeooo:rsid="029d5d96" officeooo:paragraph-rsid="029d5d96"/>
    </style:style>
    <style:style style:name="P112" style:family="paragraph" style:parent-style-name="Text_20_body">
      <style:text-properties officeooo:rsid="029d5d96" officeooo:paragraph-rsid="02a3a1a8"/>
    </style:style>
    <style:style style:name="P113" style:family="paragraph" style:parent-style-name="Text_20_body">
      <style:text-properties officeooo:rsid="029ff029" officeooo:paragraph-rsid="029ff029"/>
    </style:style>
    <style:style style:name="P114" style:family="paragraph" style:parent-style-name="Text_20_body">
      <style:text-properties officeooo:rsid="02a0e56f" officeooo:paragraph-rsid="02a0e56f"/>
    </style:style>
    <style:style style:name="P115" style:family="paragraph" style:parent-style-name="Text_20_body">
      <style:text-properties officeooo:rsid="02a2e50b" officeooo:paragraph-rsid="02a2e50b"/>
    </style:style>
    <style:style style:name="P116" style:family="paragraph" style:parent-style-name="Text_20_body">
      <style:text-properties officeooo:rsid="02a3a1a8" officeooo:paragraph-rsid="02a3a1a8"/>
    </style:style>
    <style:style style:name="P117" style:family="paragraph" style:parent-style-name="Text_20_body">
      <style:text-properties officeooo:rsid="02a45fc1" officeooo:paragraph-rsid="02a45fc1"/>
    </style:style>
    <style:style style:name="P118" style:family="paragraph" style:parent-style-name="Text_20_body">
      <style:text-properties officeooo:rsid="0098d7ca" officeooo:paragraph-rsid="02a8a97e"/>
    </style:style>
    <style:style style:name="P119" style:family="paragraph" style:parent-style-name="Text_20_body">
      <style:text-properties officeooo:rsid="0098d7ca" officeooo:paragraph-rsid="02a93224"/>
    </style:style>
    <style:style style:name="P120" style:family="paragraph" style:parent-style-name="Text_20_body">
      <style:text-properties officeooo:rsid="0098d7ca" officeooo:paragraph-rsid="02b143f3"/>
    </style:style>
    <style:style style:name="P121" style:family="paragraph" style:parent-style-name="Text_20_body">
      <style:text-properties officeooo:rsid="012c93e8" officeooo:paragraph-rsid="02a8a97e"/>
    </style:style>
    <style:style style:name="P122" style:family="paragraph" style:parent-style-name="Text_20_body">
      <style:text-properties officeooo:rsid="012c93e8" officeooo:paragraph-rsid="02a93224"/>
    </style:style>
    <style:style style:name="P123" style:family="paragraph" style:parent-style-name="Text_20_body">
      <style:text-properties officeooo:rsid="02a91f4c" officeooo:paragraph-rsid="02a91f4c"/>
    </style:style>
    <style:style style:name="P124" style:family="paragraph" style:parent-style-name="Text_20_body">
      <style:text-properties officeooo:rsid="02a91f4c" officeooo:paragraph-rsid="02a93224"/>
    </style:style>
    <style:style style:name="P125" style:family="paragraph" style:parent-style-name="Text_20_body">
      <style:text-properties officeooo:rsid="02a91f4c" officeooo:paragraph-rsid="02acadf6"/>
    </style:style>
    <style:style style:name="P126" style:family="paragraph" style:parent-style-name="Text_20_body">
      <style:text-properties officeooo:rsid="00e29a42" officeooo:paragraph-rsid="02aae967"/>
    </style:style>
    <style:style style:name="P127" style:family="paragraph" style:parent-style-name="Text_20_body">
      <style:text-properties officeooo:paragraph-rsid="02acadf6"/>
    </style:style>
    <style:style style:name="P128" style:family="paragraph" style:parent-style-name="Text_20_body">
      <style:text-properties officeooo:paragraph-rsid="02af1971"/>
    </style:style>
    <style:style style:name="P129" style:family="paragraph" style:parent-style-name="Text_20_body">
      <style:text-properties officeooo:rsid="0266aaa2" officeooo:paragraph-rsid="02acadf6"/>
    </style:style>
    <style:style style:name="P130" style:family="paragraph" style:parent-style-name="Text_20_body">
      <style:text-properties officeooo:paragraph-rsid="02b143f3"/>
    </style:style>
    <style:style style:name="P131" style:family="paragraph" style:parent-style-name="Text_20_body">
      <style:text-properties officeooo:rsid="02a4a08c" officeooo:paragraph-rsid="02b143f3"/>
    </style:style>
    <style:style style:name="P132" style:family="paragraph" style:parent-style-name="Text_20_body">
      <style:text-properties officeooo:rsid="0272c03f" officeooo:paragraph-rsid="02b143f3"/>
    </style:style>
    <style:style style:name="P133" style:family="paragraph" style:parent-style-name="Text_20_body">
      <style:text-properties officeooo:rsid="0263d311" officeooo:paragraph-rsid="02b143f3"/>
    </style:style>
    <style:style style:name="P134" style:family="paragraph" style:parent-style-name="Text_20_body">
      <style:text-properties officeooo:rsid="0094bfa7" officeooo:paragraph-rsid="02b143f3"/>
    </style:style>
    <style:style style:name="P135" style:family="paragraph" style:parent-style-name="Text_20_body">
      <style:text-properties officeooo:rsid="02a8aa16" officeooo:paragraph-rsid="02b143f3"/>
    </style:style>
    <style:style style:name="P136" style:family="paragraph" style:parent-style-name="Text_20_body">
      <style:text-properties officeooo:rsid="02b2bacb" officeooo:paragraph-rsid="02b2bacb"/>
    </style:style>
    <style:style style:name="P137" style:family="paragraph" style:parent-style-name="Text_20_body">
      <style:text-properties officeooo:paragraph-rsid="02b881a5"/>
    </style:style>
    <style:style style:name="P138" style:family="paragraph" style:parent-style-name="Text_20_body">
      <style:text-properties officeooo:paragraph-rsid="02ba5141"/>
    </style:style>
    <style:style style:name="P139" style:family="paragraph" style:parent-style-name="Text_20_body">
      <style:text-properties officeooo:rsid="02ba69b2" officeooo:paragraph-rsid="02ba69b2"/>
    </style:style>
    <style:style style:name="P140" style:family="paragraph" style:parent-style-name="Text_20_body">
      <style:text-properties officeooo:rsid="02ba69b2" officeooo:paragraph-rsid="02bc1424"/>
    </style:style>
    <style:style style:name="P141" style:family="paragraph" style:parent-style-name="Text_20_body">
      <style:text-properties officeooo:rsid="02bc1424" officeooo:paragraph-rsid="02bc1424"/>
    </style:style>
    <style:style style:name="P142" style:family="paragraph" style:parent-style-name="Text_20_body">
      <style:text-properties officeooo:rsid="02bc1424" officeooo:paragraph-rsid="02d7ca8a"/>
    </style:style>
    <style:style style:name="P143" style:family="paragraph" style:parent-style-name="Text_20_body">
      <style:text-properties officeooo:rsid="02bc1424" officeooo:paragraph-rsid="02d9c413"/>
    </style:style>
    <style:style style:name="P144" style:family="paragraph" style:parent-style-name="Text_20_body">
      <style:text-properties officeooo:rsid="02c78b51" officeooo:paragraph-rsid="02c78b51"/>
    </style:style>
    <style:style style:name="P145" style:family="paragraph" style:parent-style-name="Text_20_body">
      <style:text-properties officeooo:rsid="02c78b51" officeooo:paragraph-rsid="02c931a5"/>
    </style:style>
    <style:style style:name="P146" style:family="paragraph" style:parent-style-name="Text_20_body">
      <style:text-properties officeooo:rsid="02c78b51" officeooo:paragraph-rsid="02c95f4c"/>
    </style:style>
    <style:style style:name="P147" style:family="paragraph" style:parent-style-name="Text_20_body">
      <style:text-properties officeooo:rsid="02c78b51" officeooo:paragraph-rsid="02c97c80"/>
    </style:style>
    <style:style style:name="P148" style:family="paragraph" style:parent-style-name="Text_20_body">
      <style:text-properties officeooo:rsid="02c78b51" officeooo:paragraph-rsid="02ca2553"/>
    </style:style>
    <style:style style:name="P149" style:family="paragraph" style:parent-style-name="Text_20_body">
      <style:text-properties officeooo:rsid="02c78b51" officeooo:paragraph-rsid="02d390ad"/>
    </style:style>
    <style:style style:name="P150" style:family="paragraph" style:parent-style-name="Text_20_body">
      <style:text-properties officeooo:rsid="02c5aa9a" officeooo:paragraph-rsid="028a6e76"/>
    </style:style>
    <style:style style:name="P151" style:family="paragraph" style:parent-style-name="Text_20_body">
      <style:text-properties officeooo:paragraph-rsid="02ca2553"/>
    </style:style>
    <style:style style:name="P152" style:family="paragraph" style:parent-style-name="Text_20_body">
      <style:text-properties officeooo:rsid="02d01245" officeooo:paragraph-rsid="02d01245"/>
    </style:style>
    <style:style style:name="P153" style:family="paragraph" style:parent-style-name="Text_20_body">
      <style:text-properties officeooo:paragraph-rsid="02d390ad"/>
    </style:style>
    <style:style style:name="P154" style:family="paragraph" style:parent-style-name="Text_20_body">
      <style:text-properties officeooo:paragraph-rsid="02d582e8"/>
    </style:style>
    <style:style style:name="P155" style:family="paragraph" style:parent-style-name="Text_20_body">
      <style:text-properties officeooo:rsid="02d582e8" officeooo:paragraph-rsid="02d582e8"/>
    </style:style>
    <style:style style:name="P156" style:family="paragraph" style:parent-style-name="Text_20_body">
      <style:text-properties officeooo:rsid="02d9c413" officeooo:paragraph-rsid="02d9c413"/>
    </style:style>
    <style:style style:name="P157" style:family="paragraph" style:parent-style-name="Text_20_body">
      <style:text-properties officeooo:rsid="02d9c413" officeooo:paragraph-rsid="02dd91e7"/>
    </style:style>
    <style:style style:name="P158" style:family="paragraph" style:parent-style-name="Text_20_body">
      <style:text-properties officeooo:paragraph-rsid="02d9c413"/>
    </style:style>
    <style:style style:name="P159" style:family="paragraph" style:parent-style-name="Text_20_body">
      <style:text-properties officeooo:rsid="02db92e0" officeooo:paragraph-rsid="02db92e0"/>
    </style:style>
    <style:style style:name="P160" style:family="paragraph" style:parent-style-name="Text_20_body">
      <style:text-properties officeooo:rsid="02db92e0" officeooo:paragraph-rsid="02dcccc4"/>
    </style:style>
    <style:style style:name="P161" style:family="paragraph" style:parent-style-name="Text_20_body">
      <style:text-properties officeooo:rsid="02db92e0" officeooo:paragraph-rsid="02df364a"/>
    </style:style>
    <style:style style:name="P162" style:family="paragraph" style:parent-style-name="Text_20_body">
      <style:text-properties officeooo:rsid="02dcccc4" officeooo:paragraph-rsid="02dcccc4"/>
    </style:style>
    <style:style style:name="P163" style:family="paragraph" style:parent-style-name="Text_20_body">
      <style:text-properties officeooo:rsid="02dcccc4" officeooo:paragraph-rsid="02df364a"/>
    </style:style>
    <style:style style:name="P164" style:family="paragraph" style:parent-style-name="Text_20_body">
      <style:text-properties officeooo:rsid="02ba5141" officeooo:paragraph-rsid="02dd91e7"/>
    </style:style>
    <style:style style:name="P165" style:family="paragraph" style:parent-style-name="Text_20_body">
      <style:text-properties officeooo:rsid="02ba5141" officeooo:paragraph-rsid="02df364a"/>
    </style:style>
    <style:style style:name="P166" style:family="paragraph" style:parent-style-name="Text_20_body">
      <style:text-properties officeooo:paragraph-rsid="02dd91e7"/>
    </style:style>
    <style:style style:name="P167" style:family="paragraph" style:parent-style-name="Text_20_body">
      <style:text-properties officeooo:paragraph-rsid="02df364a"/>
    </style:style>
    <style:style style:name="P168" style:family="paragraph" style:parent-style-name="Text_20_body">
      <style:text-properties officeooo:rsid="0388b82b" officeooo:paragraph-rsid="02e4513a"/>
    </style:style>
    <style:style style:name="P169" style:family="paragraph" style:parent-style-name="Text_20_body">
      <style:text-properties officeooo:rsid="0388b82b" officeooo:paragraph-rsid="02e639c9"/>
    </style:style>
    <style:style style:name="P170" style:family="paragraph" style:parent-style-name="Text_20_body">
      <style:text-properties officeooo:paragraph-rsid="02ebfb36"/>
    </style:style>
    <style:style style:name="P171" style:family="paragraph" style:parent-style-name="Heading_20_4">
      <style:text-properties officeooo:paragraph-rsid="02838d95"/>
    </style:style>
    <style:style style:name="P172" style:family="paragraph" style:parent-style-name="Heading_20_4">
      <style:text-properties officeooo:paragraph-rsid="0283f94f"/>
    </style:style>
    <style:style style:name="P173" style:family="paragraph" style:parent-style-name="Heading_20_4">
      <style:text-properties officeooo:paragraph-rsid="02843faa"/>
    </style:style>
    <style:style style:name="P174" style:family="paragraph" style:parent-style-name="Heading_20_4">
      <style:text-properties officeooo:paragraph-rsid="02863280"/>
    </style:style>
    <style:style style:name="P175" style:family="paragraph" style:parent-style-name="Heading_20_4">
      <style:text-properties officeooo:paragraph-rsid="028744c4"/>
    </style:style>
    <style:style style:name="P176" style:family="paragraph" style:parent-style-name="Heading_20_4">
      <style:text-properties style:font-name="Albany" fo:font-size="13.3000001907349pt" fo:font-style="italic" fo:font-weight="bold" officeooo:rsid="029267f6" officeooo:paragraph-rsid="029267f6" style:font-name-asian="Microsoft YaHei" style:font-size-asian="13.3000001907349pt" style:font-style-asian="italic" style:font-weight-asian="bold" style:font-name-complex="Mangal" style:font-size-complex="13.3000001907349pt" style:font-style-complex="italic" style:font-weight-complex="bold"/>
    </style:style>
    <style:style style:name="P177" style:family="paragraph" style:parent-style-name="Heading_20_4">
      <style:text-properties style:font-name="Albany" fo:font-size="13.3000001907349pt" fo:font-style="italic" fo:font-weight="bold" officeooo:rsid="02dcccc4" officeooo:paragraph-rsid="02dcccc4" style:font-name-asian="Microsoft YaHei" style:font-size-asian="13.3000001907349pt" style:font-style-asian="italic" style:font-weight-asian="bold" style:font-name-complex="Mangal" style:font-size-complex="13.3000001907349pt" style:font-style-complex="italic" style:font-weight-complex="bold"/>
    </style:style>
    <style:style style:name="P178" style:family="paragraph" style:parent-style-name="Heading_20_4">
      <style:text-properties officeooo:paragraph-rsid="0290305b"/>
    </style:style>
    <style:style style:name="P179" style:family="paragraph" style:parent-style-name="Heading_20_4">
      <style:text-properties officeooo:paragraph-rsid="02924c49"/>
    </style:style>
    <style:style style:name="P180" style:family="paragraph" style:parent-style-name="Heading_20_4">
      <style:text-properties officeooo:paragraph-rsid="02a3a1a8"/>
    </style:style>
    <style:style style:name="P181" style:family="paragraph" style:parent-style-name="Heading_20_4">
      <style:text-properties officeooo:paragraph-rsid="02a8a97e"/>
    </style:style>
    <style:style style:name="P182" style:family="paragraph" style:parent-style-name="Heading_20_4">
      <style:text-properties officeooo:paragraph-rsid="02a93224"/>
    </style:style>
    <style:style style:name="P183" style:family="paragraph" style:parent-style-name="Heading_20_4">
      <style:text-properties officeooo:paragraph-rsid="02aae967"/>
    </style:style>
    <style:style style:name="P184" style:family="paragraph" style:parent-style-name="Heading_20_4">
      <style:text-properties officeooo:paragraph-rsid="02acadf6"/>
    </style:style>
    <style:style style:name="P185" style:family="paragraph" style:parent-style-name="Heading_20_4">
      <style:text-properties officeooo:paragraph-rsid="02af1971"/>
    </style:style>
    <style:style style:name="P186" style:family="paragraph" style:parent-style-name="Heading_20_4">
      <style:text-properties officeooo:paragraph-rsid="02b143f3"/>
    </style:style>
    <style:style style:name="P187" style:family="paragraph" style:parent-style-name="Heading_20_4">
      <style:text-properties officeooo:paragraph-rsid="02b881a5"/>
    </style:style>
    <style:style style:name="P188" style:family="paragraph" style:parent-style-name="Heading_20_4">
      <style:text-properties officeooo:paragraph-rsid="02ba5141"/>
    </style:style>
    <style:style style:name="P189" style:family="paragraph" style:parent-style-name="Heading_20_4">
      <style:text-properties officeooo:paragraph-rsid="02bc1424"/>
    </style:style>
    <style:style style:name="P190" style:family="paragraph" style:parent-style-name="Heading_20_4">
      <style:text-properties officeooo:rsid="0283f94f" officeooo:paragraph-rsid="02c931a5"/>
    </style:style>
    <style:style style:name="P191" style:family="paragraph" style:parent-style-name="Heading_20_4">
      <style:text-properties officeooo:paragraph-rsid="02c95f4c"/>
    </style:style>
    <style:style style:name="P192" style:family="paragraph" style:parent-style-name="Heading_20_4">
      <style:text-properties officeooo:paragraph-rsid="02c97c80"/>
    </style:style>
    <style:style style:name="P193" style:family="paragraph" style:parent-style-name="Heading_20_4">
      <style:text-properties officeooo:paragraph-rsid="02ca2553"/>
    </style:style>
    <style:style style:name="P194" style:family="paragraph" style:parent-style-name="Heading_20_4">
      <style:text-properties officeooo:paragraph-rsid="02d390ad"/>
    </style:style>
    <style:style style:name="P195" style:family="paragraph" style:parent-style-name="Heading_20_4">
      <style:text-properties officeooo:paragraph-rsid="02d582e8"/>
    </style:style>
    <style:style style:name="P196" style:family="paragraph" style:parent-style-name="Heading_20_4">
      <style:text-properties officeooo:paragraph-rsid="02dd91e7"/>
    </style:style>
    <style:style style:name="P197" style:family="paragraph" style:parent-style-name="Heading_20_4">
      <style:text-properties officeooo:paragraph-rsid="02df364a"/>
    </style:style>
    <style:style style:name="P198" style:family="paragraph" style:parent-style-name="Horizontal_20_Line">
      <style:text-properties officeooo:rsid="027ff9cd"/>
    </style:style>
    <style:style style:name="P199" style:family="paragraph" style:parent-style-name="Horizontal_20_Line">
      <style:text-properties officeooo:paragraph-rsid="02984b6c"/>
    </style:style>
    <style:style style:name="P200" style:family="paragraph" style:parent-style-name="Horizontal_20_Line">
      <style:text-properties officeooo:paragraph-rsid="02b143f3"/>
    </style:style>
    <style:style style:name="P201" style:family="paragraph" style:parent-style-name="Horizontal_20_Line">
      <style:text-properties officeooo:rsid="0283f94f"/>
    </style:style>
    <style:style style:name="P202" style:family="paragraph" style:parent-style-name="Contents_20_1">
      <style:paragraph-properties>
        <style:tab-stops>
          <style:tab-stop style:position="19.001cm" style:type="right" style:leader-style="dotted" style:leader-text="."/>
        </style:tab-stops>
      </style:paragraph-properties>
    </style:style>
    <style:style style:name="P203" style:family="paragraph" style:parent-style-name="Contents_20_2">
      <style:paragraph-properties>
        <style:tab-stops>
          <style:tab-stop style:position="18.501cm" style:type="right" style:leader-style="dotted" style:leader-text="."/>
        </style:tab-stops>
      </style:paragraph-properties>
    </style:style>
    <style:style style:name="P204" style:family="paragraph" style:parent-style-name="Contents_20_3">
      <style:paragraph-properties>
        <style:tab-stops>
          <style:tab-stop style:position="18.002cm" style:type="right" style:leader-style="dotted" style:leader-text="."/>
        </style:tab-stops>
      </style:paragraph-properties>
    </style:style>
    <style:style style:name="P205" style:family="paragraph" style:parent-style-name="Contents_20_4">
      <style:paragraph-properties>
        <style:tab-stops>
          <style:tab-stop style:position="17.503cm" style:type="right" style:leader-style="dotted" style:leader-text="."/>
        </style:tab-stops>
      </style:paragraph-properties>
    </style:style>
    <style:style style:name="P206" style:family="paragraph" style:parent-style-name="Contents_20_5">
      <style:paragraph-properties>
        <style:tab-stops>
          <style:tab-stop style:position="17.004cm" style:type="right" style:leader-style="dotted" style:leader-text="."/>
        </style:tab-stops>
      </style:paragraph-properties>
    </style:style>
    <style:style style:name="P207" style:family="paragraph" style:parent-style-name="Contents_20_6">
      <style:paragraph-properties>
        <style:tab-stops>
          <style:tab-stop style:position="16.505cm" style:type="right" style:leader-style="dotted" style:leader-text="."/>
        </style:tab-stops>
      </style:paragraph-properties>
    </style:style>
    <style:style style:name="P208" style:family="paragraph" style:parent-style-name="Contents_20_7">
      <style:paragraph-properties>
        <style:tab-stops>
          <style:tab-stop style:position="16.006cm" style:type="right" style:leader-style="dotted" style:leader-text="."/>
        </style:tab-stops>
      </style:paragraph-properties>
    </style:style>
    <style:style style:name="P209" style:family="paragraph" style:parent-style-name="Contents_20_Heading">
      <style:paragraph-properties fo:margin-top="0.101cm" fo:margin-bottom="0.101cm" style:contextual-spacing="false"/>
    </style:style>
    <style:style style:name="P210" style:family="paragraph" style:parent-style-name="Text_20_body">
      <style:paragraph-properties fo:margin-top="0cm" fo:margin-bottom="0cm" style:contextual-spacing="false"/>
      <style:text-properties fo:color="#e2e2e2" loext:opacity="100%" officeooo:paragraph-rsid="02f5b58b"/>
    </style:style>
    <style:style style:name="P211" style:family="paragraph" style:parent-style-name="Standard">
      <style:paragraph-properties fo:break-before="page"/>
      <style:text-properties officeooo:rsid="026951f7" officeooo:paragraph-rsid="02f5b58b"/>
    </style:style>
    <style:style style:name="P212" style:family="paragraph" style:parent-style-name="Heading_20_1">
      <style:paragraph-properties fo:margin-top="0cm" fo:margin-bottom="0cm" style:contextual-spacing="false"/>
      <style:text-properties style:font-name="Albany" fo:font-size="18.2000007629395pt" fo:font-weight="bold" officeooo:rsid="001f943d" officeooo:paragraph-rsid="02b2bacb" style:font-name-asian="Microsoft YaHei" style:font-size-asian="18.2000007629395pt" style:font-weight-asian="bold" style:font-name-complex="Mangal" style:font-size-complex="18.2000007629395pt" style:font-weight-complex="bold"/>
    </style:style>
    <style:style style:name="P213" style:family="paragraph" style:parent-style-name="Heading_20_1">
      <style:paragraph-properties fo:margin-top="0cm" fo:margin-bottom="0cm" style:contextual-spacing="false"/>
      <style:text-properties style:font-name="Albany" fo:font-size="18.2000007629395pt" fo:font-weight="bold" officeooo:rsid="001f943d" officeooo:paragraph-rsid="027ff9cd" style:font-name-asian="Microsoft YaHei" style:font-size-asian="18.2000007629395pt" style:font-weight-asian="bold" style:font-name-complex="Mangal" style:font-size-complex="18.2000007629395pt" style:font-weight-complex="bold"/>
    </style:style>
    <style:style style:name="P214" style:family="paragraph" style:parent-style-name="Heading_20_2">
      <style:text-properties officeooo:paragraph-rsid="02b143f3"/>
    </style:style>
    <style:style style:name="P215" style:family="paragraph" style:parent-style-name="Heading_20_3">
      <style:text-properties officeooo:paragraph-rsid="02d390ad"/>
    </style:style>
    <style:style style:name="P216" style:family="paragraph" style:parent-style-name="Heading_20_3">
      <style:text-properties officeooo:paragraph-rsid="0283f94f"/>
    </style:style>
    <style:style style:name="P217" style:family="paragraph" style:parent-style-name="Heading_20_3">
      <style:text-properties officeooo:paragraph-rsid="02843faa"/>
    </style:style>
    <style:style style:name="P218" style:family="paragraph" style:parent-style-name="Heading_20_3">
      <style:text-properties officeooo:paragraph-rsid="02863280"/>
    </style:style>
    <style:style style:name="P219" style:family="paragraph" style:parent-style-name="Heading_20_3">
      <style:text-properties officeooo:paragraph-rsid="02acadf6"/>
    </style:style>
    <style:style style:name="P220" style:family="paragraph" style:parent-style-name="Heading_20_3">
      <style:text-properties officeooo:paragraph-rsid="02b143f3"/>
    </style:style>
    <style:style style:name="P221" style:family="paragraph" style:parent-style-name="Heading_20_3">
      <style:text-properties style:font-name="Albany" fo:font-size="14.1000003814697pt" fo:font-weight="bold" officeooo:rsid="02ca2553" officeooo:paragraph-rsid="02ca2553" style:font-name-asian="Microsoft YaHei" style:font-size-asian="14.1000003814697pt" style:font-weight-asian="bold" style:font-name-complex="Mangal" style:font-size-complex="14.1000003814697pt" style:font-weight-complex="bold"/>
    </style:style>
    <style:style style:name="P222" style:family="paragraph" style:parent-style-name="Heading_20_5">
      <style:text-properties style:font-name="Albany" fo:font-size="11.8999996185303pt" fo:font-weight="bold" officeooo:rsid="02838d95" officeooo:paragraph-rsid="02838d95" style:font-name-asian="Microsoft YaHei" style:font-size-asian="11.8999996185303pt" style:font-weight-asian="bold" style:font-name-complex="Mangal" style:font-size-complex="11.8999996185303pt" style:font-weight-complex="bold"/>
    </style:style>
    <style:style style:name="P223" style:family="paragraph" style:parent-style-name="Heading_20_5">
      <style:text-properties style:font-name="Albany" fo:font-size="11.8999996185303pt" fo:font-weight="bold" officeooo:rsid="02838d95" officeooo:paragraph-rsid="0283f94f" style:font-name-asian="Microsoft YaHei" style:font-size-asian="11.8999996185303pt" style:font-weight-asian="bold" style:font-name-complex="Mangal" style:font-size-complex="11.8999996185303pt" style:font-weight-complex="bold"/>
    </style:style>
    <style:style style:name="P224" style:family="paragraph" style:parent-style-name="Heading_20_5">
      <style:text-properties style:font-name="Albany" fo:font-size="11.8999996185303pt" fo:font-weight="bold" officeooo:rsid="02838d95" officeooo:paragraph-rsid="02843faa" style:font-name-asian="Microsoft YaHei" style:font-size-asian="11.8999996185303pt" style:font-weight-asian="bold" style:font-name-complex="Mangal" style:font-size-complex="11.8999996185303pt" style:font-weight-complex="bold"/>
    </style:style>
    <style:style style:name="P225" style:family="paragraph" style:parent-style-name="Heading_20_5">
      <style:text-properties style:font-name="Albany" fo:font-size="11.8999996185303pt" fo:font-weight="bold" officeooo:rsid="02838d95" officeooo:paragraph-rsid="028744c4" style:font-name-asian="Microsoft YaHei" style:font-size-asian="11.8999996185303pt" style:font-weight-asian="bold" style:font-name-complex="Mangal" style:font-size-complex="11.8999996185303pt" style:font-weight-complex="bold"/>
    </style:style>
    <style:style style:name="P226" style:family="paragraph" style:parent-style-name="Heading_20_5">
      <style:text-properties style:font-name="Albany" fo:font-size="11.8999996185303pt" fo:font-weight="bold" officeooo:rsid="02838d95" officeooo:paragraph-rsid="02acadf6" style:font-name-asian="Microsoft YaHei" style:font-size-asian="11.8999996185303pt" style:font-weight-asian="bold" style:font-name-complex="Mangal" style:font-size-complex="11.8999996185303pt" style:font-weight-complex="bold"/>
    </style:style>
    <style:style style:name="P227" style:family="paragraph" style:parent-style-name="Heading_20_5">
      <style:text-properties style:font-name="Albany" fo:font-size="11.8999996185303pt" fo:font-weight="bold" officeooo:rsid="02838d95" officeooo:paragraph-rsid="02ca2553" style:font-name-asian="Microsoft YaHei" style:font-size-asian="11.8999996185303pt" style:font-weight-asian="bold" style:font-name-complex="Mangal" style:font-size-complex="11.8999996185303pt" style:font-weight-complex="bold"/>
    </style:style>
    <style:style style:name="P228" style:family="paragraph" style:parent-style-name="Heading_20_5">
      <style:text-properties style:font-name="Albany" fo:font-size="11.8999996185303pt" fo:font-weight="bold" officeooo:rsid="028744c4" officeooo:paragraph-rsid="028744c4" style:font-name-asian="Microsoft YaHei" style:font-size-asian="11.8999996185303pt" style:font-weight-asian="bold" style:font-name-complex="Mangal" style:font-size-complex="11.8999996185303pt" style:font-weight-complex="bold"/>
    </style:style>
    <style:style style:name="P229" style:family="paragraph" style:parent-style-name="Heading_20_5">
      <style:text-properties style:font-name="Albany" fo:font-size="11.8999996185303pt" fo:font-weight="bold" officeooo:rsid="02a3a1a8" officeooo:paragraph-rsid="02a3a1a8" style:font-name-asian="Microsoft YaHei" style:font-size-asian="11.8999996185303pt" style:font-weight-asian="bold" style:font-name-complex="Mangal" style:font-size-complex="11.8999996185303pt" style:font-weight-complex="bold"/>
    </style:style>
    <style:style style:name="P230" style:family="paragraph" style:parent-style-name="Heading_20_5">
      <style:text-properties officeooo:paragraph-rsid="02e4513a"/>
    </style:style>
    <style:style style:name="P231" style:family="paragraph" style:parent-style-name="Heading_20_5">
      <style:text-properties officeooo:rsid="0283f94f" officeooo:paragraph-rsid="02d390ad"/>
    </style:style>
    <style:style style:name="P232" style:family="paragraph" style:parent-style-name="Heading_20_5">
      <style:text-properties officeooo:paragraph-rsid="02d390ad"/>
    </style:style>
    <style:style style:name="P233" style:family="paragraph" style:parent-style-name="Heading_20_5">
      <style:text-properties officeooo:paragraph-rsid="02d582e8"/>
    </style:style>
    <style:style style:name="P234" style:family="paragraph" style:parent-style-name="Heading_20_5">
      <style:text-properties officeooo:paragraph-rsid="02c78b51"/>
    </style:style>
    <style:style style:name="P235" style:family="paragraph" style:parent-style-name="Heading_20_5">
      <style:text-properties officeooo:paragraph-rsid="0283f94f"/>
    </style:style>
    <style:style style:name="P236" style:family="paragraph" style:parent-style-name="Heading_20_5">
      <style:text-properties officeooo:paragraph-rsid="02e639c9"/>
    </style:style>
    <style:style style:name="P237" style:family="paragraph" style:parent-style-name="Heading_20_5">
      <style:text-properties officeooo:paragraph-rsid="02c931a5"/>
    </style:style>
    <style:style style:name="P238" style:family="paragraph" style:parent-style-name="Heading_20_5">
      <style:text-properties officeooo:paragraph-rsid="02843faa"/>
    </style:style>
    <style:style style:name="P239" style:family="paragraph" style:parent-style-name="Heading_20_5">
      <style:text-properties officeooo:paragraph-rsid="028744c4"/>
    </style:style>
    <style:style style:name="P240" style:family="paragraph" style:parent-style-name="Heading_20_5">
      <style:text-properties officeooo:paragraph-rsid="02b881a5"/>
    </style:style>
    <style:style style:name="P241" style:family="paragraph" style:parent-style-name="Heading_20_5">
      <style:text-properties officeooo:paragraph-rsid="02dd91e7"/>
    </style:style>
    <style:style style:name="P242" style:family="paragraph" style:parent-style-name="Heading_20_5">
      <style:text-properties officeooo:paragraph-rsid="02c95f4c"/>
    </style:style>
    <style:style style:name="P243" style:family="paragraph" style:parent-style-name="Heading_20_5">
      <style:text-properties officeooo:paragraph-rsid="02ba5141"/>
    </style:style>
    <style:style style:name="P244" style:family="paragraph" style:parent-style-name="Heading_20_5">
      <style:text-properties officeooo:paragraph-rsid="02bc1424"/>
    </style:style>
    <style:style style:name="P245" style:family="paragraph" style:parent-style-name="Heading_20_5">
      <style:text-properties officeooo:paragraph-rsid="02984b6c"/>
    </style:style>
    <style:style style:name="P246" style:family="paragraph" style:parent-style-name="Heading_20_5">
      <style:text-properties officeooo:paragraph-rsid="02c97c80"/>
    </style:style>
    <style:style style:name="P247" style:family="paragraph" style:parent-style-name="Heading_20_5">
      <style:text-properties officeooo:paragraph-rsid="02a3a1a8"/>
    </style:style>
    <style:style style:name="P248" style:family="paragraph" style:parent-style-name="Heading_20_5">
      <style:text-properties officeooo:paragraph-rsid="02ca2553"/>
    </style:style>
    <style:style style:name="P249" style:family="paragraph" style:parent-style-name="Heading_20_5">
      <style:text-properties officeooo:paragraph-rsid="02a93224"/>
    </style:style>
    <style:style style:name="P250" style:family="paragraph" style:parent-style-name="Heading_20_5">
      <style:text-properties officeooo:paragraph-rsid="02acadf6"/>
    </style:style>
    <style:style style:name="P251" style:family="paragraph" style:parent-style-name="Heading_20_5">
      <style:text-properties officeooo:paragraph-rsid="02af1971"/>
    </style:style>
    <style:style style:name="P252" style:family="paragraph" style:parent-style-name="Heading_20_5">
      <style:text-properties officeooo:paragraph-rsid="02b143f3"/>
    </style:style>
    <style:style style:name="P253" style:family="paragraph" style:parent-style-name="Heading_20_5">
      <style:paragraph-properties fo:break-before="column"/>
    </style:style>
    <style:style style:name="P254" style:family="paragraph" style:parent-style-name="Heading_20_5">
      <style:paragraph-properties fo:break-before="column"/>
      <style:text-properties officeooo:paragraph-rsid="02d582e8"/>
    </style:style>
    <style:style style:name="P255" style:family="paragraph" style:parent-style-name="Heading_20_5">
      <style:paragraph-properties fo:break-before="column"/>
      <style:text-properties officeooo:paragraph-rsid="02984b6c"/>
    </style:style>
    <style:style style:name="P256" style:family="paragraph" style:parent-style-name="Heading_20_5">
      <style:paragraph-properties fo:break-before="column"/>
      <style:text-properties style:font-name="Albany" fo:font-size="11.8999996185303pt" fo:font-weight="bold" officeooo:rsid="02a3a1a8" officeooo:paragraph-rsid="02a3a1a8" style:font-name-asian="Microsoft YaHei" style:font-size-asian="11.8999996185303pt" style:font-weight-asian="bold" style:font-name-complex="Mangal" style:font-size-complex="11.8999996185303pt" style:font-weight-complex="bold"/>
    </style:style>
    <style:style style:name="P257" style:family="paragraph" style:parent-style-name="Heading_20_5">
      <style:paragraph-properties fo:break-before="column"/>
      <style:text-properties style:font-name="Albany" fo:font-size="11.8999996185303pt" fo:font-weight="bold" officeooo:rsid="02acadf6" officeooo:paragraph-rsid="02acadf6" style:font-name-asian="Microsoft YaHei" style:font-size-asian="11.8999996185303pt" style:font-weight-asian="bold" style:font-name-complex="Mangal" style:font-size-complex="11.8999996185303pt" style:font-weight-complex="bold"/>
    </style:style>
    <style:style style:name="P258" style:family="paragraph" style:parent-style-name="Heading_20_6">
      <style:text-properties officeooo:paragraph-rsid="02d390ad"/>
    </style:style>
    <style:style style:name="P259" style:family="paragraph" style:parent-style-name="Heading_20_6">
      <style:text-properties officeooo:paragraph-rsid="02d582e8"/>
    </style:style>
    <style:style style:name="P260" style:family="paragraph" style:parent-style-name="Heading_20_6">
      <style:text-properties officeooo:paragraph-rsid="02c78b51"/>
    </style:style>
    <style:style style:name="P261" style:family="paragraph" style:parent-style-name="Heading_20_6">
      <style:text-properties officeooo:paragraph-rsid="0283f94f"/>
    </style:style>
    <style:style style:name="P262" style:family="paragraph" style:parent-style-name="Heading_20_6">
      <style:text-properties officeooo:paragraph-rsid="028744c4"/>
    </style:style>
    <style:style style:name="P263" style:family="paragraph" style:parent-style-name="Heading_20_6">
      <style:text-properties officeooo:paragraph-rsid="02c931a5"/>
    </style:style>
    <style:style style:name="P264" style:family="paragraph" style:parent-style-name="Heading_20_6">
      <style:text-properties officeooo:paragraph-rsid="02843faa"/>
    </style:style>
    <style:style style:name="P265" style:family="paragraph" style:parent-style-name="Heading_20_6">
      <style:text-properties officeooo:paragraph-rsid="02bc1424"/>
    </style:style>
    <style:style style:name="P266" style:family="paragraph" style:parent-style-name="Heading_20_6">
      <style:text-properties officeooo:paragraph-rsid="02acadf6"/>
    </style:style>
    <style:style style:name="P267" style:family="paragraph" style:parent-style-name="Heading_20_6">
      <style:text-properties officeooo:paragraph-rsid="02ca2553"/>
    </style:style>
    <style:style style:name="P268" style:family="paragraph" style:parent-style-name="Heading_20_7">
      <style:text-properties officeooo:paragraph-rsid="02d7ca8a"/>
    </style:style>
    <style:style style:name="P269" style:family="paragraph" style:parent-style-name="Heading_20_7">
      <style:text-properties officeooo:paragraph-rsid="02d9c413"/>
    </style:style>
    <style:style style:name="P270" style:family="paragraph" style:parent-style-name="Heading_20_7">
      <style:text-properties officeooo:paragraph-rsid="02924c49"/>
    </style:style>
    <style:style style:name="T1" style:family="text">
      <style:text-properties officeooo:rsid="02b76436"/>
    </style:style>
    <style:style style:name="T2" style:family="text">
      <style:text-properties officeooo:rsid="027fbd30"/>
    </style:style>
    <style:style style:name="T3" style:family="text">
      <style:text-properties officeooo:rsid="027ff9cd"/>
    </style:style>
    <style:style style:name="T4" style:family="text">
      <style:text-properties officeooo:rsid="009cd8d6"/>
    </style:style>
    <style:style style:name="T5" style:family="text">
      <style:text-properties officeooo:rsid="02403f24"/>
    </style:style>
    <style:style style:name="T6" style:family="text">
      <style:text-properties officeooo:rsid="02831329"/>
    </style:style>
    <style:style style:name="T7" style:family="text">
      <style:text-properties style:font-name="Albany" fo:font-size="13.3000001907349pt" fo:font-style="italic" fo:font-weight="bold" officeooo:rsid="02843faa" style:font-name-asian="Microsoft YaHei" style:font-size-asian="13.3000001907349pt" style:font-style-asian="italic" style:font-weight-asian="bold" style:font-name-complex="Mangal" style:font-size-complex="13.3000001907349pt" style:font-style-complex="italic" style:font-weight-complex="bold"/>
    </style:style>
    <style:style style:name="T8" style:family="text">
      <style:text-properties style:font-name="Albany" fo:font-size="13.3000001907349pt" fo:font-style="italic" fo:font-weight="bold" officeooo:rsid="02a3a1a8" style:font-name-asian="Microsoft YaHei" style:font-size-asian="13.3000001907349pt" style:font-style-asian="italic" style:font-weight-asian="bold" style:font-name-complex="Mangal" style:font-size-complex="13.3000001907349pt" style:font-style-complex="italic" style:font-weight-complex="bold"/>
    </style:style>
    <style:style style:name="T9" style:family="text">
      <style:text-properties style:font-name="Albany" fo:font-size="13.3000001907349pt" fo:font-style="italic" fo:font-weight="bold" officeooo:rsid="00a6b017" style:font-name-asian="Microsoft YaHei" style:font-size-asian="13.3000001907349pt" style:font-style-asian="italic" style:font-weight-asian="bold" style:font-name-complex="Mangal" style:font-size-complex="13.3000001907349pt" style:font-style-complex="italic" style:font-weight-complex="bold"/>
    </style:style>
    <style:style style:name="T10" style:family="text">
      <style:text-properties style:font-name="Albany" fo:font-size="13.3000001907349pt" fo:font-style="italic" fo:font-weight="bold" officeooo:rsid="02acadf6" style:font-name-asian="Microsoft YaHei" style:font-size-asian="13.3000001907349pt" style:font-style-asian="italic" style:font-weight-asian="bold" style:font-name-complex="Mangal" style:font-size-complex="13.3000001907349pt" style:font-style-complex="italic" style:font-weight-complex="bold"/>
    </style:style>
    <style:style style:name="T11" style:family="text">
      <style:text-properties style:font-name="Albany" fo:font-size="13.3000001907349pt" fo:font-style="italic" fo:font-weight="bold" officeooo:rsid="009cd8d6" style:font-name-asian="Microsoft YaHei" style:font-size-asian="13.3000001907349pt" style:font-style-asian="italic" style:font-weight-asian="bold" style:font-name-complex="Mangal" style:font-size-complex="13.3000001907349pt" style:font-style-complex="italic" style:font-weight-complex="bold"/>
    </style:style>
    <style:style style:name="T12" style:family="text">
      <style:text-properties style:font-name="Albany" fo:font-size="13.3000001907349pt" fo:font-style="italic" fo:font-weight="bold" officeooo:rsid="02d582e8" style:font-name-asian="Microsoft YaHei" style:font-size-asian="13.3000001907349pt" style:font-style-asian="italic" style:font-weight-asian="bold" style:font-name-complex="Mangal" style:font-size-complex="13.3000001907349pt" style:font-style-complex="italic" style:font-weight-complex="bold"/>
    </style:style>
    <style:style style:name="T13" style:family="text">
      <style:text-properties style:font-name="Albany" fo:font-size="13.3000001907349pt" fo:font-style="italic" fo:font-weight="bold" officeooo:rsid="02dd91e7" style:font-name-asian="Microsoft YaHei" style:font-size-asian="13.3000001907349pt" style:font-style-asian="italic" style:font-weight-asian="bold" style:font-name-complex="Mangal" style:font-size-complex="13.3000001907349pt" style:font-style-complex="italic" style:font-weight-complex="bold"/>
    </style:style>
    <style:style style:name="T14" style:family="text">
      <style:text-properties style:font-name="Albany" fo:font-size="13.3000001907349pt" fo:font-style="italic" fo:font-weight="bold" officeooo:rsid="02e2873f" style:font-name-asian="Microsoft YaHei" style:font-size-asian="13.3000001907349pt" style:font-style-asian="italic" style:font-weight-asian="bold" style:font-name-complex="Mangal" style:font-size-complex="13.3000001907349pt" style:font-style-complex="italic" style:font-weight-complex="bold"/>
    </style:style>
    <style:style style:name="T15" style:family="text">
      <style:text-properties style:font-name="Albany" fo:font-size="11.8999996185303pt" fo:font-style="italic" fo:font-weight="bold" officeooo:rsid="009cd8d6" style:font-name-asian="Microsoft YaHei" style:font-size-asian="11.8999996185303pt" style:font-style-asian="italic" style:font-weight-asian="bold" style:font-name-complex="Mangal" style:font-size-complex="11.8999996185303pt" style:font-style-complex="italic" style:font-weight-complex="bold"/>
    </style:style>
    <style:style style:name="T16" style:family="text">
      <style:text-properties style:font-name="Albany" fo:font-size="11.8999996185303pt" fo:font-style="italic" fo:font-weight="bold" officeooo:rsid="02831329" style:font-name-asian="Microsoft YaHei" style:font-size-asian="11.8999996185303pt" style:font-style-asian="italic" style:font-weight-asian="bold" style:font-name-complex="Mangal" style:font-size-complex="11.8999996185303pt" style:font-style-complex="italic" style:font-weight-complex="bold"/>
    </style:style>
    <style:style style:name="T17" style:family="text">
      <style:text-properties style:font-name="Albany" fo:font-size="11.8999996185303pt" fo:font-style="italic" fo:font-weight="bold" officeooo:rsid="008df709" style:font-name-asian="Microsoft YaHei" style:font-size-asian="11.8999996185303pt" style:font-style-asian="italic" style:font-weight-asian="bold" style:font-name-complex="Mangal" style:font-size-complex="11.8999996185303pt" style:font-style-complex="italic" style:font-weight-complex="bold"/>
    </style:style>
    <style:style style:name="T18" style:family="text">
      <style:text-properties style:font-name="Albany" fo:font-size="14.1000003814697pt" fo:font-weight="bold" officeooo:rsid="02403f24" style:font-name-asian="Microsoft YaHei" style:font-size-asian="14.1000003814697pt" style:font-weight-asian="bold" style:font-name-complex="Mangal" style:font-size-complex="14.1000003814697pt" style:font-weight-complex="bold"/>
    </style:style>
    <style:style style:name="T19" style:family="text">
      <style:text-properties style:font-name="Albany" fo:font-size="14.1000003814697pt" fo:font-weight="bold" officeooo:rsid="02843faa" style:font-name-asian="Microsoft YaHei" style:font-size-asian="14.1000003814697pt" style:font-weight-asian="bold" style:font-name-complex="Mangal" style:font-size-complex="14.1000003814697pt" style:font-weight-complex="bold"/>
    </style:style>
    <style:style style:name="T20" style:family="text">
      <style:text-properties style:font-name="Albany" fo:font-size="14.1000003814697pt" fo:font-weight="bold" officeooo:rsid="0371f66d" style:font-name-asian="Microsoft YaHei" style:font-size-asian="14.1000003814697pt" style:font-weight-asian="bold" style:font-name-complex="Mangal" style:font-size-complex="14.1000003814697pt" style:font-weight-complex="bold"/>
    </style:style>
    <style:style style:name="T21" style:family="text">
      <style:text-properties style:font-name="Albany" fo:font-size="14.1000003814697pt" fo:font-weight="bold" officeooo:rsid="02d390ad" style:font-name-asian="Microsoft YaHei" style:font-size-asian="14.1000003814697pt" style:font-weight-asian="bold" style:font-name-complex="Mangal" style:font-size-complex="14.1000003814697pt" style:font-weight-complex="bold"/>
    </style:style>
    <style:style style:name="T22" style:family="text">
      <style:text-properties style:font-name="Albany" fo:font-size="14.1000003814697pt" fo:font-weight="bold" officeooo:rsid="02d582e8" style:font-name-asian="Microsoft YaHei" style:font-size-asian="14.1000003814697pt" style:font-weight-asian="bold" style:font-name-complex="Mangal" style:font-size-complex="14.1000003814697pt" style:font-weight-complex="bold"/>
    </style:style>
    <style:style style:name="T23" style:family="text">
      <style:text-properties style:font-name="Albany" fo:font-size="16pt" fo:font-weight="bold" officeooo:rsid="02f5b58b" style:font-size-asian="16pt" style:font-weight-asian="bold" style:font-size-complex="16pt" style:font-weight-complex="bold"/>
    </style:style>
    <style:style style:name="T24" style:family="text">
      <style:text-properties officeooo:rsid="02aa87e8"/>
    </style:style>
    <style:style style:name="T25" style:family="text">
      <style:text-properties officeooo:rsid="02838d95"/>
    </style:style>
    <style:style style:name="T26" style:family="text">
      <style:text-properties officeooo:rsid="0283f94f"/>
    </style:style>
    <style:style style:name="T27" style:family="text">
      <style:text-properties officeooo:rsid="028744c4"/>
    </style:style>
    <style:style style:name="T28" style:family="text">
      <style:text-properties officeooo:rsid="0288e2be"/>
    </style:style>
    <style:style style:name="T29" style:family="text">
      <style:text-properties officeooo:rsid="0338455b"/>
    </style:style>
    <style:style style:name="T30" style:family="text">
      <style:text-properties officeooo:rsid="03394d0d"/>
    </style:style>
    <style:style style:name="T31" style:family="text">
      <style:text-properties officeooo:rsid="00afc61d"/>
    </style:style>
    <style:style style:name="T32" style:family="text">
      <style:text-properties officeooo:rsid="028e997e"/>
    </style:style>
    <style:style style:name="T33" style:family="text">
      <style:text-properties officeooo:rsid="028fe570"/>
    </style:style>
    <style:style style:name="T34" style:family="text">
      <style:text-properties officeooo:rsid="00b24079"/>
    </style:style>
    <style:style style:name="T35" style:family="text">
      <style:text-properties officeooo:rsid="00b2db43"/>
    </style:style>
    <style:style style:name="T36" style:family="text">
      <style:text-properties officeooo:rsid="00b4c544"/>
    </style:style>
    <style:style style:name="T37" style:family="text">
      <style:text-properties officeooo:rsid="02907617"/>
    </style:style>
    <style:style style:name="T38" style:family="text">
      <style:text-properties officeooo:rsid="02924c49"/>
    </style:style>
    <style:style style:name="T39" style:family="text">
      <style:text-properties officeooo:rsid="029267f6"/>
    </style:style>
    <style:style style:name="T40" style:family="text">
      <style:text-properties officeooo:rsid="0294b5f3"/>
    </style:style>
    <style:style style:name="T41" style:family="text">
      <style:text-properties officeooo:rsid="0297c6a4"/>
    </style:style>
    <style:style style:name="T42" style:family="text">
      <style:text-properties officeooo:rsid="02997d1f"/>
    </style:style>
    <style:style style:name="T43" style:family="text">
      <style:text-properties officeooo:rsid="00aa576f"/>
    </style:style>
    <style:style style:name="T44" style:family="text">
      <style:text-properties officeooo:rsid="029ebd2c"/>
    </style:style>
    <style:style style:name="T45" style:family="text">
      <style:text-properties officeooo:rsid="02a3a1a8"/>
    </style:style>
    <style:style style:name="T46" style:family="text">
      <style:text-properties officeooo:rsid="02a52344"/>
    </style:style>
    <style:style style:name="T47" style:family="text">
      <style:text-properties officeooo:rsid="00990eee"/>
    </style:style>
    <style:style style:name="T48" style:family="text">
      <style:text-properties officeooo:rsid="02a93224"/>
    </style:style>
    <style:style style:name="T49" style:family="text">
      <style:text-properties officeooo:rsid="00a6b017"/>
    </style:style>
    <style:style style:name="T50" style:family="text">
      <style:text-properties officeooo:rsid="02aae967"/>
    </style:style>
    <style:style style:name="T51" style:family="text">
      <style:text-properties officeooo:rsid="02acadf6"/>
    </style:style>
    <style:style style:name="T52" style:family="text">
      <style:text-properties officeooo:rsid="02ad7fed"/>
    </style:style>
    <style:style style:name="T53" style:family="text">
      <style:text-properties officeooo:rsid="02af1971"/>
    </style:style>
    <style:style style:name="T54" style:family="text">
      <style:text-properties officeooo:rsid="032ed9c0"/>
    </style:style>
    <style:style style:name="T55" style:family="text">
      <style:text-properties officeooo:rsid="033eeb92"/>
    </style:style>
    <style:style style:name="T56" style:family="text">
      <style:text-properties officeooo:rsid="02a7c3e8"/>
    </style:style>
    <style:style style:name="T57" style:family="text">
      <style:text-properties officeooo:rsid="02a666d3"/>
    </style:style>
    <style:style style:name="T58" style:family="text">
      <style:text-properties officeooo:rsid="02a8aa16"/>
    </style:style>
    <style:style style:name="T59" style:family="text">
      <style:text-properties officeooo:rsid="02b2bacb"/>
    </style:style>
    <style:style style:name="T60" style:family="text">
      <style:text-properties officeooo:rsid="02b881a5"/>
    </style:style>
    <style:style style:name="T61" style:family="text">
      <style:text-properties officeooo:rsid="02ba5141"/>
    </style:style>
    <style:style style:name="T62" style:family="text">
      <style:text-properties officeooo:rsid="02ba69b2"/>
    </style:style>
    <style:style style:name="T63" style:family="text">
      <style:text-properties officeooo:rsid="02be7c1a"/>
    </style:style>
    <style:style style:name="T64" style:family="text">
      <style:text-properties officeooo:rsid="02c95f4c"/>
    </style:style>
    <style:style style:name="T65" style:family="text">
      <style:text-properties fo:font-size="10pt" style:font-size-asian="10pt" style:font-size-complex="10pt"/>
    </style:style>
    <style:style style:name="T66" style:family="text">
      <style:text-properties fo:font-size="10pt" officeooo:rsid="001a177c" style:font-size-asian="10pt" style:font-size-complex="10pt"/>
    </style:style>
    <style:style style:name="T67" style:family="text">
      <style:text-properties fo:font-size="10pt" officeooo:rsid="027a6a77" style:font-size-asian="10pt" style:font-size-complex="10pt"/>
    </style:style>
    <style:style style:name="T68" style:family="text">
      <style:text-properties officeooo:rsid="02d390ad"/>
    </style:style>
    <style:style style:name="T69" style:family="text">
      <style:text-properties officeooo:rsid="02d9c413"/>
    </style:style>
    <style:style style:name="T70" style:family="text">
      <style:text-properties officeooo:rsid="02dcccc4"/>
    </style:style>
    <style:style style:name="T71" style:family="text">
      <style:text-properties officeooo:rsid="02e0dc85"/>
    </style:style>
    <style:style style:name="T72" style:family="text">
      <style:text-properties officeooo:rsid="00ace1a0"/>
    </style:style>
    <style:style style:name="T73" style:family="text">
      <style:text-properties officeooo:rsid="0357da80"/>
    </style:style>
    <style:style style:name="T74" style:family="text">
      <style:text-properties officeooo:rsid="02ebfb36"/>
    </style:style>
    <style:style style:name="T75" style:family="text">
      <style:text-properties fo:color="#e2e2e2" loext:opacity="100%" style:font-name="Albany" fo:font-size="16pt" fo:font-weight="bold" style:font-size-asian="16pt" style:font-weight-asian="bold" style:font-size-complex="16pt" style:font-weight-complex="bold"/>
    </style:style>
    <style:style style:name="T76" style:family="text">
      <style:text-properties fo:color="#e2e2e2" loext:opacity="100%" style:font-name="Albany" fo:font-size="16pt" fo:font-weight="bold" officeooo:rsid="02f6bcbb" style:font-size-asian="16pt" style:font-weight-asian="bold" style:font-size-complex="16pt" style:font-weight-complex="bold"/>
    </style:style>
    <style:style style:name="T77" style:family="text">
      <style:text-properties officeooo:rsid="02f6bcbb"/>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1"/>
      <table:table table:name="Tabelle10" table:style-name="Tabelle10">
        <table:table-column table:style-name="Tabelle10.A"/>
        <table:table-column table:style-name="Tabelle10.B"/>
        <table:table-row table:style-name="Tabelle10.1">
          <table:table-cell table:style-name="Tabelle10.A1" office:value-type="string">
            <text:p text:style-name="P210"><draw:frame draw:style-name="fr11" draw:name="Bild144" text:anchor-type="char" svg:width="0.831cm" svg:height="0.831cm" draw:z-index="171"><draw:image xlink:href="Pictures/1000020100000080000000800F3254CFE33124B2.png" xlink:type="simple" xlink:show="embed" xlink:actuate="onLoad" draw:mime-type="image/png"/></draw:frame></text:p>
          </table:table-cell>
          <table:table-cell table:style-name="Tabelle10.B1" office:value-type="string">
            <text:p text:style-name="P209"><text:bookmark-start text:name="__RefHeading___Toc5801_3434162818"/><text:span text:style-name="T23"><text:s/></text:span><text:span text:style-name="T75">7.2.2 Editors - 3D View</text:span><text:span text:style-name="T76">port</text:span><text:span text:style-name="T75"> - Tool Shelf - Mesh - Edit Mode</text:span><text:bookmark-end text:name="__RefHeading___Toc5801_3434162818"/></text:p>
          </table:table-cell>
        </table:table-row>
      </table:table>
      <text:p text:style-name="P24"/>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02"><text:a xlink:type="simple" xlink:href="#__RefHeading___Toc42732_2320195280" text:style-name="Index_20_Link" text:visited-style-name="Index_20_Link">Detailed table of content<text:tab/>1</text:a></text:p>
          <text:p text:style-name="P202"><text:a xlink:type="simple" xlink:href="#__RefHeading___Toc1635_3986918938" text:style-name="Index_20_Link" text:visited-style-name="Index_20_Link">Tool Shelf - Mesh - Edit Mode<text:tab/>10</text:a></text:p>
          <text:p text:style-name="P203"><text:a xlink:type="simple" xlink:href="#__RefHeading___Toc4040_1919765373" text:style-name="Index_20_Link" text:visited-style-name="Index_20_Link">Tweak, Select, 3D Cursor, Transform, Annotate and Measure<text:tab/>10</text:a></text:p>
          <text:p text:style-name="P203"><text:a xlink:type="simple" xlink:href="#__RefHeading___Toc7447_2586055211" text:style-name="Index_20_Link" text:visited-style-name="Index_20_Link">Primitives Add Tools Group<text:tab/>10</text:a></text:p>
          <text:p text:style-name="P203"><text:a xlink:type="simple" xlink:href="#__RefHeading___Toc279_1688759282" text:style-name="Index_20_Link" text:visited-style-name="Index_20_Link">Extrude tools group<text:tab/>10</text:a></text:p>
          <text:p text:style-name="P203"><text:a xlink:type="simple" xlink:href="#__RefHeading___Toc853_4140605201" text:style-name="Index_20_Link" text:visited-style-name="Index_20_Link">Inset Faces<text:tab/>18</text:a></text:p>
          <text:p text:style-name="P203"><text:a xlink:type="simple" xlink:href="#__RefHeading___Toc855_4140605201" text:style-name="Index_20_Link" text:visited-style-name="Index_20_Link">Bevel<text:tab/>20</text:a></text:p>
          <text:p text:style-name="P203"><text:a xlink:type="simple" xlink:href="#__RefHeading___Toc1249_3907686794" text:style-name="Index_20_Link" text:visited-style-name="Index_20_Link">Loop Cut tools group<text:tab/>28</text:a></text:p>
          <text:p text:style-name="P203"><text:a xlink:type="simple" xlink:href="#__RefHeading___Toc1251_3907686794" text:style-name="Index_20_Link" text:visited-style-name="Index_20_Link">Knife Tool Group<text:tab/>30</text:a></text:p>
          <text:p text:style-name="P203"><text:a xlink:type="simple" xlink:href="#__RefHeading___Toc1493_2700487623" text:style-name="Index_20_Link" text:visited-style-name="Index_20_Link">Poly Build<text:tab/>32</text:a></text:p>
          <text:p text:style-name="P203"><text:a xlink:type="simple" xlink:href="#__RefHeading___Toc1501_2700487623" text:style-name="Index_20_Link" text:visited-style-name="Index_20_Link">Spin Tools Group<text:tab/>33</text:a></text:p>
          <text:p text:style-name="P203"><text:a xlink:type="simple" xlink:href="#__RefHeading___Toc33984_3576265322" text:style-name="Index_20_Link" text:visited-style-name="Index_20_Link">Smooth / Randomize Tools group<text:tab/>35</text:a></text:p>
          <text:p text:style-name="P203"><text:a xlink:type="simple" xlink:href="#__RefHeading___Toc34062_3576265322" text:style-name="Index_20_Link" text:visited-style-name="Index_20_Link">Edge and Vertex Slide Tools Group<text:tab/>37</text:a></text:p>
          <text:p text:style-name="P203"><text:a xlink:type="simple" xlink:href="#__RefHeading___Toc34068_3576265322" text:style-name="Index_20_Link" text:visited-style-name="Index_20_Link">Shrink/Fatten / Push/Pull Tools Group<text:tab/>39</text:a></text:p>
          <text:p text:style-name="P203"><text:a xlink:type="simple" xlink:href="#__RefHeading___Toc38983_3576265322" text:style-name="Index_20_Link" text:visited-style-name="Index_20_Link">Shear and To Sphere Tools Group<text:tab/>42</text:a></text:p>
          <text:p text:style-name="P203"><text:a xlink:type="simple" xlink:href="#__RefHeading___Toc2735_245601171" text:style-name="Index_20_Link" text:visited-style-name="Index_20_Link">To Sphere<text:tab/>43</text:a></text:p>
          <text:p text:style-name="P203"><text:a xlink:type="simple" xlink:href="#__RefHeading___Toc42626_2320195280" text:style-name="Index_20_Link" text:visited-style-name="Index_20_Link">Rip Tools Group<text:tab/>44</text:a></text:p>
        </text:index-body>
      </text:table-of-content>
      <text:p text:style-name="P4"/>
      <table:table table:name="Tabelle2" table:style-name="Tabelle2">
        <table:table-column table:style-name="Tabelle2.A"/>
        <table:table-row table:style-name="TableLine1567490970992">
          <table:table-cell table:style-name="Tabelle2.A1" office:value-type="string">
            <text:h text:style-name="P212" text:outline-level="1"><text:bookmark-start text:name="__RefHeading___Toc42732_2320195280"/>D<text:span text:style-name="T59">etailed table of content</text:span><text:bookmark-end text:name="__RefHeading___Toc42732_2320195280"/></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02"><text:a xlink:type="simple" xlink:href="#__RefHeading___Toc42732_2320195280" text:style-name="Index_20_Link" text:visited-style-name="Index_20_Link">Detailed table of content<text:tab/>1</text:a></text:p>
          <text:p text:style-name="P202"><text:a xlink:type="simple" xlink:href="#__RefHeading___Toc1635_3986918938" text:style-name="Index_20_Link" text:visited-style-name="Index_20_Link">Tool Shelf - Mesh - Edit Mode<text:tab/>10</text:a></text:p>
          <text:p text:style-name="P203"><text:a xlink:type="simple" xlink:href="#__RefHeading___Toc4040_1919765373" text:style-name="Index_20_Link" text:visited-style-name="Index_20_Link">Tweak, Select, 3D Cursor, Transform, Annotate and Measure<text:tab/>10</text:a></text:p>
          <text:p text:style-name="P203"><text:a xlink:type="simple" xlink:href="#__RefHeading___Toc7447_2586055211" text:style-name="Index_20_Link" text:visited-style-name="Index_20_Link">Primitives Add Tools Group<text:tab/>10</text:a></text:p>
          <text:p text:style-name="P203"><text:a xlink:type="simple" xlink:href="#__RefHeading___Toc279_1688759282" text:style-name="Index_20_Link" text:visited-style-name="Index_20_Link">Extrude tools group<text:tab/>10</text:a></text:p>
          <text:p text:style-name="P204"><text:a xlink:type="simple" xlink:href="#__RefHeading___Toc1357_3907686794" text:style-name="Index_20_Link" text:visited-style-name="Index_20_Link">Snapping<text:tab/>10</text:a></text:p>
          <text:p text:style-name="P204"><text:a xlink:type="simple" xlink:href="#__RefHeading___Toc5209_529261320" text:style-name="Index_20_Link" text:visited-style-name="Index_20_Link">Precision movement<text:tab/>10</text:a></text:p>
          <text:p text:style-name="P204"><text:a xlink:type="simple" xlink:href="#__RefHeading___Toc5211_529261320" text:style-name="Index_20_Link" text:visited-style-name="Index_20_Link">Header Values<text:tab/>10</text:a></text:p>
          <text:p text:style-name="P204"><text:a xlink:type="simple" xlink:href="#__RefHeading___Toc1359_3907686794" text:style-name="Index_20_Link" text:visited-style-name="Index_20_Link">Move without Widget<text:tab/>11</text:a></text:p>
          <text:p text:style-name="P204"><text:a xlink:type="simple" xlink:href="#__RefHeading___Toc5215_529261320" text:style-name="Index_20_Link" text:visited-style-name="Index_20_Link">Limit Axis<text:tab/>11</text:a></text:p>
          <text:p text:style-name="P204"><text:a xlink:type="simple" xlink:href="#__RefHeading___Toc1361_3907686794" text:style-name="Index_20_Link" text:visited-style-name="Index_20_Link">Extrude Region<text:tab/>11</text:a></text:p>
          <text:p text:style-name="P205"><text:a xlink:type="simple" xlink:href="#__RefHeading___Toc42734_2320195280" text:style-name="Index_20_Link" text:visited-style-name="Index_20_Link">Tool Settings<text:tab/>11</text:a></text:p>
          <text:p text:style-name="P206"><text:a xlink:type="simple" xlink:href="#__RefHeading___Toc573_35451068891" text:style-name="Index_20_Link" text:visited-style-name="Index_20_Link">Axis Type<text:tab/>11</text:a></text:p>
          <text:p text:style-name="P206"><text:a xlink:type="simple" xlink:href="#__RefHeading___Toc4645_2586963185" text:style-name="Index_20_Link" text:visited-style-name="Index_20_Link">Drag<text:tab/>12</text:a></text:p>
          <text:p text:style-name="P207"><text:a xlink:type="simple" xlink:href="#__RefHeading___Toc4647_2586963185" text:style-name="Index_20_Link" text:visited-style-name="Index_20_Link">Active Tool<text:tab/>12</text:a></text:p>
          <text:p text:style-name="P207"><text:a xlink:type="simple" xlink:href="#__RefHeading___Toc4649_2586963185" text:style-name="Index_20_Link" text:visited-style-name="Index_20_Link">Tweak, Select Box, Circle and Lasso<text:tab/>12</text:a></text:p>
          <text:p text:style-name="P205"><text:a xlink:type="simple" xlink:href="#__RefHeading___Toc15348_2800044225" text:style-name="Index_20_Link" text:visited-style-name="Index_20_Link">Last Operator Extrude Region and </text:a><text:a xlink:type="simple" xlink:href="#__RefHeading___Toc15348_2800044225" text:style-name="Index_20_Link" text:visited-style-name="Index_20_Link">M</text:a><text:a xlink:type="simple" xlink:href="#__RefHeading___Toc15348_2800044225" text:style-name="Index_20_Link" text:visited-style-name="Index_20_Link">ove</text:a><text:a xlink:type="simple" xlink:href="#__RefHeading___Toc15348_2800044225" text:style-name="Index_20_Link" text:visited-style-name="Index_20_Link"><text:tab/>12</text:a></text:p>
          <text:p text:style-name="P206"><text:a xlink:type="simple" xlink:href="#__RefHeading___Toc42736_2320195280" text:style-name="Index_20_Link" text:visited-style-name="Index_20_Link">Flip Normals<text:tab/>12</text:a></text:p>
          <text:p text:style-name="P206"><text:a xlink:type="simple" xlink:href="#__RefHeading___Toc11133_2084615318" text:style-name="Index_20_Link" text:visited-style-name="Index_20_Link">Dissolve Orthogonal Edges<text:tab/>12</text:a></text:p>
          <text:p text:style-name="P206"><text:a xlink:type="simple" xlink:href="#__RefHeading___Toc42738_2320195280" text:style-name="Index_20_Link" text:visited-style-name="Index_20_Link">Move X, Y Z<text:tab/>12</text:a></text:p>
          <text:p text:style-name="P206"><text:a xlink:type="simple" xlink:href="#__RefHeading___Toc563_3545106889" text:style-name="Index_20_Link" text:visited-style-name="Index_20_Link">Orientation<text:tab/>12</text:a></text:p>
          <text:p text:style-name="P206"><text:a xlink:type="simple" xlink:href="#__RefHeading___Toc42740_2320195280" text:style-name="Index_20_Link" text:visited-style-name="Index_20_Link">Proportional editing<text:tab/>12</text:a></text:p>
          <text:p text:style-name="P207"><text:a xlink:type="simple" xlink:href="#__RefHeading___Toc1579_1763346469" text:style-name="Index_20_Link" text:visited-style-name="Index_20_Link">Proportional Falloff<text:tab/>12</text:a></text:p>
          <text:p text:style-name="P207"><text:soft-page-break/><text:a xlink:type="simple" xlink:href="#__RefHeading___Toc1545_1502043747" text:style-name="Index_20_Link" text:visited-style-name="Index_20_Link">Proportional Size<text:tab/>12</text:a></text:p>
          <text:p text:style-name="P207"><text:a xlink:type="simple" xlink:href="#__RefHeading___Toc1581_1763346469" text:style-name="Index_20_Link" text:visited-style-name="Index_20_Link">Connected<text:tab/>12</text:a></text:p>
          <text:p text:style-name="P207"><text:a xlink:type="simple" xlink:href="#__RefHeading___Toc1583_1763346469" text:style-name="Index_20_Link" text:visited-style-name="Index_20_Link">Projected(2D)<text:tab/>13</text:a></text:p>
          <text:p text:style-name="P204"><text:a xlink:type="simple" xlink:href="#__RefHeading___Toc5169_2055920" text:style-name="Index_20_Link" text:visited-style-name="Index_20_Link">Extrude Manifold<text:tab/>13</text:a></text:p>
          <text:p text:style-name="P205"><text:a xlink:type="simple" xlink:href="#__RefHeading___Toc42742_23201952801" text:style-name="Index_20_Link" text:visited-style-name="Index_20_Link">Header Value<text:tab/>13</text:a></text:p>
          <text:p text:style-name="P205"><text:a xlink:type="simple" xlink:href="#__RefHeading___Toc42744_23201952801" text:style-name="Index_20_Link" text:visited-style-name="Index_20_Link">Tool Settings<text:tab/>13</text:a></text:p>
          <text:p text:style-name="P206"><text:a xlink:type="simple" xlink:href="#__RefHeading___Toc4651_25869631851" text:style-name="Index_20_Link" text:visited-style-name="Index_20_Link">Drag<text:tab/>13</text:a></text:p>
          <text:p text:style-name="P207"><text:a xlink:type="simple" xlink:href="#__RefHeading___Toc4653_25869631851" text:style-name="Index_20_Link" text:visited-style-name="Index_20_Link">Active Tool<text:tab/>13</text:a></text:p>
          <text:p text:style-name="P207"><text:a xlink:type="simple" xlink:href="#__RefHeading___Toc4655_25869631851" text:style-name="Index_20_Link" text:visited-style-name="Index_20_Link">Tweak, Select Box, Circle and Lasso<text:tab/>13</text:a></text:p>
          <text:p text:style-name="P205"><text:a xlink:type="simple" xlink:href="#__RefHeading___Toc15348_28000442251" text:style-name="Index_20_Link" text:visited-style-name="Index_20_Link">Last Operator Extrude </text:a><text:a xlink:type="simple" xlink:href="#__RefHeading___Toc15348_28000442251" text:style-name="Index_20_Link" text:visited-style-name="Index_20_Link">M</text:a><text:a xlink:type="simple" xlink:href="#__RefHeading___Toc15348_28000442251" text:style-name="Index_20_Link" text:visited-style-name="Index_20_Link">anifold</text:a><text:a xlink:type="simple" xlink:href="#__RefHeading___Toc15348_28000442251" text:style-name="Index_20_Link" text:visited-style-name="Index_20_Link"><text:tab/>13</text:a></text:p>
          <text:p text:style-name="P206"><text:a xlink:type="simple" xlink:href="#__RefHeading___Toc42736_23201952801" text:style-name="Index_20_Link" text:visited-style-name="Index_20_Link">Flip Normals<text:tab/>13</text:a></text:p>
          <text:p text:style-name="P206"><text:a xlink:type="simple" xlink:href="#__RefHeading___Toc5282_2424641049" text:style-name="Index_20_Link" text:visited-style-name="Index_20_Link">Dissolve Orthogonal Edges<text:tab/>13</text:a></text:p>
          <text:p text:style-name="P206"><text:a xlink:type="simple" xlink:href="#__RefHeading___Toc42738_23201952801" text:style-name="Index_20_Link" text:visited-style-name="Index_20_Link">Move X, Y Z<text:tab/>14</text:a></text:p>
          <text:p text:style-name="P206"><text:a xlink:type="simple" xlink:href="#__RefHeading___Toc563_35451068892" text:style-name="Index_20_Link" text:visited-style-name="Index_20_Link">Orientation<text:tab/>14</text:a></text:p>
          <text:p text:style-name="P206"><text:a xlink:type="simple" xlink:href="#__RefHeading___Toc42740_23201952801" text:style-name="Index_20_Link" text:visited-style-name="Index_20_Link">Proportional editing<text:tab/>14</text:a></text:p>
          <text:p text:style-name="P207"><text:a xlink:type="simple" xlink:href="#__RefHeading___Toc1579_17633464695" text:style-name="Index_20_Link" text:visited-style-name="Index_20_Link">Proportional Falloff<text:tab/>14</text:a></text:p>
          <text:p text:style-name="P207"><text:a xlink:type="simple" xlink:href="#__RefHeading___Toc1545_15020437475" text:style-name="Index_20_Link" text:visited-style-name="Index_20_Link">Proportional Size<text:tab/>14</text:a></text:p>
          <text:p text:style-name="P207"><text:a xlink:type="simple" xlink:href="#__RefHeading___Toc1581_17633464695" text:style-name="Index_20_Link" text:visited-style-name="Index_20_Link">Connected<text:tab/>14</text:a></text:p>
          <text:p text:style-name="P207"><text:a xlink:type="simple" xlink:href="#__RefHeading___Toc1583_17633464694" text:style-name="Index_20_Link" text:visited-style-name="Index_20_Link">Projected(2D)<text:tab/>14</text:a></text:p>
          <text:p text:style-name="P204"><text:a xlink:type="simple" xlink:href="#__RefHeading___Toc1363_3907686794" text:style-name="Index_20_Link" text:visited-style-name="Index_20_Link">Extrude Along Normals<text:tab/>14</text:a></text:p>
          <text:p text:style-name="P205"><text:a xlink:type="simple" xlink:href="#__RefHeading___Toc42742_2320195280" text:style-name="Index_20_Link" text:visited-style-name="Index_20_Link">Header Value<text:tab/>14</text:a></text:p>
          <text:p text:style-name="P205"><text:a xlink:type="simple" xlink:href="#__RefHeading___Toc42744_2320195280" text:style-name="Index_20_Link" text:visited-style-name="Index_20_Link">Tool Settings<text:tab/>15</text:a></text:p>
          <text:p text:style-name="P206"><text:a xlink:type="simple" xlink:href="#__RefHeading___Toc573_354510688911" text:style-name="Index_20_Link" text:visited-style-name="Index_20_Link">Offset Even<text:tab/>15</text:a></text:p>
          <text:p text:style-name="P206"><text:a xlink:type="simple" xlink:href="#__RefHeading___Toc4651_2586963185" text:style-name="Index_20_Link" text:visited-style-name="Index_20_Link">Drag<text:tab/>15</text:a></text:p>
          <text:p text:style-name="P207"><text:a xlink:type="simple" xlink:href="#__RefHeading___Toc4653_2586963185" text:style-name="Index_20_Link" text:visited-style-name="Index_20_Link">Active Tool<text:tab/>15</text:a></text:p>
          <text:p text:style-name="P207"><text:a xlink:type="simple" xlink:href="#__RefHeading___Toc4655_2586963185" text:style-name="Index_20_Link" text:visited-style-name="Index_20_Link">Tweak, Select Box, Circle and Lasso<text:tab/>15</text:a></text:p>
          <text:p text:style-name="P205"><text:a xlink:type="simple" xlink:href="#__RefHeading___Toc42746_2320195280" text:style-name="Index_20_Link" text:visited-style-name="Index_20_Link">Last Operator Extrude Region and Shrink/Fatten<text:tab/>15</text:a></text:p>
          <text:p text:style-name="P206"><text:a xlink:type="simple" xlink:href="#__RefHeading___Toc42748_2320195280" text:style-name="Index_20_Link" text:visited-style-name="Index_20_Link">Flip Normals<text:tab/>15</text:a></text:p>
          <text:p text:style-name="P206"><text:a xlink:type="simple" xlink:href="#__RefHeading___Toc11245_2084615318" text:style-name="Index_20_Link" text:visited-style-name="Index_20_Link">Dissolve Orthogonal Edges<text:tab/>15</text:a></text:p>
          <text:p text:style-name="P206"><text:a xlink:type="simple" xlink:href="#__RefHeading___Toc42750_2320195280" text:style-name="Index_20_Link" text:visited-style-name="Index_20_Link">Offset<text:tab/>15</text:a></text:p>
          <text:p text:style-name="P206"><text:a xlink:type="simple" xlink:href="#__RefHeading___Toc42752_2320195280" text:style-name="Index_20_Link" text:visited-style-name="Index_20_Link">Offset Even<text:tab/>15</text:a></text:p>
          <text:p text:style-name="P206"><text:a xlink:type="simple" xlink:href="#__RefHeading___Toc42754_2320195280" text:style-name="Index_20_Link" text:visited-style-name="Index_20_Link">Proportional editing<text:tab/>15</text:a></text:p>
          <text:p text:style-name="P207"><text:a xlink:type="simple" xlink:href="#__RefHeading___Toc1579_17633464691" text:style-name="Index_20_Link" text:visited-style-name="Index_20_Link">Proportional Falloff<text:tab/>15</text:a></text:p>
          <text:p text:style-name="P207"><text:a xlink:type="simple" xlink:href="#__RefHeading___Toc1545_15020437471" text:style-name="Index_20_Link" text:visited-style-name="Index_20_Link">Proportional Size<text:tab/>15</text:a></text:p>
          <text:p text:style-name="P207"><text:a xlink:type="simple" xlink:href="#__RefHeading___Toc1581_17633464691" text:style-name="Index_20_Link" text:visited-style-name="Index_20_Link">Connected<text:tab/>15</text:a></text:p>
          <text:p text:style-name="P207"><text:a xlink:type="simple" xlink:href="#__RefHeading___Toc42756_2320195280" text:style-name="Index_20_Link" text:visited-style-name="Index_20_Link">Projected(2D)<text:tab/>16</text:a></text:p>
          <text:p text:style-name="P204"><text:a xlink:type="simple" xlink:href="#__RefHeading___Toc1365_3907686794" text:style-name="Index_20_Link" text:visited-style-name="Index_20_Link">Extrude Individual<text:tab/>16</text:a></text:p>
          <text:p text:style-name="P205"><text:a xlink:type="simple" xlink:href="#__RefHeading___Toc42758_2320195280" text:style-name="Index_20_Link" text:visited-style-name="Index_20_Link">Header Value<text:tab/>16</text:a></text:p>
          <text:p text:style-name="P205"><text:a xlink:type="simple" xlink:href="#__RefHeading___Toc4657_2586963185" text:style-name="Index_20_Link" text:visited-style-name="Index_20_Link">Tool Settings<text:tab/>16</text:a></text:p>
          <text:p text:style-name="P206"><text:a xlink:type="simple" xlink:href="#__RefHeading___Toc4659_2586963185" text:style-name="Index_20_Link" text:visited-style-name="Index_20_Link">Drag<text:tab/>16</text:a></text:p>
          <text:p text:style-name="P207"><text:a xlink:type="simple" xlink:href="#__RefHeading___Toc4661_2586963185" text:style-name="Index_20_Link" text:visited-style-name="Index_20_Link">Active Tool<text:tab/>16</text:a></text:p>
          <text:p text:style-name="P207"><text:a xlink:type="simple" xlink:href="#__RefHeading___Toc4663_2586963185" text:style-name="Index_20_Link" text:visited-style-name="Index_20_Link">Tweak, Select Box, Circle and Lasso<text:tab/>16</text:a></text:p>
          <text:p text:style-name="P205"><text:a xlink:type="simple" xlink:href="#__RefHeading___Toc42760_2320195280" text:style-name="Index_20_Link" text:visited-style-name="Index_20_Link">Last Operator Extrude </text:a><text:a xlink:type="simple" xlink:href="#__RefHeading___Toc42760_2320195280" text:style-name="Index_20_Link" text:visited-style-name="Index_20_Link">Individual Faces and Move</text:a><text:a xlink:type="simple" xlink:href="#__RefHeading___Toc42760_2320195280" text:style-name="Index_20_Link" text:visited-style-name="Index_20_Link"><text:tab/>16</text:a></text:p>
          <text:p text:style-name="P206"><text:a xlink:type="simple" xlink:href="#__RefHeading___Toc42762_2320195280" text:style-name="Index_20_Link" text:visited-style-name="Index_20_Link">Offset<text:tab/>16</text:a></text:p>
          <text:p text:style-name="P206"><text:a xlink:type="simple" xlink:href="#__RefHeading___Toc42764_2320195280" text:style-name="Index_20_Link" text:visited-style-name="Index_20_Link">Offset Even<text:tab/>16</text:a></text:p>
          <text:p text:style-name="P206"><text:a xlink:type="simple" xlink:href="#__RefHeading___Toc42766_2320195280" text:style-name="Index_20_Link" text:visited-style-name="Index_20_Link">Proportional editing<text:tab/>16</text:a></text:p>
          <text:p text:style-name="P207"><text:a xlink:type="simple" xlink:href="#__RefHeading___Toc1579_176334646911" text:style-name="Index_20_Link" text:visited-style-name="Index_20_Link">Proportional Falloff<text:tab/>17</text:a></text:p>
          <text:p text:style-name="P207"><text:a xlink:type="simple" xlink:href="#__RefHeading___Toc1545_150204374711" text:style-name="Index_20_Link" text:visited-style-name="Index_20_Link">Proportional Size<text:tab/>17</text:a></text:p>
          <text:p text:style-name="P207"><text:a xlink:type="simple" xlink:href="#__RefHeading___Toc1581_176334646911" text:style-name="Index_20_Link" text:visited-style-name="Index_20_Link">Connected<text:tab/>17</text:a></text:p>
          <text:p text:style-name="P207"><text:a xlink:type="simple" xlink:href="#__RefHeading___Toc42768_2320195280" text:style-name="Index_20_Link" text:visited-style-name="Index_20_Link">Projected(2D)<text:tab/>17</text:a></text:p>
          <text:p text:style-name="P204"><text:a xlink:type="simple" xlink:href="#__RefHeading___Toc1367_3907686794" text:style-name="Index_20_Link" text:visited-style-name="Index_20_Link">Extrude to cursor<text:tab/>17</text:a></text:p>
          <text:p text:style-name="P205"><text:a xlink:type="simple" xlink:href="#__RefHeading___Toc42770_2320195280" text:style-name="Index_20_Link" text:visited-style-name="Index_20_Link">Tool Settings<text:tab/>17</text:a></text:p>
          <text:p text:style-name="P206"><text:a xlink:type="simple" xlink:href="#__RefHeading___Toc573_3545106889111" text:style-name="Index_20_Link" text:visited-style-name="Index_20_Link">Rotate Source<text:tab/>17</text:a></text:p>
          <text:p text:style-name="P205"><text:soft-page-break/><text:a xlink:type="simple" xlink:href="#__RefHeading___Toc42772_2320195280" text:style-name="Index_20_Link" text:visited-style-name="Index_20_Link">Last Operator </text:a><text:a xlink:type="simple" xlink:href="#__RefHeading___Toc42772_2320195280" text:style-name="Index_20_Link" text:visited-style-name="Index_20_Link">Move</text:a><text:a xlink:type="simple" xlink:href="#__RefHeading___Toc42772_2320195280" text:style-name="Index_20_Link" text:visited-style-name="Index_20_Link"><text:tab/>17</text:a></text:p>
          <text:p text:style-name="P206"><text:a xlink:type="simple" xlink:href="#__RefHeading___Toc42774_2320195280" text:style-name="Index_20_Link" text:visited-style-name="Index_20_Link">Move X Y Z<text:tab/>17</text:a></text:p>
          <text:p text:style-name="P206"><text:a xlink:type="simple" xlink:href="#__RefHeading___Toc42776_2320195280" text:style-name="Index_20_Link" text:visited-style-name="Index_20_Link">Orientation<text:tab/>17</text:a></text:p>
          <text:p text:style-name="P206"><text:a xlink:type="simple" xlink:href="#__RefHeading___Toc42778_2320195280" text:style-name="Index_20_Link" text:visited-style-name="Index_20_Link">Proportional editing<text:tab/>17</text:a></text:p>
          <text:p text:style-name="P207"><text:a xlink:type="simple" xlink:href="#__RefHeading___Toc1579_1763346469111" text:style-name="Index_20_Link" text:visited-style-name="Index_20_Link">Proportional Falloff<text:tab/>17</text:a></text:p>
          <text:p text:style-name="P207"><text:a xlink:type="simple" xlink:href="#__RefHeading___Toc1545_1502043747111" text:style-name="Index_20_Link" text:visited-style-name="Index_20_Link">Proportional Size<text:tab/>18</text:a></text:p>
          <text:p text:style-name="P207"><text:a xlink:type="simple" xlink:href="#__RefHeading___Toc1581_1763346469111" text:style-name="Index_20_Link" text:visited-style-name="Index_20_Link">Connected<text:tab/>18</text:a></text:p>
          <text:p text:style-name="P207"><text:a xlink:type="simple" xlink:href="#__RefHeading___Toc42780_2320195280" text:style-name="Index_20_Link" text:visited-style-name="Index_20_Link">Projected(2D)<text:tab/>18</text:a></text:p>
          <text:p text:style-name="P203"><text:a xlink:type="simple" xlink:href="#__RefHeading___Toc853_4140605201" text:style-name="Index_20_Link" text:visited-style-name="Index_20_Link">Inset Faces<text:tab/>18</text:a></text:p>
          <text:p text:style-name="P204"><text:a xlink:type="simple" xlink:href="#__RefHeading___Toc1369_3907686794" text:style-name="Index_20_Link" text:visited-style-name="Index_20_Link">Tool Settings<text:tab/>18</text:a></text:p>
          <text:p text:style-name="P205"><text:a xlink:type="simple" xlink:href="#__RefHeading___Toc42782_2320195280" text:style-name="Index_20_Link" text:visited-style-name="Index_20_Link">Outset<text:tab/>18</text:a></text:p>
          <text:p text:style-name="P205"><text:a xlink:type="simple" xlink:href="#__RefHeading___Toc42784_2320195280" text:style-name="Index_20_Link" text:visited-style-name="Index_20_Link">Interpolate<text:tab/>18</text:a></text:p>
          <text:p text:style-name="P205"><text:a xlink:type="simple" xlink:href="#__RefHeading___Toc42786_2320195280" text:style-name="Index_20_Link" text:visited-style-name="Index_20_Link">Offset Even<text:tab/>18</text:a></text:p>
          <text:p text:style-name="P205"><text:a xlink:type="simple" xlink:href="#__RefHeading___Toc7106_19597871591" text:style-name="Index_20_Link" text:visited-style-name="Index_20_Link">Offset Relative<text:tab/>18</text:a></text:p>
          <text:p text:style-name="P205"><text:a xlink:type="simple" xlink:href="#__RefHeading___Toc4665_2586963185" text:style-name="Index_20_Link" text:visited-style-name="Index_20_Link">Drag<text:tab/>18</text:a></text:p>
          <text:p text:style-name="P206"><text:a xlink:type="simple" xlink:href="#__RefHeading___Toc4667_2586963185" text:style-name="Index_20_Link" text:visited-style-name="Index_20_Link">Active Tool<text:tab/>18</text:a></text:p>
          <text:p text:style-name="P206"><text:a xlink:type="simple" xlink:href="#__RefHeading___Toc4669_2586963185" text:style-name="Index_20_Link" text:visited-style-name="Index_20_Link">Tweak, Select Box, Circle and Lasso<text:tab/>18</text:a></text:p>
          <text:p text:style-name="P204"><text:a xlink:type="simple" xlink:href="#__RefHeading___Toc1371_3907686794" text:style-name="Index_20_Link" text:visited-style-name="Index_20_Link">Last Operator Inset Faces<text:tab/>19</text:a></text:p>
          <text:p text:style-name="P205"><text:a xlink:type="simple" xlink:href="#__RefHeading___Toc7102_1959787159" text:style-name="Index_20_Link" text:visited-style-name="Index_20_Link">Boundary<text:tab/>19</text:a></text:p>
          <text:p text:style-name="P205"><text:a xlink:type="simple" xlink:href="#__RefHeading___Toc7104_1959787159" text:style-name="Index_20_Link" text:visited-style-name="Index_20_Link">Offset Even<text:tab/>19</text:a></text:p>
          <text:p text:style-name="P205"><text:a xlink:type="simple" xlink:href="#__RefHeading___Toc7106_1959787159" text:style-name="Index_20_Link" text:visited-style-name="Index_20_Link">Offset Relative<text:tab/>19</text:a></text:p>
          <text:p text:style-name="P205"><text:a xlink:type="simple" xlink:href="#__RefHeading___Toc7108_1959787159" text:style-name="Index_20_Link" text:visited-style-name="Index_20_Link">Edge Rail<text:tab/>19</text:a></text:p>
          <text:p text:style-name="P205"><text:a xlink:type="simple" xlink:href="#__RefHeading___Toc7110_1959787159" text:style-name="Index_20_Link" text:visited-style-name="Index_20_Link">Thickness<text:tab/>19</text:a></text:p>
          <text:p text:style-name="P205"><text:a xlink:type="simple" xlink:href="#__RefHeading___Toc7112_1959787159" text:style-name="Index_20_Link" text:visited-style-name="Index_20_Link">Depth<text:tab/>19</text:a></text:p>
          <text:p text:style-name="P205"><text:a xlink:type="simple" xlink:href="#__RefHeading___Toc7114_1959787159" text:style-name="Index_20_Link" text:visited-style-name="Index_20_Link">Outset<text:tab/>19</text:a></text:p>
          <text:p text:style-name="P205"><text:a xlink:type="simple" xlink:href="#__RefHeading___Toc7116_1959787159" text:style-name="Index_20_Link" text:visited-style-name="Index_20_Link">Select Outer<text:tab/>19</text:a></text:p>
          <text:p text:style-name="P205"><text:a xlink:type="simple" xlink:href="#__RefHeading___Toc7118_1959787159" text:style-name="Index_20_Link" text:visited-style-name="Index_20_Link">Individual<text:tab/>19</text:a></text:p>
          <text:p text:style-name="P205"><text:a xlink:type="simple" xlink:href="#__RefHeading___Toc7120_1959787159" text:style-name="Index_20_Link" text:visited-style-name="Index_20_Link">Interpolate<text:tab/>19</text:a></text:p>
          <text:p text:style-name="P203"><text:a xlink:type="simple" xlink:href="#__RefHeading___Toc855_4140605201" text:style-name="Index_20_Link" text:visited-style-name="Index_20_Link">Bevel<text:tab/>20</text:a></text:p>
          <text:p text:style-name="P204"><text:a xlink:type="simple" xlink:href="#__RefHeading___Toc1373_3907686794" text:style-name="Index_20_Link" text:visited-style-name="Index_20_Link">Tool Settings<text:tab/>20</text:a></text:p>
          <text:p text:style-name="P205"><text:a xlink:type="simple" xlink:href="#__RefHeading___Toc11259_3108719185" text:style-name="Index_20_Link" text:visited-style-name="Index_20_Link">Affect<text:tab/>20</text:a></text:p>
          <text:p text:style-name="P205"><text:a xlink:type="simple" xlink:href="#__RefHeading___Toc42788_2320195280" text:style-name="Index_20_Link" text:visited-style-name="Index_20_Link">Width type<text:tab/>20</text:a></text:p>
          <text:p text:style-name="P205"><text:a xlink:type="simple" xlink:href="#__RefHeading___Toc42790_2320195280" text:style-name="Index_20_Link" text:visited-style-name="Index_20_Link">Segments<text:tab/>20</text:a></text:p>
          <text:p text:style-name="P205"><text:a xlink:type="simple" xlink:href="#__RefHeading___Toc11261_3108719185" text:style-name="Index_20_Link" text:visited-style-name="Index_20_Link">Shape<text:tab/>20</text:a></text:p>
          <text:p text:style-name="P205"><text:a xlink:type="simple" xlink:href="#__RefHeading___Toc11263_3108719185" text:style-name="Index_20_Link" text:visited-style-name="Index_20_Link">Material Index<text:tab/>20</text:a></text:p>
          <text:p text:style-name="P205"><text:a xlink:type="simple" xlink:href="#__RefHeading___Toc11265_3108719185" text:style-name="Index_20_Link" text:visited-style-name="Index_20_Link">Harden Normals<text:tab/>20</text:a></text:p>
          <text:p text:style-name="P205"><text:a xlink:type="simple" xlink:href="#__RefHeading___Toc11267_3108719185" text:style-name="Index_20_Link" text:visited-style-name="Index_20_Link">Clamp Overlap<text:tab/>21</text:a></text:p>
          <text:p text:style-name="P205"><text:a xlink:type="simple" xlink:href="#__RefHeading___Toc11269_3108719185" text:style-name="Index_20_Link" text:visited-style-name="Index_20_Link">Loop Slide<text:tab/>21</text:a></text:p>
          <text:p text:style-name="P205"><text:a xlink:type="simple" xlink:href="#__RefHeading___Toc11271_3108719185" text:style-name="Index_20_Link" text:visited-style-name="Index_20_Link">Mark<text:tab/>21</text:a></text:p>
          <text:p text:style-name="P206"><text:a xlink:type="simple" xlink:href="#__RefHeading___Toc11273_3108719185" text:style-name="Index_20_Link" text:visited-style-name="Index_20_Link">Seam<text:tab/>21</text:a></text:p>
          <text:p text:style-name="P206"><text:a xlink:type="simple" xlink:href="#__RefHeading___Toc11275_3108719185" text:style-name="Index_20_Link" text:visited-style-name="Index_20_Link">Sharp<text:tab/>21</text:a></text:p>
          <text:p text:style-name="P205"><text:a xlink:type="simple" xlink:href="#__RefHeading___Toc3976_2105795219" text:style-name="Index_20_Link" text:visited-style-name="Index_20_Link">Miter outer<text:tab/>21</text:a></text:p>
          <text:p text:style-name="P206"><text:a xlink:type="simple" xlink:href="#__RefHeading___Toc49925_24441381561" text:style-name="Index_20_Link" text:visited-style-name="Index_20_Link">Sharp<text:tab/>21</text:a></text:p>
          <text:p text:style-name="P206"><text:a xlink:type="simple" xlink:href="#__RefHeading___Toc1067_16797007331" text:style-name="Index_20_Link" text:visited-style-name="Index_20_Link">Patch<text:tab/>21</text:a></text:p>
          <text:p text:style-name="P206"><text:a xlink:type="simple" xlink:href="#__RefHeading___Toc49929_24441381561" text:style-name="Index_20_Link" text:visited-style-name="Index_20_Link">Arc<text:tab/>21</text:a></text:p>
          <text:p text:style-name="P205"><text:a xlink:type="simple" xlink:href="#__RefHeading___Toc42814_23201952801" text:style-name="Index_20_Link" text:visited-style-name="Index_20_Link">Miter Inner<text:tab/>21</text:a></text:p>
          <text:p text:style-name="P206"><text:a xlink:type="simple" xlink:href="#__RefHeading___Toc49933_24441381561" text:style-name="Index_20_Link" text:visited-style-name="Index_20_Link">Sharp<text:tab/>21</text:a></text:p>
          <text:p text:style-name="P206"><text:a xlink:type="simple" xlink:href="#__RefHeading___Toc49935_24441381561" text:style-name="Index_20_Link" text:visited-style-name="Index_20_Link">Arc<text:tab/>21</text:a></text:p>
          <text:p text:style-name="P206"><text:a xlink:type="simple" xlink:href="#__RefHeading___Toc49937_24441381561" text:style-name="Index_20_Link" text:visited-style-name="Index_20_Link">Spread<text:tab/>22</text:a></text:p>
          <text:p text:style-name="P205"><text:a xlink:type="simple" xlink:href="#__RefHeading___Toc11277_3108719185" text:style-name="Index_20_Link" text:visited-style-name="Index_20_Link">Intersection</text:a><text:a xlink:type="simple" xlink:href="#__RefHeading___Toc11277_3108719185" text:style-name="Index_20_Link" text:visited-style-name="Index_20_Link">s</text:a><text:a xlink:type="simple" xlink:href="#__RefHeading___Toc11277_3108719185" text:style-name="Index_20_Link" text:visited-style-name="Index_20_Link"><text:tab/>22</text:a></text:p>
          <text:p text:style-name="P205"><text:a xlink:type="simple" xlink:href="#__RefHeading___Toc11279_3108719185" text:style-name="Index_20_Link" text:visited-style-name="Index_20_Link">Face Strength Mode<text:tab/>22</text:a></text:p>
          <text:p text:style-name="P206"><text:a xlink:type="simple" xlink:href="#__RefHeading___Toc42804_23201952801" text:style-name="Index_20_Link" text:visited-style-name="Index_20_Link">None<text:tab/>22</text:a></text:p>
          <text:p text:style-name="P206"><text:a xlink:type="simple" xlink:href="#__RefHeading___Toc42806_23201952801" text:style-name="Index_20_Link" text:visited-style-name="Index_20_Link">New<text:tab/>22</text:a></text:p>
          <text:p text:style-name="P206"><text:soft-page-break/><text:a xlink:type="simple" xlink:href="#__RefHeading___Toc42808_23201952801" text:style-name="Index_20_Link" text:visited-style-name="Index_20_Link">Affected<text:tab/>22</text:a></text:p>
          <text:p text:style-name="P206"><text:a xlink:type="simple" xlink:href="#__RefHeading___Toc42810_23201952801" text:style-name="Index_20_Link" text:visited-style-name="Index_20_Link">All<text:tab/>22</text:a></text:p>
          <text:p text:style-name="P205"><text:a xlink:type="simple" xlink:href="#__RefHeading___Toc11281_3108719185" text:style-name="Index_20_Link" text:visited-style-name="Index_20_Link">Profile Type<text:tab/>22</text:a></text:p>
          <text:p text:style-name="P205"><text:a xlink:type="simple" xlink:href="#__RefHeading___Toc4183_958473369" text:style-name="Index_20_Link" text:visited-style-name="Index_20_Link">Custom Profile<text:tab/>22</text:a></text:p>
          <text:p text:style-name="P206"><text:a xlink:type="simple" xlink:href="#__RefHeading___Toc4185_958473369" text:style-name="Index_20_Link" text:visited-style-name="Index_20_Link">Preset<text:tab/>22</text:a></text:p>
          <text:p text:style-name="P206"><text:a xlink:type="simple" xlink:href="#__RefHeading___Toc4187_958473369" text:style-name="Index_20_Link" text:visited-style-name="Index_20_Link">Zoom in<text:tab/>22</text:a></text:p>
          <text:p text:style-name="P206"><text:a xlink:type="simple" xlink:href="#__RefHeading___Toc4189_958473369" text:style-name="Index_20_Link" text:visited-style-name="Index_20_Link">Zoom out<text:tab/>23</text:a></text:p>
          <text:p text:style-name="P206"><text:a xlink:type="simple" xlink:href="#__RefHeading___Toc4191_958473369" text:style-name="Index_20_Link" text:visited-style-name="Index_20_Link">Tools<text:tab/>23</text:a></text:p>
          <text:p text:style-name="P207"><text:a xlink:type="simple" xlink:href="#__RefHeading___Toc4193_958473369" text:style-name="Index_20_Link" text:visited-style-name="Index_20_Link">Reset View<text:tab/>23</text:a></text:p>
          <text:p text:style-name="P207"><text:a xlink:type="simple" xlink:href="#__RefHeading___Toc4195_958473369" text:style-name="Index_20_Link" text:visited-style-name="Index_20_Link">Reset Curve<text:tab/>23</text:a></text:p>
          <text:p text:style-name="P206"><text:a xlink:type="simple" xlink:href="#__RefHeading___Toc4197_958473369" text:style-name="Index_20_Link" text:visited-style-name="Index_20_Link">Reverse Path<text:tab/>23</text:a></text:p>
          <text:p text:style-name="P206"><text:a xlink:type="simple" xlink:href="#__RefHeading___Toc4199_958473369" text:style-name="Index_20_Link" text:visited-style-name="Index_20_Link">Toggle Profile Clipping<text:tab/>23</text:a></text:p>
          <text:p text:style-name="P206"><text:a xlink:type="simple" xlink:href="#__RefHeading___Toc4201_958473369" text:style-name="Index_20_Link" text:visited-style-name="Index_20_Link">Curve view<text:tab/>23</text:a></text:p>
          <text:p text:style-name="P208"><text:a xlink:type="simple" xlink:href="#__RefHeading___Toc6203_4097564167" text:style-name="Index_20_Link" text:visited-style-name="Index_20_Link">Handle Type </text:a><text:a xlink:type="simple" xlink:href="#__RefHeading___Toc6203_4097564167" text:style-name="Index_20_Link" text:visited-style-name="Index_20_Link">Auto Handle</text:a><text:a xlink:type="simple" xlink:href="#__RefHeading___Toc6203_4097564167" text:style-name="Index_20_Link" text:visited-style-name="Index_20_Link"><text:tab/>23</text:a></text:p>
          <text:p text:style-name="P208"><text:a xlink:type="simple" xlink:href="#__RefHeading___Toc4205_958473369" text:style-name="Index_20_Link" text:visited-style-name="Index_20_Link">Handle Type </text:a><text:a xlink:type="simple" xlink:href="#__RefHeading___Toc4205_958473369" text:style-name="Index_20_Link" text:visited-style-name="Index_20_Link">Vector Handle</text:a><text:a xlink:type="simple" xlink:href="#__RefHeading___Toc4205_958473369" text:style-name="Index_20_Link" text:visited-style-name="Index_20_Link"><text:tab/>23</text:a></text:p>
          <text:p text:style-name="P208"><text:a xlink:type="simple" xlink:href="#__RefHeading___Toc6205_4097564167" text:style-name="Index_20_Link" text:visited-style-name="Index_20_Link">Handle Type </text:a><text:a xlink:type="simple" xlink:href="#__RefHeading___Toc6205_4097564167" text:style-name="Index_20_Link" text:visited-style-name="Index_20_Link">Free Handle</text:a><text:a xlink:type="simple" xlink:href="#__RefHeading___Toc6205_4097564167" text:style-name="Index_20_Link" text:visited-style-name="Index_20_Link"><text:tab/>23</text:a></text:p>
          <text:p text:style-name="P208"><text:a xlink:type="simple" xlink:href="#__RefHeading___Toc6207_4097564167" text:style-name="Index_20_Link" text:visited-style-name="Index_20_Link">Handle Type </text:a><text:a xlink:type="simple" xlink:href="#__RefHeading___Toc6207_4097564167" text:style-name="Index_20_Link" text:visited-style-name="Index_20_Link">Aligned Free Handle</text:a><text:a xlink:type="simple" xlink:href="#__RefHeading___Toc6207_4097564167" text:style-name="Index_20_Link" text:visited-style-name="Index_20_Link"><text:tab/>23</text:a></text:p>
          <text:p text:style-name="P207"><text:a xlink:type="simple" xlink:href="#__RefHeading___Toc4207_958473369" text:style-name="Index_20_Link" text:visited-style-name="Index_20_Link">X Y Values<text:tab/>23</text:a></text:p>
          <text:p text:style-name="P207"><text:a xlink:type="simple" xlink:href="#__RefHeading___Toc4209_958473369" text:style-name="Index_20_Link" text:visited-style-name="Index_20_Link">Delete<text:tab/>23</text:a></text:p>
          <text:p text:style-name="P206"><text:a xlink:type="simple" xlink:href="#__RefHeading___Toc4211_958473369" text:style-name="Index_20_Link" text:visited-style-name="Index_20_Link">Sample Straight Edges<text:tab/>23</text:a></text:p>
          <text:p text:style-name="P206"><text:a xlink:type="simple" xlink:href="#__RefHeading___Toc4213_958473369" text:style-name="Index_20_Link" text:visited-style-name="Index_20_Link">Sample Even Lengths<text:tab/>24</text:a></text:p>
          <text:p text:style-name="P205"><text:a xlink:type="simple" xlink:href="#__RefHeading___Toc4671_2586963185" text:style-name="Index_20_Link" text:visited-style-name="Index_20_Link">Drag<text:tab/>24</text:a></text:p>
          <text:p text:style-name="P206"><text:a xlink:type="simple" xlink:href="#__RefHeading___Toc4673_2586963185" text:style-name="Index_20_Link" text:visited-style-name="Index_20_Link">Active Tool<text:tab/>24</text:a></text:p>
          <text:p text:style-name="P206"><text:a xlink:type="simple" xlink:href="#__RefHeading___Toc4675_2586963185" text:style-name="Index_20_Link" text:visited-style-name="Index_20_Link">Tweak, Select Box, Circle and Lasso<text:tab/>24</text:a></text:p>
          <text:p text:style-name="P204"><text:a xlink:type="simple" xlink:href="#__RefHeading___Toc15374_2800044225" text:style-name="Index_20_Link" text:visited-style-name="Index_20_Link">Last Operator Bevel<text:tab/>24</text:a></text:p>
          <text:p text:style-name="P205"><text:a xlink:type="simple" xlink:href="#__RefHeading___Toc11283_3108719185" text:style-name="Index_20_Link" text:visited-style-name="Index_20_Link">Affect<text:tab/>24</text:a></text:p>
          <text:p text:style-name="P205"><text:a xlink:type="simple" xlink:href="#__RefHeading___Toc15376_2800044225" text:style-name="Index_20_Link" text:visited-style-name="Index_20_Link">Width type<text:tab/>24</text:a></text:p>
          <text:p text:style-name="P205"><text:a xlink:type="simple" xlink:href="#__RefHeading___Toc11285_3108719185" text:style-name="Index_20_Link" text:visited-style-name="Index_20_Link">Segments<text:tab/>24</text:a></text:p>
          <text:p text:style-name="P205"><text:a xlink:type="simple" xlink:href="#__RefHeading___Toc11287_3108719185" text:style-name="Index_20_Link" text:visited-style-name="Index_20_Link">Shape<text:tab/>24</text:a></text:p>
          <text:p text:style-name="P205"><text:a xlink:type="simple" xlink:href="#__RefHeading___Toc11289_3108719185" text:style-name="Index_20_Link" text:visited-style-name="Index_20_Link">Material Index<text:tab/>24</text:a></text:p>
          <text:p text:style-name="P205"><text:a xlink:type="simple" xlink:href="#__RefHeading___Toc11291_3108719185" text:style-name="Index_20_Link" text:visited-style-name="Index_20_Link">Harden Normals<text:tab/>24</text:a></text:p>
          <text:p text:style-name="P205"><text:a xlink:type="simple" xlink:href="#__RefHeading___Toc15386_2800044225" text:style-name="Index_20_Link" text:visited-style-name="Index_20_Link">Clamp Overlap<text:tab/>24</text:a></text:p>
          <text:p text:style-name="P205"><text:a xlink:type="simple" xlink:href="#__RefHeading___Toc15388_2800044225" text:style-name="Index_20_Link" text:visited-style-name="Index_20_Link">Loop Slide<text:tab/>25</text:a></text:p>
          <text:p text:style-name="P205"><text:a xlink:type="simple" xlink:href="#__RefHeading___Toc42796_2320195280" text:style-name="Index_20_Link" text:visited-style-name="Index_20_Link">Mark Seams<text:tab/>25</text:a></text:p>
          <text:p text:style-name="P205"><text:a xlink:type="simple" xlink:href="#__RefHeading___Toc42798_2320195280" text:style-name="Index_20_Link" text:visited-style-name="Index_20_Link">Mark Sharp<text:tab/>25</text:a></text:p>
          <text:p text:style-name="P205"><text:a xlink:type="simple" xlink:href="#__RefHeading___Toc42812_2320195280" text:style-name="Index_20_Link" text:visited-style-name="Index_20_Link">Outer Miter<text:tab/>25</text:a></text:p>
          <text:p text:style-name="P206"><text:a xlink:type="simple" xlink:href="#__RefHeading___Toc49925_2444138156" text:style-name="Index_20_Link" text:visited-style-name="Index_20_Link">Sharp<text:tab/>25</text:a></text:p>
          <text:p text:style-name="P206"><text:a xlink:type="simple" xlink:href="#__RefHeading___Toc1067_1679700733" text:style-name="Index_20_Link" text:visited-style-name="Index_20_Link">Patch<text:tab/>25</text:a></text:p>
          <text:p text:style-name="P206"><text:a xlink:type="simple" xlink:href="#__RefHeading___Toc49929_2444138156" text:style-name="Index_20_Link" text:visited-style-name="Index_20_Link">Arc<text:tab/>25</text:a></text:p>
          <text:p text:style-name="P205"><text:a xlink:type="simple" xlink:href="#__RefHeading___Toc42814_2320195280" text:style-name="Index_20_Link" text:visited-style-name="Index_20_Link">Inner Miter<text:tab/>25</text:a></text:p>
          <text:p text:style-name="P206"><text:a xlink:type="simple" xlink:href="#__RefHeading___Toc49933_2444138156" text:style-name="Index_20_Link" text:visited-style-name="Index_20_Link">Sharp<text:tab/>25</text:a></text:p>
          <text:p text:style-name="P206"><text:a xlink:type="simple" xlink:href="#__RefHeading___Toc49935_2444138156" text:style-name="Index_20_Link" text:visited-style-name="Index_20_Link">Arc<text:tab/>25</text:a></text:p>
          <text:p text:style-name="P206"><text:a xlink:type="simple" xlink:href="#__RefHeading___Toc49937_2444138156" text:style-name="Index_20_Link" text:visited-style-name="Index_20_Link">Spread<text:tab/>25</text:a></text:p>
          <text:p text:style-name="P205"><text:a xlink:type="simple" xlink:href="#__RefHeading___Toc11293_3108719185" text:style-name="Index_20_Link" text:visited-style-name="Index_20_Link">Intersection</text:a><text:a xlink:type="simple" xlink:href="#__RefHeading___Toc11293_3108719185" text:style-name="Index_20_Link" text:visited-style-name="Index_20_Link">s</text:a><text:a xlink:type="simple" xlink:href="#__RefHeading___Toc11293_3108719185" text:style-name="Index_20_Link" text:visited-style-name="Index_20_Link"><text:tab/>26</text:a></text:p>
          <text:p text:style-name="P205"><text:a xlink:type="simple" xlink:href="#__RefHeading___Toc4225_958473369" text:style-name="Index_20_Link" text:visited-style-name="Index_20_Link">Face Strength Mode<text:tab/>26</text:a></text:p>
          <text:p text:style-name="P206"><text:a xlink:type="simple" xlink:href="#__RefHeading___Toc42804_2320195280" text:style-name="Index_20_Link" text:visited-style-name="Index_20_Link">None<text:tab/>26</text:a></text:p>
          <text:p text:style-name="P206"><text:a xlink:type="simple" xlink:href="#__RefHeading___Toc42806_2320195280" text:style-name="Index_20_Link" text:visited-style-name="Index_20_Link">New<text:tab/>26</text:a></text:p>
          <text:p text:style-name="P206"><text:a xlink:type="simple" xlink:href="#__RefHeading___Toc42808_2320195280" text:style-name="Index_20_Link" text:visited-style-name="Index_20_Link">Affected<text:tab/>26</text:a></text:p>
          <text:p text:style-name="P206"><text:a xlink:type="simple" xlink:href="#__RefHeading___Toc42810_2320195280" text:style-name="Index_20_Link" text:visited-style-name="Index_20_Link">All<text:tab/>26</text:a></text:p>
          <text:p text:style-name="P205"><text:a xlink:type="simple" xlink:href="#__RefHeading___Toc4229_958473369" text:style-name="Index_20_Link" text:visited-style-name="Index_20_Link">Profile Type<text:tab/>26</text:a></text:p>
          <text:p text:style-name="P205"><text:a xlink:type="simple" xlink:href="#__RefHeading___Toc6209_4097564167" text:style-name="Index_20_Link" text:visited-style-name="Index_20_Link">Profile Type Custom<text:tab/>26</text:a></text:p>
          <text:p text:style-name="P206"><text:a xlink:type="simple" xlink:href="#__RefHeading___Toc4231_958473369" text:style-name="Index_20_Link" text:visited-style-name="Index_20_Link">Preset<text:tab/>26</text:a></text:p>
          <text:p text:style-name="P206"><text:a xlink:type="simple" xlink:href="#__RefHeading___Toc4233_958473369" text:style-name="Index_20_Link" text:visited-style-name="Index_20_Link">Zoom in<text:tab/>26</text:a></text:p>
          <text:p text:style-name="P206"><text:soft-page-break/><text:a xlink:type="simple" xlink:href="#__RefHeading___Toc4235_958473369" text:style-name="Index_20_Link" text:visited-style-name="Index_20_Link">Zoom out<text:tab/>26</text:a></text:p>
          <text:p text:style-name="P206"><text:a xlink:type="simple" xlink:href="#__RefHeading___Toc4237_958473369" text:style-name="Index_20_Link" text:visited-style-name="Index_20_Link">Tools<text:tab/>26</text:a></text:p>
          <text:p text:style-name="P207"><text:a xlink:type="simple" xlink:href="#__RefHeading___Toc4239_958473369" text:style-name="Index_20_Link" text:visited-style-name="Index_20_Link">Reset View<text:tab/>26</text:a></text:p>
          <text:p text:style-name="P207"><text:a xlink:type="simple" xlink:href="#__RefHeading___Toc4241_958473369" text:style-name="Index_20_Link" text:visited-style-name="Index_20_Link">Reset Curve<text:tab/>27</text:a></text:p>
          <text:p text:style-name="P206"><text:a xlink:type="simple" xlink:href="#__RefHeading___Toc4243_958473369" text:style-name="Index_20_Link" text:visited-style-name="Index_20_Link">Reverse Path<text:tab/>27</text:a></text:p>
          <text:p text:style-name="P206"><text:a xlink:type="simple" xlink:href="#__RefHeading___Toc4245_958473369" text:style-name="Index_20_Link" text:visited-style-name="Index_20_Link">Toggle Profile Clipping<text:tab/>27</text:a></text:p>
          <text:p text:style-name="P206"><text:a xlink:type="simple" xlink:href="#__RefHeading___Toc4247_958473369" text:style-name="Index_20_Link" text:visited-style-name="Index_20_Link">Curve view<text:tab/>27</text:a></text:p>
          <text:p text:style-name="P208"><text:a xlink:type="simple" xlink:href="#__RefHeading___Toc6211_4097564167" text:style-name="Index_20_Link" text:visited-style-name="Index_20_Link">Handle Type </text:a><text:a xlink:type="simple" xlink:href="#__RefHeading___Toc6211_4097564167" text:style-name="Index_20_Link" text:visited-style-name="Index_20_Link">Auto Handle</text:a><text:a xlink:type="simple" xlink:href="#__RefHeading___Toc6211_4097564167" text:style-name="Index_20_Link" text:visited-style-name="Index_20_Link"><text:tab/>27</text:a></text:p>
          <text:p text:style-name="P208"><text:a xlink:type="simple" xlink:href="#__RefHeading___Toc4205_9584733691" text:style-name="Index_20_Link" text:visited-style-name="Index_20_Link">Handle Type </text:a><text:a xlink:type="simple" xlink:href="#__RefHeading___Toc4205_9584733691" text:style-name="Index_20_Link" text:visited-style-name="Index_20_Link">Vector Handle</text:a><text:a xlink:type="simple" xlink:href="#__RefHeading___Toc4205_9584733691" text:style-name="Index_20_Link" text:visited-style-name="Index_20_Link"><text:tab/>27</text:a></text:p>
          <text:p text:style-name="P208"><text:a xlink:type="simple" xlink:href="#__RefHeading___Toc6213_4097564167" text:style-name="Index_20_Link" text:visited-style-name="Index_20_Link">Handle Type </text:a><text:a xlink:type="simple" xlink:href="#__RefHeading___Toc6213_4097564167" text:style-name="Index_20_Link" text:visited-style-name="Index_20_Link">Free Handle</text:a><text:a xlink:type="simple" xlink:href="#__RefHeading___Toc6213_4097564167" text:style-name="Index_20_Link" text:visited-style-name="Index_20_Link"><text:tab/>27</text:a></text:p>
          <text:p text:style-name="P208"><text:a xlink:type="simple" xlink:href="#__RefHeading___Toc6215_4097564167" text:style-name="Index_20_Link" text:visited-style-name="Index_20_Link">Handle Type </text:a><text:a xlink:type="simple" xlink:href="#__RefHeading___Toc6215_4097564167" text:style-name="Index_20_Link" text:visited-style-name="Index_20_Link">Aligned Free Handle</text:a><text:a xlink:type="simple" xlink:href="#__RefHeading___Toc6215_4097564167" text:style-name="Index_20_Link" text:visited-style-name="Index_20_Link"><text:tab/>27</text:a></text:p>
          <text:p text:style-name="P207"><text:a xlink:type="simple" xlink:href="#__RefHeading___Toc4253_958473369" text:style-name="Index_20_Link" text:visited-style-name="Index_20_Link">X Y Values<text:tab/>27</text:a></text:p>
          <text:p text:style-name="P207"><text:a xlink:type="simple" xlink:href="#__RefHeading___Toc4255_958473369" text:style-name="Index_20_Link" text:visited-style-name="Index_20_Link">Delete<text:tab/>27</text:a></text:p>
          <text:p text:style-name="P206"><text:a xlink:type="simple" xlink:href="#__RefHeading___Toc4257_958473369" text:style-name="Index_20_Link" text:visited-style-name="Index_20_Link">Sample Straight Edges<text:tab/>27</text:a></text:p>
          <text:p text:style-name="P206"><text:a xlink:type="simple" xlink:href="#__RefHeading___Toc4259_958473369" text:style-name="Index_20_Link" text:visited-style-name="Index_20_Link">Sample Even Lengths<text:tab/>27</text:a></text:p>
          <text:p text:style-name="P203"><text:a xlink:type="simple" xlink:href="#__RefHeading___Toc1249_3907686794" text:style-name="Index_20_Link" text:visited-style-name="Index_20_Link">Loop Cut tools group<text:tab/>28</text:a></text:p>
          <text:p text:style-name="P204"><text:a xlink:type="simple" xlink:href="#__RefHeading___Toc1375_3907686794" text:style-name="Index_20_Link" text:visited-style-name="Index_20_Link">Loop Cut<text:tab/>28</text:a></text:p>
          <text:p text:style-name="P205"><text:a xlink:type="simple" xlink:href="#__RefHeading___Toc42816_2320195280" text:style-name="Index_20_Link" text:visited-style-name="Index_20_Link">Tool Settings<text:tab/>28</text:a></text:p>
          <text:p text:style-name="P206"><text:a xlink:type="simple" xlink:href="#__RefHeading___Toc42818_2320195280" text:style-name="Index_20_Link" text:visited-style-name="Index_20_Link">Number of Cuts<text:tab/>28</text:a></text:p>
          <text:p text:style-name="P206"><text:a xlink:type="simple" xlink:href="#__RefHeading___Toc42820_2320195280" text:style-name="Index_20_Link" text:visited-style-name="Index_20_Link">Correct UV's<text:tab/>28</text:a></text:p>
          <text:p text:style-name="P205"><text:a xlink:type="simple" xlink:href="#__RefHeading___Toc7148_1959787159" text:style-name="Index_20_Link" text:visited-style-name="Index_20_Link">Last Operator Loop Cut and Slide<text:tab/>28</text:a></text:p>
          <text:p text:style-name="P206"><text:a xlink:type="simple" xlink:href="#__RefHeading___Toc7150_1959787159" text:style-name="Index_20_Link" text:visited-style-name="Index_20_Link">Number of Cuts<text:tab/>28</text:a></text:p>
          <text:p text:style-name="P206"><text:a xlink:type="simple" xlink:href="#__RefHeading___Toc15444_1730140173" text:style-name="Index_20_Link" text:visited-style-name="Index_20_Link">Smoothness<text:tab/>28</text:a></text:p>
          <text:p text:style-name="P206"><text:a xlink:type="simple" xlink:href="#__RefHeading___Toc7154_1959787159" text:style-name="Index_20_Link" text:visited-style-name="Index_20_Link">Falloff<text:tab/>28</text:a></text:p>
          <text:p text:style-name="P206"><text:a xlink:type="simple" xlink:href="#__RefHeading___Toc42822_2320195280" text:style-name="Index_20_Link" text:visited-style-name="Index_20_Link">Factor<text:tab/>28</text:a></text:p>
          <text:p text:style-name="P206"><text:a xlink:type="simple" xlink:href="#__RefHeading___Toc15392_2800044225" text:style-name="Index_20_Link" text:visited-style-name="Index_20_Link">Even<text:tab/>29</text:a></text:p>
          <text:p text:style-name="P206"><text:a xlink:type="simple" xlink:href="#__RefHeading___Toc15394_2800044225" text:style-name="Index_20_Link" text:visited-style-name="Index_20_Link">Flipped<text:tab/>29</text:a></text:p>
          <text:p text:style-name="P206"><text:a xlink:type="simple" xlink:href="#__RefHeading___Toc15396_2800044225" text:style-name="Index_20_Link" text:visited-style-name="Index_20_Link">Clamp<text:tab/>29</text:a></text:p>
          <text:p text:style-name="P206"><text:a xlink:type="simple" xlink:href="#__RefHeading___Toc7158_1959787159" text:style-name="Index_20_Link" text:visited-style-name="Index_20_Link">Correct UV's<text:tab/>29</text:a></text:p>
          <text:p text:style-name="P204"><text:a xlink:type="simple" xlink:href="#__RefHeading___Toc1377_3907686794" text:style-name="Index_20_Link" text:visited-style-name="Index_20_Link">Offset Edge Loop Cut<text:tab/>29</text:a></text:p>
          <text:p text:style-name="P205"><text:a xlink:type="simple" xlink:href="#__RefHeading___Toc7164_1959787159" text:style-name="Index_20_Link" text:visited-style-name="Index_20_Link">Last Operator Offset Edge Slide<text:tab/>29</text:a></text:p>
          <text:p text:style-name="P206"><text:a xlink:type="simple" xlink:href="#__RefHeading___Toc7166_1959787159" text:style-name="Index_20_Link" text:visited-style-name="Index_20_Link">Cap Endpoint<text:tab/>29</text:a></text:p>
          <text:p text:style-name="P206"><text:a xlink:type="simple" xlink:href="#__RefHeading___Toc7168_1959787159" text:style-name="Index_20_Link" text:visited-style-name="Index_20_Link">Edge Slide Factor<text:tab/>29</text:a></text:p>
          <text:p text:style-name="P206"><text:a xlink:type="simple" xlink:href="#__RefHeading___Toc15398_2800044225" text:style-name="Index_20_Link" text:visited-style-name="Index_20_Link">Even<text:tab/>29</text:a></text:p>
          <text:p text:style-name="P206"><text:a xlink:type="simple" xlink:href="#__RefHeading___Toc15400_2800044225" text:style-name="Index_20_Link" text:visited-style-name="Index_20_Link">Flipped<text:tab/>29</text:a></text:p>
          <text:p text:style-name="P206"><text:a xlink:type="simple" xlink:href="#__RefHeading___Toc15402_2800044225" text:style-name="Index_20_Link" text:visited-style-name="Index_20_Link">Clamp<text:tab/>29</text:a></text:p>
          <text:p text:style-name="P206"><text:a xlink:type="simple" xlink:href="#__RefHeading___Toc7170_1959787159" text:style-name="Index_20_Link" text:visited-style-name="Index_20_Link">Correct UV's<text:tab/>29</text:a></text:p>
          <text:p text:style-name="P203"><text:a xlink:type="simple" xlink:href="#__RefHeading___Toc1251_3907686794" text:style-name="Index_20_Link" text:visited-style-name="Index_20_Link">Knife Tool Group<text:tab/>30</text:a></text:p>
          <text:p text:style-name="P204"><text:a xlink:type="simple" xlink:href="#__RefHeading___Toc7174_1959787159" text:style-name="Index_20_Link" text:visited-style-name="Index_20_Link">Knife tool<text:tab/>30</text:a></text:p>
          <text:p text:style-name="P205"><text:a xlink:type="simple" xlink:href="#__RefHeading___Toc42824_2320195280" text:style-name="Index_20_Link" text:visited-style-name="Index_20_Link">Hotkey functionality in the footer text<text:tab/>30</text:a></text:p>
          <text:p text:style-name="P205"><text:a xlink:type="simple" xlink:href="#__RefHeading___Toc42826_2320195280" text:style-name="Index_20_Link" text:visited-style-name="Index_20_Link">Tool Settings<text:tab/>30</text:a></text:p>
          <text:p text:style-name="P206"><text:a xlink:type="simple" xlink:href="#__RefHeading___Toc42828_2320195280" text:style-name="Index_20_Link" text:visited-style-name="Index_20_Link">Occlude Geometry<text:tab/>30</text:a></text:p>
          <text:p text:style-name="P206"><text:a xlink:type="simple" xlink:href="#__RefHeading___Toc42830_2320195280" text:style-name="Index_20_Link" text:visited-style-name="Index_20_Link">Only Selected<text:tab/>30</text:a></text:p>
          <text:p text:style-name="P204"><text:a xlink:type="simple" xlink:href="#__RefHeading___Toc1379_3907686794" text:style-name="Index_20_Link" text:visited-style-name="Index_20_Link">Bisect<text:tab/>31</text:a></text:p>
          <text:p text:style-name="P205"><text:a xlink:type="simple" xlink:href="#__RefHeading___Toc42832_2320195280" text:style-name="Index_20_Link" text:visited-style-name="Index_20_Link">Tool Settings<text:tab/>31</text:a></text:p>
          <text:p text:style-name="P206"><text:a xlink:type="simple" xlink:href="#__RefHeading___Toc42834_2320195280" text:style-name="Index_20_Link" text:visited-style-name="Index_20_Link">Fill<text:tab/>31</text:a></text:p>
          <text:p text:style-name="P206"><text:a xlink:type="simple" xlink:href="#__RefHeading___Toc7172_195978715911" text:style-name="Index_20_Link" text:visited-style-name="Index_20_Link">Clear Inner<text:tab/>31</text:a></text:p>
          <text:p text:style-name="P206"><text:a xlink:type="simple" xlink:href="#__RefHeading___Toc7698_11955648491" text:style-name="Index_20_Link" text:visited-style-name="Index_20_Link">Clear Outer<text:tab/>31</text:a></text:p>
          <text:p text:style-name="P208"><text:a xlink:type="simple" xlink:href="#__RefHeading___Toc7700_11955648491" text:style-name="Index_20_Link" text:visited-style-name="Index_20_Link">Axis threshold<text:tab/>31</text:a></text:p>
          <text:p text:style-name="P205"><text:a xlink:type="simple" xlink:href="#__RefHeading___Toc15404_2800044225" text:style-name="Index_20_Link" text:visited-style-name="Index_20_Link">Last Operator Bisect<text:tab/>31</text:a></text:p>
          <text:p text:style-name="P206"><text:a xlink:type="simple" xlink:href="#__RefHeading___Toc7166_19597871591" text:style-name="Index_20_Link" text:visited-style-name="Index_20_Link">Plane Point X , Y , Z<text:tab/>31</text:a></text:p>
          <text:p text:style-name="P206"><text:a xlink:type="simple" xlink:href="#__RefHeading___Toc7168_19597871591" text:style-name="Index_20_Link" text:visited-style-name="Index_20_Link">Plane Normal X , Y , Z<text:tab/>31</text:a></text:p>
          <text:p text:style-name="P206"><text:a xlink:type="simple" xlink:href="#__RefHeading___Toc7170_19597871591" text:style-name="Index_20_Link" text:visited-style-name="Index_20_Link">Fill<text:tab/>31</text:a></text:p>
          <text:p text:style-name="P206"><text:soft-page-break/><text:a xlink:type="simple" xlink:href="#__RefHeading___Toc7172_19597871591" text:style-name="Index_20_Link" text:visited-style-name="Index_20_Link">Clear Inner<text:tab/>31</text:a></text:p>
          <text:p text:style-name="P206"><text:a xlink:type="simple" xlink:href="#__RefHeading___Toc7698_1195564849" text:style-name="Index_20_Link" text:visited-style-name="Index_20_Link">Clear Outer<text:tab/>31</text:a></text:p>
          <text:p text:style-name="P206"><text:a xlink:type="simple" xlink:href="#__RefHeading___Toc7700_1195564849" text:style-name="Index_20_Link" text:visited-style-name="Index_20_Link">Axis threshold<text:tab/>32</text:a></text:p>
          <text:p text:style-name="P203"><text:a xlink:type="simple" xlink:href="#__RefHeading___Toc1493_2700487623" text:style-name="Index_20_Link" text:visited-style-name="Index_20_Link">Poly Build<text:tab/>32</text:a></text:p>
          <text:p text:style-name="P204"><text:a xlink:type="simple" xlink:href="#__RefHeading___Toc1495_2700487623" text:style-name="Index_20_Link" text:visited-style-name="Index_20_Link">Usage:<text:tab/>32</text:a></text:p>
          <text:p text:style-name="P204"><text:a xlink:type="simple" xlink:href="#__RefHeading___Toc1497_2700487623" text:style-name="Index_20_Link" text:visited-style-name="Index_20_Link">Tool Settings<text:tab/>32</text:a></text:p>
          <text:p text:style-name="P205"><text:a xlink:type="simple" xlink:href="#__RefHeading___Toc42836_2320195280" text:style-name="Index_20_Link" text:visited-style-name="Index_20_Link">Create Quads<text:tab/>32</text:a></text:p>
          <text:p text:style-name="P204"><text:a xlink:type="simple" xlink:href="#__RefHeading___Toc1499_2700487623" text:style-name="Index_20_Link" text:visited-style-name="Index_20_Link">Last Operator<text:tab/>32</text:a></text:p>
          <text:p text:style-name="P205"><text:a xlink:type="simple" xlink:href="#__RefHeading___Toc42838_2320195280" text:style-name="Index_20_Link" text:visited-style-name="Index_20_Link">Extrude At Cursor Move panel<text:tab/>32</text:a></text:p>
          <text:p text:style-name="P206"><text:a xlink:type="simple" xlink:href="#__RefHeading___Toc42840_2320195280" text:style-name="Index_20_Link" text:visited-style-name="Index_20_Link">Flip Normals<text:tab/>32</text:a></text:p>
          <text:p text:style-name="P206"><text:a xlink:type="simple" xlink:href="#__RefHeading___Toc42842_2320195280" text:style-name="Index_20_Link" text:visited-style-name="Index_20_Link">Move X, Y Z<text:tab/>32</text:a></text:p>
          <text:p text:style-name="P206"><text:a xlink:type="simple" xlink:href="#__RefHeading___Toc563_35451068891" text:style-name="Index_20_Link" text:visited-style-name="Index_20_Link">Orientation<text:tab/>33</text:a></text:p>
          <text:p text:style-name="P205"><text:a xlink:type="simple" xlink:href="#__RefHeading___Toc42844_2320195280" text:style-name="Index_20_Link" text:visited-style-name="Index_20_Link">Face at Cursor Move panel<text:tab/>33</text:a></text:p>
          <text:p text:style-name="P206"><text:a xlink:type="simple" xlink:href="#__RefHeading___Toc42846_2320195280" text:style-name="Index_20_Link" text:visited-style-name="Index_20_Link">Move X, Y Z<text:tab/>33</text:a></text:p>
          <text:p text:style-name="P206"><text:a xlink:type="simple" xlink:href="#__RefHeading___Toc563_354510688911" text:style-name="Index_20_Link" text:visited-style-name="Index_20_Link">Orientation<text:tab/>33</text:a></text:p>
          <text:p text:style-name="P205"><text:a xlink:type="simple" xlink:href="#__RefHeading___Toc42848_2320195280" text:style-name="Index_20_Link" text:visited-style-name="Index_20_Link">Proportional editing<text:tab/>33</text:a></text:p>
          <text:p text:style-name="P206"><text:a xlink:type="simple" xlink:href="#__RefHeading___Toc1579_17633464692" text:style-name="Index_20_Link" text:visited-style-name="Index_20_Link">Proportional Falloff<text:tab/>33</text:a></text:p>
          <text:p text:style-name="P206"><text:a xlink:type="simple" xlink:href="#__RefHeading___Toc1545_15020437472" text:style-name="Index_20_Link" text:visited-style-name="Index_20_Link">Proportional Size<text:tab/>33</text:a></text:p>
          <text:p text:style-name="P206"><text:a xlink:type="simple" xlink:href="#__RefHeading___Toc1581_17633464692" text:style-name="Index_20_Link" text:visited-style-name="Index_20_Link">Connected<text:tab/>33</text:a></text:p>
          <text:p text:style-name="P206"><text:a xlink:type="simple" xlink:href="#__RefHeading___Toc1583_17633464691" text:style-name="Index_20_Link" text:visited-style-name="Index_20_Link">Projected(2D)<text:tab/>33</text:a></text:p>
          <text:p text:style-name="P203"><text:a xlink:type="simple" xlink:href="#__RefHeading___Toc1501_2700487623" text:style-name="Index_20_Link" text:visited-style-name="Index_20_Link">Spin Tools Group<text:tab/>33</text:a></text:p>
          <text:p text:style-name="P204"><text:a xlink:type="simple" xlink:href="#__RefHeading___Toc33980_3576265322" text:style-name="Index_20_Link" text:visited-style-name="Index_20_Link">Spin<text:tab/>34</text:a></text:p>
          <text:p text:style-name="P205"><text:a xlink:type="simple" xlink:href="#__RefHeading___Toc42850_2320195280" text:style-name="Index_20_Link" text:visited-style-name="Index_20_Link">Usage<text:tab/>34</text:a></text:p>
          <text:p text:style-name="P205"><text:a xlink:type="simple" xlink:href="#__RefHeading___Toc42852_2320195280" text:style-name="Index_20_Link" text:visited-style-name="Index_20_Link">Tool Settings<text:tab/>34</text:a></text:p>
          <text:p text:style-name="P206"><text:a xlink:type="simple" xlink:href="#__RefHeading___Toc42854_2320195280" text:style-name="Index_20_Link" text:visited-style-name="Index_20_Link">Steps<text:tab/>34</text:a></text:p>
          <text:p text:style-name="P206"><text:a xlink:type="simple" xlink:href="#__RefHeading___Toc42856_2320195280" text:style-name="Index_20_Link" text:visited-style-name="Index_20_Link">Axis<text:tab/>34</text:a></text:p>
          <text:p text:style-name="P205"><text:a xlink:type="simple" xlink:href="#__RefHeading___Toc15486_2567070647" text:style-name="Index_20_Link" text:visited-style-name="Index_20_Link">Last Operator Spin<text:tab/>34</text:a></text:p>
          <text:p text:style-name="P206"><text:a xlink:type="simple" xlink:href="#__RefHeading___Toc7076_1959787159" text:style-name="Index_20_Link" text:visited-style-name="Index_20_Link">Steps<text:tab/>34</text:a></text:p>
          <text:p text:style-name="P206"><text:a xlink:type="simple" xlink:href="#__RefHeading___Toc7078_1959787159" text:style-name="Index_20_Link" text:visited-style-name="Index_20_Link">Duplicate<text:tab/>34</text:a></text:p>
          <text:p text:style-name="P206"><text:a xlink:type="simple" xlink:href="#__RefHeading___Toc42858_2320195280" text:style-name="Index_20_Link" text:visited-style-name="Index_20_Link">Angle<text:tab/>35</text:a></text:p>
          <text:p text:style-name="P206"><text:a xlink:type="simple" xlink:href="#__RefHeading___Toc7082_1959787159" text:style-name="Index_20_Link" text:visited-style-name="Index_20_Link">Center X Y Z<text:tab/>35</text:a></text:p>
          <text:p text:style-name="P206"><text:a xlink:type="simple" xlink:href="#__RefHeading___Toc7084_1959787159" text:style-name="Index_20_Link" text:visited-style-name="Index_20_Link">Axis X Y Z<text:tab/>35</text:a></text:p>
          <text:p text:style-name="P204"><text:a xlink:type="simple" xlink:href="#__RefHeading___Toc33982_3576265322" text:style-name="Index_20_Link" text:visited-style-name="Index_20_Link">Spin Duplicate<text:tab/>35</text:a></text:p>
          <text:p text:style-name="P203"><text:a xlink:type="simple" xlink:href="#__RefHeading___Toc33984_3576265322" text:style-name="Index_20_Link" text:visited-style-name="Index_20_Link">Smooth / Randomize Tools group<text:tab/>35</text:a></text:p>
          <text:p text:style-name="P204"><text:a xlink:type="simple" xlink:href="#__RefHeading___Toc33986_3576265322" text:style-name="Index_20_Link" text:visited-style-name="Index_20_Link">Smooth<text:tab/>35</text:a></text:p>
          <text:p text:style-name="P205"><text:a xlink:type="simple" xlink:href="#__RefHeading___Toc42860_2320195280" text:style-name="Index_20_Link" text:visited-style-name="Index_20_Link">Usage<text:tab/>35</text:a></text:p>
          <text:p text:style-name="P205"><text:a xlink:type="simple" xlink:href="#__RefHeading___Toc42862_2320195280" text:style-name="Index_20_Link" text:visited-style-name="Index_20_Link">Tool Settings<text:tab/>35</text:a></text:p>
          <text:p text:style-name="P206"><text:a xlink:type="simple" xlink:href="#__RefHeading___Toc42864_2320195280" text:style-name="Index_20_Link" text:visited-style-name="Index_20_Link">Repeat<text:tab/>35</text:a></text:p>
          <text:p text:style-name="P205"><text:a xlink:type="simple" xlink:href="#__RefHeading___Toc4677_2586963185" text:style-name="Index_20_Link" text:visited-style-name="Index_20_Link">Drag<text:tab/>35</text:a></text:p>
          <text:p text:style-name="P206"><text:a xlink:type="simple" xlink:href="#__RefHeading___Toc4679_2586963185" text:style-name="Index_20_Link" text:visited-style-name="Index_20_Link">Active Tool<text:tab/>35</text:a></text:p>
          <text:p text:style-name="P206"><text:a xlink:type="simple" xlink:href="#__RefHeading___Toc4681_2586963185" text:style-name="Index_20_Link" text:visited-style-name="Index_20_Link">Tweak, Select Box, Circle and Lasso<text:tab/>35</text:a></text:p>
          <text:p text:style-name="P205"><text:a xlink:type="simple" xlink:href="#__RefHeading___Toc42866_2320195280" text:style-name="Index_20_Link" text:visited-style-name="Index_20_Link">Last Operator </text:a><text:a xlink:type="simple" xlink:href="#__RefHeading___Toc42866_2320195280" text:style-name="Index_20_Link" text:visited-style-name="Index_20_Link">Smooth Vertices</text:a><text:a xlink:type="simple" xlink:href="#__RefHeading___Toc42866_2320195280" text:style-name="Index_20_Link" text:visited-style-name="Index_20_Link"><text:tab/>36</text:a></text:p>
          <text:p text:style-name="P206"><text:a xlink:type="simple" xlink:href="#__RefHeading___Toc7076_19597871591" text:style-name="Index_20_Link" text:visited-style-name="Index_20_Link">Smoothing<text:tab/>36</text:a></text:p>
          <text:p text:style-name="P206"><text:a xlink:type="simple" xlink:href="#__RefHeading___Toc42868_2320195280" text:style-name="Index_20_Link" text:visited-style-name="Index_20_Link">Repeat<text:tab/>36</text:a></text:p>
          <text:p text:style-name="P206"><text:a xlink:type="simple" xlink:href="#__RefHeading___Toc42870_2320195280" text:style-name="Index_20_Link" text:visited-style-name="Index_20_Link">X Axis, Y Axis, Z Axis<text:tab/>36</text:a></text:p>
          <text:p text:style-name="P204"><text:a xlink:type="simple" xlink:href="#__RefHeading___Toc33988_3576265322" text:style-name="Index_20_Link" text:visited-style-name="Index_20_Link">Randomize<text:tab/>36</text:a></text:p>
          <text:p text:style-name="P205"><text:a xlink:type="simple" xlink:href="#__RefHeading___Toc42872_2320195280" text:style-name="Index_20_Link" text:visited-style-name="Index_20_Link">Usage<text:tab/>36</text:a></text:p>
          <text:p text:style-name="P205"><text:a xlink:type="simple" xlink:href="#__RefHeading___Toc42874_2320195280" text:style-name="Index_20_Link" text:visited-style-name="Index_20_Link">Tool Settings<text:tab/>36</text:a></text:p>
          <text:p text:style-name="P206"><text:a xlink:type="simple" xlink:href="#__RefHeading___Toc42876_2320195280" text:style-name="Index_20_Link" text:visited-style-name="Index_20_Link">Uniform<text:tab/>36</text:a></text:p>
          <text:p text:style-name="P206"><text:a xlink:type="simple" xlink:href="#__RefHeading___Toc42878_2320195280" text:style-name="Index_20_Link" text:visited-style-name="Index_20_Link">Normal<text:tab/>36</text:a></text:p>
          <text:p text:style-name="P206"><text:a xlink:type="simple" xlink:href="#__RefHeading___Toc42880_2320195280" text:style-name="Index_20_Link" text:visited-style-name="Index_20_Link">Random Seed<text:tab/>36</text:a></text:p>
          <text:p text:style-name="P205"><text:a xlink:type="simple" xlink:href="#__RefHeading___Toc4683_2586963185" text:style-name="Index_20_Link" text:visited-style-name="Index_20_Link">Drag<text:tab/>36</text:a></text:p>
          <text:p text:style-name="P206"><text:a xlink:type="simple" xlink:href="#__RefHeading___Toc4685_2586963185" text:style-name="Index_20_Link" text:visited-style-name="Index_20_Link">Active Tool<text:tab/>36</text:a></text:p>
          <text:p text:style-name="P206"><text:soft-page-break/><text:a xlink:type="simple" xlink:href="#__RefHeading___Toc4687_2586963185" text:style-name="Index_20_Link" text:visited-style-name="Index_20_Link">Tweak, Select Box, Circle and Lasso<text:tab/>36</text:a></text:p>
          <text:p text:style-name="P205"><text:a xlink:type="simple" xlink:href="#__RefHeading___Toc42882_2320195280" text:style-name="Index_20_Link" text:visited-style-name="Index_20_Link">Last Operator Smooth Vertices<text:tab/>37</text:a></text:p>
          <text:p text:style-name="P206"><text:a xlink:type="simple" xlink:href="#__RefHeading___Toc42884_2320195280" text:style-name="Index_20_Link" text:visited-style-name="Index_20_Link">Amount<text:tab/>37</text:a></text:p>
          <text:p text:style-name="P206"><text:a xlink:type="simple" xlink:href="#__RefHeading___Toc42886_2320195280" text:style-name="Index_20_Link" text:visited-style-name="Index_20_Link">Uniform<text:tab/>37</text:a></text:p>
          <text:p text:style-name="P206"><text:a xlink:type="simple" xlink:href="#__RefHeading___Toc42888_2320195280" text:style-name="Index_20_Link" text:visited-style-name="Index_20_Link">Normal<text:tab/>37</text:a></text:p>
          <text:p text:style-name="P206"><text:a xlink:type="simple" xlink:href="#__RefHeading___Toc42890_2320195280" text:style-name="Index_20_Link" text:visited-style-name="Index_20_Link">Random Seed<text:tab/>37</text:a></text:p>
          <text:p text:style-name="P203"><text:a xlink:type="simple" xlink:href="#__RefHeading___Toc34062_3576265322" text:style-name="Index_20_Link" text:visited-style-name="Index_20_Link">Edge and Vertex Slide Tools Group<text:tab/>37</text:a></text:p>
          <text:p text:style-name="P204"><text:a xlink:type="simple" xlink:href="#__RefHeading___Toc34064_3576265322" text:style-name="Index_20_Link" text:visited-style-name="Index_20_Link">Edge Slide<text:tab/>37</text:a></text:p>
          <text:p text:style-name="P205"><text:a xlink:type="simple" xlink:href="#__RefHeading___Toc42892_2320195280" text:style-name="Index_20_Link" text:visited-style-name="Index_20_Link">Header Values<text:tab/>37</text:a></text:p>
          <text:p text:style-name="P205"><text:a xlink:type="simple" xlink:href="#__RefHeading___Toc42894_2320195280" text:style-name="Index_20_Link" text:visited-style-name="Index_20_Link">Tool Settings<text:tab/>37</text:a></text:p>
          <text:p text:style-name="P206"><text:a xlink:type="simple" xlink:href="#__RefHeading___Toc42896_2320195280" text:style-name="Index_20_Link" text:visited-style-name="Index_20_Link">Correct UV's<text:tab/>37</text:a></text:p>
          <text:p text:style-name="P205"><text:a xlink:type="simple" xlink:href="#__RefHeading___Toc4689_2586963185" text:style-name="Index_20_Link" text:visited-style-name="Index_20_Link">Drag<text:tab/>37</text:a></text:p>
          <text:p text:style-name="P206"><text:a xlink:type="simple" xlink:href="#__RefHeading___Toc4691_2586963185" text:style-name="Index_20_Link" text:visited-style-name="Index_20_Link">Active Tool<text:tab/>37</text:a></text:p>
          <text:p text:style-name="P206"><text:a xlink:type="simple" xlink:href="#__RefHeading___Toc4693_2586963185" text:style-name="Index_20_Link" text:visited-style-name="Index_20_Link">Tweak, Select Box, Circle and Lasso<text:tab/>38</text:a></text:p>
          <text:p text:style-name="P205"><text:a xlink:type="simple" xlink:href="#__RefHeading___Toc15312_2800044225" text:style-name="Index_20_Link" text:visited-style-name="Index_20_Link">Last Operator Edge Slide<text:tab/>38</text:a></text:p>
          <text:p text:style-name="P206"><text:a xlink:type="simple" xlink:href="#__RefHeading___Toc15314_2800044225" text:style-name="Index_20_Link" text:visited-style-name="Index_20_Link">Factor<text:tab/>38</text:a></text:p>
          <text:p text:style-name="P206"><text:a xlink:type="simple" xlink:href="#__RefHeading___Toc15316_2800044225" text:style-name="Index_20_Link" text:visited-style-name="Index_20_Link">Even<text:tab/>38</text:a></text:p>
          <text:p text:style-name="P206"><text:a xlink:type="simple" xlink:href="#__RefHeading___Toc15318_2800044225" text:style-name="Index_20_Link" text:visited-style-name="Index_20_Link">Flipped<text:tab/>38</text:a></text:p>
          <text:p text:style-name="P206"><text:a xlink:type="simple" xlink:href="#__RefHeading___Toc15320_2800044225" text:style-name="Index_20_Link" text:visited-style-name="Index_20_Link">Clamp<text:tab/>38</text:a></text:p>
          <text:p text:style-name="P206"><text:a xlink:type="simple" xlink:href="#__RefHeading___Toc15322_2800044225" text:style-name="Index_20_Link" text:visited-style-name="Index_20_Link">Correct UV's<text:tab/>38</text:a></text:p>
          <text:p text:style-name="P204"><text:a xlink:type="simple" xlink:href="#__RefHeading___Toc34066_3576265322" text:style-name="Index_20_Link" text:visited-style-name="Index_20_Link">Vertex Slide<text:tab/>38</text:a></text:p>
          <text:p text:style-name="P205"><text:a xlink:type="simple" xlink:href="#__RefHeading___Toc42898_2320195280" text:style-name="Index_20_Link" text:visited-style-name="Index_20_Link">Header Values<text:tab/>38</text:a></text:p>
          <text:p text:style-name="P205"><text:a xlink:type="simple" xlink:href="#__RefHeading___Toc42900_2320195280" text:style-name="Index_20_Link" text:visited-style-name="Index_20_Link">Tool Settings<text:tab/>38</text:a></text:p>
          <text:p text:style-name="P206"><text:a xlink:type="simple" xlink:href="#__RefHeading___Toc42902_2320195280" text:style-name="Index_20_Link" text:visited-style-name="Index_20_Link">Correct UV's<text:tab/>38</text:a></text:p>
          <text:p text:style-name="P205"><text:a xlink:type="simple" xlink:href="#__RefHeading___Toc4695_2586963185" text:style-name="Index_20_Link" text:visited-style-name="Index_20_Link">Drag<text:tab/>39</text:a></text:p>
          <text:p text:style-name="P206"><text:a xlink:type="simple" xlink:href="#__RefHeading___Toc4697_2586963185" text:style-name="Index_20_Link" text:visited-style-name="Index_20_Link">Active Tool<text:tab/>39</text:a></text:p>
          <text:p text:style-name="P206"><text:a xlink:type="simple" xlink:href="#__RefHeading___Toc4699_2586963185" text:style-name="Index_20_Link" text:visited-style-name="Index_20_Link">Tweak, Select Box, Circle and Lasso<text:tab/>39</text:a></text:p>
          <text:p text:style-name="P205"><text:a xlink:type="simple" xlink:href="#__RefHeading___Toc15326_2800044225" text:style-name="Index_20_Link" text:visited-style-name="Index_20_Link">Last Operator Vertex Slide<text:tab/>39</text:a></text:p>
          <text:p text:style-name="P206"><text:a xlink:type="simple" xlink:href="#__RefHeading___Toc15328_2800044225" text:style-name="Index_20_Link" text:visited-style-name="Index_20_Link">Factor<text:tab/>39</text:a></text:p>
          <text:p text:style-name="P206"><text:a xlink:type="simple" xlink:href="#__RefHeading___Toc15330_2800044225" text:style-name="Index_20_Link" text:visited-style-name="Index_20_Link">Even<text:tab/>39</text:a></text:p>
          <text:p text:style-name="P206"><text:a xlink:type="simple" xlink:href="#__RefHeading___Toc15332_2800044225" text:style-name="Index_20_Link" text:visited-style-name="Index_20_Link">Flipped<text:tab/>39</text:a></text:p>
          <text:p text:style-name="P206"><text:a xlink:type="simple" xlink:href="#__RefHeading___Toc15334_2800044225" text:style-name="Index_20_Link" text:visited-style-name="Index_20_Link">Clamp<text:tab/>39</text:a></text:p>
          <text:p text:style-name="P206"><text:a xlink:type="simple" xlink:href="#__RefHeading___Toc15336_2800044225" text:style-name="Index_20_Link" text:visited-style-name="Index_20_Link">Correct UV's<text:tab/>39</text:a></text:p>
          <text:p text:style-name="P203"><text:a xlink:type="simple" xlink:href="#__RefHeading___Toc34068_3576265322" text:style-name="Index_20_Link" text:visited-style-name="Index_20_Link">Shrink/Fatten / Push/Pull Tools Group<text:tab/>39</text:a></text:p>
          <text:p text:style-name="P204"><text:a xlink:type="simple" xlink:href="#__RefHeading___Toc34070_3576265322" text:style-name="Index_20_Link" text:visited-style-name="Index_20_Link">Shrink / Fatten<text:tab/>39</text:a></text:p>
          <text:p text:style-name="P205"><text:a xlink:type="simple" xlink:href="#__RefHeading___Toc42904_2320195280" text:style-name="Index_20_Link" text:visited-style-name="Index_20_Link">Header Values<text:tab/>39</text:a></text:p>
          <text:p text:style-name="P205"><text:a xlink:type="simple" xlink:href="#__RefHeading___Toc42906_2320195280" text:style-name="Index_20_Link" text:visited-style-name="Index_20_Link">Tool Settings<text:tab/>40</text:a></text:p>
          <text:p text:style-name="P206"><text:a xlink:type="simple" xlink:href="#__RefHeading___Toc42908_2320195280" text:style-name="Index_20_Link" text:visited-style-name="Index_20_Link">Offset Even<text:tab/>40</text:a></text:p>
          <text:p text:style-name="P205"><text:a xlink:type="simple" xlink:href="#__RefHeading___Toc4701_2586963185" text:style-name="Index_20_Link" text:visited-style-name="Index_20_Link">Drag<text:tab/>40</text:a></text:p>
          <text:p text:style-name="P206"><text:a xlink:type="simple" xlink:href="#__RefHeading___Toc4703_2586963185" text:style-name="Index_20_Link" text:visited-style-name="Index_20_Link">Active Tool<text:tab/>40</text:a></text:p>
          <text:p text:style-name="P206"><text:a xlink:type="simple" xlink:href="#__RefHeading___Toc4705_2586963185" text:style-name="Index_20_Link" text:visited-style-name="Index_20_Link">Tweak, Select Box, Circle and Lasso<text:tab/>40</text:a></text:p>
          <text:p text:style-name="P205"><text:a xlink:type="simple" xlink:href="#__RefHeading___Toc15326_28000442251" text:style-name="Index_20_Link" text:visited-style-name="Index_20_Link">Last Operator </text:a><text:a xlink:type="simple" xlink:href="#__RefHeading___Toc15326_28000442251" text:style-name="Index_20_Link" text:visited-style-name="Index_20_Link">S</text:a><text:a xlink:type="simple" xlink:href="#__RefHeading___Toc15326_28000442251" text:style-name="Index_20_Link" text:visited-style-name="Index_20_Link">hrink/Fatten</text:a><text:a xlink:type="simple" xlink:href="#__RefHeading___Toc15326_28000442251" text:style-name="Index_20_Link" text:visited-style-name="Index_20_Link"><text:tab/>40</text:a></text:p>
          <text:p text:style-name="P206"><text:a xlink:type="simple" xlink:href="#__RefHeading___Toc15328_28000442251" text:style-name="Index_20_Link" text:visited-style-name="Index_20_Link">Offset<text:tab/>40</text:a></text:p>
          <text:p text:style-name="P206"><text:a xlink:type="simple" xlink:href="#__RefHeading___Toc42910_2320195280" text:style-name="Index_20_Link" text:visited-style-name="Index_20_Link">Offset Even<text:tab/>40</text:a></text:p>
          <text:p text:style-name="P206"><text:a xlink:type="simple" xlink:href="#__RefHeading___Toc42912_2320195280" text:style-name="Index_20_Link" text:visited-style-name="Index_20_Link">Proportional editing<text:tab/>40</text:a></text:p>
          <text:p text:style-name="P207"><text:a xlink:type="simple" xlink:href="#__RefHeading___Toc1579_17633464693" text:style-name="Index_20_Link" text:visited-style-name="Index_20_Link">Proportional Falloff<text:tab/>40</text:a></text:p>
          <text:p text:style-name="P207"><text:a xlink:type="simple" xlink:href="#__RefHeading___Toc1545_15020437473" text:style-name="Index_20_Link" text:visited-style-name="Index_20_Link">Proportional Size<text:tab/>40</text:a></text:p>
          <text:p text:style-name="P207"><text:a xlink:type="simple" xlink:href="#__RefHeading___Toc1581_17633464693" text:style-name="Index_20_Link" text:visited-style-name="Index_20_Link">Connected<text:tab/>40</text:a></text:p>
          <text:p text:style-name="P207"><text:a xlink:type="simple" xlink:href="#__RefHeading___Toc1583_17633464692" text:style-name="Index_20_Link" text:visited-style-name="Index_20_Link">Projected(2D)<text:tab/>40</text:a></text:p>
          <text:p text:style-name="P204"><text:a xlink:type="simple" xlink:href="#__RefHeading___Toc38981_3576265322" text:style-name="Index_20_Link" text:visited-style-name="Index_20_Link">Push/Pull<text:tab/>40</text:a></text:p>
          <text:p text:style-name="P205"><text:a xlink:type="simple" xlink:href="#__RefHeading___Toc42914_2320195280" text:style-name="Index_20_Link" text:visited-style-name="Index_20_Link">Header Values<text:tab/>41</text:a></text:p>
          <text:p text:style-name="P205"><text:a xlink:type="simple" xlink:href="#__RefHeading___Toc4707_2586963185" text:style-name="Index_20_Link" text:visited-style-name="Index_20_Link">Tool Settings<text:tab/>41</text:a></text:p>
          <text:p text:style-name="P206"><text:a xlink:type="simple" xlink:href="#__RefHeading___Toc42908_23201952801" text:style-name="Index_20_Link" text:visited-style-name="Index_20_Link">Offset Even<text:tab/>41</text:a></text:p>
          <text:p text:style-name="P205"><text:soft-page-break/><text:a xlink:type="simple" xlink:href="#__RefHeading___Toc4709_2586963185" text:style-name="Index_20_Link" text:visited-style-name="Index_20_Link">Drag<text:tab/>41</text:a></text:p>
          <text:p text:style-name="P206"><text:a xlink:type="simple" xlink:href="#__RefHeading___Toc4711_2586963185" text:style-name="Index_20_Link" text:visited-style-name="Index_20_Link">Active Tool<text:tab/>41</text:a></text:p>
          <text:p text:style-name="P206"><text:a xlink:type="simple" xlink:href="#__RefHeading___Toc4713_2586963185" text:style-name="Index_20_Link" text:visited-style-name="Index_20_Link">Tweak, Select Box, Circle and Lasso<text:tab/>41</text:a></text:p>
          <text:p text:style-name="P205"><text:a xlink:type="simple" xlink:href="#__RefHeading___Toc15326_280004422511" text:style-name="Index_20_Link" text:visited-style-name="Index_20_Link">Last Operator Push/Pull<text:tab/>41</text:a></text:p>
          <text:p text:style-name="P206"><text:a xlink:type="simple" xlink:href="#__RefHeading___Toc15328_280004422511" text:style-name="Index_20_Link" text:visited-style-name="Index_20_Link">Distance<text:tab/>41</text:a></text:p>
          <text:p text:style-name="P206"><text:a xlink:type="simple" xlink:href="#__RefHeading___Toc42916_2320195280" text:style-name="Index_20_Link" text:visited-style-name="Index_20_Link">Proportional editing<text:tab/>41</text:a></text:p>
          <text:p text:style-name="P207"><text:a xlink:type="simple" xlink:href="#__RefHeading___Toc1579_176334646931" text:style-name="Index_20_Link" text:visited-style-name="Index_20_Link">Proportional Falloff<text:tab/>41</text:a></text:p>
          <text:p text:style-name="P207"><text:a xlink:type="simple" xlink:href="#__RefHeading___Toc1545_150204374731" text:style-name="Index_20_Link" text:visited-style-name="Index_20_Link">Proportional Size<text:tab/>41</text:a></text:p>
          <text:p text:style-name="P207"><text:a xlink:type="simple" xlink:href="#__RefHeading___Toc1581_176334646931" text:style-name="Index_20_Link" text:visited-style-name="Index_20_Link">Connected<text:tab/>41</text:a></text:p>
          <text:p text:style-name="P207"><text:a xlink:type="simple" xlink:href="#__RefHeading___Toc1583_176334646921" text:style-name="Index_20_Link" text:visited-style-name="Index_20_Link">Projected(2D)<text:tab/>41</text:a></text:p>
          <text:p text:style-name="P203"><text:a xlink:type="simple" xlink:href="#__RefHeading___Toc38983_3576265322" text:style-name="Index_20_Link" text:visited-style-name="Index_20_Link">Shear and To Sphere Tools Group<text:tab/>42</text:a></text:p>
          <text:p text:style-name="P204"><text:a xlink:type="simple" xlink:href="#__RefHeading___Toc38985_3576265322" text:style-name="Index_20_Link" text:visited-style-name="Index_20_Link">Shear<text:tab/>42</text:a></text:p>
          <text:p text:style-name="P205"><text:a xlink:type="simple" xlink:href="#__RefHeading___Toc42918_2320195280" text:style-name="Index_20_Link" text:visited-style-name="Index_20_Link">Tool Settings<text:tab/>42</text:a></text:p>
          <text:p text:style-name="P206"><text:a xlink:type="simple" xlink:href="#__RefHeading___Toc42920_2320195280" text:style-name="Index_20_Link" text:visited-style-name="Index_20_Link">Orientation<text:tab/>42</text:a></text:p>
          <text:p text:style-name="P206"><text:a xlink:type="simple" xlink:href="#__RefHeading___Toc4715_2586963185" text:style-name="Index_20_Link" text:visited-style-name="Index_20_Link">Drag<text:tab/>42</text:a></text:p>
          <text:p text:style-name="P207"><text:a xlink:type="simple" xlink:href="#__RefHeading___Toc4717_2586963185" text:style-name="Index_20_Link" text:visited-style-name="Index_20_Link">Active Tool<text:tab/>42</text:a></text:p>
          <text:p text:style-name="P207"><text:a xlink:type="simple" xlink:href="#__RefHeading___Toc4719_2586963185" text:style-name="Index_20_Link" text:visited-style-name="Index_20_Link">Tweak, Select Box, Circle and Lasso<text:tab/>42</text:a></text:p>
          <text:p text:style-name="P205"><text:a xlink:type="simple" xlink:href="#__RefHeading___Toc2122_4084060106" text:style-name="Index_20_Link" text:visited-style-name="Index_20_Link">Last Operator Shear<text:tab/>42</text:a></text:p>
          <text:p text:style-name="P206"><text:a xlink:type="simple" xlink:href="#__RefHeading___Toc2124_4084060106" text:style-name="Index_20_Link" text:visited-style-name="Index_20_Link">Offset<text:tab/>42</text:a></text:p>
          <text:p text:style-name="P206"><text:a xlink:type="simple" xlink:href="#__RefHeading___Toc2128_4084060106" text:style-name="Index_20_Link" text:visited-style-name="Index_20_Link">Axis<text:tab/>42</text:a></text:p>
          <text:p text:style-name="P206"><text:a xlink:type="simple" xlink:href="#__RefHeading___Toc2130_4084060106" text:style-name="Index_20_Link" text:visited-style-name="Index_20_Link">Axis Ortho<text:tab/>43</text:a></text:p>
          <text:p text:style-name="P206"><text:a xlink:type="simple" xlink:href="#__RefHeading___Toc2132_4084060106" text:style-name="Index_20_Link" text:visited-style-name="Index_20_Link">Orientation<text:tab/>43</text:a></text:p>
          <text:p text:style-name="P205"><text:a xlink:type="simple" xlink:href="#__RefHeading___Toc2134_4084060106" text:style-name="Index_20_Link" text:visited-style-name="Index_20_Link">Proportional editing<text:tab/>43</text:a></text:p>
          <text:p text:style-name="P206"><text:a xlink:type="simple" xlink:href="#__RefHeading___Toc1579_176334646912" text:style-name="Index_20_Link" text:visited-style-name="Index_20_Link">Proportional Falloff<text:tab/>43</text:a></text:p>
          <text:p text:style-name="P206"><text:a xlink:type="simple" xlink:href="#__RefHeading___Toc1545_150204374712" text:style-name="Index_20_Link" text:visited-style-name="Index_20_Link">Proportional Size<text:tab/>43</text:a></text:p>
          <text:p text:style-name="P206"><text:a xlink:type="simple" xlink:href="#__RefHeading___Toc1581_176334646912" text:style-name="Index_20_Link" text:visited-style-name="Index_20_Link">Connected<text:tab/>43</text:a></text:p>
          <text:p text:style-name="P206"><text:a xlink:type="simple" xlink:href="#__RefHeading___Toc1583_176334646911" text:style-name="Index_20_Link" text:visited-style-name="Index_20_Link">Projected(2D)<text:tab/>43</text:a></text:p>
          <text:p text:style-name="P203"><text:a xlink:type="simple" xlink:href="#__RefHeading___Toc2735_245601171" text:style-name="Index_20_Link" text:visited-style-name="Index_20_Link">To Sphere<text:tab/>43</text:a></text:p>
          <text:p text:style-name="P204"><text:a xlink:type="simple" xlink:href="#__RefHeading___Toc17261_1184479374" text:style-name="Index_20_Link" text:visited-style-name="Index_20_Link">Usage<text:tab/>43</text:a></text:p>
          <text:p text:style-name="P204"><text:a xlink:type="simple" xlink:href="#__RefHeading___Toc869_1408617481111" text:style-name="Index_20_Link" text:visited-style-name="Index_20_Link">Last Operator To Sphere Panel<text:tab/>43</text:a></text:p>
          <text:p text:style-name="P205"><text:a xlink:type="simple" xlink:href="#__RefHeading___Toc17263_1184479374" text:style-name="Index_20_Link" text:visited-style-name="Index_20_Link">Factor<text:tab/>43</text:a></text:p>
          <text:p text:style-name="P205"><text:a xlink:type="simple" xlink:href="#__RefHeading___Toc17265_1184479374" text:style-name="Index_20_Link" text:visited-style-name="Index_20_Link">Proportional editing<text:tab/>44</text:a></text:p>
          <text:p text:style-name="P206"><text:a xlink:type="simple" xlink:href="#__RefHeading___Toc1579_17633464694" text:style-name="Index_20_Link" text:visited-style-name="Index_20_Link">Proportional Falloff<text:tab/>44</text:a></text:p>
          <text:p text:style-name="P206"><text:a xlink:type="simple" xlink:href="#__RefHeading___Toc1545_15020437474" text:style-name="Index_20_Link" text:visited-style-name="Index_20_Link">Proportional Size<text:tab/>44</text:a></text:p>
          <text:p text:style-name="P206"><text:a xlink:type="simple" xlink:href="#__RefHeading___Toc1581_17633464694" text:style-name="Index_20_Link" text:visited-style-name="Index_20_Link">Connected<text:tab/>44</text:a></text:p>
          <text:p text:style-name="P206"><text:a xlink:type="simple" xlink:href="#__RefHeading___Toc1583_17633464693" text:style-name="Index_20_Link" text:visited-style-name="Index_20_Link">Projected(2D)<text:tab/>44</text:a></text:p>
          <text:p text:style-name="P203"><text:a xlink:type="simple" xlink:href="#__RefHeading___Toc42626_2320195280" text:style-name="Index_20_Link" text:visited-style-name="Index_20_Link">Rip Tools Group<text:tab/>44</text:a></text:p>
          <text:p text:style-name="P204"><text:a xlink:type="simple" xlink:href="#__RefHeading___Toc42922_2320195280" text:style-name="Index_20_Link" text:visited-style-name="Index_20_Link">Rip Vertices<text:tab/>44</text:a></text:p>
          <text:p text:style-name="P205"><text:a xlink:type="simple" xlink:href="#__RefHeading___Toc42924_2320195280" text:style-name="Index_20_Link" text:visited-style-name="Index_20_Link">Tool Settings<text:tab/>44</text:a></text:p>
          <text:p text:style-name="P206"><text:a xlink:type="simple" xlink:href="#__RefHeading___Toc42926_2320195280" text:style-name="Index_20_Link" text:visited-style-name="Index_20_Link">Fill<text:tab/>44</text:a></text:p>
          <text:p text:style-name="P206"><text:a xlink:type="simple" xlink:href="#__RefHeading___Toc4721_2586963185" text:style-name="Index_20_Link" text:visited-style-name="Index_20_Link">Drag<text:tab/>44</text:a></text:p>
          <text:p text:style-name="P207"><text:a xlink:type="simple" xlink:href="#__RefHeading___Toc4723_2586963185" text:style-name="Index_20_Link" text:visited-style-name="Index_20_Link">Active Tool<text:tab/>45</text:a></text:p>
          <text:p text:style-name="P207"><text:a xlink:type="simple" xlink:href="#__RefHeading___Toc4725_2586963185" text:style-name="Index_20_Link" text:visited-style-name="Index_20_Link">Tweak, Select Box, Circle and Lasso<text:tab/>45</text:a></text:p>
          <text:p text:style-name="P205"><text:a xlink:type="simple" xlink:href="#__RefHeading___Toc9084_497492469" text:style-name="Index_20_Link" text:visited-style-name="Index_20_Link">Last Operator Rip<text:tab/>45</text:a></text:p>
          <text:p text:style-name="P206"><text:a xlink:type="simple" xlink:href="#__RefHeading___Toc9086_497492469" text:style-name="Index_20_Link" text:visited-style-name="Index_20_Link">Move X , Y , Z<text:tab/>45</text:a></text:p>
          <text:p text:style-name="P205"><text:a xlink:type="simple" xlink:href="#__RefHeading___Toc4845_1142977686111" text:style-name="Index_20_Link" text:visited-style-name="Index_20_Link">Constraint Axis<text:tab/>45</text:a></text:p>
          <text:p text:style-name="P206"><text:a xlink:type="simple" xlink:href="#__RefHeading___Toc30754_12365009851311" text:style-name="Index_20_Link" text:visited-style-name="Index_20_Link">Orientation<text:tab/>45</text:a></text:p>
          <text:p text:style-name="P206"><text:a xlink:type="simple" xlink:href="#__RefHeading___Toc49939_2444138156" text:style-name="Index_20_Link" text:visited-style-name="Index_20_Link">Proportional editing<text:tab/>45</text:a></text:p>
          <text:p text:style-name="P206"><text:a xlink:type="simple" xlink:href="#__RefHeading___Toc1579_176334646913" text:style-name="Index_20_Link" text:visited-style-name="Index_20_Link">Proportional Falloff<text:tab/>45</text:a></text:p>
          <text:p text:style-name="P207"><text:a xlink:type="simple" xlink:href="#__RefHeading___Toc1545_150204374713" text:style-name="Index_20_Link" text:visited-style-name="Index_20_Link">Proportional Size<text:tab/>45</text:a></text:p>
          <text:p text:style-name="P207"><text:a xlink:type="simple" xlink:href="#__RefHeading___Toc1581_176334646913" text:style-name="Index_20_Link" text:visited-style-name="Index_20_Link">Connected<text:tab/>45</text:a></text:p>
          <text:p text:style-name="P207"><text:a xlink:type="simple" xlink:href="#__RefHeading___Toc1583_176334646912" text:style-name="Index_20_Link" text:visited-style-name="Index_20_Link">Projected(2D)<text:tab/>45</text:a></text:p>
          <text:p text:style-name="P204"><text:a xlink:type="simple" xlink:href="#__RefHeading___Toc42928_2320195280" text:style-name="Index_20_Link" text:visited-style-name="Index_20_Link">Rip Edge<text:tab/>45</text:a></text:p>
          <text:p text:style-name="P205"><text:soft-page-break/><text:a xlink:type="simple" xlink:href="#__RefHeading___Toc4727_2586963185" text:style-name="Index_20_Link" text:visited-style-name="Index_20_Link">Tool Settings<text:tab/>46</text:a></text:p>
          <text:p text:style-name="P206"><text:a xlink:type="simple" xlink:href="#__RefHeading___Toc4729_2586963185" text:style-name="Index_20_Link" text:visited-style-name="Index_20_Link">Drag<text:tab/>46</text:a></text:p>
          <text:p text:style-name="P207"><text:a xlink:type="simple" xlink:href="#__RefHeading___Toc4731_2586963185" text:style-name="Index_20_Link" text:visited-style-name="Index_20_Link">Active Tool<text:tab/>46</text:a></text:p>
          <text:p text:style-name="P207"><text:a xlink:type="simple" xlink:href="#__RefHeading___Toc4733_2586963185" text:style-name="Index_20_Link" text:visited-style-name="Index_20_Link">Tweak, Select Box, Circle and Lasso<text:tab/>46</text:a></text:p>
          <text:p text:style-name="P205"><text:a xlink:type="simple" xlink:href="#__RefHeading___Toc9096_497492469" text:style-name="Index_20_Link" text:visited-style-name="Index_20_Link">Last Operator Extend Vertices<text:tab/>46</text:a></text:p>
          <text:p text:style-name="P206"><text:a xlink:type="simple" xlink:href="#__RefHeading___Toc42930_2320195280" text:style-name="Index_20_Link" text:visited-style-name="Index_20_Link">Move X , Y , Z<text:tab/>46</text:a></text:p>
          <text:p text:style-name="P206"><text:a xlink:type="simple" xlink:href="#__RefHeading___Toc4845_11429776861111" text:style-name="Index_20_Link" text:visited-style-name="Index_20_Link">Constraint Axis<text:tab/>46</text:a></text:p>
          <text:p text:style-name="P206"><text:a xlink:type="simple" xlink:href="#__RefHeading___Toc30754_123650098513111" text:style-name="Index_20_Link" text:visited-style-name="Index_20_Link">Orientation<text:tab/>46</text:a></text:p>
          <text:p text:style-name="P206"><text:a xlink:type="simple" xlink:href="#__RefHeading___Toc49939_24441381561" text:style-name="Index_20_Link" text:visited-style-name="Index_20_Link">Proportional editing<text:tab/>46</text:a></text:p>
          <text:p text:style-name="P207"><text:a xlink:type="simple" xlink:href="#__RefHeading___Toc1579_1763346469131" text:style-name="Index_20_Link" text:visited-style-name="Index_20_Link">Proportional Falloff<text:tab/>46</text:a></text:p>
          <text:p text:style-name="P207"><text:a xlink:type="simple" xlink:href="#__RefHeading___Toc1545_1502043747131" text:style-name="Index_20_Link" text:visited-style-name="Index_20_Link">Proportional Size<text:tab/>46</text:a></text:p>
          <text:p text:style-name="P207"><text:a xlink:type="simple" xlink:href="#__RefHeading___Toc1581_1763346469131" text:style-name="Index_20_Link" text:visited-style-name="Index_20_Link">Connected<text:tab/>46</text:a></text:p>
          <text:p text:style-name="P206"><text:a xlink:type="simple" xlink:href="#__RefHeading___Toc1583_1763346469121" text:style-name="Index_20_Link" text:visited-style-name="Index_20_Link">Projected(2D)<text:tab/>46</text:a></text:p>
        </text:index-body>
      </text:table-of-content>
      <text:p text:style-name="P18"/>
      <table:table table:name="Tabelle1" table:style-name="Tabelle1">
        <table:table-column table:style-name="Tabelle1.A"/>
        <table:table-row table:style-name="TableLine1567490970720">
          <table:table-cell table:style-name="Tabelle1.A1" office:value-type="string">
            <text:h text:style-name="P213" text:outline-level="1"><text:bookmark-start text:name="__RefHeading___Toc1635_3986918938"/>T<text:span text:style-name="T3">ool Shelf - Mesh - Edit Mode</text:span><text:bookmark-end text:name="__RefHeading___Toc1635_3986918938"/></text:h>
          </table:table-cell>
        </table:table-row>
      </table:table>
      <text:p text:style-name="P2"><draw:frame draw:style-name="fr2" draw:name="Bild2" text:anchor-type="paragraph" svg:y="0.482cm" svg:width="1.61cm" svg:height="7.16cm" draw:z-index="0"><draw:image xlink:href="Pictures/100002010000005F000001A7F8E912C3E2D0DA09.png" xlink:type="simple" xlink:show="embed" xlink:actuate="onLoad" draw:mime-type="image/png"/></draw:frame></text:p>
      <text:p text:style-name="P3">I<text:span text:style-name="T3">n Edit mode with a mesh object you will find some polygon tools in the tool shelf.</text:span></text:p>
      <text:p text:style-name="P3"/>
      <text:h text:style-name="Heading_20_2" text:outline-level="2"><text:bookmark-start text:name="__RefHeading___Toc4040_1919765373"/><text:span text:style-name="T63">Tweak, </text:span>Select, 3D Cursor, Transform, Annotate and Measure<text:bookmark-end text:name="__RefHeading___Toc4040_1919765373"/></text:h>
      <text:p text:style-name="P3"/>
      <text:p text:style-name="P21">The <text:span text:style-name="T63">weak, </text:span>select and transform tools and the annotation and measure tool is already described in the chapter Object Mode. So we won't cover it here again. And start directly with the polygon tools.</text:p>
      <text:p text:style-name="P21"/>
      <text:p text:style-name="P21"/>
      <text:p text:style-name="P21"/>
      <text:p text:style-name="P21"/>
      <text:p text:style-name="P21"/>
      <text:p text:style-name="P21"/>
      <text:p text:style-name="P198"/>
      <text:h text:style-name="Heading_20_2" text:outline-level="2"><draw:frame draw:style-name="fr2" draw:name="Bild125" text:anchor-type="paragraph" svg:y="0.482cm" svg:width="3.84cm" svg:height="3.731cm" draw:z-index="152"><draw:image xlink:href="Pictures/10000201000000E3000000DCCCE16C2CA8BB9D62.png" xlink:type="simple" xlink:show="embed" xlink:actuate="onLoad" draw:mime-type="image/png"/></draw:frame><text:bookmark-start text:name="__RefHeading___Toc7447_2586055211"/>Primitives Add Tools Group<text:bookmark-end text:name="__RefHeading___Toc7447_2586055211"/></text:h>
      <text:p text:style-name="P152">This chapter is already explained in the <text:span text:style-name="T66">Editors - 3D View - Tool Shelf</text:span><text:span text:style-name="T67"> - Object Mode</text:span><text:span text:style-name="T65"> chapter. Please have a look in this chapter.</text:span></text:p>
      <text:p text:style-name="P22">The only difference is that the created primitive will be part of the mesh that you are in edit mode with. And not an independent object.</text:p>
      <text:p text:style-name="P22"/>
      <text:p text:style-name="P21"/>
      <text:p text:style-name="P198"/>
      <text:h text:style-name="Heading_20_2" text:outline-level="2"><draw:frame draw:style-name="fr2" draw:name="Bild1" text:anchor-type="paragraph" svg:y="0.482cm" svg:width="3.08cm" svg:height="3.731cm" draw:z-index="1"><draw:image xlink:href="Pictures/10000201000000B6000000DC53A3327B5611894E.png" xlink:type="simple" xlink:show="embed" xlink:actuate="onLoad" draw:mime-type="image/png"/></draw:frame><text:bookmark-start text:name="__RefHeading___Toc279_1688759282"/>Extrude tools group<text:bookmark-end text:name="__RefHeading___Toc279_1688759282"/></text:h>
      <text:p text:style-name="P49">This group contains some extrude tools. A few more exotic ones can be found in the mesh menu.</text:p>
      <text:p text:style-name="P38">There are some general settings, since they all have some move settings We will cover them all here for all of the tools.</text:p>
      <text:h text:style-name="Heading_20_3" text:outline-level="3"><text:bookmark-start text:name="__RefHeading___Toc1357_3907686794"/>Snapping<text:bookmark-end text:name="__RefHeading___Toc1357_3907686794"/></text:h>
      <text:p text:style-name="P35">Holding down Ctrl activates temporary global snapping.</text:p>
      <text:h text:style-name="Heading_20_3" text:outline-level="3"><text:bookmark-start text:name="__RefHeading___Toc5209_529261320"/>Precision movement<text:bookmark-end text:name="__RefHeading___Toc5209_529261320"/></text:h>
      <text:p text:style-name="P34">When you hold down shift, then you will have a much slower but also much preciser movement.</text:p>
      <text:h text:style-name="Heading_20_3" text:outline-level="3"><text:bookmark-start text:name="__RefHeading___Toc5211_529261320"/>Header Values<text:bookmark-end text:name="__RefHeading___Toc5211_529261320"/></text:h>
      <text:p text:style-name="P34"><draw:frame draw:style-name="fr2" draw:name="Bild42" text:anchor-type="paragraph" svg:y="-0.016cm" svg:width="4.2cm" svg:height="0.49cm" draw:z-index="6"><draw:image xlink:href="Pictures/10000201000000F80000001D3E7247103F883090.png" xlink:type="simple" xlink:show="embed" xlink:actuate="onLoad" draw:mime-type="image/png"/></draw:frame>When you move your object then you will see some values in the header, which defines the current position of the object. </text:p>
      <text:p text:style-name="P37">The value m stands for the default metric system. Meters. You can change the units in the Properties editor in the Scene properties in the Units panel. When you choose kilometers here then you will see a km instead m.</text:p>
      <text:p text:style-name="P34"><text:soft-page-break/>The value D stands for the distance of the current selected axis. This can also be two axis. Then you have two d values. The value in the brackets is then the direct distance to the starting point.</text:p>
      <text:p text:style-name="P35">These values are always relative to the starting point. You always start with zero, regardless of the real world position.</text:p>
      <text:h text:style-name="Heading_20_3" text:outline-level="3"><text:bookmark-start text:name="__RefHeading___Toc1359_3907686794"/>Move without Widget<text:bookmark-end text:name="__RefHeading___Toc1359_3907686794"/></text:h>
      <text:p text:style-name="P51">You don't have to use the widget to move the object. You can also click aside of it, and drag the object around. The mouse turns into a move cursor. The standard behavior then is to move in screen space. When you want to move into a specific axis, then press X or Y or Z to limit the movement to this axis.</text:p>
      <text:h text:style-name="Heading_20_3" text:outline-level="3"><text:bookmark-start text:name="__RefHeading___Toc5215_529261320"/>Limit Axis<text:bookmark-end text:name="__RefHeading___Toc5215_529261320"/></text:h>
      <text:p text:style-name="P50"><draw:frame draw:style-name="fr1" draw:name="Bild51" text:anchor-type="paragraph" svg:x="13.871cm" svg:y="1.259cm" svg:width="4.83cm" svg:height="3.45cm" draw:z-index="7"><draw:image xlink:href="Pictures/100002010000011D000000CCED9C545064DD9369.png" xlink:type="simple" xlink:show="embed" xlink:actuate="onLoad" draw:mime-type="image/png"/></draw:frame><draw:frame draw:style-name="fr2" draw:name="Bild52" text:anchor-type="paragraph" svg:y="-0.016cm" svg:width="4.06cm" svg:height="0.439cm" draw:z-index="8"><draw:image xlink:href="Pictures/10000201000000F00000001A99DD360279640316.png" xlink:type="simple" xlink:show="embed" xlink:actuate="onLoad" draw:mime-type="image/png"/></draw:frame>When you want to move along a specific axis, then press X or Y or Z to limit the movement to this axis. You usually start in global orientation. But you can change this in the Orientation settings.</text:p>
      <text:p text:style-name="P36">By holding down the mouse button and pressing the X, Y or Z key twice you can toggle this to local. But also to other orientations. This depends in what orientation you start. With normal you can toggle that way between Normal and<text:span text:style-name="T24"> Global.</text:span></text:p>
      <text:p text:style-name="P38"/>
      <text:p text:style-name="Horizontal_20_Line"/>
      <text:h text:style-name="Heading_20_3" text:outline-level="3"><text:bookmark-start text:name="__RefHeading___Toc1361_3907686794"/><text:span text:style-name="T5">Extrude Region</text:span> <text:bookmark-end text:name="__RefHeading___Toc1361_3907686794"/></text:h>
      <text:p text:style-name="P26"><draw:frame draw:style-name="fr2" draw:name="Bild175" text:anchor-type="paragraph" svg:y="0.303cm" svg:width="3.859cm" svg:height="4.38cm" draw:z-index="3"><draw:image xlink:href="Pictures/100002010000013000000159222EDDD26C9811F9.png" xlink:type="simple" xlink:show="embed" xlink:actuate="onLoad" draw:mime-type="image/png"/></draw:frame>The <text:span text:style-name="T5">Extrude </text:span>Region<text:span text:style-name="T5"> tool</text:span> extrudes <text:span text:style-name="T26">by default </text:span>along the vertex normals<text:span text:style-name="T6"> of the current selection. When it's more than one vertex, edge or face, then the middle will be used</text:span>. </text:p>
      <text:p text:style-name="P26">The method works the same in all Mesh select modes.<text:span text:style-name="T26"> Vertice, Edge and Face Mode.</text:span></text:p>
      <text:p text:style-name="P38">When you activate the tool, then you will <text:span text:style-name="T25">by default </text:span>see a yellow widget at the selection. Drag it to extrude the selection.</text:p>
      <text:p text:style-name="P38"/>
      <text:p text:style-name="P52"/>
      <text:h text:style-name="P171" text:outline-level="4"><draw:frame draw:style-name="fr2" draw:name="Bild26" text:anchor-type="paragraph" svg:y="0.441cm" svg:width="3.39cm" svg:height="2.2cm" draw:z-index="9"><draw:image xlink:href="Pictures/10000201000000C800000082DCB8CCAB32515C89.png" xlink:type="simple" xlink:show="embed" xlink:actuate="onLoad" draw:mime-type="image/png"/></draw:frame><text:bookmark-start text:name="__RefHeading___Toc42734_2320195280"/>Tool Settings<text:bookmark-end text:name="__RefHeading___Toc42734_2320195280"/></text:h>
      <text:h text:style-name="P222" text:outline-level="5"><text:bookmark-start text:name="__RefHeading___Toc573_35451068891"/>Axis Type<text:bookmark-end text:name="__RefHeading___Toc573_35451068891"/></text:h>
      <text:p text:style-name="P43"><draw:frame draw:style-name="fr1" draw:name="Bild4" text:anchor-type="paragraph" svg:x="13.871cm" svg:y="1.028cm" svg:width="4.83cm" svg:height="3.45cm" draw:z-index="10"><draw:image xlink:href="Pictures/100002010000011D000000CCED9C545064DD9369.png" xlink:type="simple" xlink:show="embed" xlink:actuate="onLoad" draw:mime-type="image/png"/></draw:frame><draw:frame draw:style-name="fr1" draw:name="Bild5" text:anchor-type="paragraph" svg:x="9.627cm" svg:y="1.035cm" svg:width="3.761cm" svg:height="4.02cm" draw:z-index="11"><draw:image xlink:href="Pictures/10000201000001280000013DD36AC44E845E46EA.png" xlink:type="simple" xlink:show="embed" xlink:actuate="onLoad" draw:mime-type="image/png"/></draw:frame>Y<text:span text:style-name="T25">ou can choose between the regular axis type. That's the yellow widget with just one handler. It always points in the direction of the muddled normals of the selection.</text:span></text:p>
      <text:p text:style-name="P52">Or you can use the XYZ axis type. That's a handler with three axis. This widget can be aligned with the transform orientation methods.</text:p>
      <text:p text:style-name="P43"/>
      <text:h text:style-name="Heading_20_5" text:outline-level="5"><draw:frame draw:style-name="fr1" draw:name="Bild109" text:anchor-type="paragraph" svg:x="15.021cm" svg:y="-0.009cm" svg:width="3.791cm" svg:height="2.69cm" draw:z-index="134"><draw:image xlink:href="Pictures/10000201000000E00000009F944B053F89A96A74.png" xlink:type="simple" xlink:show="embed" xlink:actuate="onLoad" draw:mime-type="image/png"/></draw:frame><text:bookmark-start text:name="__RefHeading___Toc4645_2586963185"/><text:soft-page-break/>Drag<text:bookmark-end text:name="__RefHeading___Toc4645_2586963185"/></text:h>
      <text:p text:style-name="P144">When you click at the widget of the active tool, then you perform the tool action. Adjust what should happen when you click outside of the widget, in the empty area.</text:p>
      <text:h text:style-name="Heading_20_6" text:outline-level="6"><text:bookmark-start text:name="__RefHeading___Toc4647_2586963185"/>Active Tool<text:bookmark-end text:name="__RefHeading___Toc4647_2586963185"/></text:h>
      <text:p text:style-name="P144">When you click off the widget then the click still does the same than clicking at the widget. It performs the active tool.</text:p>
      <text:h text:style-name="Heading_20_6" text:outline-level="6"><text:bookmark-start text:name="__RefHeading___Toc4649_2586963185"/>Tweak, Select Box, Circle and Lasso<text:bookmark-end text:name="__RefHeading___Toc4649_2586963185"/></text:h>
      <text:p text:style-name="P144">When you choose this options then you will set the off click to the different select methods. Whereas tweak works more than a move tool then. Tweak is the default.</text:p>
      <text:p text:style-name="P30"/>
      <text:h text:style-name="Heading_20_4" text:outline-level="4"><draw:frame draw:style-name="fr3" draw:name="Bild176" text:anchor-type="paragraph" svg:y="-0.118cm" svg:width="4.72cm" svg:height="3.221cm" draw:z-index="2"><draw:image xlink:href="Pictures/1000020100000117000000BEB279547844918EDB.png" xlink:type="simple" xlink:show="embed" xlink:actuate="onLoad" draw:mime-type="image/png"/></draw:frame><text:bookmark-start text:name="__RefHeading___Toc15348_2800044225"/><text:span text:style-name="T4">Last Operator Extrude Region and </text:span><text:span text:style-name="T15">M</text:span><text:span text:style-name="T16">ove</text:span><text:bookmark-end text:name="__RefHeading___Toc15348_2800044225"/></text:h>
      <text:p text:style-name="P26"/>
      <text:h text:style-name="Heading_20_5" text:outline-level="5"><text:bookmark-start text:name="__RefHeading___Toc42736_2320195280"/>Flip Normals<text:bookmark-end text:name="__RefHeading___Toc42736_2320195280"/></text:h>
      <text:p text:style-name="P38">Flips the normals of the extruded faces.</text:p>
      <text:h text:style-name="P230" text:outline-level="5"><text:bookmark-start text:name="__RefHeading___Toc11133_2084615318"/>Dissolve Orthogonal Edges<text:bookmark-end text:name="__RefHeading___Toc11133_2084615318"/></text:h>
      <text:p text:style-name="P168">Dissolves orthogonal edges at extrusion.</text:p>
      <text:h text:style-name="P253" text:outline-level="5"><text:bookmark-start text:name="__RefHeading___Toc42738_2320195280"/>Move X, Y Z<text:bookmark-end text:name="__RefHeading___Toc42738_2320195280"/></text:h>
      <text:p text:style-name="P42">The position. Attention, the actual world orientation and rotation does not matter here. It always starts with a value of zero, and moves relative to this zero then. For the actual location values have a look in the sidebar in the transform panel.</text:p>
      <text:h text:style-name="Heading_20_5" text:outline-level="5"><draw:frame draw:style-name="fr1" draw:name="Bild22" text:anchor-type="paragraph" svg:x="16.75cm" svg:y="0.49cm" svg:width="1.951cm" svg:height="3.401cm" draw:z-index="4"><draw:image xlink:href="Pictures/1000020100000073000000C99818260AF43E1AC3.png" xlink:type="simple" xlink:show="embed" xlink:actuate="onLoad" draw:mime-type="image/png"/></draw:frame><text:bookmark-start text:name="__RefHeading___Toc563_3545106889"/>Orientation<text:bookmark-end text:name="__RefHeading___Toc563_3545106889"/></text:h>
      <text:p text:style-name="P42">The widget can have different orientations. The menu items should be self explaining.</text:p>
      <text:p text:style-name="P42"/>
      <text:p text:style-name="P42"/>
      <text:p text:style-name="P42"/>
      <text:h text:style-name="Heading_20_5" text:outline-level="5"><draw:frame draw:style-name="fr1" draw:name="Bild3" text:anchor-type="paragraph" svg:x="13.968cm" svg:y="0.293cm" svg:width="4.761cm" svg:height="2.011cm" draw:z-index="5"><draw:image xlink:href="Pictures/100002010000011900000077FF61F4E4EDA7E27C.png" xlink:type="simple" xlink:show="embed" xlink:actuate="onLoad" draw:mime-type="image/png"/></draw:frame><text:bookmark-start text:name="__RefHeading___Toc42740_2320195280"/>Proportional editing<text:bookmark-end text:name="__RefHeading___Toc42740_2320195280"/></text:h>
      <text:p text:style-name="P33">Enables proportional editing. Activating proportional editing reveals further settings.</text:p>
      <text:h text:style-name="Heading_20_6" text:outline-level="6"><text:bookmark-start text:name="__RefHeading___Toc1579_1763346469"/>Proportional Falloff<text:bookmark-end text:name="__RefHeading___Toc1579_1763346469"/></text:h>
      <text:p text:style-name="P33">Adjust the falloff methods.</text:p>
      <text:h text:style-name="Heading_20_6" text:outline-level="6"><text:bookmark-start text:name="__RefHeading___Toc1545_1502043747"/>Proportional Size<text:bookmark-end text:name="__RefHeading___Toc1545_1502043747"/></text:h>
      <text:p text:style-name="P5">See and adjust the falloff radius.</text:p>
      <text:p text:style-name="P5"/>
      <text:h text:style-name="Heading_20_6" text:outline-level="6"><text:bookmark-start text:name="__RefHeading___Toc1581_1763346469"/>Connected<text:bookmark-end text:name="__RefHeading___Toc1581_1763346469"/></text:h>
      <text:p text:style-name="P33">The proportional falloff gets calculated for connected parts only.</text:p>
      <text:h text:style-name="Heading_20_6" text:outline-level="6"><text:bookmark-start text:name="__RefHeading___Toc1583_1763346469"/><text:soft-page-break/>Projected(2D)<text:bookmark-end text:name="__RefHeading___Toc1583_1763346469"/></text:h>
      <text:p text:style-name="P42">The proportional falloff gets calculated in the screen space. Depth doesn't play a role. When it's in the radius, then it gets calculated.</text:p>
      <text:p text:style-name="Horizontal_20_Line"/>
      <text:h text:style-name="P215" text:outline-level="3"><draw:frame draw:style-name="fr2" draw:name="Bild127" text:anchor-type="paragraph" svg:y="0.198cm" svg:width="4.47cm" svg:height="6.301cm" draw:z-index="153"><draw:image xlink:href="Pictures/10000201000001080000017481DB7A2A7403C6C6.png" xlink:type="simple" xlink:show="embed" xlink:actuate="onLoad" draw:mime-type="image/png"/></draw:frame><text:bookmark-start text:name="__RefHeading___Toc5169_2055920"/><text:span text:style-name="T5">Extrude </text:span><text:span text:style-name="T18">M</text:span><text:span text:style-name="T22">anifold</text:span><text:bookmark-end text:name="__RefHeading___Toc5169_2055920"/></text:h>
      <text:p text:style-name="P62">E<text:span text:style-name="T68">xtrude, dissolve Edges whose faces form a flat surface, and intersect new edges.</text:span></text:p>
      <text:p text:style-name="P31">The method works the same in all Mesh select modes.<text:span text:style-name="T26"> Vertice, Edge and Face Mode.</text:span></text:p>
      <text:p text:style-name="P31"/>
      <text:p text:style-name="P31"/>
      <text:p text:style-name="P31"/>
      <text:p text:style-name="P31"/>
      <text:h text:style-name="P194" text:outline-level="4"><draw:frame draw:style-name="fr2" draw:name="Bild129" text:anchor-type="paragraph" svg:y="0.605cm" svg:width="2.81cm" svg:height="0.46cm" draw:z-index="155"><draw:image xlink:href="Pictures/10000201000000A60000001B82DDC75FC82B0D6A.png" xlink:type="simple" xlink:show="embed" xlink:actuate="onLoad" draw:mime-type="image/png"/></draw:frame><text:bookmark-start text:name="__RefHeading___Toc42742_23201952801"/>Header Value<text:bookmark-end text:name="__RefHeading___Toc42742_23201952801"/></text:h>
      <text:p text:style-name="P62">T<text:span text:style-name="T68">he extrude amount.</text:span></text:p>
      <text:h text:style-name="P194" text:outline-level="4"><draw:frame draw:style-name="fr2" draw:name="Bild128" text:anchor-type="paragraph" svg:y="0.441cm" svg:width="3.401cm" svg:height="1.51cm" draw:z-index="154"><draw:image xlink:href="Pictures/10000201000000C9000000598CF252B062DB7E91.png" xlink:type="simple" xlink:show="embed" xlink:actuate="onLoad" draw:mime-type="image/png"/></draw:frame><text:bookmark-start text:name="__RefHeading___Toc42744_23201952801"/>Tool Settings<text:bookmark-end text:name="__RefHeading___Toc42744_23201952801"/></text:h>
      <text:p text:style-name="P153"/>
      <text:h text:style-name="P231" text:outline-level="5"/>
      <text:h text:style-name="P232" text:outline-level="5"><draw:frame draw:style-name="fr1" draw:name="Bild130" text:anchor-type="paragraph" svg:x="15.021cm" svg:y="-0.009cm" svg:width="3.791cm" svg:height="2.69cm" draw:z-index="156"><draw:image xlink:href="Pictures/10000201000000E00000009F944B053F89A96A74.png" xlink:type="simple" xlink:show="embed" xlink:actuate="onLoad" draw:mime-type="image/png"/></draw:frame><text:bookmark-start text:name="__RefHeading___Toc4651_25869631851"/>Drag<text:bookmark-end text:name="__RefHeading___Toc4651_25869631851"/></text:h>
      <text:p text:style-name="P149">When you click at the widget of the active tool, then you perform the tool action. Adjust what should happen when you click outside of the widget, in the empty area.</text:p>
      <text:h text:style-name="P258" text:outline-level="6"><text:bookmark-start text:name="__RefHeading___Toc4653_25869631851"/>Active Tool<text:bookmark-end text:name="__RefHeading___Toc4653_25869631851"/></text:h>
      <text:p text:style-name="P149">When you click off the widget then the click still does the same than clicking at the widget. It performs the active tool.</text:p>
      <text:h text:style-name="P258" text:outline-level="6"><text:bookmark-start text:name="__RefHeading___Toc4655_25869631851"/>Tweak, Select Box, Circle and Lasso<text:bookmark-end text:name="__RefHeading___Toc4655_25869631851"/></text:h>
      <text:p text:style-name="P149">When you choose this options then you will set the off click to the different select methods. Whereas tweak works more than a move tool then. Tweak is the default.</text:p>
      <text:p text:style-name="P32"/>
      <text:h text:style-name="P195" text:outline-level="4"><draw:frame draw:style-name="fr3" draw:name="Bild131" text:anchor-type="paragraph" svg:y="-0.118cm" svg:width="4.77cm" svg:height="3.2cm" draw:z-index="157"><draw:image xlink:href="Pictures/1000020100000119000000BD82471FDCECAFF4CD.png" xlink:type="simple" xlink:show="embed" xlink:actuate="onLoad" draw:mime-type="image/png"/></draw:frame><text:bookmark-start text:name="__RefHeading___Toc15348_28000442251"/><text:span text:style-name="T4">Last Operator Extrude </text:span><text:span text:style-name="T11">M</text:span><text:span text:style-name="T12">anifold</text:span><text:bookmark-end text:name="__RefHeading___Toc15348_28000442251"/></text:h>
      <text:p text:style-name="P32"/>
      <text:h text:style-name="P233" text:outline-level="5"><text:bookmark-start text:name="__RefHeading___Toc42736_23201952801"/>Flip Normals<text:bookmark-end text:name="__RefHeading___Toc42736_23201952801"/></text:h>
      <text:p text:style-name="P40">Flips the normals of the extruded faces.</text:p>
      <text:h text:style-name="Heading_20_5" text:outline-level="5"><text:bookmark-start text:name="__RefHeading___Toc5282_2424641049"/>Dissolve Orthogonal Edges<text:bookmark-end text:name="__RefHeading___Toc5282_2424641049"/></text:h>
      <text:p text:style-name="P155">Dissolve edges that are at the same straight surface.</text:p>
      <text:h text:style-name="P254" text:outline-level="5"><text:bookmark-start text:name="__RefHeading___Toc42738_23201952801"/><text:soft-page-break/>Move X, Y Z<text:bookmark-end text:name="__RefHeading___Toc42738_23201952801"/></text:h>
      <text:p text:style-name="P48">The position. Attention, the actual world orientation and rotation does not matter here. It always starts with a value of zero, and moves relative to this zero then. For the actual location values have a look in the sidebar in the transform panel.</text:p>
      <text:h text:style-name="P233" text:outline-level="5"><draw:frame draw:style-name="fr1" draw:name="Bild132" text:anchor-type="paragraph" svg:x="16.75cm" svg:y="0.49cm" svg:width="1.951cm" svg:height="3.401cm" draw:z-index="158"><draw:image xlink:href="Pictures/1000020100000073000000C99818260AF43E1AC3.png" xlink:type="simple" xlink:show="embed" xlink:actuate="onLoad" draw:mime-type="image/png"/></draw:frame><text:bookmark-start text:name="__RefHeading___Toc563_35451068892"/>Orientation<text:bookmark-end text:name="__RefHeading___Toc563_35451068892"/></text:h>
      <text:p text:style-name="P48">The widget can have different orientations. The menu items should be self explaining.</text:p>
      <text:p text:style-name="P48"/>
      <text:p text:style-name="P48"/>
      <text:p text:style-name="P48"/>
      <text:h text:style-name="P233" text:outline-level="5"><draw:frame draw:style-name="fr1" draw:name="Bild133" text:anchor-type="paragraph" svg:x="13.968cm" svg:y="0.293cm" svg:width="4.761cm" svg:height="2.011cm" draw:z-index="159"><draw:image xlink:href="Pictures/100002010000011900000077FF61F4E4EDA7E27C.png" xlink:type="simple" xlink:show="embed" xlink:actuate="onLoad" draw:mime-type="image/png"/></draw:frame><text:bookmark-start text:name="__RefHeading___Toc42740_23201952801"/>Proportional editing<text:bookmark-end text:name="__RefHeading___Toc42740_23201952801"/></text:h>
      <text:p text:style-name="P154">Enables proportional editing. Activating proportional editing reveals further settings.</text:p>
      <text:h text:style-name="P259" text:outline-level="6"><text:bookmark-start text:name="__RefHeading___Toc1579_17633464695"/>Proportional Falloff<text:bookmark-end text:name="__RefHeading___Toc1579_17633464695"/></text:h>
      <text:p text:style-name="P154">Adjust the falloff methods.</text:p>
      <text:h text:style-name="P259" text:outline-level="6"><text:bookmark-start text:name="__RefHeading___Toc1545_15020437475"/>Proportional Size<text:bookmark-end text:name="__RefHeading___Toc1545_15020437475"/></text:h>
      <text:p text:style-name="P23">See and adjust the falloff radius.</text:p>
      <text:p text:style-name="P23"/>
      <text:h text:style-name="P259" text:outline-level="6"><text:bookmark-start text:name="__RefHeading___Toc1581_17633464695"/>Connected<text:bookmark-end text:name="__RefHeading___Toc1581_17633464695"/></text:h>
      <text:p text:style-name="P154">The proportional falloff gets calculated for connected parts only.</text:p>
      <text:h text:style-name="P259" text:outline-level="6"><text:bookmark-start text:name="__RefHeading___Toc1583_17633464694"/>Projected(2D)<text:bookmark-end text:name="__RefHeading___Toc1583_17633464694"/></text:h>
      <text:p text:style-name="P48">The proportional falloff gets calculated in the screen space. Depth doesn't play a role. When it's in the radius, then it gets calculated.</text:p>
      <text:p text:style-name="Horizontal_20_Line"/>
      <text:h text:style-name="P216" text:outline-level="3"><draw:frame draw:style-name="fr2" draw:name="Bild6" text:anchor-type="paragraph" svg:y="0.198cm" svg:width="4.911cm" svg:height="4.83cm" draw:z-index="12"><draw:image xlink:href="Pictures/10000201000001220000011D7F0BD893E5677643.png" xlink:type="simple" xlink:show="embed" xlink:actuate="onLoad" draw:mime-type="image/png"/></draw:frame><text:bookmark-start text:name="__RefHeading___Toc1363_3907686794"/><text:span text:style-name="T5">Extrude </text:span><text:span text:style-name="T18">A</text:span><text:span text:style-name="T21">long Normals</text:span> <text:bookmark-end text:name="__RefHeading___Toc1363_3907686794"/></text:h>
      <text:p text:style-name="P54">Extrudes the selection along local normals. You won't see a widget here. Simply drag. </text:p>
      <text:p text:style-name="P27">The method works the same in all Mesh select modes.<text:span text:style-name="T26"> Vertice, Edge and Face Mode.</text:span></text:p>
      <text:p text:style-name="P27"/>
      <text:p text:style-name="P27"/>
      <text:h text:style-name="Heading_20_4" text:outline-level="4"><draw:frame draw:style-name="fr2" draw:name="Bild10" text:anchor-type="paragraph" svg:y="0.605cm" svg:width="5.08cm" svg:height="0.49cm" draw:z-index="14"><draw:image xlink:href="Pictures/100002010000012C0000001D7480F8E436E0F012.png" xlink:type="simple" xlink:show="embed" xlink:actuate="onLoad" draw:mime-type="image/png"/></draw:frame><text:bookmark-start text:name="__RefHeading___Toc42742_2320195280"/>Header Value<text:bookmark-end text:name="__RefHeading___Toc42742_2320195280"/></text:h>
      <text:p text:style-name="P54">This tool works like a shrink fatten extrude. And so you will see a corresponding set of values in the header.</text:p>
      <text:h text:style-name="P172" text:outline-level="4"><draw:frame draw:style-name="fr2" draw:name="Bild7" text:anchor-type="paragraph" svg:y="0.441cm" svg:width="3.371cm" svg:height="1.921cm" draw:z-index="13"><draw:image xlink:href="Pictures/10000000000000C7000000718B9DC1C557708259.jpg" xlink:type="simple" xlink:show="embed" xlink:actuate="onLoad" draw:mime-type="image/jpeg"/></draw:frame><text:bookmark-start text:name="__RefHeading___Toc42744_2320195280"/><text:soft-page-break/>Tool Settings<text:bookmark-end text:name="__RefHeading___Toc42744_2320195280"/></text:h>
      <text:h text:style-name="P223" text:outline-level="5"><text:bookmark-start text:name="__RefHeading___Toc573_354510688911"/>O<text:span text:style-name="T26">ffset Even</text:span><text:bookmark-end text:name="__RefHeading___Toc573_354510688911"/></text:h>
      <text:p text:style-name="P54">Scales the offset to give more even thickness. Without this checked the farer away faces will have a bigger extrude amount.</text:p>
      <text:h text:style-name="P234" text:outline-level="5"><draw:frame draw:style-name="fr1" draw:name="Bild110" text:anchor-type="paragraph" svg:x="15.021cm" svg:y="-0.009cm" svg:width="3.791cm" svg:height="2.69cm" draw:z-index="135"><draw:image xlink:href="Pictures/10000201000000E00000009F944B053F89A96A74.png" xlink:type="simple" xlink:show="embed" xlink:actuate="onLoad" draw:mime-type="image/png"/></draw:frame><text:bookmark-start text:name="__RefHeading___Toc4651_2586963185"/>Drag<text:bookmark-end text:name="__RefHeading___Toc4651_2586963185"/></text:h>
      <text:p text:style-name="P144">When you click at the widget of the active tool, then you perform the tool action. Adjust what should happen when you click outside of the widget, in the empty area.</text:p>
      <text:h text:style-name="P260" text:outline-level="6"><text:bookmark-start text:name="__RefHeading___Toc4653_2586963185"/>Active Tool<text:bookmark-end text:name="__RefHeading___Toc4653_2586963185"/></text:h>
      <text:p text:style-name="P144">When you click off the widget then the click still does the same than clicking at the widget. It performs the active tool.</text:p>
      <text:h text:style-name="P260" text:outline-level="6"><text:bookmark-start text:name="__RefHeading___Toc4655_2586963185"/>Tweak, Select Box, Circle and Lasso<text:bookmark-end text:name="__RefHeading___Toc4655_2586963185"/></text:h>
      <text:p text:style-name="P144">When you choose this options then you will set the off click to the different select methods. Whereas tweak works more than a move tool then. Tweak is the default.</text:p>
      <text:h text:style-name="Heading_20_4" text:outline-level="4"><draw:frame draw:style-name="fr3" draw:name="Bild8" text:anchor-type="paragraph" svg:y="-0.118cm" svg:width="4.74cm" svg:height="2.521cm" draw:z-index="15"><draw:image xlink:href="Pictures/10000201000001180000009580AE492A9EF40372.png" xlink:type="simple" xlink:show="embed" xlink:actuate="onLoad" draw:mime-type="image/png"/></draw:frame><text:bookmark-start text:name="__RefHeading___Toc42746_2320195280"/>Last Operator Extrude Region and Shrink/Fatten<text:bookmark-end text:name="__RefHeading___Toc42746_2320195280"/></text:h>
      <text:h text:style-name="P235" text:outline-level="5"><text:bookmark-start text:name="__RefHeading___Toc42748_2320195280"/>Flip Normals<text:bookmark-end text:name="__RefHeading___Toc42748_2320195280"/></text:h>
      <text:p text:style-name="P41">Flips the normals of the extruded faces.</text:p>
      <text:h text:style-name="P236" text:outline-level="5"><text:bookmark-start text:name="__RefHeading___Toc11245_2084615318"/>Dissolve Orthogonal Edges<text:bookmark-end text:name="__RefHeading___Toc11245_2084615318"/></text:h>
      <text:p text:style-name="P169">Dissolves orthogonal edges at extrusion.</text:p>
      <text:h text:style-name="Heading_20_5" text:outline-level="5"><text:bookmark-start text:name="__RefHeading___Toc42750_2320195280"/>Offset<text:bookmark-end text:name="__RefHeading___Toc42750_2320195280"/></text:h>
      <text:p text:style-name="P54">The current extrude amount. </text:p>
      <text:h text:style-name="P223" text:outline-level="5"><text:bookmark-start text:name="__RefHeading___Toc42752_2320195280"/>O<text:span text:style-name="T26">ffset Even</text:span><text:bookmark-end text:name="__RefHeading___Toc42752_2320195280"/></text:h>
      <text:p text:style-name="P54">Scales the offset to give more even thickness. Without this checked the farer away faces will have a bigger extrude amount.</text:p>
      <text:h text:style-name="P235" text:outline-level="5"><draw:frame draw:style-name="fr2" draw:name="Bild9" text:anchor-type="paragraph" svg:y="0.293cm" svg:width="4.761cm" svg:height="2.011cm" draw:z-index="16"><draw:image xlink:href="Pictures/100002010000011900000077FF61F4E4EDA7E27C.png" xlink:type="simple" xlink:show="embed" xlink:actuate="onLoad" draw:mime-type="image/png"/></draw:frame><text:bookmark-start text:name="__RefHeading___Toc42754_2320195280"/>Proportional editing<text:bookmark-end text:name="__RefHeading___Toc42754_2320195280"/></text:h>
      <text:p text:style-name="P63">Enables proportional editing. Activating proportional editing reveals further settings.</text:p>
      <text:h text:style-name="P261" text:outline-level="6"><text:bookmark-start text:name="__RefHeading___Toc1579_17633464691"/>Proportional Falloff<text:bookmark-end text:name="__RefHeading___Toc1579_17633464691"/></text:h>
      <text:p text:style-name="P63">Adjust the falloff methods.</text:p>
      <text:h text:style-name="P261" text:outline-level="6"><text:bookmark-start text:name="__RefHeading___Toc1545_15020437471"/>Proportional Size<text:bookmark-end text:name="__RefHeading___Toc1545_15020437471"/></text:h>
      <text:p text:style-name="P6">See and adjust the falloff radius.</text:p>
      <text:p text:style-name="P6"/>
      <text:h text:style-name="P261" text:outline-level="6"><text:bookmark-start text:name="__RefHeading___Toc1581_17633464691"/>Connected<text:bookmark-end text:name="__RefHeading___Toc1581_17633464691"/></text:h>
      <text:p text:style-name="P63">The proportional falloff gets calculated for connected parts only.</text:p>
      <text:h text:style-name="P262" text:outline-level="6"><text:bookmark-start text:name="__RefHeading___Toc42756_2320195280"/><text:soft-page-break/>Projected(2D)<text:bookmark-end text:name="__RefHeading___Toc42756_2320195280"/></text:h>
      <text:p text:style-name="P44">The proportional falloff gets calculated in the screen space. Depth doesn't play a role. When it's in the radius, then it gets calculated.</text:p>
      <text:p text:style-name="Horizontal_20_Line"/>
      <text:h text:style-name="P217" text:outline-level="3"><draw:frame draw:style-name="fr2" draw:name="Bild12" text:anchor-type="paragraph" svg:y="-0.284cm" svg:width="5.32cm" svg:height="4.56cm" draw:z-index="18"><draw:image xlink:href="Pictures/10000201000001A3000001670B7CA8D93CE67C4F.png" xlink:type="simple" xlink:show="embed" xlink:actuate="onLoad" draw:mime-type="image/png"/></draw:frame><text:bookmark-start text:name="__RefHeading___Toc1365_3907686794"/><text:span text:style-name="T5">Extrude </text:span><text:span text:style-name="T18">I</text:span><text:span text:style-name="T19">ndividual</text:span><text:bookmark-end text:name="__RefHeading___Toc1365_3907686794"/></text:h>
      <text:p text:style-name="P55">Extrudes the selection along local normals of each individual face. You won't see a widget here. Simply drag. </text:p>
      <text:p text:style-name="P28">The method works the same in all Mesh select modes.<text:span text:style-name="T26"> Vertice, Edge and Face Mode.</text:span></text:p>
      <text:p text:style-name="P28"/>
      <text:h text:style-name="P173" text:outline-level="4"><draw:frame draw:style-name="fr2" draw:name="Bild11" text:anchor-type="paragraph" svg:y="0.605cm" svg:width="5.08cm" svg:height="0.49cm" draw:z-index="17"><draw:image xlink:href="Pictures/100002010000012C0000001D7480F8E436E0F012.png" xlink:type="simple" xlink:show="embed" xlink:actuate="onLoad" draw:mime-type="image/png"/></draw:frame><text:bookmark-start text:name="__RefHeading___Toc42758_2320195280"/>Header Value<text:bookmark-end text:name="__RefHeading___Toc42758_2320195280"/></text:h>
      <text:p text:style-name="P55">This tool works like a shrink fatten extrude. And so you will see a corresponding set of values in the header.</text:p>
      <text:h text:style-name="P190" text:outline-level="4"><draw:frame draw:style-name="fr2" draw:name="Bild112" text:anchor-type="paragraph" svg:y="-0.284cm" svg:width="3.39cm" svg:height="1.52cm" draw:z-index="137"><draw:image xlink:href="Pictures/10000201000000C80000005A23B3A8EE6A2EFFFE.png" xlink:type="simple" xlink:show="embed" xlink:actuate="onLoad" draw:mime-type="image/png"/></draw:frame><text:bookmark-start text:name="__RefHeading___Toc4657_2586963185"/>Tool Settings<text:bookmark-end text:name="__RefHeading___Toc4657_2586963185"/></text:h>
      <text:p text:style-name="P60"/>
      <text:h text:style-name="P237" text:outline-level="5"><draw:frame draw:style-name="fr2" draw:name="Bild111" text:anchor-type="paragraph" svg:y="-0.009cm" svg:width="3.791cm" svg:height="2.69cm" draw:z-index="136"><draw:image xlink:href="Pictures/10000201000000E00000009F944B053F89A96A74.png" xlink:type="simple" xlink:show="embed" xlink:actuate="onLoad" draw:mime-type="image/png"/></draw:frame><text:bookmark-start text:name="__RefHeading___Toc4659_2586963185"/>Drag<text:bookmark-end text:name="__RefHeading___Toc4659_2586963185"/></text:h>
      <text:p text:style-name="P145">When you click at the widget of the active tool, then you perform the tool action. Adjust what should happen when you click outside of the widget, in the empty area.</text:p>
      <text:h text:style-name="P263" text:outline-level="6"><text:bookmark-start text:name="__RefHeading___Toc4661_2586963185"/>Active Tool<text:bookmark-end text:name="__RefHeading___Toc4661_2586963185"/></text:h>
      <text:p text:style-name="P145">When you click off the widget then the click still does the same than clicking at the widget. It performs the active tool.</text:p>
      <text:h text:style-name="P263" text:outline-level="6"><text:bookmark-start text:name="__RefHeading___Toc4663_2586963185"/>Tweak, Select Box, Circle and Lasso<text:bookmark-end text:name="__RefHeading___Toc4663_2586963185"/></text:h>
      <text:p text:style-name="P145">When you choose this options then you will set the off click to the different select methods. Whereas tweak works more than a move tool then. Tweak is the default.</text:p>
      <text:h text:style-name="Heading_20_4" text:outline-level="4"><draw:frame draw:style-name="fr3" draw:name="Bild13" text:anchor-type="paragraph" svg:y="-0.118cm" svg:width="4.74cm" svg:height="1.799cm" draw:z-index="19"><draw:image xlink:href="Pictures/10000201000001180000006A96E66D2132193C4D.png" xlink:type="simple" xlink:show="embed" xlink:actuate="onLoad" draw:mime-type="image/png"/></draw:frame><text:bookmark-start text:name="__RefHeading___Toc42760_2320195280"/>Last Operator Extrude <text:span text:style-name="T7">Individual Faces and Move</text:span><text:bookmark-end text:name="__RefHeading___Toc42760_2320195280"/></text:h>
      <text:h text:style-name="P238" text:outline-level="5"><text:bookmark-start text:name="__RefHeading___Toc42762_2320195280"/>Offset<text:bookmark-end text:name="__RefHeading___Toc42762_2320195280"/></text:h>
      <text:p text:style-name="P55">The current extrude amount. </text:p>
      <text:h text:style-name="P224" text:outline-level="5"><text:bookmark-start text:name="__RefHeading___Toc42764_2320195280"/>O<text:span text:style-name="T26">ffset Even</text:span><text:bookmark-end text:name="__RefHeading___Toc42764_2320195280"/></text:h>
      <text:p text:style-name="P55">Scales the offset to give more even thickness. Without this checked the farer away faces will have a bigger extrude amount.</text:p>
      <text:h text:style-name="P238" text:outline-level="5"><draw:frame draw:style-name="fr1" draw:name="Bild14" text:anchor-type="paragraph" svg:x="13.968cm" svg:y="0.293cm" svg:width="4.761cm" svg:height="2.011cm" draw:z-index="20"><draw:image xlink:href="Pictures/100002010000011900000077FF61F4E4EDA7E27C.png" xlink:type="simple" xlink:show="embed" xlink:actuate="onLoad" draw:mime-type="image/png"/></draw:frame><text:bookmark-start text:name="__RefHeading___Toc42766_2320195280"/>Proportional editing<text:bookmark-end text:name="__RefHeading___Toc42766_2320195280"/></text:h>
      <text:p text:style-name="P64">Enables proportional editing. Activating proportional editing reveals further settings.</text:p>
      <text:h text:style-name="P264" text:outline-level="6"><text:bookmark-start text:name="__RefHeading___Toc1579_176334646911"/><text:soft-page-break/>Proportional Falloff<text:bookmark-end text:name="__RefHeading___Toc1579_176334646911"/></text:h>
      <text:p text:style-name="P64">Adjust the falloff methods.</text:p>
      <text:h text:style-name="P264" text:outline-level="6"><text:bookmark-start text:name="__RefHeading___Toc1545_150204374711"/>Proportional Size<text:bookmark-end text:name="__RefHeading___Toc1545_150204374711"/></text:h>
      <text:p text:style-name="P7">See and adjust the falloff radius.</text:p>
      <text:h text:style-name="P264" text:outline-level="6"><text:bookmark-start text:name="__RefHeading___Toc1581_176334646911"/>Connected<text:bookmark-end text:name="__RefHeading___Toc1581_176334646911"/></text:h>
      <text:p text:style-name="P28">The proportional falloff gets calculated for connected parts only.</text:p>
      <text:h text:style-name="P262" text:outline-level="6"><text:bookmark-start text:name="__RefHeading___Toc42768_2320195280"/>Projected(2D)<text:bookmark-end text:name="__RefHeading___Toc42768_2320195280"/></text:h>
      <text:p text:style-name="P44">The proportional falloff gets calculated in the screen space. Depth doesn't play a role. When it's in the radius, then it gets calculated.</text:p>
      <text:p text:style-name="Horizontal_20_Line"/>
      <text:h text:style-name="P218" text:outline-level="3"><draw:frame draw:style-name="fr2" draw:name="Bild16" text:anchor-type="paragraph" svg:y="0.198cm" svg:width="3.611cm" svg:height="3.06cm" draw:z-index="21"><draw:image xlink:href="Pictures/10000201000001AA0000016A6C0A9B0BB1C44F61.png" xlink:type="simple" xlink:show="embed" xlink:actuate="onLoad" draw:mime-type="image/png"/></draw:frame><text:bookmark-start text:name="__RefHeading___Toc1367_3907686794"/><text:span text:style-name="T5">Extrude </text:span><text:span text:style-name="T18">to cursor</text:span><text:bookmark-end text:name="__RefHeading___Toc1367_3907686794"/></text:h>
      <text:p text:style-name="P57">Extrudes the selection towards the mouse cursor by clicking and dragging The extruded geometry will rotate towards the mouse pointer.</text:p>
      <text:p text:style-name="P57"/>
      <text:h text:style-name="P174" text:outline-level="4"><draw:frame draw:style-name="fr2" draw:name="Bild17" text:anchor-type="paragraph" svg:y="0.441cm" svg:width="3.371cm" svg:height="1.51cm" draw:z-index="22"><draw:image xlink:href="Pictures/10000201000000C7000000592DBA59EF1CF38890.png" xlink:type="simple" xlink:show="embed" xlink:actuate="onLoad" draw:mime-type="image/png"/></draw:frame><text:bookmark-start text:name="__RefHeading___Toc42770_2320195280"/>Tool Settings<text:bookmark-end text:name="__RefHeading___Toc42770_2320195280"/></text:h>
      <text:h text:style-name="P225" text:outline-level="5"><text:bookmark-start text:name="__RefHeading___Toc573_3545106889111"/>R<text:span text:style-name="T27">otate Source</text:span><text:bookmark-end text:name="__RefHeading___Toc573_3545106889111"/></text:h>
      <text:p text:style-name="P56">In theory this setting should rotate the source geometry too to achieve a better result. In practice this setting does nothing. </text:p>
      <text:p text:style-name="P65"/>
      <text:h text:style-name="P175" text:outline-level="4"><draw:frame draw:style-name="fr3" draw:name="Bild15" text:anchor-type="paragraph" svg:y="-0.118cm" svg:width="4.77cm" svg:height="2.491cm" draw:z-index="23"><draw:image xlink:href="Pictures/100002010000011A00000093BEB481AB5CD588B5.png" xlink:type="simple" xlink:show="embed" xlink:actuate="onLoad" draw:mime-type="image/png"/></draw:frame><text:bookmark-start text:name="__RefHeading___Toc42772_2320195280"/>Last Operator <text:span text:style-name="T7">Move</text:span><text:bookmark-end text:name="__RefHeading___Toc42772_2320195280"/></text:h>
      <text:h text:style-name="P228" text:outline-level="5"><text:bookmark-start text:name="__RefHeading___Toc42774_2320195280"/>Move X Y Z<text:bookmark-end text:name="__RefHeading___Toc42774_2320195280"/></text:h>
      <text:p text:style-name="P56">The current extrude amount. </text:p>
      <text:h text:style-name="P239" text:outline-level="5"><draw:frame draw:style-name="fr1" draw:name="Bild19" text:anchor-type="paragraph" svg:x="16.75cm" svg:y="0.49cm" svg:width="1.951cm" svg:height="3.401cm" draw:z-index="25"><draw:image xlink:href="Pictures/1000020100000073000000C99818260AF43E1AC3.png" xlink:type="simple" xlink:show="embed" xlink:actuate="onLoad" draw:mime-type="image/png"/></draw:frame><text:bookmark-start text:name="__RefHeading___Toc42776_2320195280"/>Orientation<text:bookmark-end text:name="__RefHeading___Toc42776_2320195280"/></text:h>
      <text:p text:style-name="P44">The widget can have different orientations. The menu items should be self explaining.</text:p>
      <text:p text:style-name="P44"/>
      <text:p text:style-name="P44"/>
      <text:p text:style-name="P44"/>
      <text:h text:style-name="P239" text:outline-level="5"><draw:frame draw:style-name="fr1" draw:name="Bild18" text:anchor-type="paragraph" svg:x="13.968cm" svg:y="0.58cm" svg:width="4.761cm" svg:height="2.011cm" draw:z-index="24"><draw:image xlink:href="Pictures/100002010000011900000077FF61F4E4EDA7E27C.png" xlink:type="simple" xlink:show="embed" xlink:actuate="onLoad" draw:mime-type="image/png"/></draw:frame><text:bookmark-start text:name="__RefHeading___Toc42778_2320195280"/>Proportional editing<text:bookmark-end text:name="__RefHeading___Toc42778_2320195280"/></text:h>
      <text:p text:style-name="P65">Enables proportional editing. Activating proportional editing reveals further settings.</text:p>
      <text:h text:style-name="P262" text:outline-level="6"><text:bookmark-start text:name="__RefHeading___Toc1579_1763346469111"/>Proportional Falloff<text:bookmark-end text:name="__RefHeading___Toc1579_1763346469111"/></text:h>
      <text:p text:style-name="P65">Adjust the falloff methods.</text:p>
      <text:h text:style-name="P262" text:outline-level="6"><text:bookmark-start text:name="__RefHeading___Toc1545_1502043747111"/><text:soft-page-break/>Proportional Size<text:bookmark-end text:name="__RefHeading___Toc1545_1502043747111"/></text:h>
      <text:p text:style-name="P8">See and adjust the falloff radius.</text:p>
      <text:p text:style-name="P8"/>
      <text:h text:style-name="P262" text:outline-level="6"><text:bookmark-start text:name="__RefHeading___Toc1581_1763346469111"/>Connected<text:bookmark-end text:name="__RefHeading___Toc1581_1763346469111"/></text:h>
      <text:p text:style-name="P29">The proportional falloff gets calculated for connected parts only.</text:p>
      <text:h text:style-name="P262" text:outline-level="6"><text:bookmark-start text:name="__RefHeading___Toc42780_2320195280"/>Projected(2D)<text:bookmark-end text:name="__RefHeading___Toc42780_2320195280"/></text:h>
      <text:p text:style-name="P44">The proportional falloff gets calculated in the screen space. Depth doesn't play a role. When it's in the radius, then it gets calculated.</text:p>
      <text:p text:style-name="Horizontal_20_Line"/>
      <text:h text:style-name="Heading_20_2" text:outline-level="2"><text:bookmark-start text:name="__RefHeading___Toc853_4140605201"/>Inset<text:span text:style-name="T64"> Faces</text:span><text:bookmark-end text:name="__RefHeading___Toc853_4140605201"/></text:h>
      <text:p text:style-name="P66"><draw:frame draw:style-name="fr2" draw:name="Bild197" text:anchor-type="paragraph" svg:y="0.432cm" svg:width="3.979cm" svg:height="2.24cm" draw:z-index="26"><draw:image xlink:href="Pictures/10000000000000EB00000084729248DB26C290C8.jpg" xlink:type="simple" xlink:show="embed" xlink:actuate="onLoad" draw:mime-type="image/jpeg"/></draw:frame>Inset insets edges into the selected faces. Think of it as an extrude inwards the face.</text:p>
      <text:p text:style-name="P68">Activate the tool, drag the mouse. But carefully. The control is not the best. You better adjust the amount in the last operator.</text:p>
      <text:h text:style-name="Heading_20_3" text:outline-level="3"><text:bookmark-start text:name="__RefHeading___Toc1369_3907686794"/>Tool Settings<text:bookmark-end text:name="__RefHeading___Toc1369_3907686794"/></text:h>
      <text:h text:style-name="Heading_20_4" text:outline-level="4"><draw:frame draw:style-name="fr2" draw:name="Bild20" text:anchor-type="paragraph" svg:y="-0.208cm" svg:width="3.39cm" svg:height="3.03cm" draw:z-index="27"><draw:image xlink:href="Pictures/10000201000000C8000000B37D6980E0C0A46BAE.png" xlink:type="simple" xlink:show="embed" xlink:actuate="onLoad" draw:mime-type="image/png"/></draw:frame><text:bookmark-start text:name="__RefHeading___Toc42782_2320195280"/>Outset<text:bookmark-end text:name="__RefHeading___Toc42782_2320195280"/></text:h>
      <text:p text:style-name="P67">With outset ticked the Inset will not extrude inwards but outwards.</text:p>
      <text:h text:style-name="Heading_20_4" text:outline-level="4"><text:bookmark-start text:name="__RefHeading___Toc42784_2320195280"/>Interpolate<text:bookmark-end text:name="__RefHeading___Toc42784_2320195280"/></text:h>
      <text:p text:style-name="P67">Blend Face Data across the inset.</text:p>
      <text:h text:style-name="Heading_20_4" text:outline-level="4"><text:bookmark-start text:name="__RefHeading___Toc42786_2320195280"/>Offset Even<text:bookmark-end text:name="__RefHeading___Toc42786_2320195280"/></text:h>
      <text:p text:style-name="P67">Scales the offset to give more even thickness.</text:p>
      <text:h text:style-name="Heading_20_4" text:outline-level="4"><text:bookmark-start text:name="__RefHeading___Toc7106_19597871591"/>Offset Relative<text:bookmark-end text:name="__RefHeading___Toc7106_19597871591"/></text:h>
      <text:p text:style-name="P67">Scales the offset by surrounding geometry.</text:p>
      <text:h text:style-name="Heading_20_4" text:outline-level="4"><draw:frame draw:style-name="fr2" draw:name="Bild113" text:anchor-type="paragraph" svg:y="-0.009cm" svg:width="3.791cm" svg:height="2.69cm" draw:z-index="138"><draw:image xlink:href="Pictures/10000201000000E00000009F944B053F89A96A74.png" xlink:type="simple" xlink:show="embed" xlink:actuate="onLoad" draw:mime-type="image/png"/></draw:frame><text:bookmark-start text:name="__RefHeading___Toc4665_2586963185"/>Drag<text:bookmark-end text:name="__RefHeading___Toc4665_2586963185"/></text:h>
      <text:p text:style-name="P146">When you click at the widget of the active tool, then you perform the tool action. Adjust what should happen when you click outside of the widget, in the empty area.</text:p>
      <text:h text:style-name="Heading_20_5" text:outline-level="5"><text:bookmark-start text:name="__RefHeading___Toc4667_2586963185"/>Active Tool<text:bookmark-end text:name="__RefHeading___Toc4667_2586963185"/></text:h>
      <text:p text:style-name="P146">When you click off the widget then the click still does the same than clicking at the widget. It performs the active tool.</text:p>
      <text:h text:style-name="Heading_20_5" text:outline-level="5"><text:bookmark-start text:name="__RefHeading___Toc4669_2586963185"/>Tweak, Select Box, Circle and Lasso<text:bookmark-end text:name="__RefHeading___Toc4669_2586963185"/></text:h>
      <text:p text:style-name="P146">When you choose this options then you will set the off click to the different select methods. Whereas tweak works more than a move tool then. Tweak is the default.</text:p>
      <text:p text:style-name="P146"/>
      <text:p text:style-name="P146"/>
      <text:h text:style-name="Heading_20_3" text:outline-level="3"><draw:frame draw:style-name="fr3" draw:name="Bild196" text:anchor-type="paragraph" svg:y="0.407cm" svg:width="4.83cm" svg:height="4.431cm" draw:z-index="28"><draw:image xlink:href="Pictures/100002010000011D00000106561DD1B96C1D07E5.png" xlink:type="simple" xlink:show="embed" xlink:actuate="onLoad" draw:mime-type="image/png"/></draw:frame><text:bookmark-start text:name="__RefHeading___Toc1371_3907686794"/><text:soft-page-break/>Last Operator Inset<text:span text:style-name="T59"> Faces</text:span><text:bookmark-end text:name="__RefHeading___Toc1371_3907686794"/></text:h>
      <text:h text:style-name="Heading_20_4" text:outline-level="4"><text:bookmark-start text:name="__RefHeading___Toc7102_1959787159"/>Boundary<text:bookmark-end text:name="__RefHeading___Toc7102_1959787159"/></text:h>
      <text:p text:style-name="P67">With Boundary ticked you will get the connect edges in the corners.<text:span text:style-name="T28"> Without the edges ends straight.</text:span></text:p>
      <text:p text:style-name="P67"><draw:frame draw:style-name="fr4" draw:name="Bild21" text:anchor-type="paragraph" svg:x="0.039cm" svg:y="0.374cm" svg:width="3.709cm" svg:height="2.15cm" draw:z-index="29"><draw:image xlink:href="Pictures/10000201000000DB0000007F86BBC3ACCAFE5D91.png" xlink:type="simple" xlink:show="embed" xlink:actuate="onLoad" draw:mime-type="image/png"/></draw:frame></text:p>
      <text:p text:style-name="P67"/>
      <text:p text:style-name="P67"/>
      <text:p text:style-name="P67"/>
      <text:h text:style-name="Heading_20_4" text:outline-level="4"><text:bookmark-start text:name="__RefHeading___Toc7104_1959787159"/>Offset Even<text:bookmark-end text:name="__RefHeading___Toc7104_1959787159"/></text:h>
      <text:p text:style-name="P67">Scales the offset to give more even thickness.</text:p>
      <text:h text:style-name="Heading_20_4" text:outline-level="4"><text:bookmark-start text:name="__RefHeading___Toc7106_1959787159"/>Offset Relative<text:bookmark-end text:name="__RefHeading___Toc7106_1959787159"/></text:h>
      <text:p text:style-name="P67">Scales the offset by surrounding geometry.</text:p>
      <text:h text:style-name="Heading_20_4" text:outline-level="4"><text:bookmark-start text:name="__RefHeading___Toc7108_1959787159"/>Edge Rail<text:bookmark-end text:name="__RefHeading___Toc7108_1959787159"/></text:h>
      <text:p text:style-name="P67">Inset the region along existing edges.</text:p>
      <text:h text:style-name="Heading_20_4" text:outline-level="4"><text:bookmark-start text:name="__RefHeading___Toc7110_1959787159"/>Thickness<text:bookmark-end text:name="__RefHeading___Toc7110_1959787159"/></text:h>
      <text:p text:style-name="P67">Thickness adjusts the thickness of the inset geometry.</text:p>
      <text:h text:style-name="Heading_20_4" text:outline-level="4"><text:bookmark-start text:name="__RefHeading___Toc7112_1959787159"/>Depth<text:bookmark-end text:name="__RefHeading___Toc7112_1959787159"/></text:h>
      <text:p text:style-name="P67">With depth you can bevel the inset geometry. It is then not longer co planar to the initial face.</text:p>
      <text:h text:style-name="Heading_20_4" text:outline-level="4"><text:bookmark-start text:name="__RefHeading___Toc7114_1959787159"/>Outset<text:bookmark-end text:name="__RefHeading___Toc7114_1959787159"/></text:h>
      <text:p text:style-name="P67">With outset ticked the Inset will not extrude inwards but outwards.</text:p>
      <text:h text:style-name="Heading_20_4" text:outline-level="4"><text:bookmark-start text:name="__RefHeading___Toc7116_1959787159"/>Select Outer<text:bookmark-end text:name="__RefHeading___Toc7116_1959787159"/></text:h>
      <text:p text:style-name="P67">With Select Outer the outer ring will be selected after the Inset.</text:p>
      <text:h text:style-name="Heading_20_4" text:outline-level="4"><text:bookmark-start text:name="__RefHeading___Toc7118_1959787159"/>Individual<text:bookmark-end text:name="__RefHeading___Toc7118_1959787159"/></text:h>
      <text:p text:style-name="P67">Inset every face individually.</text:p>
      <text:h text:style-name="Heading_20_4" text:outline-level="4"><text:bookmark-start text:name="__RefHeading___Toc7120_1959787159"/>Interpolate<text:bookmark-end text:name="__RefHeading___Toc7120_1959787159"/></text:h>
      <text:p text:style-name="P67">Blend Face Data across the inset.</text:p>
      <text:p text:style-name="P201"/>
      <text:p text:style-name="P53"/>
      <text:h text:style-name="Heading_20_2" text:outline-level="2"><draw:frame draw:style-name="fr2" draw:name="Bild200" text:anchor-type="paragraph" svg:y="-0.157cm" svg:width="4.35cm" svg:height="4.159cm" draw:z-index="30"><draw:image xlink:href="Pictures/1000020100000101000000F61B3BF4398EB81BE5.png" xlink:type="simple" xlink:show="embed" xlink:actuate="onLoad" draw:mime-type="image/png"/></draw:frame><text:bookmark-start text:name="__RefHeading___Toc855_4140605201"/><text:soft-page-break/>Bevel<text:bookmark-end text:name="__RefHeading___Toc855_4140605201"/></text:h>
      <text:p text:style-name="P74">The Bevel Tool adds a bevel to the selected geometry. </text:p>
      <text:p text:style-name="P170"><text:span text:style-name="T72">Usage: first select the geometry that you want to bevel. Then activate the tool. Don't wonder that the mouse movement does nothing</text:span><text:span text:style-name="T73"> until you move the mouse really really far away</text:span><text:span text:style-name="T72">.</text:span><text:span text:style-name="T74"> </text:span><text:span text:style-name="T72">That's by design. </text:span><text:span text:style-name="T74">Best is to a</text:span><text:span text:style-name="T72">djust the amount in the Last Operator Bevel panel.</text:span></text:p>
      <text:p text:style-name="P150"/>
      <text:h text:style-name="Heading_20_3" text:outline-level="3"><draw:frame draw:style-name="fr2" draw:name="Bild108" text:anchor-type="paragraph" svg:y="0.718cm" svg:width="3.761cm" svg:height="7.87cm" draw:z-index="133"><draw:image xlink:href="Pictures/10000201000000DE000001D1FA20B5AD1EC08172.png" xlink:type="simple" xlink:show="embed" xlink:actuate="onLoad" draw:mime-type="image/png"/></draw:frame><draw:frame draw:style-name="fr1" draw:name="Bild139" text:anchor-type="paragraph" svg:x="10.478cm" svg:y="0.801cm" svg:width="3.371cm" svg:height="5.59cm" draw:z-index="161"><draw:image xlink:href="Pictures/10000201000000C70000014A264DE66ECDAF0EED.png" xlink:type="simple" xlink:show="embed" xlink:actuate="onLoad" draw:mime-type="image/png"/></draw:frame><text:bookmark-start text:name="__RefHeading___Toc1373_3907686794"/>Tool Settings<text:bookmark-end text:name="__RefHeading___Toc1373_3907686794"/></text:h>
      <text:h text:style-name="Heading_20_4" text:outline-level="4"><text:bookmark-start text:name="__RefHeading___Toc11259_3108719185"/>Affect<text:bookmark-end text:name="__RefHeading___Toc11259_3108719185"/></text:h>
      <text:p text:style-name="P159">What geometry to bevel. Vertices or Edges.</text:p>
      <text:p text:style-name="P159">Note that with Vertices some options are not available.</text:p>
      <text:p text:style-name="P159"/>
      <text:p text:style-name="P159"/>
      <text:p text:style-name="P159"/>
      <text:p text:style-name="P159"/>
      <text:p text:style-name="P159"/>
      <text:p text:style-name="P159"/>
      <text:p text:style-name="P159"/>
      <text:h text:style-name="Heading_20_4" text:outline-level="4"><draw:frame draw:style-name="fr2" draw:name="Bild140" text:anchor-type="paragraph" svg:y="0.062cm" svg:width="1.91cm" svg:height="2.469cm" draw:z-index="162"><draw:image xlink:href="Pictures/1000020100000071000000925D32400C94F5CD9F.png" xlink:type="simple" xlink:show="embed" xlink:actuate="onLoad" draw:mime-type="image/png"/></draw:frame><text:bookmark-start text:name="__RefHeading___Toc42788_2320195280"/>Width type<text:bookmark-end text:name="__RefHeading___Toc42788_2320195280"/></text:h>
      <text:p text:style-name="P138"><text:span text:style-name="T60">Which measure type to choose </text:span>for the bevel action.<text:span text:style-name="T61"> Offset, Width, Depth or Percent.</text:span></text:p>
      <text:h text:style-name="Heading_20_4" text:outline-level="4"><text:bookmark-start text:name="__RefHeading___Toc42790_2320195280"/>Segments<text:bookmark-end text:name="__RefHeading___Toc42790_2320195280"/></text:h>
      <text:p text:style-name="Text_20_body">How many segments gets created.</text:p>
      <text:h text:style-name="Heading_20_4" text:outline-level="4"><text:bookmark-start text:name="__RefHeading___Toc11261_3108719185"/>Shape<text:bookmark-end text:name="__RefHeading___Toc11261_3108719185"/></text:h>
      <text:p text:style-name="P160"><draw:frame draw:style-name="fr1" draw:name="Bild138" text:anchor-type="paragraph" svg:x="11.329cm" svg:y="0.042cm" svg:width="3.35cm" svg:height="3.371cm" draw:z-index="163"><draw:image xlink:href="Pictures/10000201000000C6000000C78F0339C99CC8C81D.png" xlink:type="simple" xlink:show="embed" xlink:actuate="onLoad" draw:mime-type="image/png"/></draw:frame><draw:frame draw:style-name="fr1" draw:name="Bild141" text:anchor-type="paragraph" svg:x="15.238cm" svg:y="0.032cm" svg:width="3.35cm" svg:height="3.371cm" draw:z-index="164"><draw:image xlink:href="Pictures/10000000000000ED000000F1DBD831036D089498.jpg" xlink:type="simple" xlink:show="embed" xlink:actuate="onLoad" draw:mime-type="image/jpeg"/></draw:frame>Controls the profile shape strength.<text:span text:style-name="T70"> A value close to 0 bends the roundness to inside. A value towards 1 bends the curve to outside. A value of 0.5 defines a radius around the center point of the bevel.</text:span></text:p>
      <text:h text:style-name="Heading_20_4" text:outline-level="4"><text:bookmark-start text:name="__RefHeading___Toc11263_3108719185"/>Material Index<text:bookmark-end text:name="__RefHeading___Toc11263_3108719185"/></text:h>
      <text:p text:style-name="P162">The material for bevel faces. -1 means to use the material from the adjacent faces.</text:p>
      <text:h text:style-name="Heading_20_4" text:outline-level="4"><text:bookmark-start text:name="__RefHeading___Toc11265_3108719185"/>Harden Normals<text:bookmark-end text:name="__RefHeading___Toc11265_3108719185"/></text:h>
      <text:p text:style-name="P162">Match normals of new faces to adjacent faces.</text:p>
      <text:h text:style-name="Heading_20_4" text:outline-level="4"><text:bookmark-start text:name="__RefHeading___Toc11267_3108719185"/><text:soft-page-break/>Clamp Overlap<text:bookmark-end text:name="__RefHeading___Toc11267_3108719185"/></text:h>
      <text:p text:style-name="P162">Do not allow beveled edges / vertices to overlap each other.</text:p>
      <text:h text:style-name="Heading_20_4" text:outline-level="4"><text:bookmark-start text:name="__RefHeading___Toc11269_3108719185"/>Loop Slide<text:bookmark-end text:name="__RefHeading___Toc11269_3108719185"/></text:h>
      <text:p text:style-name="P162">Prefer sliding along edges to even widths.</text:p>
      <text:h text:style-name="Heading_20_4" text:outline-level="4"><text:bookmark-start text:name="__RefHeading___Toc11271_3108719185"/>Mark <text:bookmark-end text:name="__RefHeading___Toc11271_3108719185"/></text:h>
      <text:h text:style-name="Heading_20_5" text:outline-level="5"><text:bookmark-start text:name="__RefHeading___Toc11273_3108719185"/>Seam<text:bookmark-end text:name="__RefHeading___Toc11273_3108719185"/></text:h>
      <text:p text:style-name="P162">Mark seam along beveled edges.</text:p>
      <text:h text:style-name="Heading_20_5" text:outline-level="5"><text:bookmark-start text:name="__RefHeading___Toc11275_3108719185"/>Sharp<text:bookmark-end text:name="__RefHeading___Toc11275_3108719185"/></text:h>
      <text:p text:style-name="P162">Mark beveled edges as sharp.</text:p>
      <text:h text:style-name="P177" text:outline-level="4"><draw:frame draw:style-name="fr3" draw:name="Bild81" text:anchor-type="paragraph" svg:y="0.376cm" svg:width="2.559cm" svg:height="1.76cm" draw:z-index="116"><draw:image xlink:href="Pictures/100002010000009700000068689935C554211231.png" xlink:type="simple" xlink:show="embed" xlink:actuate="onLoad" draw:mime-type="image/png"/></draw:frame><text:bookmark-start text:name="__RefHeading___Toc3976_2105795219"/>Miter outer<text:bookmark-end text:name="__RefHeading___Toc3976_2105795219"/></text:h>
      <text:p text:style-name="P79">How the outer miter is set. Miter is how the bevel rounding at a corner is done.</text:p>
      <text:p text:style-name="P79"/>
      <text:h text:style-name="P240" text:outline-level="5"><draw:frame draw:style-name="fr2" draw:name="Bild92" text:anchor-type="paragraph" svg:y="0.235cm" svg:width="1.96cm" svg:height="1.85cm" draw:z-index="117"><draw:image xlink:href="Pictures/10000201000000740000006D35226875DCF02A0C.png" xlink:type="simple" xlink:show="embed" xlink:actuate="onLoad" draw:mime-type="image/png"/></draw:frame><text:bookmark-start text:name="__RefHeading___Toc49925_24441381561"/>Sharp<text:bookmark-end text:name="__RefHeading___Toc49925_24441381561"/></text:h>
      <text:p text:style-name="P77">Creates a sharp miter.</text:p>
      <text:p text:style-name="P77"/>
      <text:h text:style-name="P240" text:outline-level="5"><draw:frame draw:style-name="fr2" draw:name="Bild93" text:anchor-type="paragraph" svg:y="0.187cm" svg:width="1.91cm" svg:height="1.799cm" draw:z-index="118"><draw:image xlink:href="Pictures/10000201000000710000006A83DBEAEB1FBA4DA2.png" xlink:type="simple" xlink:show="embed" xlink:actuate="onLoad" draw:mime-type="image/png"/></draw:frame><text:bookmark-start text:name="__RefHeading___Toc1067_16797007331"/>Patch<text:bookmark-end text:name="__RefHeading___Toc1067_16797007331"/></text:h>
      <text:p text:style-name="P81"><text:span text:style-name="T29">T</text:span>his replaces the outside vertex of a miter with 3 vertices<text:span text:style-name="T29">. A</text:span>nd uses a patch pattern there.</text:p>
      <text:h text:style-name="P240" text:outline-level="5"><text:bookmark-start text:name="__RefHeading___Toc49929_24441381561"/>Arc<text:bookmark-end text:name="__RefHeading___Toc49929_24441381561"/></text:h>
      <text:p text:style-name="P81"><draw:frame draw:style-name="fr2" draw:name="Bild94" text:anchor-type="paragraph" svg:y="0.235cm" svg:width="1.93cm" svg:height="1.799cm" draw:z-index="119"><draw:image xlink:href="Pictures/10000201000000720000006AA8B7655FF8195045.png" xlink:type="simple" xlink:show="embed" xlink:actuate="onLoad" draw:mime-type="image/png"/></draw:frame><text:span text:style-name="T29">T</text:span>his replaces the vertex of a miter with 2 vertices, joined by an arc. A separate Spread parameter says how far to move the vertices away from their original position.</text:p>
      <text:p text:style-name="P137"/>
      <text:h text:style-name="P187" text:outline-level="4"><text:bookmark-start text:name="__RefHeading___Toc42814_23201952801"/>Miter<text:span text:style-name="T70"> Inner</text:span><text:bookmark-end text:name="__RefHeading___Toc42814_23201952801"/></text:h>
      <text:p text:style-name="P79"><draw:frame draw:style-name="fr3" draw:name="Bild95" text:anchor-type="paragraph" svg:y="-0.153cm" svg:width="2.559cm" svg:height="1.39cm" draw:z-index="120"><draw:image xlink:href="Pictures/1000020100000097000000522B379D172663A644.png" xlink:type="simple" xlink:show="embed" xlink:actuate="onLoad" draw:mime-type="image/png"/></draw:frame>How the inner miter is set.<text:span text:style-name="T30"> </text:span>Miter is how the bevel rounding at a corner is done.</text:p>
      <text:p text:style-name="P79"/>
      <text:h text:style-name="P240" text:outline-level="5"><draw:frame draw:style-name="fr2" draw:name="Bild96" text:anchor-type="paragraph" svg:y="0.235cm" svg:width="1.96cm" svg:height="1.85cm" draw:z-index="121"><draw:image xlink:href="Pictures/10000201000000740000006D35226875DCF02A0C.png" xlink:type="simple" xlink:show="embed" xlink:actuate="onLoad" draw:mime-type="image/png"/></draw:frame><text:bookmark-start text:name="__RefHeading___Toc49933_24441381561"/>Sharp<text:bookmark-end text:name="__RefHeading___Toc49933_24441381561"/></text:h>
      <text:p text:style-name="P77">Creates a sharp miter.</text:p>
      <text:h text:style-name="P240" text:outline-level="5"><text:bookmark-start text:name="__RefHeading___Toc49935_24441381561"/>Arc<text:bookmark-end text:name="__RefHeading___Toc49935_24441381561"/></text:h>
      <text:p text:style-name="P77"><draw:frame draw:style-name="fr2" draw:name="Bild97" text:anchor-type="paragraph" svg:y="0.235cm" svg:width="1.93cm" svg:height="1.799cm" draw:z-index="122"><draw:image xlink:href="Pictures/10000201000000720000006AA8B7655FF8195045.png" xlink:type="simple" xlink:show="embed" xlink:actuate="onLoad" draw:mime-type="image/png"/></draw:frame>This replaces the vertex of a miter with 2 vertices, joined by an arc. A separate Spread parameter says how far to move the vertices away from their original position.</text:p>
      <text:p text:style-name="P77"/>
      <text:h text:style-name="P240" text:outline-level="5"><draw:frame draw:style-name="fr2" draw:name="Bild98" text:anchor-type="paragraph" svg:y="0.589cm" svg:width="2.949cm" svg:height="2.88cm" draw:z-index="123"><draw:image xlink:href="Pictures/10000201000000AE000000AAC403734179A9C2CC.png" xlink:type="simple" xlink:show="embed" xlink:actuate="onLoad" draw:mime-type="image/png"/></draw:frame><text:bookmark-start text:name="__RefHeading___Toc49937_24441381561"/><text:soft-page-break/>Spread<text:bookmark-end text:name="__RefHeading___Toc49937_24441381561"/></text:h>
      <text:p text:style-name="P84">Belongs to inner miter method Arc. Adjust how strong the inner radius is bent.</text:p>
      <text:p text:style-name="P70"/>
      <text:p text:style-name="P70"/>
      <text:h text:style-name="P196" text:outline-level="4"><text:bookmark-start text:name="__RefHeading___Toc11277_3108719185"/>Intersection<text:span text:style-name="T13">s</text:span><text:bookmark-end text:name="__RefHeading___Toc11277_3108719185"/></text:h>
      <text:p text:style-name="P164"><draw:frame draw:style-name="fr2" draw:name="Bild136" text:anchor-type="paragraph" svg:y="0.288cm" svg:width="2.731cm" svg:height="1.371cm" draw:z-index="166"><draw:image xlink:href="Pictures/10000201000000A10000005196F1287DAE727990.png" xlink:type="simple" xlink:show="embed" xlink:actuate="onLoad" draw:mime-type="image/png"/></draw:frame>The method to use to create meshes at intersections. Bevel can create self intersecting geometry.</text:p>
      <text:h text:style-name="P196" text:outline-level="4"><draw:frame draw:style-name="fr3" draw:name="Bild137" text:anchor-type="paragraph" svg:y="0.661cm" svg:width="2.69cm" svg:height="2.15cm" draw:z-index="167"><draw:image xlink:href="Pictures/100002010000009F0000007F481A40F9D89FE2BE.png" xlink:type="simple" xlink:show="embed" xlink:actuate="onLoad" draw:mime-type="image/png"/></draw:frame><text:bookmark-start text:name="__RefHeading___Toc11279_3108719185"/>Face Strength Mode<text:bookmark-end text:name="__RefHeading___Toc11279_3108719185"/></text:h>
      <text:p text:style-name="P166">Set Face Strength on the faces involved in the bevel, according to the specified mode. This can be used in conjunction with a Weight Normals Modifier (with the Face Influence option checked).</text:p>
      <text:h text:style-name="P241" text:outline-level="5"><text:bookmark-start text:name="__RefHeading___Toc42804_23201952801"/>None<text:bookmark-end text:name="__RefHeading___Toc42804_23201952801"/></text:h>
      <text:p text:style-name="P166">Do not set face strength.</text:p>
      <text:h text:style-name="P241" text:outline-level="5"><text:bookmark-start text:name="__RefHeading___Toc42806_23201952801"/>New<text:bookmark-end text:name="__RefHeading___Toc42806_23201952801"/></text:h>
      <text:p text:style-name="P166">Set the face strength of new faces along edges to Medium, and the face strength of new faces at vertices to Weak.</text:p>
      <text:h text:style-name="P241" text:outline-level="5"><text:bookmark-start text:name="__RefHeading___Toc42808_23201952801"/>Affected<text:bookmark-end text:name="__RefHeading___Toc42808_23201952801"/></text:h>
      <text:p text:style-name="P166">In addition to those set for the New case, also set the faces adjacent to new faces to have strength Strong.</text:p>
      <text:h text:style-name="P241" text:outline-level="5"><text:bookmark-start text:name="__RefHeading___Toc42810_23201952801"/>All<text:bookmark-end text:name="__RefHeading___Toc42810_23201952801"/></text:h>
      <text:p text:style-name="P73">In addition to those set for the Affected option, also set all the rest of the faces of the model to have strength Strong.</text:p>
      <text:p text:style-name="Text_20_body"/>
      <text:h text:style-name="P196" text:outline-level="4"><draw:frame draw:style-name="fr1" draw:name="Bild135" text:anchor-type="paragraph" svg:x="16.701cm" svg:y="0.288cm" svg:width="2cm" svg:height="1.371cm" draw:z-index="165"><draw:image xlink:href="Pictures/10000201000000760000005196E1BDF618898BBF.png" xlink:type="simple" xlink:show="embed" xlink:actuate="onLoad" draw:mime-type="image/png"/></draw:frame><text:bookmark-start text:name="__RefHeading___Toc11281_3108719185"/>Profile Type<text:bookmark-end text:name="__RefHeading___Toc11281_3108719185"/></text:h>
      <text:p text:style-name="P157">Which profile type to use. Super ellipse or Custom.</text:p>
      <text:p text:style-name="Text_20_body"/>
      <text:h text:style-name="Heading_20_4" text:outline-level="4"><draw:frame draw:style-name="fr2" draw:name="Bild100" text:anchor-type="paragraph" svg:y="-0.318cm" svg:width="3.371cm" svg:height="5.099cm" draw:z-index="125"><draw:image xlink:href="Pictures/10000201000000C70000012D710EBDDD3660F470.png" xlink:type="simple" xlink:show="embed" xlink:actuate="onLoad" draw:mime-type="image/png"/></draw:frame><text:bookmark-start text:name="__RefHeading___Toc4183_958473369"/>Custom Profile<text:bookmark-end text:name="__RefHeading___Toc4183_958473369"/></text:h>
      <text:p text:style-name="Text_20_body">Choose<text:span text:style-name="T62"> and </text:span>a<text:span text:style-name="T61">djust</text:span> a custom bevel profile.<text:span text:style-name="T61"> This feature needs more than one segment to work.</text:span></text:p>
      <text:h text:style-name="Heading_20_5" text:outline-level="5"><draw:frame draw:style-name="fr9" draw:name="Bild101" text:anchor-type="paragraph" svg:x="12.465cm" svg:y="0.056cm" svg:width="2.439cm" svg:height="1.709cm" draw:z-index="126"><draw:image xlink:href="Pictures/100002010000009000000065D48AF5B8F5A45D92.png" xlink:type="simple" xlink:show="embed" xlink:actuate="onLoad" draw:mime-type="image/png"/></draw:frame><text:bookmark-start text:name="__RefHeading___Toc4185_958473369"/>Preset<text:bookmark-end text:name="__RefHeading___Toc4185_958473369"/></text:h>
      <text:p text:style-name="P139">Choose some profile presets.</text:p>
      <text:h text:style-name="Heading_20_5" text:outline-level="5"><text:bookmark-start text:name="__RefHeading___Toc4187_958473369"/>Zoom in <text:bookmark-end text:name="__RefHeading___Toc4187_958473369"/></text:h>
      <text:p text:style-name="P139">Zooms into the curve view.</text:p>
      <text:h text:style-name="Heading_20_5" text:outline-level="5"><text:bookmark-start text:name="__RefHeading___Toc4189_958473369"/><text:soft-page-break/>Zoom out<text:bookmark-end text:name="__RefHeading___Toc4189_958473369"/></text:h>
      <text:p text:style-name="P139">Zooms out of the curve view.</text:p>
      <text:h text:style-name="Heading_20_5" text:outline-level="5"><text:bookmark-start text:name="__RefHeading___Toc4191_958473369"/>Tools<text:bookmark-end text:name="__RefHeading___Toc4191_958473369"/></text:h>
      <text:h text:style-name="Heading_20_6" text:outline-level="6"><text:bookmark-start text:name="__RefHeading___Toc4193_958473369"/>Reset View<text:bookmark-end text:name="__RefHeading___Toc4193_958473369"/></text:h>
      <text:p text:style-name="P139">Resets the zoom factor of the curve view.</text:p>
      <text:h text:style-name="Heading_20_6" text:outline-level="6"><draw:frame draw:style-name="fr1" draw:name="Bild102" text:anchor-type="paragraph" svg:x="16.185cm" svg:y="0.404cm" svg:width="2.06cm" svg:height="1.08cm" draw:z-index="127"><draw:image xlink:href="Pictures/100002010000007A000000402B84CE82A32481B5.png" xlink:type="simple" xlink:show="embed" xlink:actuate="onLoad" draw:mime-type="image/png"/></draw:frame><text:bookmark-start text:name="__RefHeading___Toc4195_958473369"/>Reset Curve<text:bookmark-end text:name="__RefHeading___Toc4195_958473369"/></text:h>
      <text:p text:style-name="P139">Resets the curve to the defaults. This means when you choose a curve preset to reset it to the values of the latest chosen preset.</text:p>
      <text:h text:style-name="Heading_20_5" text:outline-level="5"><text:bookmark-start text:name="__RefHeading___Toc4197_958473369"/>Reverse Path<text:bookmark-end text:name="__RefHeading___Toc4197_958473369"/></text:h>
      <text:p text:style-name="P139">The path gets reversed. The first point becomes the last and vice versa.</text:p>
      <text:h text:style-name="Heading_20_5" text:outline-level="5"><text:bookmark-start text:name="__RefHeading___Toc4199_958473369"/>Toggle Profile Clipping<text:bookmark-end text:name="__RefHeading___Toc4199_958473369"/></text:h>
      <text:p text:style-name="P139">Toggles the profile clipping.</text:p>
      <text:h text:style-name="Heading_20_5" text:outline-level="5"><draw:frame draw:style-name="fr2" draw:name="Bild103" text:anchor-type="paragraph" svg:y="0.201cm" svg:width="3.33cm" svg:height="3.57cm" draw:z-index="128"><draw:image xlink:href="Pictures/10000201000000C5000000D3BBE8913851859358.png" xlink:type="simple" xlink:show="embed" xlink:actuate="onLoad" draw:mime-type="image/png"/></draw:frame><text:bookmark-start text:name="__RefHeading___Toc4201_958473369"/>Curve view<text:bookmark-end text:name="__RefHeading___Toc4201_958473369"/></text:h>
      <text:p text:style-name="P139">Adjust the profile curve. </text:p>
      <text:p text:style-name="P139">Left click where no point is adds a new point. Left click at a point allows you to move it.</text:p>
      <text:p text:style-name="P139">Holding down Shift while moving a node point activates precision movement.</text:p>
      <text:p text:style-name="P139">Holding down ctrl while moving activates temporary snapping.</text:p>
      <text:p text:style-name="P139">When a point is selected then the curve view reveals a sub menu at the bottom.</text:p>
      <text:h text:style-name="P268" text:outline-level="7"><text:bookmark-start text:name="__RefHeading___Toc6203_4097564167"/>Handle Type <text:span text:style-name="T17">Auto Handle</text:span><text:bookmark-end text:name="__RefHeading___Toc6203_4097564167"/></text:h>
      <text:p text:style-name="P142">Sets the handle type of this curve point to smooth.</text:p>
      <text:h text:style-name="P268" text:outline-level="7"><text:bookmark-start text:name="__RefHeading___Toc4205_958473369"/>Handle Type <text:span text:style-name="T17">Vector Handle</text:span><text:bookmark-end text:name="__RefHeading___Toc4205_958473369"/></text:h>
      <text:p text:style-name="P142">Sets the handle type of this curve point to sharp.</text:p>
      <text:h text:style-name="P268" text:outline-level="7"><text:bookmark-start text:name="__RefHeading___Toc6205_4097564167"/>Handle Type <text:span text:style-name="T17">Free Handle</text:span><text:bookmark-end text:name="__RefHeading___Toc6205_4097564167"/></text:h>
      <text:p text:style-name="P142">Sets the handle type of this curve to Free handles. The curve point has now two handles with which you can adjust the curve before and after the point each.</text:p>
      <text:h text:style-name="P268" text:outline-level="7"><text:bookmark-start text:name="__RefHeading___Toc6207_4097564167"/>Handle Type <text:span text:style-name="T17">Aligned Free Handle</text:span><text:bookmark-end text:name="__RefHeading___Toc6207_4097564167"/></text:h>
      <text:p text:style-name="P142">Sets the handle type of this curve to Free handles. The curve point has now a handle with which you can adjust the curve.</text:p>
      <text:h text:style-name="Heading_20_6" text:outline-level="6"><text:bookmark-start text:name="__RefHeading___Toc4207_958473369"/>X Y Values<text:bookmark-end text:name="__RefHeading___Toc4207_958473369"/></text:h>
      <text:p text:style-name="P141">The position of the currently selected curve point</text:p>
      <text:h text:style-name="Heading_20_6" text:outline-level="6"><text:bookmark-start text:name="__RefHeading___Toc4209_958473369"/>Delete<text:bookmark-end text:name="__RefHeading___Toc4209_958473369"/></text:h>
      <text:p text:style-name="P141">Delete the selected curve point.</text:p>
      <text:h text:style-name="Heading_20_5" text:outline-level="5"><text:bookmark-start text:name="__RefHeading___Toc4211_958473369"/>Sample Straight Edges<text:bookmark-end text:name="__RefHeading___Toc4211_958473369"/></text:h>
      <text:p text:style-name="P141">Sample edges with vector handles.</text:p>
      <text:h text:style-name="Heading_20_5" text:outline-level="5"><text:bookmark-start text:name="__RefHeading___Toc4213_958473369"/><text:soft-page-break/>Sample Even Lengths<text:bookmark-end text:name="__RefHeading___Toc4213_958473369"/></text:h>
      <text:p text:style-name="P141">Sample edges with even lengths.</text:p>
      <text:h text:style-name="P191" text:outline-level="4"><text:bookmark-start text:name="__RefHeading___Toc4671_2586963185"/>Drag<text:bookmark-end text:name="__RefHeading___Toc4671_2586963185"/></text:h>
      <text:p text:style-name="P146"><draw:frame draw:style-name="fr2" draw:name="Bild23" text:anchor-type="paragraph" svg:y="-0.076cm" svg:width="3.791cm" svg:height="2.69cm" draw:z-index="139"><draw:image xlink:href="Pictures/10000201000000E00000009F944B053F89A96A74.png" xlink:type="simple" xlink:show="embed" xlink:actuate="onLoad" draw:mime-type="image/png"/></draw:frame>When you click at the widget of the active tool, then you perform the tool action. Adjust what should happen when you click outside of the widget, in the empty area.</text:p>
      <text:h text:style-name="P242" text:outline-level="5"><text:bookmark-start text:name="__RefHeading___Toc4673_2586963185"/>Active Tool<text:bookmark-end text:name="__RefHeading___Toc4673_2586963185"/></text:h>
      <text:p text:style-name="P146">When you click off the widget then the click still does the same than clicking at the widget. It performs the active tool.</text:p>
      <text:h text:style-name="P242" text:outline-level="5"><text:bookmark-start text:name="__RefHeading___Toc4675_2586963185"/>Tweak, Select Box, Circle and Lasso<text:bookmark-end text:name="__RefHeading___Toc4675_2586963185"/></text:h>
      <text:p text:style-name="P146">When you choose this options then you will set the off click to the different select methods. Whereas tweak works more than a move tool then. Tweak is the default.</text:p>
      <text:p text:style-name="Horizontal_20_Line"/>
      <text:h text:style-name="Heading_20_3" text:outline-level="3"><draw:frame draw:style-name="fr10" draw:name="Bild201" text:anchor-type="paragraph" svg:y="0.707cm" svg:width="4.761cm" svg:height="7.08cm" draw:z-index="31"><draw:image xlink:href="Pictures/1000020100000119000001A38D3A30F690E16AAA.png" xlink:type="simple" xlink:show="embed" xlink:actuate="onLoad" draw:mime-type="image/png"/></draw:frame><text:bookmark-start text:name="__RefHeading___Toc15374_2800044225"/>Last Operator Bevel<text:bookmark-end text:name="__RefHeading___Toc15374_2800044225"/></text:h>
      <text:h text:style-name="P197" text:outline-level="4"><text:bookmark-start text:name="__RefHeading___Toc11283_3108719185"/>Affect<text:bookmark-end text:name="__RefHeading___Toc11283_3108719185"/></text:h>
      <text:p text:style-name="P161">What geometry to bevel. Vertices or Edges.</text:p>
      <text:h text:style-name="Heading_20_4" text:outline-level="4"><text:bookmark-start text:name="__RefHeading___Toc15376_2800044225"/>Width type<text:bookmark-end text:name="__RefHeading___Toc15376_2800044225"/></text:h>
      <text:p text:style-name="P138"><text:span text:style-name="T60">Which measure type to choose </text:span>for the bevel action.<text:span text:style-name="T61"> Offset, Width, Depth or Percent.</text:span></text:p>
      <text:h text:style-name="P197" text:outline-level="4"><text:bookmark-start text:name="__RefHeading___Toc11285_3108719185"/>Segments<text:bookmark-end text:name="__RefHeading___Toc11285_3108719185"/></text:h>
      <text:p text:style-name="P167">How many segments gets created.</text:p>
      <text:h text:style-name="P197" text:outline-level="4"><text:bookmark-start text:name="__RefHeading___Toc11287_3108719185"/>Shape<text:bookmark-end text:name="__RefHeading___Toc11287_3108719185"/></text:h>
      <text:p text:style-name="P161"><draw:frame draw:style-name="fr1" draw:name="Bild142" text:anchor-type="paragraph" svg:x="11.329cm" svg:y="0.042cm" svg:width="3.35cm" svg:height="3.371cm" draw:z-index="168"><draw:image xlink:href="Pictures/10000201000000C6000000C78F0339C99CC8C81D.png" xlink:type="simple" xlink:show="embed" xlink:actuate="onLoad" draw:mime-type="image/png"/></draw:frame><draw:frame draw:style-name="fr1" draw:name="Bild143" text:anchor-type="paragraph" svg:x="15.238cm" svg:y="0.032cm" svg:width="3.35cm" svg:height="3.371cm" draw:z-index="169"><draw:image xlink:href="Pictures/10000000000000ED000000F1DBD831036D089498.jpg" xlink:type="simple" xlink:show="embed" xlink:actuate="onLoad" draw:mime-type="image/jpeg"/></draw:frame>Controls the profile shape strength.<text:span text:style-name="T70"> A value close to 0 bends the roundness to inside. A value towards 1 bends the curve to outside. A value of 0.5 defines a radius around the center point of the bevel.</text:span></text:p>
      <text:h text:style-name="P197" text:outline-level="4"><text:bookmark-start text:name="__RefHeading___Toc11289_3108719185"/>Material Index<text:bookmark-end text:name="__RefHeading___Toc11289_3108719185"/></text:h>
      <text:p text:style-name="P163">The material for bevel faces. -1 means to use the material from the adjacent faces.</text:p>
      <text:h text:style-name="P197" text:outline-level="4"><text:bookmark-start text:name="__RefHeading___Toc11291_3108719185"/>Harden Normals<text:bookmark-end text:name="__RefHeading___Toc11291_3108719185"/></text:h>
      <text:p text:style-name="P163">Match normals of new faces to adjacent faces.</text:p>
      <text:h text:style-name="Heading_20_4" text:outline-level="4"><text:bookmark-start text:name="__RefHeading___Toc15386_2800044225"/>Clamp Overlap<text:bookmark-end text:name="__RefHeading___Toc15386_2800044225"/></text:h>
      <text:p text:style-name="P69">Do not allow beveled geometry to overlap each other.</text:p>
      <text:h text:style-name="Heading_20_4" text:outline-level="4"><text:bookmark-start text:name="__RefHeading___Toc15388_2800044225"/><text:soft-page-break/>Loop Slide<text:bookmark-end text:name="__RefHeading___Toc15388_2800044225"/></text:h>
      <text:p text:style-name="P69">Prefer slide along edge to even widths.</text:p>
      <text:h text:style-name="Heading_20_4" text:outline-level="4"><text:bookmark-start text:name="__RefHeading___Toc42796_2320195280"/>Mark Seams<text:bookmark-end text:name="__RefHeading___Toc42796_2320195280"/></text:h>
      <text:p text:style-name="P75">Mark the edges of the new created geometry as seams.</text:p>
      <text:h text:style-name="Heading_20_4" text:outline-level="4"><text:bookmark-start text:name="__RefHeading___Toc42798_2320195280"/>Mark Sharp<text:bookmark-end text:name="__RefHeading___Toc42798_2320195280"/></text:h>
      <text:p text:style-name="P75">Mark the edges of the new created geometry sharp.</text:p>
      <text:h text:style-name="Heading_20_4" text:outline-level="4"><draw:frame draw:style-name="fr3" draw:name="Bild25" text:anchor-type="paragraph" svg:y="-0.153cm" svg:width="2.559cm" svg:height="1.76cm" draw:z-index="32"><draw:image xlink:href="Pictures/100002010000009700000068689935C554211231.png" xlink:type="simple" xlink:show="embed" xlink:actuate="onLoad" draw:mime-type="image/png"/></draw:frame><text:bookmark-start text:name="__RefHeading___Toc42812_2320195280"/>Outer Miter<text:bookmark-end text:name="__RefHeading___Toc42812_2320195280"/></text:h>
      <text:p text:style-name="P78">How the outer miter is set. Miter is how the bevel rounding at a corner is done.</text:p>
      <text:h text:style-name="Heading_20_5" text:outline-level="5"><draw:frame draw:style-name="fr2" draw:name="Bild27" text:anchor-type="paragraph" svg:y="0.235cm" svg:width="1.96cm" svg:height="1.85cm" draw:z-index="33"><draw:image xlink:href="Pictures/10000201000000740000006D35226875DCF02A0C.png" xlink:type="simple" xlink:show="embed" xlink:actuate="onLoad" draw:mime-type="image/png"/></draw:frame><text:bookmark-start text:name="__RefHeading___Toc49925_2444138156"/>Sharp<text:bookmark-end text:name="__RefHeading___Toc49925_2444138156"/></text:h>
      <text:p text:style-name="P76">Creates a sharp miter.</text:p>
      <text:h text:style-name="Heading_20_5" text:outline-level="5"><text:bookmark-start text:name="__RefHeading___Toc1067_1679700733"/>Patch<text:bookmark-end text:name="__RefHeading___Toc1067_1679700733"/></text:h>
      <text:p text:style-name="P80"><draw:frame draw:style-name="fr1" draw:name="Bild28" text:anchor-type="paragraph" svg:x="16.819cm" svg:y="0.143cm" svg:width="1.91cm" svg:height="1.799cm" draw:z-index="34"><draw:image xlink:href="Pictures/10000201000000710000006A83DBEAEB1FBA4DA2.png" xlink:type="simple" xlink:show="embed" xlink:actuate="onLoad" draw:mime-type="image/png"/></draw:frame><text:span text:style-name="T29">T</text:span>his replaces the outside vertex of a miter with 3 vertices<text:span text:style-name="T29">. A</text:span>nd uses a patch pattern there.</text:p>
      <text:p text:style-name="P80"/>
      <text:h text:style-name="Heading_20_5" text:outline-level="5"><text:bookmark-start text:name="__RefHeading___Toc49929_2444138156"/>Arc<text:bookmark-end text:name="__RefHeading___Toc49929_2444138156"/></text:h>
      <text:p text:style-name="P80"><draw:frame draw:style-name="fr2" draw:name="Bild29" text:anchor-type="paragraph" svg:y="0.235cm" svg:width="1.93cm" svg:height="1.799cm" draw:z-index="35"><draw:image xlink:href="Pictures/10000201000000720000006AA8B7655FF8195045.png" xlink:type="simple" xlink:show="embed" xlink:actuate="onLoad" draw:mime-type="image/png"/></draw:frame><text:span text:style-name="T29">T</text:span>his replaces the vertex of a miter with 2 vertices, joined by an arc. A separate Spread parameter says how far to move the vertices away from their original position.</text:p>
      <text:p text:style-name="P82"/>
      <text:h text:style-name="Heading_20_4" text:outline-level="4"><text:bookmark-start text:name="__RefHeading___Toc42814_2320195280"/>Inner Miter<text:bookmark-end text:name="__RefHeading___Toc42814_2320195280"/></text:h>
      <text:p text:style-name="P78"><draw:frame draw:style-name="fr3" draw:name="Bild30" text:anchor-type="paragraph" svg:y="-0.153cm" svg:width="2.559cm" svg:height="1.39cm" draw:z-index="36"><draw:image xlink:href="Pictures/1000020100000097000000522B379D172663A644.png" xlink:type="simple" xlink:show="embed" xlink:actuate="onLoad" draw:mime-type="image/png"/></draw:frame>How the inner miter is set.<text:span text:style-name="T30"> </text:span>Miter is how the bevel rounding at a corner is done.</text:p>
      <text:p text:style-name="P78"/>
      <text:h text:style-name="Heading_20_5" text:outline-level="5"><draw:frame draw:style-name="fr2" draw:name="Bild31" text:anchor-type="paragraph" svg:y="0.235cm" svg:width="1.96cm" svg:height="1.85cm" draw:z-index="37"><draw:image xlink:href="Pictures/10000201000000740000006D35226875DCF02A0C.png" xlink:type="simple" xlink:show="embed" xlink:actuate="onLoad" draw:mime-type="image/png"/></draw:frame><text:bookmark-start text:name="__RefHeading___Toc49933_2444138156"/>Sharp<text:bookmark-end text:name="__RefHeading___Toc49933_2444138156"/></text:h>
      <text:p text:style-name="P76">Creates a sharp miter.</text:p>
      <text:h text:style-name="Heading_20_5" text:outline-level="5"><text:bookmark-start text:name="__RefHeading___Toc49935_2444138156"/>Arc<text:bookmark-end text:name="__RefHeading___Toc49935_2444138156"/></text:h>
      <text:p text:style-name="P76"><draw:frame draw:style-name="fr2" draw:name="Bild32" text:anchor-type="paragraph" svg:y="0.235cm" svg:width="1.93cm" svg:height="1.799cm" draw:z-index="38"><draw:image xlink:href="Pictures/10000201000000720000006AA8B7655FF8195045.png" xlink:type="simple" xlink:show="embed" xlink:actuate="onLoad" draw:mime-type="image/png"/></draw:frame>This replaces the vertex of a miter with 2 vertices, joined by an arc. A separate Spread parameter says how far to move the vertices away from their original position.</text:p>
      <text:p text:style-name="P76"/>
      <text:h text:style-name="Heading_20_5" text:outline-level="5"><draw:frame draw:style-name="fr2" draw:name="Bild33" text:anchor-type="paragraph" svg:y="0.589cm" svg:width="2.949cm" svg:height="2.88cm" draw:z-index="39"><draw:image xlink:href="Pictures/10000201000000AE000000AAC403734179A9C2CC.png" xlink:type="simple" xlink:show="embed" xlink:actuate="onLoad" draw:mime-type="image/png"/></draw:frame><text:bookmark-start text:name="__RefHeading___Toc49937_2444138156"/>Spread<text:bookmark-end text:name="__RefHeading___Toc49937_2444138156"/></text:h>
      <text:p text:style-name="P83">Belongs to inner miter method Arc. Adjust how strong the inner radius is bent.</text:p>
      <text:p text:style-name="P71"/>
      <text:p text:style-name="P71"/>
      <text:h text:style-name="P197" text:outline-level="4"><text:bookmark-start text:name="__RefHeading___Toc11293_3108719185"/><text:soft-page-break/>Intersection<text:span text:style-name="T14">s</text:span><text:bookmark-end text:name="__RefHeading___Toc11293_3108719185"/></text:h>
      <text:p text:style-name="P165"><draw:frame draw:style-name="fr2" draw:name="Bild24" text:anchor-type="paragraph" svg:y="0.288cm" svg:width="2.731cm" svg:height="1.371cm" draw:z-index="170"><draw:image xlink:href="Pictures/10000201000000A10000005196F1287DAE727990.png" xlink:type="simple" xlink:show="embed" xlink:actuate="onLoad" draw:mime-type="image/png"/></draw:frame>The method to use to create meshes at intersections. Bevel can create self intersecting geometry.</text:p>
      <text:h text:style-name="P188" text:outline-level="4"><draw:frame draw:style-name="fr3" draw:name="Bild99" text:anchor-type="paragraph" svg:y="0.661cm" svg:width="2.69cm" svg:height="2.15cm" draw:z-index="124"><draw:image xlink:href="Pictures/100002010000009F0000007F481A40F9D89FE2BE.png" xlink:type="simple" xlink:show="embed" xlink:actuate="onLoad" draw:mime-type="image/png"/></draw:frame><text:bookmark-start text:name="__RefHeading___Toc4225_958473369"/>Face Strength Mode<text:bookmark-end text:name="__RefHeading___Toc4225_958473369"/></text:h>
      <text:p text:style-name="P138">Set Face Strength on the faces involved in the bevel, according to the specified mode. This can be used in conjunction with a Weight Normals Modifier (with the Face Influence option checked).</text:p>
      <text:h text:style-name="P243" text:outline-level="5"><text:bookmark-start text:name="__RefHeading___Toc42804_2320195280"/>None<text:bookmark-end text:name="__RefHeading___Toc42804_2320195280"/></text:h>
      <text:p text:style-name="P138">Do not set face strength.</text:p>
      <text:h text:style-name="P243" text:outline-level="5"><text:bookmark-start text:name="__RefHeading___Toc42806_2320195280"/>New<text:bookmark-end text:name="__RefHeading___Toc42806_2320195280"/></text:h>
      <text:p text:style-name="P138">Set the face strength of new faces along edges to Medium, and the face strength of new faces at vertices to Weak.</text:p>
      <text:h text:style-name="P243" text:outline-level="5"><text:bookmark-start text:name="__RefHeading___Toc42808_2320195280"/>Affected<text:bookmark-end text:name="__RefHeading___Toc42808_2320195280"/></text:h>
      <text:p text:style-name="P138">In addition to those set for the New case, also set the faces adjacent to new faces to have strength Strong.</text:p>
      <text:h text:style-name="P243" text:outline-level="5"><text:bookmark-start text:name="__RefHeading___Toc42810_2320195280"/>All<text:bookmark-end text:name="__RefHeading___Toc42810_2320195280"/></text:h>
      <text:p text:style-name="P72">In addition to those set for the Affected option, also set all the rest of the faces of the model to have strength Strong.</text:p>
      <text:p text:style-name="Horizontal_20_Line"/>
      <text:h text:style-name="P189" text:outline-level="4"><text:bookmark-start text:name="__RefHeading___Toc4229_958473369"/>Profile<text:span text:style-name="T69"> Type</text:span><text:bookmark-end text:name="__RefHeading___Toc4229_958473369"/></text:h>
      <text:p text:style-name="P156"><draw:frame draw:style-name="fr9" draw:name="Bild134" text:anchor-type="paragraph" svg:x="13.861cm" svg:y="-0.183cm" svg:width="4.81cm" svg:height="0.831cm" draw:z-index="160"><draw:image xlink:href="Pictures/100002010000011C000000310D804302DC1BF24E.png" xlink:type="simple" xlink:show="embed" xlink:actuate="onLoad" draw:mime-type="image/png"/></draw:frame>Which profile type to use. Super ellipse or Custom.</text:p>
      <text:h text:style-name="Heading_20_4" text:outline-level="4"><draw:frame draw:style-name="fr1" draw:name="Bild104" text:anchor-type="paragraph" svg:x="13.908cm" svg:y="0.432cm" svg:width="4.72cm" svg:height="6.5cm" draw:z-index="129"><draw:image xlink:href="Pictures/100002010000011700000180D6D4C25B83494008.png" xlink:type="simple" xlink:show="embed" xlink:actuate="onLoad" draw:mime-type="image/png"/></draw:frame><text:bookmark-start text:name="__RefHeading___Toc6209_4097564167"/><text:span text:style-name="T69">Profile Type </text:span>Custom<text:bookmark-end text:name="__RefHeading___Toc6209_4097564167"/></text:h>
      <text:p text:style-name="P158">Choose<text:span text:style-name="T62"> and </text:span>a<text:span text:style-name="T61">djust</text:span> a custom bevel profile.<text:span text:style-name="T61"> This feature needs more than one segment to work.</text:span></text:p>
      <text:h text:style-name="P244" text:outline-level="5"><draw:frame draw:style-name="fr9" draw:name="Bild105" text:anchor-type="paragraph" svg:x="10.564cm" svg:y="0.418cm" svg:width="2.439cm" svg:height="1.709cm" draw:z-index="130"><draw:image xlink:href="Pictures/100002010000009000000065D48AF5B8F5A45D92.png" xlink:type="simple" xlink:show="embed" xlink:actuate="onLoad" draw:mime-type="image/png"/></draw:frame><text:bookmark-start text:name="__RefHeading___Toc4231_958473369"/>Preset<text:bookmark-end text:name="__RefHeading___Toc4231_958473369"/></text:h>
      <text:p text:style-name="P140">Choose some profile presets.</text:p>
      <text:h text:style-name="P244" text:outline-level="5"><text:bookmark-start text:name="__RefHeading___Toc4233_958473369"/>Zoom in <text:bookmark-end text:name="__RefHeading___Toc4233_958473369"/></text:h>
      <text:p text:style-name="P140">Zooms into the curve view.</text:p>
      <text:h text:style-name="P244" text:outline-level="5"><text:bookmark-start text:name="__RefHeading___Toc4235_958473369"/>Zoom out<text:bookmark-end text:name="__RefHeading___Toc4235_958473369"/></text:h>
      <text:p text:style-name="P140">Zooms out of the curve view.</text:p>
      <text:h text:style-name="P244" text:outline-level="5"><text:bookmark-start text:name="__RefHeading___Toc4237_958473369"/>Tools<text:bookmark-end text:name="__RefHeading___Toc4237_958473369"/></text:h>
      <text:h text:style-name="P265" text:outline-level="6"><text:bookmark-start text:name="__RefHeading___Toc4239_958473369"/>Reset View<text:bookmark-end text:name="__RefHeading___Toc4239_958473369"/></text:h>
      <text:p text:style-name="P140">Resets the zoom factor of the curve view.</text:p>
      <text:h text:style-name="P265" text:outline-level="6"><draw:frame draw:style-name="fr2" draw:name="Bild106" text:anchor-type="paragraph" svg:y="0.404cm" svg:width="2.06cm" svg:height="1.08cm" draw:z-index="131"><draw:image xlink:href="Pictures/100002010000007A000000402B84CE82A32481B5.png" xlink:type="simple" xlink:show="embed" xlink:actuate="onLoad" draw:mime-type="image/png"/></draw:frame><text:bookmark-start text:name="__RefHeading___Toc4241_958473369"/><text:soft-page-break/>Reset Curve<text:bookmark-end text:name="__RefHeading___Toc4241_958473369"/></text:h>
      <text:p text:style-name="P140">Resets the curve to the defaults. This means when you choose a curve preset to reset it to the values of the latest chosen preset.</text:p>
      <text:h text:style-name="P244" text:outline-level="5"><text:bookmark-start text:name="__RefHeading___Toc4243_958473369"/>Reverse Path<text:bookmark-end text:name="__RefHeading___Toc4243_958473369"/></text:h>
      <text:p text:style-name="P140">The path gets reversed. The first point becomes the last and vice versa.</text:p>
      <text:h text:style-name="P244" text:outline-level="5"><text:bookmark-start text:name="__RefHeading___Toc4245_958473369"/>Toggle Profile Clipping<text:bookmark-end text:name="__RefHeading___Toc4245_958473369"/></text:h>
      <text:p text:style-name="P140"><draw:frame draw:style-name="fr2" draw:name="Bild107" text:anchor-type="paragraph" svg:y="0.288cm" svg:width="4.72cm" svg:height="4.979cm" draw:z-index="132"><draw:image xlink:href="Pictures/1000020100000117000001263A5308E768D257B5.png" xlink:type="simple" xlink:show="embed" xlink:actuate="onLoad" draw:mime-type="image/png"/></draw:frame>Toggles the profile clipping.</text:p>
      <text:h text:style-name="P244" text:outline-level="5"><text:bookmark-start text:name="__RefHeading___Toc4247_958473369"/>Curve view<text:bookmark-end text:name="__RefHeading___Toc4247_958473369"/></text:h>
      <text:p text:style-name="P140">Adjust the profile curve. </text:p>
      <text:p text:style-name="P140">Left click where no point is adds a new point. Left click at a point allows you to move it.</text:p>
      <text:p text:style-name="P140">Holding down Shift while moving a node point activates precision movement.</text:p>
      <text:p text:style-name="P140">Holding down ctrl while moving activates temporary snapping.</text:p>
      <text:p text:style-name="P140">When a point is selected then the curve view reveals a sub menu at the bottom.</text:p>
      <text:h text:style-name="P269" text:outline-level="7"><text:bookmark-start text:name="__RefHeading___Toc6211_4097564167"/>Handle Type <text:span text:style-name="T17">Auto Handle</text:span><text:bookmark-end text:name="__RefHeading___Toc6211_4097564167"/></text:h>
      <text:p text:style-name="P143">Sets the handle type of this curve point to smooth.</text:p>
      <text:h text:style-name="P269" text:outline-level="7"><text:bookmark-start text:name="__RefHeading___Toc4205_9584733691"/>Handle Type <text:span text:style-name="T17">Vector Handle</text:span><text:bookmark-end text:name="__RefHeading___Toc4205_9584733691"/></text:h>
      <text:p text:style-name="P143">Sets the handle type of this curve point to sharp.</text:p>
      <text:h text:style-name="P269" text:outline-level="7"><text:bookmark-start text:name="__RefHeading___Toc6213_4097564167"/>Handle Type <text:span text:style-name="T17">Free Handle</text:span><text:bookmark-end text:name="__RefHeading___Toc6213_4097564167"/></text:h>
      <text:p text:style-name="P143">Sets the handle type of this curve to Free handles. The curve point has now two handles with which you can adjust the curve before and after the point each.</text:p>
      <text:h text:style-name="P269" text:outline-level="7"><text:bookmark-start text:name="__RefHeading___Toc6215_4097564167"/>Handle Type <text:span text:style-name="T17">Aligned Free Handle</text:span><text:bookmark-end text:name="__RefHeading___Toc6215_4097564167"/></text:h>
      <text:p text:style-name="P143">Sets the handle type of this curve to Free handles. The curve point has now a handle with which you can adjust the curve.</text:p>
      <text:h text:style-name="P265" text:outline-level="6"><text:bookmark-start text:name="__RefHeading___Toc4253_958473369"/>X Y Values<text:bookmark-end text:name="__RefHeading___Toc4253_958473369"/></text:h>
      <text:p text:style-name="P141">The position of the currently selected curve point</text:p>
      <text:h text:style-name="P265" text:outline-level="6"><text:bookmark-start text:name="__RefHeading___Toc4255_958473369"/>Delete<text:bookmark-end text:name="__RefHeading___Toc4255_958473369"/></text:h>
      <text:p text:style-name="P141">Delete the selected curve point.</text:p>
      <text:h text:style-name="P244" text:outline-level="5"><text:bookmark-start text:name="__RefHeading___Toc4257_958473369"/>Sample Straight Edges<text:bookmark-end text:name="__RefHeading___Toc4257_958473369"/></text:h>
      <text:p text:style-name="P141">Sample edges with vector handles.</text:p>
      <text:h text:style-name="P244" text:outline-level="5"><text:bookmark-start text:name="__RefHeading___Toc4259_958473369"/>Sample Even Lengths<text:bookmark-end text:name="__RefHeading___Toc4259_958473369"/></text:h>
      <text:p text:style-name="P141">Sample edges with even lengths.</text:p>
      <text:p text:style-name="Horizontal_20_Line"/>
      <text:h text:style-name="Heading_20_2" text:outline-level="2"><draw:frame draw:style-name="fr2" draw:name="Bild34" text:anchor-type="paragraph" svg:y="0.589cm" svg:width="3.08cm" svg:height="1.64cm" draw:z-index="44"><draw:image xlink:href="Pictures/10000201000000B60000006183775DBB2DDF05A1.png" xlink:type="simple" xlink:show="embed" xlink:actuate="onLoad" draw:mime-type="image/png"/></draw:frame><text:bookmark-start text:name="__RefHeading___Toc1249_3907686794"/><text:soft-page-break/>Loop Cut tool<text:span text:style-name="T40">s</text:span> group<text:bookmark-end text:name="__RefHeading___Toc1249_3907686794"/></text:h>
      <text:p text:style-name="Text_20_body"/>
      <text:h text:style-name="Heading_20_3" text:outline-level="3"><text:bookmark-start text:name="__RefHeading___Toc1375_3907686794"/>Loop Cut<text:bookmark-end text:name="__RefHeading___Toc1375_3907686794"/></text:h>
      <text:p text:style-name="P85"><draw:frame draw:style-name="fr2" draw:name="Bild209" text:anchor-type="paragraph" svg:y="-0.111cm" svg:width="9.55cm" svg:height="4.74cm" draw:z-index="40"><draw:image xlink:href="Pictures/100002010000023400000118849D8F9A58250E44.png" xlink:type="simple" xlink:show="embed" xlink:actuate="onLoad" draw:mime-type="image/png"/></draw:frame>Loop Cut <text:s/>adds edge loops. When you hover with the mouse over the geometry then you will see a yellow line in the exact middle of the face(s). This is what will be the new cutted edge. </text:p>
      <text:p text:style-name="P85">When you click once, then this edge gets created. When you click and hold, then you can move this edge to a new location.</text:p>
      <text:p text:style-name="P91">Loop cut ignores selections. It will try to divide the face under the mouse, and continue the loop until it is closed, or until it cannot continue. At poles for example.</text:p>
      <text:h text:style-name="Heading_20_4" text:outline-level="4"><draw:frame draw:style-name="fr2" draw:name="Bild35" text:anchor-type="paragraph" svg:y="-0.086cm" svg:width="3.401cm" svg:height="2.03cm" draw:z-index="45"><draw:image xlink:href="Pictures/10000201000000C90000007810E67B7B6F0C5BBA.png" xlink:type="simple" xlink:show="embed" xlink:actuate="onLoad" draw:mime-type="image/png"/></draw:frame><text:bookmark-start text:name="__RefHeading___Toc42816_2320195280"/>Tool Settings<text:bookmark-end text:name="__RefHeading___Toc42816_2320195280"/></text:h>
      <text:h text:style-name="Heading_20_5" text:outline-level="5"><text:bookmark-start text:name="__RefHeading___Toc42818_2320195280"/>Number of Cuts<text:bookmark-end text:name="__RefHeading___Toc42818_2320195280"/></text:h>
      <text:p text:style-name="Text_20_body">You can with one cut <text:span text:style-name="T32">add more than one edge. Adjust the amount. </text:span></text:p>
      <text:p text:style-name="P91"><draw:frame draw:style-name="fr1" draw:name="Bild36" text:anchor-type="paragraph" svg:x="16.413cm" svg:y="-0.222cm" svg:width="2.23cm" svg:height="2.26cm" draw:z-index="46"><draw:image xlink:href="Pictures/10000201000001080000010B941A95080FA233BF.png" xlink:type="simple" xlink:show="embed" xlink:actuate="onLoad" draw:mime-type="image/png"/></draw:frame>Note that here you need to adjust this setting before adding the loop. Note also that the yellow preview line will not show all added loops. But just the yellow line.</text:p>
      <text:p text:style-name="P92">The settings remains its values as long as you don't close Bforartists and restart it.</text:p>
      <text:h text:style-name="Heading_20_5" text:outline-level="5"><text:bookmark-start text:name="__RefHeading___Toc42820_2320195280"/>Correct UV's<text:bookmark-end text:name="__RefHeading___Toc42820_2320195280"/></text:h>
      <text:p text:style-name="P91">Correct the UV's when transforming the new added loop.</text:p>
      <text:h text:style-name="Heading_20_4" text:outline-level="4"><draw:frame draw:style-name="fr3" draw:name="Bild210" text:anchor-type="paragraph" svg:y="0.235cm" svg:width="4.77cm" svg:height="3.641cm" draw:z-index="41"><draw:image xlink:href="Pictures/100002010000011A000000D7E14FB2EDDFF34F34.png" xlink:type="simple" xlink:show="embed" xlink:actuate="onLoad" draw:mime-type="image/png"/></draw:frame><text:bookmark-start text:name="__RefHeading___Toc7148_1959787159"/>Last Operator Loop Cut and Slide<text:bookmark-end text:name="__RefHeading___Toc7148_1959787159"/></text:h>
      <text:p text:style-name="P87">Note that all settings here just changes the latest added loop. Not all added loops in the current session.</text:p>
      <text:h text:style-name="P253" text:outline-level="5"><text:bookmark-start text:name="__RefHeading___Toc7150_1959787159"/>Number of Cuts<text:bookmark-end text:name="__RefHeading___Toc7150_1959787159"/></text:h>
      <text:p text:style-name="P88">The number of cuts<text:span text:style-name="T31"> that gets added. It can be more than one loop at once. </text:span></text:p>
      <text:h text:style-name="Heading_20_5" text:outline-level="5"><draw:frame draw:style-name="fr4" draw:name="Bild211" text:anchor-type="paragraph" svg:x="16.48cm" svg:y="0.275cm" svg:width="2.221cm" svg:height="2.29cm" draw:z-index="43"><draw:image xlink:href="Pictures/10000201000001060000010F6863B033218E72F7.png" xlink:type="simple" xlink:show="embed" xlink:actuate="onLoad" draw:mime-type="image/png"/></draw:frame><text:bookmark-start text:name="__RefHeading___Toc15444_1730140173"/>Smoothness<text:bookmark-end text:name="__RefHeading___Toc15444_1730140173"/></text:h>
      <text:p text:style-name="P88">This value defines how smooth the <text:span text:style-name="T31">loop cut gets added</text:span>. From flat to bent.</text:p>
      <text:h text:style-name="Heading_20_5" text:outline-level="5"><text:bookmark-start text:name="__RefHeading___Toc7154_1959787159"/>Falloff<text:bookmark-end text:name="__RefHeading___Toc7154_1959787159"/></text:h>
      <text:p text:style-name="P85">Adjust the Falloff type for smoothness.</text:p>
      <text:h text:style-name="Heading_20_5" text:outline-level="5"><draw:frame draw:style-name="fr4" draw:name="Bild212" text:anchor-type="paragraph" svg:x="16.09cm" svg:y="-0.258cm" svg:width="2.611cm" svg:height="3.221cm" draw:z-index="42"><draw:image xlink:href="Pictures/100002010000009A000000BEF83F482175DBB3EE.png" xlink:type="simple" xlink:show="embed" xlink:actuate="onLoad" draw:mime-type="image/png"/></draw:frame><text:bookmark-start text:name="__RefHeading___Toc42822_2320195280"/>Factor<text:bookmark-end text:name="__RefHeading___Toc42822_2320195280"/></text:h>
      <text:p text:style-name="P92">Change the center of the added loop.</text:p>
      <text:h text:style-name="P253" text:outline-level="5"><text:bookmark-start text:name="__RefHeading___Toc15392_2800044225"/><text:soft-page-break/>Even <text:bookmark-end text:name="__RefHeading___Toc15392_2800044225"/></text:h>
      <text:p text:style-name="P89">Make the edge loop match the shape of the adjacent edge loop</text:p>
      <text:h text:style-name="Heading_20_5" text:outline-level="5"><text:bookmark-start text:name="__RefHeading___Toc15394_2800044225"/>Flipped<text:bookmark-end text:name="__RefHeading___Toc15394_2800044225"/></text:h>
      <text:p text:style-name="P89">When Even mode is active, flips between the two adjacent edge loops.</text:p>
      <text:h text:style-name="Heading_20_5" text:outline-level="5"><text:bookmark-start text:name="__RefHeading___Toc15396_2800044225"/>Clamp<text:bookmark-end text:name="__RefHeading___Toc15396_2800044225"/></text:h>
      <text:p text:style-name="P89">Clamp within the edge extend.</text:p>
      <text:h text:style-name="Heading_20_5" text:outline-level="5"><text:bookmark-start text:name="__RefHeading___Toc7158_1959787159"/>Correct UV's<text:bookmark-end text:name="__RefHeading___Toc7158_1959787159"/></text:h>
      <text:p text:style-name="P85">Corrects the UV's when modifying the geometry.</text:p>
      <text:p text:style-name="P85"/>
      <text:p text:style-name="Horizontal_20_Line"/>
      <text:h text:style-name="Heading_20_3" text:outline-level="3"><draw:frame draw:style-name="fr2" draw:name="Bild214" text:anchor-type="paragraph" svg:y="-0.15cm" svg:width="4.009cm" svg:height="4.249cm" draw:z-index="47"><draw:image xlink:href="Pictures/10000201000000ED000000FB5D81A227955DA60C.png" xlink:type="simple" xlink:show="embed" xlink:actuate="onLoad" draw:mime-type="image/png"/></draw:frame><text:bookmark-start text:name="__RefHeading___Toc1377_3907686794"/>Offset Edge Loop Cut<text:bookmark-end text:name="__RefHeading___Toc1377_3907686794"/></text:h>
      <text:p text:style-name="P93"><text:span text:style-name="T33">S</text:span>lides the selected edge(s)</text:p>
      <text:p text:style-name="P94">Usage: select the edges that you want to slide. Click to confirm. </text:p>
      <text:p text:style-name="P94">You can adjust the sliding amount in the Last Operator Offset Edge Slide.</text:p>
      <text:h text:style-name="Heading_20_4" text:outline-level="4"><text:bookmark-start text:name="__RefHeading___Toc7164_1959787159"/>Last Operator Offset Edge Slide<text:bookmark-end text:name="__RefHeading___Toc7164_1959787159"/></text:h>
      <text:h text:style-name="Heading_20_5" text:outline-level="5"><draw:frame draw:style-name="fr4" draw:name="Bild216" text:anchor-type="paragraph" svg:x="11.305cm" svg:y="0.25cm" svg:width="1.76cm" svg:height="1.57cm" draw:z-index="48"><draw:image xlink:href="Pictures/100002010000008B0000007C995A236DA7CAE46C.png" xlink:type="simple" xlink:show="embed" xlink:actuate="onLoad" draw:mime-type="image/png"/></draw:frame><draw:frame draw:style-name="fr6" draw:name="Bild215" text:anchor-type="paragraph" svg:y="0.34cm" svg:width="4.77cm" svg:height="2.91cm" draw:z-index="49"><draw:image xlink:href="Pictures/100002010000011A000000ACBCF9B5E975F248EF.png" xlink:type="simple" xlink:show="embed" xlink:actuate="onLoad" draw:mime-type="image/png"/></draw:frame><text:bookmark-start text:name="__RefHeading___Toc7166_1959787159"/>Cap Endpoint <text:bookmark-end text:name="__RefHeading___Toc7166_1959787159"/></text:h>
      <text:p text:style-name="P94">Cap Endpoint caps the loose edges.</text:p>
      <text:h text:style-name="Heading_20_5" text:outline-level="5"><text:bookmark-start text:name="__RefHeading___Toc7168_1959787159"/>Edge Slide Factor<text:bookmark-end text:name="__RefHeading___Toc7168_1959787159"/></text:h>
      <text:p text:style-name="P86">Adjust the <text:span text:style-name="T34">slide amount.</text:span></text:p>
      <text:h text:style-name="Heading_20_5" text:outline-level="5"><text:bookmark-start text:name="__RefHeading___Toc15398_2800044225"/>Even <text:bookmark-end text:name="__RefHeading___Toc15398_2800044225"/></text:h>
      <text:p text:style-name="P90">Make the edge loop match the shape of the adjacent edge loop</text:p>
      <text:h text:style-name="Heading_20_5" text:outline-level="5"><text:bookmark-start text:name="__RefHeading___Toc15400_2800044225"/>Flipped<text:bookmark-end text:name="__RefHeading___Toc15400_2800044225"/></text:h>
      <text:p text:style-name="P90">When Even mode is active, flips between the two adjacent edge loops.</text:p>
      <text:h text:style-name="Heading_20_5" text:outline-level="5"><text:bookmark-start text:name="__RefHeading___Toc15402_2800044225"/>Clamp<text:bookmark-end text:name="__RefHeading___Toc15402_2800044225"/></text:h>
      <text:p text:style-name="P90">Clamp within the edge extend.</text:p>
      <text:h text:style-name="Heading_20_5" text:outline-level="5"><text:bookmark-start text:name="__RefHeading___Toc7170_1959787159"/>Correct UV's<text:bookmark-end text:name="__RefHeading___Toc7170_1959787159"/></text:h>
      <text:p text:style-name="P86">Corrects the UV's when modifying the geometry.</text:p>
      <text:p text:style-name="Horizontal_20_Line"/>
      <text:h text:style-name="Heading_20_2" text:outline-level="2"><text:bookmark-start text:name="__RefHeading___Toc1251_3907686794"/><text:soft-page-break/>Knife Tool Group<text:bookmark-end text:name="__RefHeading___Toc1251_3907686794"/></text:h>
      <text:h text:style-name="Heading_20_3" text:outline-level="3"><draw:frame draw:style-name="fr2" draw:name="Bild217" text:anchor-type="paragraph" svg:y="0.721cm" svg:width="4.96cm" svg:height="4.5cm" draw:z-index="50"><draw:image xlink:href="Pictures/10000201000001250000010ACA791F7A9B620649.png" xlink:type="simple" xlink:show="embed" xlink:actuate="onLoad" draw:mime-type="image/png"/></draw:frame><text:bookmark-start text:name="__RefHeading___Toc7174_1959787159"/>Knife tool<text:bookmark-end text:name="__RefHeading___Toc7174_1959787159"/></text:h>
      <text:p text:style-name="P96">The Knife tool cuts the geometry<text:span text:style-name="T35">, and adds edges. When it crosses existing geometry then it adds a vertice at the crossing point.</text:span></text:p>
      <text:p text:style-name="P95">Usage: acti<text:span text:style-name="T36">v</text:span>ate the tool, left click to define the starting point. This can also be a point in the middle of a face. But ideally you choose an existing vertice or an edge as the start and endpoints. <text:span text:style-name="T37">The knife tool tries to snap to them when you get close with the mouse cursor. </text:span></text:p>
      <text:p text:style-name="P95">When done press <text:span text:style-name="T39">Enter or </text:span>Spacebar to confirm.<text:span text:style-name="T39"> Right click abandons the operation.</text:span></text:p>
      <text:p text:style-name="P104">When you create a vertice in the middle of a face, then the knife tool will try to connect this vertice by an existing vertice of this face when you confirm with spacebar.</text:p>
      <text:h text:style-name="P176" text:outline-level="4"><draw:frame draw:style-name="fr1" draw:name="Bild40" text:anchor-type="paragraph" svg:x="8.391cm" svg:y="1.215cm" svg:width="10.31cm" svg:height="0.91cm" draw:z-index="56"><draw:image xlink:href="Pictures/100002010000026100000036231A2D6FEDF44B91.png" xlink:type="simple" xlink:show="embed" xlink:actuate="onLoad" draw:mime-type="image/png"/></draw:frame><text:bookmark-start text:name="__RefHeading___Toc42824_2320195280"/>Hotkey functionality in the footer text<text:bookmark-end text:name="__RefHeading___Toc42824_2320195280"/></text:h>
      <text:p text:style-name="P103">Have a look at the footer when you work with this tool. Here you will find further instructions and hotkeys.</text:p>
      <text:p text:style-name="P103">Enter, Pad Enter, Spacebar - confirm</text:p>
      <text:p text:style-name="P103">Esc key, RMB - cancel the operation</text:p>
      <text:p text:style-name="P103">LMB start the cut</text:p>
      <text:p text:style-name="P103">Double LMB - close the cut</text:p>
      <text:p text:style-name="P103">E - create new cut</text:p>
      <text:p text:style-name="P103">Ctrl or Shift while dragging - Snap to the middle of an edge</text:p>
      <text:p text:style-name="P103">Z - cut through the whole geometry, also the backfaces.</text:p>
      <text:p text:style-name="P103">MMB - <text:span text:style-name="T59">p</text:span>an the view.</text:p>
      <text:p text:style-name="P136">Alt MMB - rotate the view.</text:p>
      <text:h text:style-name="P178" text:outline-level="4"><draw:frame draw:style-name="fr2" draw:name="Bild37" text:anchor-type="paragraph" svg:y="0.684cm" svg:width="3.401cm" svg:height="2.03cm" draw:z-index="51"><draw:image xlink:href="Pictures/10000201000000CB0000007ADE83E88F22E68C89.png" xlink:type="simple" xlink:show="embed" xlink:actuate="onLoad" draw:mime-type="image/png"/></draw:frame><text:bookmark-start text:name="__RefHeading___Toc42826_2320195280"/>Tool Settings<text:bookmark-end text:name="__RefHeading___Toc42826_2320195280"/></text:h>
      <text:h text:style-name="Heading_20_5" text:outline-level="5"><text:bookmark-start text:name="__RefHeading___Toc42828_2320195280"/>Occlude Geometry<text:bookmark-end text:name="__RefHeading___Toc42828_2320195280"/></text:h>
      <text:p text:style-name="Text_20_body">Just cut the visible geometry that points towards you. Not the backfaces.</text:p>
      <text:h text:style-name="Heading_20_5" text:outline-level="5"><text:bookmark-start text:name="__RefHeading___Toc42830_2320195280"/>Only Selected<text:bookmark-end text:name="__RefHeading___Toc42830_2320195280"/></text:h>
      <text:p text:style-name="P100">Just cut through selected geometry. Not through not selected.</text:p>
      <text:p text:style-name="Horizontal_20_Line"/>
      <text:h text:style-name="Heading_20_3" text:outline-level="3"><draw:frame draw:style-name="fr2" draw:name="Bild227" text:anchor-type="paragraph" svg:y="0.081cm" svg:width="3.66cm" svg:height="3.769cm" draw:z-index="52"><draw:image xlink:href="Pictures/100002010000012000000129383800FF537CEE7D.png" xlink:type="simple" xlink:show="embed" xlink:actuate="onLoad" draw:mime-type="image/png"/></draw:frame><text:bookmark-start text:name="__RefHeading___Toc1379_3907686794"/><text:soft-page-break/>Bisect<text:bookmark-end text:name="__RefHeading___Toc1379_3907686794"/></text:h>
      <text:p text:style-name="P101">Bisect cuts geometry along a plane. This description is a bit misleading though. You simply cut through the whole geometry by defining a line. And the cut goes through the geometry from the current view.</text:p>
      <text:p text:style-name="P101"/>
      <text:p text:style-name="P101"/>
      <text:p text:style-name="P102"><draw:frame draw:style-name="fr2" draw:name="Bild39" text:anchor-type="paragraph" svg:y="-0.111cm" svg:width="4.09cm" svg:height="4.461cm" draw:z-index="55"><draw:image xlink:href="Pictures/10000201000001420000015F2088D501D9E43AE0.png" xlink:type="simple" xlink:show="embed" xlink:actuate="onLoad" draw:mime-type="image/png"/></draw:frame>When you have set your cut and release the mouse then you reveal a widget with which you can move and rotate the cut. Clicking at the arrow and drag moves the cut. Clicking at the circle and drag rotates the cut.</text:p>
      <text:p text:style-name="P101"/>
      <text:p text:style-name="P101"/>
      <text:p text:style-name="P101"/>
      <text:h text:style-name="P179" text:outline-level="4"><text:bookmark-start text:name="__RefHeading___Toc42832_2320195280"/>Tool Settings<text:bookmark-end text:name="__RefHeading___Toc42832_2320195280"/></text:h>
      <text:h text:style-name="Heading_20_5" text:outline-level="5"><draw:frame draw:style-name="fr8" draw:name="Bild38" text:anchor-type="paragraph" svg:width="3.35cm" svg:height="2.641cm" draw:z-index="54"><draw:image xlink:href="Pictures/10000201000000C60000009C0B1F9BD11E9C2B46.png" xlink:type="simple" xlink:show="embed" xlink:actuate="onLoad" draw:mime-type="image/png"/></draw:frame><text:bookmark-start text:name="__RefHeading___Toc42834_2320195280"/>Fill<text:bookmark-end text:name="__RefHeading___Toc42834_2320195280"/></text:h>
      <text:p text:style-name="P101">Fills the cut<text:span text:style-name="T38">.</text:span></text:p>
      <text:h text:style-name="P253" text:outline-level="5"><text:bookmark-start text:name="__RefHeading___Toc7172_195978715911"/>Clear Inner<text:bookmark-end text:name="__RefHeading___Toc7172_195978715911"/></text:h>
      <text:p text:style-name="P101">Removes the inner part of the face to cut.</text:p>
      <text:h text:style-name="Heading_20_5" text:outline-level="5"><text:bookmark-start text:name="__RefHeading___Toc7698_11955648491"/>Clear Outer<text:bookmark-end text:name="__RefHeading___Toc7698_11955648491"/></text:h>
      <text:p text:style-name="P101">Removes the outer part of the face to cut.</text:p>
      <text:h text:style-name="P270" text:outline-level="7"><text:bookmark-start text:name="__RefHeading___Toc7700_11955648491"/>Axis threshold<text:bookmark-end text:name="__RefHeading___Toc7700_11955648491"/></text:h>
      <text:p text:style-name="P101">Axis threshold.</text:p>
      <text:h text:style-name="Heading_20_4" text:outline-level="4"><draw:frame draw:style-name="fr6" draw:name="Bild226" text:anchor-type="paragraph" svg:y="0.485cm" svg:width="4.72cm" svg:height="4.3cm" draw:z-index="53"><draw:image xlink:href="Pictures/1000020100000117000000FE03E5259ABC2DE9B2.png" xlink:type="simple" xlink:show="embed" xlink:actuate="onLoad" draw:mime-type="image/png"/></draw:frame><text:bookmark-start text:name="__RefHeading___Toc15404_2800044225"/>Last Operator Bisect<text:bookmark-end text:name="__RefHeading___Toc15404_2800044225"/></text:h>
      <text:h text:style-name="P253" text:outline-level="5"><text:bookmark-start text:name="__RefHeading___Toc7166_19597871591"/>Plane Point<text:span text:style-name="T38"> X , Y , Z</text:span><text:bookmark-end text:name="__RefHeading___Toc7166_19597871591"/></text:h>
      <text:p text:style-name="P101">Defines the start point of the Bisect cut.</text:p>
      <text:h text:style-name="Heading_20_5" text:outline-level="5"><text:bookmark-start text:name="__RefHeading___Toc7168_19597871591"/>Plane Normal<text:span text:style-name="T38"> X , Y , Z</text:span><text:bookmark-end text:name="__RefHeading___Toc7168_19597871591"/></text:h>
      <text:p text:style-name="P101">The direction in which the bisect points.</text:p>
      <text:h text:style-name="Heading_20_5" text:outline-level="5"><text:bookmark-start text:name="__RefHeading___Toc7170_19597871591"/>Fill<text:bookmark-end text:name="__RefHeading___Toc7170_19597871591"/></text:h>
      <text:p text:style-name="P101">Fills the cut<text:span text:style-name="T38">.</text:span></text:p>
      <text:h text:style-name="P253" text:outline-level="5"><text:bookmark-start text:name="__RefHeading___Toc7172_19597871591"/>Clear Inner<text:bookmark-end text:name="__RefHeading___Toc7172_19597871591"/></text:h>
      <text:p text:style-name="P101">Removes the inner part of the face to cut.</text:p>
      <text:h text:style-name="Heading_20_5" text:outline-level="5"><text:bookmark-start text:name="__RefHeading___Toc7698_1195564849"/>Clear Outer<text:bookmark-end text:name="__RefHeading___Toc7698_1195564849"/></text:h>
      <text:p text:style-name="P101">Removes the outer part of the face to cut.</text:p>
      <text:h text:style-name="Heading_20_5" text:outline-level="5"><text:bookmark-start text:name="__RefHeading___Toc7700_1195564849"/><text:soft-page-break/>Axis threshold<text:bookmark-end text:name="__RefHeading___Toc7700_1195564849"/></text:h>
      <text:p text:style-name="P101">Axis threshold.</text:p>
      <text:p text:style-name="Horizontal_20_Line"/>
      <text:h text:style-name="Heading_20_2" text:outline-level="2"><draw:frame draw:style-name="fr6" draw:name="Bild41" text:anchor-type="paragraph" svg:y="0.806cm" svg:width="6.59cm" svg:height="3.35cm" draw:z-index="57"><draw:image xlink:href="Pictures/1000020100000185000000C6FC087D5D9D17C8F4.png" xlink:type="simple" xlink:show="embed" xlink:actuate="onLoad" draw:mime-type="image/png"/></draw:frame><text:bookmark-start text:name="__RefHeading___Toc1493_2700487623"/>Poly Build<text:bookmark-end text:name="__RefHeading___Toc1493_2700487623"/></text:h>
      <text:p text:style-name="P105">This tool extrudes out edges and faces from <text:span text:style-name="T41">the border of </text:span>existing<text:span text:style-name="T41"> open</text:span> geometry.</text:p>
      <text:p text:style-name="P105">The tool will not work at a cube, since here it cannot extrude out an existing polygon from a border. There is no border since the geometry is closed.</text:p>
      <text:h text:style-name="Heading_20_3" text:outline-level="3"><draw:frame draw:style-name="fr7" draw:name="Bild43" text:anchor-type="paragraph" svg:x="13.861cm" svg:y="-0.104cm" svg:width="4.84cm" svg:height="2.521cm" draw:z-index="58"><draw:image xlink:href="Pictures/100002010000011E00000095AB99C52647E68B9F.png" xlink:type="simple" xlink:show="embed" xlink:actuate="onLoad" draw:mime-type="image/png"/></draw:frame><text:bookmark-start text:name="__RefHeading___Toc1495_2700487623"/>Usage:<text:bookmark-end text:name="__RefHeading___Toc1495_2700487623"/></text:h>
      <text:p text:style-name="P105">Move the mouse over an edge until it turns blue. Then you can left click and drag to extrude it out.</text:p>
      <text:p text:style-name="P106"><draw:frame draw:style-name="fr6" draw:name="Bild50" text:anchor-type="paragraph" svg:y="0.136cm" svg:width="5.429cm" svg:height="3.56cm" draw:z-index="65"><draw:image xlink:href="Pictures/1000020100000141000000D28F88D74991BD7446.png" xlink:type="simple" xlink:show="embed" xlink:actuate="onLoad" draw:mime-type="image/png"/></draw:frame>Holding ctrl and clicking will extrude the last selected element to the mouse cursor.<text:span text:style-name="T42"> To extrude out an edge from a vertice don't click with left mouse. This would create a polygon. But with right mouse button.</text:span></text:p>
      <text:p text:style-name="Text_20_body"><text:span text:style-name="T41">Holding down shift allows you to mark vertices, edges or polygons that you want to remove. By clicking the </text:span>selected geometry will be deleted.</text:p>
      <text:p text:style-name="Text_20_body">You can just work at one edge at a time.</text:p>
      <text:h text:style-name="Heading_20_3" text:outline-level="3"><draw:frame draw:style-name="fr2" draw:name="Bild44" text:anchor-type="paragraph" svg:y="0.684cm" svg:width="3.39cm" svg:height="1.52cm" draw:z-index="59"><draw:image xlink:href="Pictures/10000201000000C80000005A048C6B5F733414C2.png" xlink:type="simple" xlink:show="embed" xlink:actuate="onLoad" draw:mime-type="image/png"/></draw:frame><text:bookmark-start text:name="__RefHeading___Toc1497_2700487623"/>Tool Settings<text:bookmark-end text:name="__RefHeading___Toc1497_2700487623"/></text:h>
      <text:h text:style-name="Heading_20_4" text:outline-level="4"><text:bookmark-start text:name="__RefHeading___Toc42836_2320195280"/>Create Quads<text:bookmark-end text:name="__RefHeading___Toc42836_2320195280"/></text:h>
      <text:p text:style-name="Text_20_body">Create quad or tri geometry.</text:p>
      <text:h text:style-name="Heading_20_3" text:outline-level="3"><text:bookmark-start text:name="__RefHeading___Toc1499_2700487623"/>Last Operator<text:bookmark-end text:name="__RefHeading___Toc1499_2700487623"/></text:h>
      <text:p text:style-name="P107">We have two last operators here, dependent of which method we use. Dragging out edges will reveal the Extrude At Cursor Move panel. Holding down CTRL will reveal the Face at Cursor Move panel.</text:p>
      <text:h text:style-name="Heading_20_4" text:outline-level="4"><draw:frame draw:style-name="fr2" draw:name="Bild45" text:anchor-type="paragraph" svg:y="0.684cm" svg:width="4.761cm" svg:height="2.81cm" draw:z-index="60"><draw:image xlink:href="Pictures/1000020100000119000000A6D93D151D09A30537.png" xlink:type="simple" xlink:show="embed" xlink:actuate="onLoad" draw:mime-type="image/png"/></draw:frame><text:bookmark-start text:name="__RefHeading___Toc42838_2320195280"/>Extrude At Cursor Move panel<text:bookmark-end text:name="__RefHeading___Toc42838_2320195280"/></text:h>
      <text:h text:style-name="P245" text:outline-level="5"><text:bookmark-start text:name="__RefHeading___Toc42840_2320195280"/>Flip Normals<text:bookmark-end text:name="__RefHeading___Toc42840_2320195280"/></text:h>
      <text:p text:style-name="P39">Flips the normals of the extruded faces.</text:p>
      <text:h text:style-name="P255" text:outline-level="5"><text:bookmark-start text:name="__RefHeading___Toc42842_2320195280"/>Move X, Y Z<text:bookmark-end text:name="__RefHeading___Toc42842_2320195280"/></text:h>
      <text:p text:style-name="P46">The position<text:span text:style-name="T42"> of the new created element</text:span>. Attention, the actual world orientation and rotation does not matter here. It always starts with a value of zero, and moves relative to this zero then. For the actual location values have a look in the sidebar in the transform panel.</text:p>
      <text:p text:style-name="P46"/>
      <text:h text:style-name="P245" text:outline-level="5"><draw:frame draw:style-name="fr2" draw:name="Bild47" text:anchor-type="paragraph" svg:y="-0.088cm" svg:width="1.951cm" svg:height="3.401cm" draw:z-index="62"><draw:image xlink:href="Pictures/1000020100000073000000C99818260AF43E1AC3.png" xlink:type="simple" xlink:show="embed" xlink:actuate="onLoad" draw:mime-type="image/png"/></draw:frame><text:bookmark-start text:name="__RefHeading___Toc563_35451068891"/><text:soft-page-break/>Orientation<text:bookmark-end text:name="__RefHeading___Toc563_35451068891"/></text:h>
      <text:p text:style-name="P45">The widget can have different orientations. The menu items should be self explaining.</text:p>
      <text:p text:style-name="P45"/>
      <text:p text:style-name="P108"/>
      <text:p text:style-name="Text_20_body"/>
      <text:h text:style-name="Heading_20_4" text:outline-level="4"><draw:frame draw:style-name="fr1" draw:name="Bild46" text:anchor-type="paragraph" svg:x="13.91cm" svg:y="0.205cm" svg:width="4.791cm" svg:height="2.439cm" draw:z-index="61"><draw:image xlink:href="Pictures/100002010000011B00000090AA5860EFE223B99D.png" xlink:type="simple" xlink:show="embed" xlink:actuate="onLoad" draw:mime-type="image/png"/></draw:frame><text:bookmark-start text:name="__RefHeading___Toc42844_2320195280"/>Face at Cursor Move panel<text:bookmark-end text:name="__RefHeading___Toc42844_2320195280"/></text:h>
      <text:p text:style-name="Text_20_body"/>
      <text:h text:style-name="P255" text:outline-level="5"><text:bookmark-start text:name="__RefHeading___Toc42846_2320195280"/>Move X, Y Z<text:bookmark-end text:name="__RefHeading___Toc42846_2320195280"/></text:h>
      <text:p text:style-name="P45">The position<text:span text:style-name="T42"> of the new created element</text:span>. Attention, the actual world orientation and rotation does not matter here. It always starts with a value of zero, and moves relative to this zero then. For the actual location values have a look in the sidebar in the transform panel.</text:p>
      <text:p text:style-name="P45"/>
      <text:h text:style-name="P245" text:outline-level="5"><draw:frame draw:style-name="fr1" draw:name="Bild49" text:anchor-type="paragraph" svg:x="16.75cm" svg:y="0.116cm" svg:width="1.951cm" svg:height="3.401cm" draw:z-index="64"><draw:image xlink:href="Pictures/1000020100000073000000C99818260AF43E1AC3.png" xlink:type="simple" xlink:show="embed" xlink:actuate="onLoad" draw:mime-type="image/png"/></draw:frame><text:bookmark-start text:name="__RefHeading___Toc563_354510688911"/>Orientation<text:bookmark-end text:name="__RefHeading___Toc563_354510688911"/></text:h>
      <text:p text:style-name="P45">The widget can have different orientations. The menu items should be self explaining.</text:p>
      <text:p text:style-name="P45"/>
      <text:p text:style-name="P45"/>
      <text:p text:style-name="P108"/>
      <text:h text:style-name="Heading_20_4" text:outline-level="4"><draw:frame draw:style-name="fr1" draw:name="Bild48" text:anchor-type="paragraph" svg:x="13.968cm" svg:y="0.293cm" svg:width="4.761cm" svg:height="2.011cm" draw:z-index="63"><draw:image xlink:href="Pictures/100002010000011900000077FF61F4E4EDA7E27C.png" xlink:type="simple" xlink:show="embed" xlink:actuate="onLoad" draw:mime-type="image/png"/></draw:frame><text:bookmark-start text:name="__RefHeading___Toc42848_2320195280"/>Proportional editing<text:bookmark-end text:name="__RefHeading___Toc42848_2320195280"/></text:h>
      <text:p text:style-name="Text_20_body">Enables proportional editing. Activating proportional editing reveals further settings.</text:p>
      <text:h text:style-name="Heading_20_5" text:outline-level="5"><text:bookmark-start text:name="__RefHeading___Toc1579_17633464692"/>Proportional Falloff<text:bookmark-end text:name="__RefHeading___Toc1579_17633464692"/></text:h>
      <text:p text:style-name="Text_20_body">Adjust the falloff methods.</text:p>
      <text:h text:style-name="Heading_20_5" text:outline-level="5"><text:bookmark-start text:name="__RefHeading___Toc1545_15020437472"/>Proportional Size<text:bookmark-end text:name="__RefHeading___Toc1545_15020437472"/></text:h>
      <text:p text:style-name="Standard">See and adjust the falloff radius.</text:p>
      <text:p text:style-name="Standard"/>
      <text:h text:style-name="Heading_20_5" text:outline-level="5"><text:bookmark-start text:name="__RefHeading___Toc1581_17633464692"/>Connected<text:bookmark-end text:name="__RefHeading___Toc1581_17633464692"/></text:h>
      <text:p text:style-name="Text_20_body">The proportional falloff gets calculated for connected parts only.</text:p>
      <text:h text:style-name="Heading_20_5" text:outline-level="5"><text:bookmark-start text:name="__RefHeading___Toc1583_17633464691"/>Projected(2D)<text:bookmark-end text:name="__RefHeading___Toc1583_17633464691"/></text:h>
      <text:p text:style-name="Text_20_body">The proportional falloff gets calculated in the screen space. Depth doesn't play a role. When it's in the radius, then it gets calculated.</text:p>
      <text:p text:style-name="P199"/>
      <text:h text:style-name="Heading_20_2" text:outline-level="2"><draw:frame draw:style-name="fr2" draw:name="Bild53" text:anchor-type="paragraph" svg:y="0.293cm" svg:width="3.12cm" svg:height="1.73cm" draw:z-index="66"><draw:image xlink:href="Pictures/10000201000000B800000066840225B18787F846.png" xlink:type="simple" xlink:show="embed" xlink:actuate="onLoad" draw:mime-type="image/png"/></draw:frame><text:bookmark-start text:name="__RefHeading___Toc1501_2700487623"/>Spin Tools Group<text:bookmark-end text:name="__RefHeading___Toc1501_2700487623"/></text:h>
      <text:p text:style-name="Text_20_body"/>
      <text:h text:style-name="Heading_20_3" text:outline-level="3"><draw:frame draw:style-name="fr2" draw:name="Bild189" text:anchor-type="paragraph" svg:y="0.356cm" svg:width="3.5cm" svg:height="3.9cm" draw:z-index="67"><draw:image xlink:href="Pictures/100002010000019D000001CD1C4CFCD05D6DE778.png" xlink:type="simple" xlink:show="embed" xlink:actuate="onLoad" draw:mime-type="image/png"/></draw:frame><text:bookmark-start text:name="__RefHeading___Toc33980_3576265322"/><text:soft-page-break/>Spin<text:bookmark-end text:name="__RefHeading___Toc33980_3576265322"/></text:h>
      <text:p text:style-name="P97">The Spin tool extrudes the selection and spins it by a defined amount and segments. This amount and number of segments can be adjusted. </text:p>
      <text:p text:style-name="P109"><draw:frame draw:style-name="fr1" draw:name="Bild57" text:anchor-type="paragraph" svg:x="12.569cm" svg:y="0.487cm" svg:width="2.221cm" svg:height="1.251cm" draw:z-index="73"><draw:image xlink:href="Pictures/1000000000000106000000942E4D76FD2D2697C7.png" xlink:type="simple" xlink:show="embed" xlink:actuate="onLoad" draw:mime-type="image/png"/></draw:frame>When you activate the tool then you reveal some widgets with various handlers.</text:p>
      <text:p text:style-name="P113">You can spin vertices, edges and faces. And even whole closed objects.</text:p>
      <text:h text:style-name="Heading_20_4" text:outline-level="4"><text:bookmark-start text:name="__RefHeading___Toc42850_2320195280"/>Usage<text:bookmark-end text:name="__RefHeading___Toc42850_2320195280"/></text:h>
      <text:p text:style-name="P111"><draw:frame draw:style-name="fr1" draw:name="Bild55" text:anchor-type="paragraph" svg:x="15.429cm" svg:y="0.42cm" svg:width="3.191cm" svg:height="3.141cm" draw:z-index="71"><draw:image xlink:href="Pictures/1000020100000179000001733C7A58CBB9B5AFC9.png" xlink:type="simple" xlink:show="embed" xlink:actuate="onLoad" draw:mime-type="image/png"/></draw:frame>Select the geometry that you want to spin out. In our case we choose a face at a cube.</text:p>
      <text:p text:style-name="P109">The first thing that you need to is to activate the correct Axis widget, which can be done in the Tool Settings. The ones with the big + buttons at the end defines in which direction the extrusion happens. And when you touch them then you start the spin extrusion. The rest of the widget functionality should be self explaining. You have handlers to pull and to rotate.</text:p>
      <text:p text:style-name="P109"><draw:frame draw:style-name="fr5" draw:name="Bild56" text:anchor-type="paragraph" svg:y="0.418cm" svg:width="4.385cm" svg:height="3.53cm" draw:z-index="72"><draw:image xlink:href="Pictures/1000000000000206000001A19754DCC207859725.png" xlink:type="simple" xlink:show="embed" xlink:actuate="onLoad" draw:mime-type="image/png"/></draw:frame>Hint, you activate all three axis widgets by holding down shift, and clicking at the axis buttons in the tool settings.</text:p>
      <text:p text:style-name="P111">The second step is then to move the center of the spin to the desired location to get the rotation that you want. This can be done by the move handler. Or you click into the middle of the widget, at the white circle there, and drag it around.</text:p>
      <text:p text:style-name="P111">For an accurate rotation around a single axis you should work in one of the orthographic views.</text:p>
      <text:h text:style-name="Heading_20_4" text:outline-level="4"><draw:frame draw:style-name="fr2" draw:name="Bild54" text:anchor-type="paragraph" svg:y="0.684cm" svg:width="3.42cm" svg:height="2.06cm" draw:z-index="70"><draw:image xlink:href="Pictures/10000000000000CA0000007AB2663EAB31BA6394.png" xlink:type="simple" xlink:show="embed" xlink:actuate="onLoad" draw:mime-type="image/png"/></draw:frame><text:bookmark-start text:name="__RefHeading___Toc42852_2320195280"/>Tool Settings<text:bookmark-end text:name="__RefHeading___Toc42852_2320195280"/></text:h>
      <text:h text:style-name="Heading_20_5" text:outline-level="5"><text:bookmark-start text:name="__RefHeading___Toc42854_2320195280"/>Steps<text:bookmark-end text:name="__RefHeading___Toc42854_2320195280"/></text:h>
      <text:p text:style-name="P111">The number of divisions.</text:p>
      <text:h text:style-name="Heading_20_5" text:outline-level="5"><text:bookmark-start text:name="__RefHeading___Toc42856_2320195280"/>Axis<text:bookmark-end text:name="__RefHeading___Toc42856_2320195280"/></text:h>
      <text:p text:style-name="P111">Activates the axis handler to perform the spin operation.</text:p>
      <text:p text:style-name="P110">Hint, you activate all three axis widgets by holding down shift, and clicking at the axis buttons in the tool settings.</text:p>
      <text:h text:style-name="Heading_20_4" text:outline-level="4"><text:bookmark-start text:name="__RefHeading___Toc15486_2567070647"/>Last Operator Spin<text:bookmark-end text:name="__RefHeading___Toc15486_2567070647"/></text:h>
      <text:h text:style-name="P253" text:outline-level="5"><draw:frame draw:style-name="fr3" draw:name="Bild190" text:anchor-type="paragraph" svg:y="0.109cm" svg:width="4.761cm" svg:height="4.62cm" draw:z-index="68"><draw:image xlink:href="Pictures/1000020100000119000001111761AD3EAEE231F4.png" xlink:type="simple" xlink:show="embed" xlink:actuate="onLoad" draw:mime-type="image/png"/></draw:frame><text:bookmark-start text:name="__RefHeading___Toc7076_1959787159"/>Steps <text:bookmark-end text:name="__RefHeading___Toc7076_1959787159"/></text:h>
      <text:p text:style-name="P97"><draw:frame draw:style-name="fr4" draw:name="Bild191" text:anchor-type="paragraph" svg:x="10.469cm" svg:y="0.161cm" svg:width="3.099cm" svg:height="3.739cm" draw:z-index="69"><draw:image xlink:href="Pictures/100002010000016E000001BA2B79174D4987C367.png" xlink:type="simple" xlink:show="embed" xlink:actuate="onLoad" draw:mime-type="image/png"/></draw:frame>Steps is the number of segments.</text:p>
      <text:h text:style-name="P253" text:outline-level="5"><text:bookmark-start text:name="__RefHeading___Toc7078_1959787159"/>Dupli<text:span text:style-name="T44">cate</text:span><text:bookmark-end text:name="__RefHeading___Toc7078_1959787159"/></text:h>
      <text:p text:style-name="P98">With dupli<text:span text:style-name="T44">cate </text:span>checked the geometry gets duplicated instead of extruded. </text:p>
      <text:h text:style-name="Heading_20_5" text:outline-level="5"><text:bookmark-start text:name="__RefHeading___Toc42858_2320195280"/><text:soft-page-break/>Angle<text:bookmark-end text:name="__RefHeading___Toc42858_2320195280"/></text:h>
      <text:p text:style-name="P97">Angle defines the angle of the spin<text:span text:style-name="T43">.</text:span></text:p>
      <text:h text:style-name="Heading_20_5" text:outline-level="5"><text:bookmark-start text:name="__RefHeading___Toc7082_1959787159"/>Cent<text:span text:style-name="T44">er X Y Z</text:span><text:bookmark-end text:name="__RefHeading___Toc7082_1959787159"/></text:h>
      <text:p text:style-name="P97">The Center edit boxes defines the center of the radius for the spin operation. In our example the X value is set to 2, and the Z value is set to 1.</text:p>
      <text:h text:style-name="Heading_20_5" text:outline-level="5"><text:bookmark-start text:name="__RefHeading___Toc7084_1959787159"/>Axis<text:span text:style-name="T44"> X Y Z</text:span><text:bookmark-end text:name="__RefHeading___Toc7084_1959787159"/></text:h>
      <text:p text:style-name="P97">Axis defines the extrude direction. With X and Z values you can twist the result.</text:p>
      <text:p text:style-name="Horizontal_20_Line"/>
      <text:h text:style-name="Heading_20_3" text:outline-level="3"><text:bookmark-start text:name="__RefHeading___Toc33982_3576265322"/>Spin Duplicate<text:bookmark-end text:name="__RefHeading___Toc33982_3576265322"/></text:h>
      <text:p text:style-name="P114">Spin Duplicate is the exact same tool than Spin. It uses the same operator under the hood, and has no extra functionality. Not even the checkbox for duplicate is checked in the identical Adjust Last Operation Panel.</text:p>
      <text:p text:style-name="P115">I think that this tool is meant to create duplicates by default. Simply use the Spin tool, and in the last operator panel tick Duplicate.</text:p>
      <text:p text:style-name="Horizontal_20_Line"/>
      <text:h text:style-name="Heading_20_2" text:outline-level="2"><text:bookmark-start text:name="__RefHeading___Toc33984_3576265322"/>Smooth / Randomize Tools group<text:bookmark-end text:name="__RefHeading___Toc33984_3576265322"/></text:h>
      <text:h text:style-name="Heading_20_3" text:outline-level="3"><text:bookmark-start text:name="__RefHeading___Toc33986_3576265322"/>Smooth<text:bookmark-end text:name="__RefHeading___Toc33986_3576265322"/></text:h>
      <text:p text:style-name="P116">Smoothens the selected vertices.</text:p>
      <text:h text:style-name="Heading_20_4" text:outline-level="4"><text:bookmark-start text:name="__RefHeading___Toc42860_2320195280"/>Usage<text:bookmark-end text:name="__RefHeading___Toc42860_2320195280"/></text:h>
      <text:p text:style-name="P116">Activate the tool, move the mouse.</text:p>
      <text:h text:style-name="P180" text:outline-level="4"><draw:frame draw:style-name="fr2" draw:name="Bild58" text:anchor-type="paragraph" svg:y="0.684cm" svg:width="3.39cm" svg:height="1.859cm" draw:z-index="74"><draw:image xlink:href="Pictures/10000201000000C80000006E4E260FBF0C174CF8.png" xlink:type="simple" xlink:show="embed" xlink:actuate="onLoad" draw:mime-type="image/png"/></draw:frame><text:bookmark-start text:name="__RefHeading___Toc42862_2320195280"/>Tool Settings<text:bookmark-end text:name="__RefHeading___Toc42862_2320195280"/></text:h>
      <text:h text:style-name="P229" text:outline-level="5"><text:bookmark-start text:name="__RefHeading___Toc42864_2320195280"/>Repeat<text:bookmark-end text:name="__RefHeading___Toc42864_2320195280"/></text:h>
      <text:p text:style-name="P112">H<text:span text:style-name="T45">ow often the smoothing should be applied.</text:span></text:p>
      <text:p text:style-name="P112"/>
      <text:h text:style-name="P192" text:outline-level="4"><draw:frame draw:style-name="fr2" draw:name="Bild114" text:anchor-type="paragraph" svg:y="-0.009cm" svg:width="3.791cm" svg:height="2.69cm" draw:z-index="140"><draw:image xlink:href="Pictures/10000201000000E00000009F944B053F89A96A74.png" xlink:type="simple" xlink:show="embed" xlink:actuate="onLoad" draw:mime-type="image/png"/></draw:frame><text:bookmark-start text:name="__RefHeading___Toc4677_2586963185"/>Drag<text:bookmark-end text:name="__RefHeading___Toc4677_2586963185"/></text:h>
      <text:p text:style-name="P147">When you click at the widget of the active tool, then you perform the tool action. Adjust what should happen when you click outside of the widget, in the empty area.</text:p>
      <text:h text:style-name="P246" text:outline-level="5"><text:bookmark-start text:name="__RefHeading___Toc4679_2586963185"/>Active Tool<text:bookmark-end text:name="__RefHeading___Toc4679_2586963185"/></text:h>
      <text:p text:style-name="P147">When you click off the widget then the click still does the same than clicking at the widget. It performs the active tool.</text:p>
      <text:h text:style-name="P246" text:outline-level="5"><text:bookmark-start text:name="__RefHeading___Toc4681_2586963185"/>Tweak, Select Box, Circle and Lasso<text:bookmark-end text:name="__RefHeading___Toc4681_2586963185"/></text:h>
      <text:p text:style-name="P147">When you choose this options then you will set the off click to the different select methods. Whereas tweak works more than a move tool then. Tweak is the default.</text:p>
      <text:h text:style-name="P180" text:outline-level="4"><draw:frame draw:style-name="fr3" draw:name="Bild59" text:anchor-type="paragraph" svg:y="0.434cm" svg:width="4.81cm" svg:height="2.57cm" draw:z-index="75"><draw:image xlink:href="Pictures/100002010000011C00000098A45B0A4B4471A576.png" xlink:type="simple" xlink:show="embed" xlink:actuate="onLoad" draw:mime-type="image/png"/></draw:frame><text:bookmark-start text:name="__RefHeading___Toc42866_2320195280"/><text:soft-page-break/>Last Operator <text:span text:style-name="T8">Smooth Vertices</text:span><text:bookmark-end text:name="__RefHeading___Toc42866_2320195280"/></text:h>
      <text:h text:style-name="P256" text:outline-level="5"><text:bookmark-start text:name="__RefHeading___Toc7076_19597871591"/>Smoothing<text:bookmark-end text:name="__RefHeading___Toc7076_19597871591"/></text:h>
      <text:p text:style-name="P99">T<text:span text:style-name="T45">he smoothing factor.</text:span></text:p>
      <text:h text:style-name="P256" text:outline-level="5"><text:bookmark-start text:name="__RefHeading___Toc42868_2320195280"/>Repeat<text:bookmark-end text:name="__RefHeading___Toc42868_2320195280"/></text:h>
      <text:p text:style-name="P112">How often the smoothing should be applied.</text:p>
      <text:h text:style-name="P229" text:outline-level="5"><text:bookmark-start text:name="__RefHeading___Toc42870_2320195280"/>X Axis, Y Axis, Z Axis<text:bookmark-end text:name="__RefHeading___Toc42870_2320195280"/></text:h>
      <text:p text:style-name="P99">W<text:span text:style-name="T45">hich axis to affect</text:span></text:p>
      <text:p text:style-name="Horizontal_20_Line"/>
      <text:h text:style-name="Heading_20_3" text:outline-level="3"><text:bookmark-start text:name="__RefHeading___Toc33988_3576265322"/>Randomize<text:bookmark-end text:name="__RefHeading___Toc33988_3576265322"/></text:h>
      <text:p text:style-name="P116">Randomizes the selected vertices.</text:p>
      <text:h text:style-name="P180" text:outline-level="4"><text:bookmark-start text:name="__RefHeading___Toc42872_2320195280"/>Usage<text:bookmark-end text:name="__RefHeading___Toc42872_2320195280"/></text:h>
      <text:p text:style-name="P116">Activate the tool, move the mouse.</text:p>
      <text:h text:style-name="P180" text:outline-level="4"><draw:frame draw:style-name="fr2" draw:name="Bild60" text:anchor-type="paragraph" svg:y="0.684cm" svg:width="3.39cm" svg:height="2.619cm" draw:z-index="76"><draw:image xlink:href="Pictures/10000201000000C80000009B5379D8C74F8D3080.png" xlink:type="simple" xlink:show="embed" xlink:actuate="onLoad" draw:mime-type="image/png"/></draw:frame><text:bookmark-start text:name="__RefHeading___Toc42874_2320195280"/>Tool Settings<text:bookmark-end text:name="__RefHeading___Toc42874_2320195280"/></text:h>
      <text:h text:style-name="Heading_20_5" text:outline-level="5"><text:bookmark-start text:name="__RefHeading___Toc42876_2320195280"/>Uniform<text:bookmark-end text:name="__RefHeading___Toc42876_2320195280"/></text:h>
      <text:p text:style-name="P117">Uniform offset. The higher the value the more uniform the offset becomes.</text:p>
      <text:h text:style-name="P247" text:outline-level="5"><text:bookmark-start text:name="__RefHeading___Toc42878_2320195280"/>Normal<text:bookmark-end text:name="__RefHeading___Toc42878_2320195280"/></text:h>
      <text:p text:style-name="Text_20_body"><text:span text:style-name="T45">Align the random offset to the normals. This is a factor. 0 means no offset but completely random vertices positions. 1 means completely aligned with the normal axis, and just along this </text:span>normal axis.</text:p>
      <text:h text:style-name="Heading_20_5" text:outline-level="5"><text:bookmark-start text:name="__RefHeading___Toc42880_2320195280"/>Random Seed<text:bookmark-end text:name="__RefHeading___Toc42880_2320195280"/></text:h>
      <text:p text:style-name="Text_20_body">The seed for the randomization.</text:p>
      <text:h text:style-name="P193" text:outline-level="4"><draw:frame draw:style-name="fr2" draw:name="Bild115" text:anchor-type="paragraph" svg:y="-0.009cm" svg:width="3.791cm" svg:height="2.69cm" draw:z-index="141"><draw:image xlink:href="Pictures/10000201000000E00000009F944B053F89A96A74.png" xlink:type="simple" xlink:show="embed" xlink:actuate="onLoad" draw:mime-type="image/png"/></draw:frame><text:bookmark-start text:name="__RefHeading___Toc4683_2586963185"/>Drag<text:bookmark-end text:name="__RefHeading___Toc4683_2586963185"/></text:h>
      <text:p text:style-name="P148">When you click at the widget of the active tool, then you perform the tool action. Adjust what should happen when you click outside of the widget, in the empty area.</text:p>
      <text:h text:style-name="P248" text:outline-level="5"><text:bookmark-start text:name="__RefHeading___Toc4685_2586963185"/>Active Tool<text:bookmark-end text:name="__RefHeading___Toc4685_2586963185"/></text:h>
      <text:p text:style-name="P148">When you click off the widget then the click still does the same than clicking at the widget. It performs the active tool.</text:p>
      <text:h text:style-name="P248" text:outline-level="5"><text:bookmark-start text:name="__RefHeading___Toc4687_2586963185"/>Tweak, Select Box, Circle and Lasso<text:bookmark-end text:name="__RefHeading___Toc4687_2586963185"/></text:h>
      <text:p text:style-name="P148">When you choose this options then you will set the off click to the different select methods. Whereas tweak works more than a move tool then. Tweak is the default.</text:p>
      <text:h text:style-name="Heading_20_4" text:outline-level="4"><draw:frame draw:style-name="fr3" draw:name="Bild61" text:anchor-type="paragraph" svg:y="0.434cm" svg:width="4.77cm" svg:height="2.18cm" draw:z-index="77"><draw:image xlink:href="Pictures/100002010000011A000000812A87B2A0D34F94A5.png" xlink:type="simple" xlink:show="embed" xlink:actuate="onLoad" draw:mime-type="image/png"/></draw:frame><text:bookmark-start text:name="__RefHeading___Toc42882_2320195280"/><text:soft-page-break/>Last Operator Smooth Vertices<text:bookmark-end text:name="__RefHeading___Toc42882_2320195280"/></text:h>
      <text:h text:style-name="Heading_20_5" text:outline-level="5"><text:bookmark-start text:name="__RefHeading___Toc42884_2320195280"/>Amount<text:bookmark-end text:name="__RefHeading___Toc42884_2320195280"/></text:h>
      <text:p text:style-name="P117">The randomization amount.</text:p>
      <text:h text:style-name="P253" text:outline-level="5"><text:bookmark-start text:name="__RefHeading___Toc42886_2320195280"/>Uniform<text:bookmark-end text:name="__RefHeading___Toc42886_2320195280"/></text:h>
      <text:p text:style-name="Text_20_body">Uniform offset. The higher the value the more uniform the offset<text:span text:style-name="T46"> for all vertices</text:span> becomes.</text:p>
      <text:h text:style-name="Heading_20_5" text:outline-level="5"><text:bookmark-start text:name="__RefHeading___Toc42888_2320195280"/>Normal<text:bookmark-end text:name="__RefHeading___Toc42888_2320195280"/></text:h>
      <text:p text:style-name="Text_20_body">Align the random offset to the normals. This is a factor. 0 means no offset but completely random vertices positions. 1 means completely aligned with the normal axis, and just along this normal axis.</text:p>
      <text:h text:style-name="Heading_20_5" text:outline-level="5"><text:bookmark-start text:name="__RefHeading___Toc42890_2320195280"/>Random Seed<text:bookmark-end text:name="__RefHeading___Toc42890_2320195280"/></text:h>
      <text:p text:style-name="Text_20_body">The seed for the randomization.</text:p>
      <text:p text:style-name="Horizontal_20_Line"/>
      <text:h text:style-name="Heading_20_2" text:outline-level="2"><text:bookmark-start text:name="__RefHeading___Toc34062_3576265322"/>Edge and Vertex Slide Tools Group<text:bookmark-end text:name="__RefHeading___Toc34062_3576265322"/></text:h>
      <text:h text:style-name="Heading_20_3" text:outline-level="3"><draw:frame draw:style-name="fr2" draw:name="Bild157" text:anchor-type="paragraph" svg:y="0.125cm" svg:width="4.069cm" svg:height="4.14cm" draw:z-index="78"><draw:image xlink:href="Pictures/100002010000014100000146ADC707439DFC995D.png" xlink:type="simple" xlink:show="embed" xlink:actuate="onLoad" draw:mime-type="image/png"/></draw:frame><draw:frame draw:style-name="fr2" draw:name="Bild156" text:anchor-type="paragraph" svg:y="0.148cm" svg:width="4.189cm" svg:height="4.32cm" draw:z-index="79"><draw:image xlink:href="Pictures/100002010000014A00000154C52D7CE3A502A78B.png" xlink:type="simple" xlink:show="embed" xlink:actuate="onLoad" draw:mime-type="image/png"/></draw:frame><text:bookmark-start text:name="__RefHeading___Toc34064_3576265322"/>Edge Slide<text:bookmark-end text:name="__RefHeading___Toc34064_3576265322"/></text:h>
      <text:p text:style-name="P118">Edge Slide slides the selected edge along the face that it is part of. This is for the edge at a cube <text:span text:style-name="T47">into </text:span>two possible directions.</text:p>
      <text:p text:style-name="P123">This tool requires to have at least one edge selected.</text:p>
      <text:h text:style-name="Heading_20_4" text:outline-level="4"><text:bookmark-start text:name="__RefHeading___Toc42892_2320195280"/>Header Values<text:bookmark-end text:name="__RefHeading___Toc42892_2320195280"/></text:h>
      <text:p text:style-name="P123"><draw:frame draw:style-name="fr2" draw:name="Bild63" text:anchor-type="paragraph" svg:y="0.074cm" svg:width="5.031cm" svg:height="0.469cm" draw:z-index="82"><draw:image xlink:href="Pictures/10000201000001290000001CF74ACECDD56E7D33.png" xlink:type="simple" xlink:show="embed" xlink:actuate="onLoad" draw:mime-type="image/png"/></draw:frame><draw:frame draw:style-name="fr1" draw:name="Bild64" text:anchor-type="paragraph" svg:x="15.923cm" svg:y="1.023cm" svg:width="2.87cm" svg:height="2.489cm" draw:z-index="83"><draw:image xlink:href="Pictures/1000020100000153000001267545DF83DD2F4A4A.png" xlink:type="simple" xlink:show="embed" xlink:actuate="onLoad" draw:mime-type="image/png"/></draw:frame>The header values shows you the current transformation. But also hints towards a hotkey.</text:p>
      <text:p text:style-name="P123">Holding down ALT will allow you to slide the edges behind the limits of the guide edge.<text:span text:style-name="T48"> Yellow infinite guide lines appears.</text:span></text:p>
      <text:p text:style-name="P118"/>
      <text:h text:style-name="P181" text:outline-level="4"><draw:frame draw:style-name="fr2" draw:name="Bild62" text:anchor-type="paragraph" svg:y="0.684cm" svg:width="3.42cm" svg:height="1.91cm" draw:z-index="81"><draw:image xlink:href="Pictures/10000201000000CA000000711887263E7C5A164D.png" xlink:type="simple" xlink:show="embed" xlink:actuate="onLoad" draw:mime-type="image/png"/></draw:frame><text:bookmark-start text:name="__RefHeading___Toc42894_2320195280"/>Tool Settings<text:bookmark-end text:name="__RefHeading___Toc42894_2320195280"/></text:h>
      <text:h text:style-name="Heading_20_5" text:outline-level="5"><text:bookmark-start text:name="__RefHeading___Toc42896_2320195280"/>Correct UV's <text:bookmark-end text:name="__RefHeading___Toc42896_2320195280"/></text:h>
      <text:p text:style-name="P19">Correct UV's corrects the UV's while editing the geometry.</text:p>
      <text:p text:style-name="P19"/>
      <text:p text:style-name="P19"/>
      <text:h text:style-name="P193" text:outline-level="4"><draw:frame draw:style-name="fr2" draw:name="Bild116" text:anchor-type="paragraph" svg:y="-0.009cm" svg:width="3.791cm" svg:height="2.69cm" draw:z-index="142"><draw:image xlink:href="Pictures/10000201000000E00000009F944B053F89A96A74.png" xlink:type="simple" xlink:show="embed" xlink:actuate="onLoad" draw:mime-type="image/png"/></draw:frame><text:bookmark-start text:name="__RefHeading___Toc4689_2586963185"/>Drag<text:bookmark-end text:name="__RefHeading___Toc4689_2586963185"/></text:h>
      <text:p text:style-name="P148">When you click at the widget of the active tool, then you perform the tool action. Adjust what should happen when you click outside of the widget, in the empty area.</text:p>
      <text:h text:style-name="P248" text:outline-level="5"><text:bookmark-start text:name="__RefHeading___Toc4691_2586963185"/>Active Tool<text:bookmark-end text:name="__RefHeading___Toc4691_2586963185"/></text:h>
      <text:p text:style-name="P148">When you click off the widget then the click still does the same than clicking at the widget. It performs the active tool.</text:p>
      <text:h text:style-name="P248" text:outline-level="5"><text:bookmark-start text:name="__RefHeading___Toc4693_2586963185"/><text:soft-page-break/>Tweak, Select Box, Circle and Lasso<text:bookmark-end text:name="__RefHeading___Toc4693_2586963185"/></text:h>
      <text:p text:style-name="P148">When you choose this options then you will set the off click to the different select methods. Whereas tweak works more than a move tool then. Tweak is the default.</text:p>
      <text:h text:style-name="Heading_20_4" text:outline-level="4"><draw:frame draw:style-name="fr3" draw:name="Bild155" text:anchor-type="paragraph" svg:y="0.198cm" svg:width="4.81cm" svg:height="2.57cm" draw:z-index="80"><draw:image xlink:href="Pictures/100002010000011C000000985368A556E286CD0C.png" xlink:type="simple" xlink:show="embed" xlink:actuate="onLoad" draw:mime-type="image/png"/></draw:frame><text:bookmark-start text:name="__RefHeading___Toc15312_2800044225"/>Last Operator Edge Slide<text:bookmark-end text:name="__RefHeading___Toc15312_2800044225"/></text:h>
      <text:h text:style-name="Heading_20_5" text:outline-level="5"><text:bookmark-start text:name="__RefHeading___Toc15314_2800044225"/>Factor<text:bookmark-end text:name="__RefHeading___Toc15314_2800044225"/></text:h>
      <text:p text:style-name="P9">Factor is a sliding box Adjust the slide strength numerically. The width of the face is the 0-1 range.</text:p>
      <text:p text:style-name="P9"/>
      <text:h text:style-name="Heading_20_5" text:outline-level="5"><text:bookmark-start text:name="__RefHeading___Toc15316_2800044225"/>Even<text:bookmark-end text:name="__RefHeading___Toc15316_2800044225"/></text:h>
      <text:p text:style-name="P121">Make the Edge loop match the shape of the adjacent edge loop.</text:p>
      <text:h text:style-name="Heading_20_5" text:outline-level="5"><text:bookmark-start text:name="__RefHeading___Toc15318_2800044225"/>Flipped <text:bookmark-end text:name="__RefHeading___Toc15318_2800044225"/></text:h>
      <text:p text:style-name="P121">When Even Mode is active, flips between the two adjacent edge loops.</text:p>
      <text:h text:style-name="Heading_20_5" text:outline-level="5"><text:bookmark-start text:name="__RefHeading___Toc15320_2800044225"/>Clamp<text:bookmark-end text:name="__RefHeading___Toc15320_2800044225"/></text:h>
      <text:p text:style-name="P121">Clamp within the edge extend.</text:p>
      <text:h text:style-name="Heading_20_5" text:outline-level="5"><text:bookmark-start text:name="__RefHeading___Toc15322_2800044225"/>Correct UV's <text:bookmark-end text:name="__RefHeading___Toc15322_2800044225"/></text:h>
      <text:p text:style-name="P9">Correct UV's corrects the UV's while editing the geometry.</text:p>
      <text:p text:style-name="P9"/>
      <text:p text:style-name="P9"/>
      <text:p text:style-name="Horizontal_20_Line"/>
      <text:h text:style-name="Heading_20_3" text:outline-level="3"><text:bookmark-start text:name="__RefHeading___Toc34066_3576265322"/><text:span text:style-name="T47">Vertex</text:span> Slide<text:bookmark-end text:name="__RefHeading___Toc34066_3576265322"/></text:h>
      <text:p text:style-name="P119"><draw:frame draw:style-name="fr2" draw:name="Bild160" text:anchor-type="paragraph" svg:y="-0.109cm" svg:width="4.71cm" svg:height="4.39cm" draw:z-index="84"><draw:image xlink:href="Pictures/100002010000011600000103FCB6DDF190C1E382.png" xlink:type="simple" xlink:show="embed" xlink:actuate="onLoad" draw:mime-type="image/png"/></draw:frame><text:span text:style-name="T47">Vertex</text:span> Slide slides the selected <text:span text:style-name="T47">vertice</text:span> along the <text:span text:style-name="T47">edge</text:span> that it is part of. This is for the <text:span text:style-name="T47">corner vertice</text:span> at a cube <text:span text:style-name="T47">into three</text:span> possible directions.</text:p>
      <text:p text:style-name="P119"/>
      <text:p text:style-name="P119"/>
      <text:p text:style-name="P119"/>
      <text:p text:style-name="P119"/>
      <text:h text:style-name="P182" text:outline-level="4"><text:bookmark-start text:name="__RefHeading___Toc42898_2320195280"/>Header Values<text:bookmark-end text:name="__RefHeading___Toc42898_2320195280"/></text:h>
      <text:p text:style-name="P124"><draw:frame draw:style-name="fr2" draw:name="Bild66" text:anchor-type="paragraph" svg:y="0.074cm" svg:width="4.89cm" svg:height="0.42cm" draw:z-index="87"><draw:image xlink:href="Pictures/100002010000012100000019013D8050DEFF5A67.png" xlink:type="simple" xlink:show="embed" xlink:actuate="onLoad" draw:mime-type="image/png"/></draw:frame><draw:frame draw:style-name="fr2" draw:name="Bild67" text:anchor-type="paragraph" svg:y="1.023cm" svg:width="2.641cm" svg:height="2.769cm" draw:z-index="88"><draw:image xlink:href="Pictures/100002010000013800000147040B82A5F9DD7DB6.png" xlink:type="simple" xlink:show="embed" xlink:actuate="onLoad" draw:mime-type="image/png"/></draw:frame>The header values shows you the current transformation. But also hints towards a hotkey.</text:p>
      <text:p text:style-name="P124">Holding down ALT will allow you to slide the edges behind the limits of the guide edge.<text:span text:style-name="T48"> Yellow infinite guide lines appears.</text:span></text:p>
      <text:p text:style-name="P119"/>
      <text:h text:style-name="P182" text:outline-level="4"><draw:frame draw:style-name="fr2" draw:name="Bild65" text:anchor-type="paragraph" svg:y="0.684cm" svg:width="3.371cm" svg:height="1.891cm" draw:z-index="86"><draw:image xlink:href="Pictures/10000201000000C700000070DD038ABFE4F6CA85.png" xlink:type="simple" xlink:show="embed" xlink:actuate="onLoad" draw:mime-type="image/png"/></draw:frame><text:bookmark-start text:name="__RefHeading___Toc42900_2320195280"/>Tool Settings<text:bookmark-end text:name="__RefHeading___Toc42900_2320195280"/></text:h>
      <text:h text:style-name="P249" text:outline-level="5"><text:bookmark-start text:name="__RefHeading___Toc42902_2320195280"/>Correct UV's <text:bookmark-end text:name="__RefHeading___Toc42902_2320195280"/></text:h>
      <text:p text:style-name="P20">Correct UV's corrects the UV's while editing the geometry.</text:p>
      <text:p text:style-name="P20"><text:soft-page-break/></text:p>
      <text:p text:style-name="P20"/>
      <text:h text:style-name="P193" text:outline-level="4"><draw:frame draw:style-name="fr2" draw:name="Bild117" text:anchor-type="paragraph" svg:y="-0.009cm" svg:width="3.791cm" svg:height="2.69cm" draw:z-index="143"><draw:image xlink:href="Pictures/10000201000000E00000009F944B053F89A96A74.png" xlink:type="simple" xlink:show="embed" xlink:actuate="onLoad" draw:mime-type="image/png"/></draw:frame><text:bookmark-start text:name="__RefHeading___Toc4695_2586963185"/>Drag<text:bookmark-end text:name="__RefHeading___Toc4695_2586963185"/></text:h>
      <text:p text:style-name="P148">When you click at the widget of the active tool, then you perform the tool action. Adjust what should happen when you click outside of the widget, in the empty area.</text:p>
      <text:h text:style-name="P248" text:outline-level="5"><text:bookmark-start text:name="__RefHeading___Toc4697_2586963185"/>Active Tool<text:bookmark-end text:name="__RefHeading___Toc4697_2586963185"/></text:h>
      <text:p text:style-name="P148">When you click off the widget then the click still does the same than clicking at the widget. It performs the active tool.</text:p>
      <text:h text:style-name="P248" text:outline-level="5"><text:bookmark-start text:name="__RefHeading___Toc4699_2586963185"/>Tweak, Select Box, Circle and Lasso<text:bookmark-end text:name="__RefHeading___Toc4699_2586963185"/></text:h>
      <text:p text:style-name="P148">When you choose this options then you will set the off click to the different select methods. Whereas tweak works more than a move tool then. Tweak is the default.</text:p>
      <text:p text:style-name="P148"/>
      <text:h text:style-name="Heading_20_4" text:outline-level="4"><draw:frame draw:style-name="fr3" draw:name="Bild158" text:anchor-type="paragraph" svg:y="0.72cm" svg:width="4.77cm" svg:height="2.559cm" draw:z-index="85"><draw:image xlink:href="Pictures/10000201000001190000009735F1232E622CC718.png" xlink:type="simple" xlink:show="embed" xlink:actuate="onLoad" draw:mime-type="image/png"/></draw:frame><text:bookmark-start text:name="__RefHeading___Toc15326_2800044225"/>Last Operator <text:span text:style-name="T49">Vertex</text:span> Slide<text:bookmark-end text:name="__RefHeading___Toc15326_2800044225"/></text:h>
      <text:h text:style-name="P253" text:outline-level="5"><text:bookmark-start text:name="__RefHeading___Toc15328_2800044225"/>Factor<text:bookmark-end text:name="__RefHeading___Toc15328_2800044225"/></text:h>
      <text:p text:style-name="P10">Factor is a sliding box Adjust the slide strength numerically. The width of the face is the 0-1 range.</text:p>
      <text:p text:style-name="P10"/>
      <text:h text:style-name="Heading_20_5" text:outline-level="5"><text:bookmark-start text:name="__RefHeading___Toc15330_2800044225"/>Even<text:bookmark-end text:name="__RefHeading___Toc15330_2800044225"/></text:h>
      <text:p text:style-name="P122">Make the Edge loop match the shape of the adjacent edge loop.</text:p>
      <text:h text:style-name="Heading_20_5" text:outline-level="5"><text:bookmark-start text:name="__RefHeading___Toc15332_2800044225"/>Flipped<text:bookmark-end text:name="__RefHeading___Toc15332_2800044225"/></text:h>
      <text:p text:style-name="P122">When Even Mode is active, flips between the two adjacent edge loops.</text:p>
      <text:h text:style-name="Heading_20_5" text:outline-level="5"><text:bookmark-start text:name="__RefHeading___Toc15334_2800044225"/>Clamp<text:bookmark-end text:name="__RefHeading___Toc15334_2800044225"/></text:h>
      <text:p text:style-name="P122">Clamp within the edge extend.</text:p>
      <text:h text:style-name="Heading_20_5" text:outline-level="5"><text:bookmark-start text:name="__RefHeading___Toc15336_2800044225"/>Correct UV's <text:bookmark-end text:name="__RefHeading___Toc15336_2800044225"/></text:h>
      <text:p text:style-name="P10">Correct UV's corrects the UV's while editing the geometry.</text:p>
      <text:p text:style-name="P10"/>
      <text:p text:style-name="Horizontal_20_Line"/>
      <text:h text:style-name="Heading_20_2" text:outline-level="2"><text:bookmark-start text:name="__RefHeading___Toc34068_3576265322"/>Shrink/Fatten / Push<text:span text:style-name="T50">/</text:span>Pull Tools Group<text:bookmark-end text:name="__RefHeading___Toc34068_3576265322"/></text:h>
      <text:h text:style-name="Heading_20_3" text:outline-level="3"><text:bookmark-start text:name="__RefHeading___Toc34070_3576265322"/>Shrink / Fatten<text:bookmark-end text:name="__RefHeading___Toc34070_3576265322"/></text:h>
      <text:p text:style-name="P126">Shrink / Fatten shrinks<text:span text:style-name="T50"> or </text:span>fattens the selection.<text:span text:style-name="T50"> The faces moves along the normals of the faces.</text:span></text:p>
      <text:h text:style-name="P184" text:outline-level="4"><text:bookmark-start text:name="__RefHeading___Toc42904_2320195280"/>Header Values<text:bookmark-end text:name="__RefHeading___Toc42904_2320195280"/></text:h>
      <text:p text:style-name="P125"><draw:frame draw:style-name="fr2" draw:name="Bild71" text:anchor-type="paragraph" svg:y="0.074cm" svg:width="5.159cm" svg:height="0.469cm" draw:z-index="92"><draw:image xlink:href="Pictures/10000201000001310000001C7C18CCE868BF689B.png" xlink:type="simple" xlink:show="embed" xlink:actuate="onLoad" draw:mime-type="image/png"/></draw:frame>The header values shows you the current transformation. But also hints towards a hotkey. Holding down ALT will turn off Even Thickness.</text:p>
      <text:h text:style-name="P183" text:outline-level="4"><draw:frame draw:style-name="fr2" draw:name="Bild69" text:anchor-type="paragraph" svg:y="0.684cm" svg:width="3.42cm" svg:height="1.891cm" draw:z-index="90"><draw:image xlink:href="Pictures/10000201000000CA000000705F1F2A5CEDA097BE.png" xlink:type="simple" xlink:show="embed" xlink:actuate="onLoad" draw:mime-type="image/png"/></draw:frame><text:bookmark-start text:name="__RefHeading___Toc42906_2320195280"/><text:soft-page-break/>Tool Settings<text:bookmark-end text:name="__RefHeading___Toc42906_2320195280"/></text:h>
      <text:h text:style-name="P226" text:outline-level="5"><text:bookmark-start text:name="__RefHeading___Toc42908_2320195280"/>O<text:span text:style-name="T26">ffset Even</text:span><text:bookmark-end text:name="__RefHeading___Toc42908_2320195280"/></text:h>
      <text:p text:style-name="P58">Scales the offset to give more even thickness. Without this checked the farer away faces will have a bigger extrude amount.</text:p>
      <text:h text:style-name="P193" text:outline-level="4"><draw:frame draw:style-name="fr2" draw:name="Bild118" text:anchor-type="paragraph" svg:y="-0.009cm" svg:width="3.791cm" svg:height="2.69cm" draw:z-index="144"><draw:image xlink:href="Pictures/10000201000000E00000009F944B053F89A96A74.png" xlink:type="simple" xlink:show="embed" xlink:actuate="onLoad" draw:mime-type="image/png"/></draw:frame><text:bookmark-start text:name="__RefHeading___Toc4701_2586963185"/>Drag<text:bookmark-end text:name="__RefHeading___Toc4701_2586963185"/></text:h>
      <text:p text:style-name="P148">When you click at the widget of the active tool, then you perform the tool action. Adjust what should happen when you click outside of the widget, in the empty area.</text:p>
      <text:h text:style-name="P248" text:outline-level="5"><text:bookmark-start text:name="__RefHeading___Toc4703_2586963185"/>Active Tool<text:bookmark-end text:name="__RefHeading___Toc4703_2586963185"/></text:h>
      <text:p text:style-name="P148">When you click off the widget then the click still does the same than clicking at the widget. It performs the active tool.</text:p>
      <text:h text:style-name="P248" text:outline-level="5"><text:bookmark-start text:name="__RefHeading___Toc4705_2586963185"/>Tweak, Select Box, Circle and Lasso<text:bookmark-end text:name="__RefHeading___Toc4705_2586963185"/></text:h>
      <text:p text:style-name="P148">When you choose this options then you will set the off click to the different select methods. Whereas tweak works more than a move tool then. Tweak is the default.</text:p>
      <text:h text:style-name="Heading_20_4" text:outline-level="4"><draw:frame draw:style-name="fr3" draw:name="Bild68" text:anchor-type="paragraph" svg:y="0.72cm" svg:width="4.77cm" svg:height="1.81cm" draw:z-index="89"><draw:image xlink:href="Pictures/100002010000011A0000006B7C6EE867C10D67DB.png" xlink:type="simple" xlink:show="embed" xlink:actuate="onLoad" draw:mime-type="image/png"/></draw:frame><text:bookmark-start text:name="__RefHeading___Toc15326_28000442251"/>Last Operator <text:span text:style-name="T9">S</text:span><text:span text:style-name="T10">hrink/Fatten</text:span><text:bookmark-end text:name="__RefHeading___Toc15326_28000442251"/></text:h>
      <text:h text:style-name="P257" text:outline-level="5"><text:bookmark-start text:name="__RefHeading___Toc15328_28000442251"/>Offset<text:bookmark-end text:name="__RefHeading___Toc15328_28000442251"/></text:h>
      <text:p text:style-name="P12">T<text:span text:style-name="T51">he offset amount</text:span></text:p>
      <text:p text:style-name="P11"/>
      <text:h text:style-name="P226" text:outline-level="5"><text:bookmark-start text:name="__RefHeading___Toc42910_2320195280"/>O<text:span text:style-name="T26">ffset Even</text:span><text:bookmark-end text:name="__RefHeading___Toc42910_2320195280"/></text:h>
      <text:p text:style-name="P58">Scales the offset to give more even thickness. Without this checked the farer away faces will have a bigger extrude amount.</text:p>
      <text:h text:style-name="P250" text:outline-level="5"><draw:frame draw:style-name="fr1" draw:name="Bild70" text:anchor-type="paragraph" svg:x="13.968cm" svg:y="0.293cm" svg:width="4.761cm" svg:height="2.011cm" draw:z-index="91"><draw:image xlink:href="Pictures/100002010000011900000077FF61F4E4EDA7E27C.png" xlink:type="simple" xlink:show="embed" xlink:actuate="onLoad" draw:mime-type="image/png"/></draw:frame><text:bookmark-start text:name="__RefHeading___Toc42912_2320195280"/>Proportional editing<text:bookmark-end text:name="__RefHeading___Toc42912_2320195280"/></text:h>
      <text:p text:style-name="P127">Enables proportional editing. Activating proportional editing reveals further settings.</text:p>
      <text:h text:style-name="P266" text:outline-level="6"><text:bookmark-start text:name="__RefHeading___Toc1579_17633464693"/>Proportional Falloff<text:bookmark-end text:name="__RefHeading___Toc1579_17633464693"/></text:h>
      <text:p text:style-name="P127">Adjust the falloff methods.</text:p>
      <text:h text:style-name="P266" text:outline-level="6"><text:bookmark-start text:name="__RefHeading___Toc1545_15020437473"/>Proportional Size<text:bookmark-end text:name="__RefHeading___Toc1545_15020437473"/></text:h>
      <text:p text:style-name="P15">See and adjust the falloff radius.</text:p>
      <text:h text:style-name="P266" text:outline-level="6"><text:bookmark-start text:name="__RefHeading___Toc1581_17633464693"/>Connected<text:bookmark-end text:name="__RefHeading___Toc1581_17633464693"/></text:h>
      <text:p text:style-name="P127">The proportional falloff gets calculated for connected parts only.</text:p>
      <text:h text:style-name="P266" text:outline-level="6"><text:bookmark-start text:name="__RefHeading___Toc1583_17633464692"/>Projected(2D)<text:bookmark-end text:name="__RefHeading___Toc1583_17633464692"/></text:h>
      <text:p text:style-name="P47">The proportional falloff gets calculated in the screen space. Depth doesn't play a role. When it's in the radius, then it gets calculated.</text:p>
      <text:p text:style-name="Horizontal_20_Line"/>
      <text:h text:style-name="P219" text:outline-level="3"><text:bookmark-start text:name="__RefHeading___Toc38981_3576265322"/>Push/Pull<text:bookmark-end text:name="__RefHeading___Toc38981_3576265322"/></text:h>
      <text:p text:style-name="P129">It pushes or pulls the selection relative to the center of the selection.</text:p>
      <text:h text:style-name="P184" text:outline-level="4"><text:bookmark-start text:name="__RefHeading___Toc42914_2320195280"/><text:soft-page-break/>Header Values<text:bookmark-end text:name="__RefHeading___Toc42914_2320195280"/></text:h>
      <text:p text:style-name="P125"><draw:frame draw:style-name="fr2" draw:name="Bild75" text:anchor-type="paragraph" svg:y="0.074cm" svg:width="2.131cm" svg:height="0.439cm" draw:z-index="95"><draw:image xlink:href="Pictures/100002010000007E0000001A37C843DF77835999.png" xlink:type="simple" xlink:show="embed" xlink:actuate="onLoad" draw:mime-type="image/png"/></draw:frame>The header values shows you the current transformation. </text:p>
      <text:h text:style-name="P193" text:outline-level="4"><draw:frame draw:style-name="fr2" draw:name="Bild119" text:anchor-type="paragraph" svg:y="0.684cm" svg:width="3.39cm" svg:height="1.52cm" draw:z-index="145"><draw:image xlink:href="Pictures/10000201000000C80000005ACD636ED8D17E018B.png" xlink:type="simple" xlink:show="embed" xlink:actuate="onLoad" draw:mime-type="image/png"/></draw:frame><text:bookmark-start text:name="__RefHeading___Toc4707_2586963185"/>Tool Settings<text:bookmark-end text:name="__RefHeading___Toc4707_2586963185"/></text:h>
      <text:h text:style-name="P227" text:outline-level="5"><text:bookmark-start text:name="__RefHeading___Toc42908_23201952801"/>O<text:span text:style-name="T26">ffset Even</text:span><text:bookmark-end text:name="__RefHeading___Toc42908_23201952801"/></text:h>
      <text:p text:style-name="P61">Scales the offset to give more even thickness. Without this checked the farer away faces will have a bigger extrude amount.</text:p>
      <text:h text:style-name="P193" text:outline-level="4"><draw:frame draw:style-name="fr2" draw:name="Bild120" text:anchor-type="paragraph" svg:y="-0.009cm" svg:width="3.791cm" svg:height="2.69cm" draw:z-index="146"><draw:image xlink:href="Pictures/10000201000000E00000009F944B053F89A96A74.png" xlink:type="simple" xlink:show="embed" xlink:actuate="onLoad" draw:mime-type="image/png"/></draw:frame><text:bookmark-start text:name="__RefHeading___Toc4709_2586963185"/>Drag<text:bookmark-end text:name="__RefHeading___Toc4709_2586963185"/></text:h>
      <text:p text:style-name="P148">When you click at the widget of the active tool, then you perform the tool action. Adjust what should happen when you click outside of the widget, in the empty area.</text:p>
      <text:h text:style-name="P248" text:outline-level="5"><text:bookmark-start text:name="__RefHeading___Toc4711_2586963185"/>Active Tool<text:bookmark-end text:name="__RefHeading___Toc4711_2586963185"/></text:h>
      <text:p text:style-name="P148">When you click off the widget then the click still does the same than clicking at the widget. It performs the active tool.</text:p>
      <text:h text:style-name="P248" text:outline-level="5"><text:bookmark-start text:name="__RefHeading___Toc4713_2586963185"/>Tweak, Select Box, Circle and Lasso<text:bookmark-end text:name="__RefHeading___Toc4713_2586963185"/></text:h>
      <text:p text:style-name="P148">When you choose this options then you will set the off click to the different select methods. Whereas tweak works more than a move tool then. Tweak is the default.</text:p>
      <text:h text:style-name="Heading_20_4" text:outline-level="4"><draw:frame draw:style-name="fr3" draw:name="Bild72" text:anchor-type="paragraph" svg:y="0.72cm" svg:width="4.77cm" svg:height="1.461cm" draw:z-index="93"><draw:image xlink:href="Pictures/100002010000011A0000005604DB9437B2F96AE0.png" xlink:type="simple" xlink:show="embed" xlink:actuate="onLoad" draw:mime-type="image/png"/></draw:frame><text:bookmark-start text:name="__RefHeading___Toc15326_280004422511"/>Last Operator Push/Pull<text:bookmark-end text:name="__RefHeading___Toc15326_280004422511"/></text:h>
      <text:h text:style-name="P257" text:outline-level="5"><text:bookmark-start text:name="__RefHeading___Toc15328_280004422511"/>Distance<text:bookmark-end text:name="__RefHeading___Toc15328_280004422511"/></text:h>
      <text:p text:style-name="P14">The push pull amount</text:p>
      <text:p text:style-name="P13"/>
      <text:h text:style-name="P250" text:outline-level="5"><draw:frame draw:style-name="fr2" draw:name="Bild74" text:anchor-type="paragraph" svg:y="0.293cm" svg:width="4.761cm" svg:height="2.011cm" draw:z-index="94"><draw:image xlink:href="Pictures/100002010000011900000077FF61F4E4EDA7E27C.png" xlink:type="simple" xlink:show="embed" xlink:actuate="onLoad" draw:mime-type="image/png"/></draw:frame><text:bookmark-start text:name="__RefHeading___Toc42916_2320195280"/>Proportional editing<text:bookmark-end text:name="__RefHeading___Toc42916_2320195280"/></text:h>
      <text:p text:style-name="P127">Enables proportional editing. Activating proportional editing reveals further settings.</text:p>
      <text:h text:style-name="P266" text:outline-level="6"><text:bookmark-start text:name="__RefHeading___Toc1579_176334646931"/>Proportional Falloff<text:bookmark-end text:name="__RefHeading___Toc1579_176334646931"/></text:h>
      <text:p text:style-name="P127">Adjust the falloff methods.</text:p>
      <text:h text:style-name="P266" text:outline-level="6"><text:bookmark-start text:name="__RefHeading___Toc1545_150204374731"/>Proportional Size<text:bookmark-end text:name="__RefHeading___Toc1545_150204374731"/></text:h>
      <text:p text:style-name="P15">See and adjust the falloff radius.</text:p>
      <text:p text:style-name="P15"/>
      <text:h text:style-name="P266" text:outline-level="6"><text:bookmark-start text:name="__RefHeading___Toc1581_176334646931"/>Connected<text:bookmark-end text:name="__RefHeading___Toc1581_176334646931"/></text:h>
      <text:p text:style-name="P127">The proportional falloff gets calculated for connected parts only.</text:p>
      <text:h text:style-name="P266" text:outline-level="6"><text:bookmark-start text:name="__RefHeading___Toc1583_176334646921"/>Projected(2D)<text:bookmark-end text:name="__RefHeading___Toc1583_176334646921"/></text:h>
      <text:p text:style-name="P47">The proportional falloff gets calculated in the screen space. Depth doesn't play a role. When it's in the radius, then it gets calculated.</text:p>
      <text:p text:style-name="Horizontal_20_Line"/>
      <text:h text:style-name="Heading_20_2" text:outline-level="2"><text:bookmark-start text:name="__RefHeading___Toc38983_3576265322"/><text:soft-page-break/>Shear <text:span text:style-name="T52">and </text:span>To Sphere Tools Group <text:bookmark-end text:name="__RefHeading___Toc38983_3576265322"/></text:h>
      <text:h text:style-name="Heading_20_3" text:outline-level="3"><draw:frame draw:style-name="fr2" draw:name="Bild79" text:anchor-type="paragraph" svg:y="0.342cm" svg:width="4.89cm" svg:height="5.399cm" draw:z-index="100"><draw:image xlink:href="Pictures/10000201000001210000013F8057083019725CC5.png" xlink:type="simple" xlink:show="embed" xlink:actuate="onLoad" draw:mime-type="image/png"/></draw:frame><text:bookmark-start text:name="__RefHeading___Toc38985_3576265322"/>Shear<text:bookmark-end text:name="__RefHeading___Toc38985_3576265322"/></text:h>
      <text:p text:style-name="P128">Shear shears the selection.<text:span text:style-name="T53"> When you activate the tool then you will reveal a widget. This widget allows you to shear the selection in all possible axis.</text:span></text:p>
      <text:p text:style-name="P128"/>
      <text:p text:style-name="P128"/>
      <text:p text:style-name="P128"/>
      <text:p text:style-name="P128"/>
      <text:p text:style-name="P128"/>
      <text:h text:style-name="P185" text:outline-level="4"><draw:frame draw:style-name="fr1" draw:name="Bild78" text:anchor-type="paragraph" svg:x="15.33cm" svg:y="0.194cm" svg:width="3.39cm" svg:height="1.891cm" draw:z-index="99"><draw:image xlink:href="Pictures/10000201000000C8000000708613780862DE6C86.png" xlink:type="simple" xlink:show="embed" xlink:actuate="onLoad" draw:mime-type="image/png"/></draw:frame><text:bookmark-start text:name="__RefHeading___Toc42918_2320195280"/>Tool Settings<text:bookmark-end text:name="__RefHeading___Toc42918_2320195280"/></text:h>
      <text:p text:style-name="P128"/>
      <text:p text:style-name="P128"/>
      <text:h text:style-name="Heading_20_5" text:outline-level="5"><draw:frame draw:style-name="fr2" draw:name="Bild80" text:anchor-type="paragraph" svg:y="0.582cm" svg:width="2.15cm" svg:height="2.88cm" draw:z-index="101"><draw:image xlink:href="Pictures/100002010000007F000000AA291734A6FF8A7BC5.png" xlink:type="simple" xlink:show="embed" xlink:actuate="onLoad" draw:mime-type="image/png"/></draw:frame><text:bookmark-start text:name="__RefHeading___Toc42920_2320195280"/>Orientation<text:bookmark-end text:name="__RefHeading___Toc42920_2320195280"/></text:h>
      <text:p text:style-name="P59">Choose the orientation for the shear action.</text:p>
      <text:p text:style-name="P128"/>
      <text:p text:style-name="P128"/>
      <text:p text:style-name="P128"/>
      <text:h text:style-name="Heading_20_5" text:outline-level="5"><draw:frame draw:style-name="fr2" draw:name="Bild121" text:anchor-type="paragraph" svg:y="-0.009cm" svg:width="3.791cm" svg:height="2.69cm" draw:z-index="147"><draw:image xlink:href="Pictures/10000201000000E00000009F944B053F89A96A74.png" xlink:type="simple" xlink:show="embed" xlink:actuate="onLoad" draw:mime-type="image/png"/></draw:frame><text:bookmark-start text:name="__RefHeading___Toc4715_2586963185"/>Drag<text:bookmark-end text:name="__RefHeading___Toc4715_2586963185"/></text:h>
      <text:p text:style-name="P148">When you click at the widget of the active tool, then you perform the tool action. Adjust what should happen when you click outside of the widget, in the empty area.</text:p>
      <text:h text:style-name="Heading_20_6" text:outline-level="6"><text:bookmark-start text:name="__RefHeading___Toc4717_2586963185"/>Active Tool<text:bookmark-end text:name="__RefHeading___Toc4717_2586963185"/></text:h>
      <text:p text:style-name="P148">When you click off the widget then the click still does the same than clicking at the widget. It performs the active tool.</text:p>
      <text:h text:style-name="Heading_20_6" text:outline-level="6"><text:bookmark-start text:name="__RefHeading___Toc4719_2586963185"/>Tweak, Select Box, Circle and Lasso<text:bookmark-end text:name="__RefHeading___Toc4719_2586963185"/></text:h>
      <text:p text:style-name="P148">When you choose this options then you will set the off click to the different select methods. Whereas tweak works more than a move tool then. Tweak is the default.</text:p>
      <text:h text:style-name="Heading_20_4" text:outline-level="4"><draw:frame draw:style-name="fr2" draw:name="Bild73" text:anchor-type="paragraph" svg:y="0.293cm" svg:width="4.791cm" svg:height="2.54cm" draw:z-index="96"><draw:image xlink:href="Pictures/100002010000011B000000965561B8ABD0ACFB69.png" xlink:type="simple" xlink:show="embed" xlink:actuate="onLoad" draw:mime-type="image/png"/></draw:frame><text:bookmark-start text:name="__RefHeading___Toc2122_4084060106"/>Last Operator Shear<text:bookmark-end text:name="__RefHeading___Toc2122_4084060106"/></text:h>
      <text:h text:style-name="Heading_20_5" text:outline-level="5"><text:bookmark-start text:name="__RefHeading___Toc2124_4084060106"/>Offset<text:bookmark-end text:name="__RefHeading___Toc2124_4084060106"/></text:h>
      <text:p text:style-name="P128">Adjust an offset.</text:p>
      <text:h text:style-name="Heading_20_5" text:outline-level="5"><text:bookmark-start text:name="__RefHeading___Toc2128_4084060106"/>Axis<text:bookmark-end text:name="__RefHeading___Toc2128_4084060106"/></text:h>
      <text:p text:style-name="P128">Defines one axis of the imaginary shear axis plane.</text:p>
      <text:h text:style-name="Heading_20_5" text:outline-level="5"><draw:frame draw:style-name="fr2" draw:name="Bild77" text:anchor-type="paragraph" svg:y="0.51cm" svg:width="2.15cm" svg:height="2.88cm" draw:z-index="98"><draw:image xlink:href="Pictures/100002010000007F000000AA291734A6FF8A7BC5.png" xlink:type="simple" xlink:show="embed" xlink:actuate="onLoad" draw:mime-type="image/png"/></draw:frame><text:bookmark-start text:name="__RefHeading___Toc2130_4084060106"/><text:soft-page-break/>Axis Ortho<text:bookmark-end text:name="__RefHeading___Toc2130_4084060106"/></text:h>
      <text:p text:style-name="P128">Defines the other axis of the imaginary shear axis plane.</text:p>
      <text:h text:style-name="Heading_20_5" text:outline-level="5"><text:bookmark-start text:name="__RefHeading___Toc2132_4084060106"/>Orientation<text:bookmark-end text:name="__RefHeading___Toc2132_4084060106"/></text:h>
      <text:p text:style-name="P128">Choose the orientation for the shear action.</text:p>
      <text:h text:style-name="Heading_20_4" text:outline-level="4"><text:bookmark-start text:name="__RefHeading___Toc2134_4084060106"/>Proportional editing<text:bookmark-end text:name="__RefHeading___Toc2134_4084060106"/></text:h>
      <text:p text:style-name="P128"><draw:frame draw:style-name="fr1" draw:name="Bild76" text:anchor-type="paragraph" svg:x="13.968cm" svg:y="0.064cm" svg:width="4.761cm" svg:height="2.011cm" draw:z-index="97"><draw:image xlink:href="Pictures/100002010000011900000077FF61F4E4EDA7E27C.png" xlink:type="simple" xlink:show="embed" xlink:actuate="onLoad" draw:mime-type="image/png"/></draw:frame>Enables proportional editing. Activating proportional editing reveals further settings.</text:p>
      <text:h text:style-name="Heading_20_5" text:outline-level="5"><text:bookmark-start text:name="__RefHeading___Toc1579_176334646912"/>Proportional Falloff<text:bookmark-end text:name="__RefHeading___Toc1579_176334646912"/></text:h>
      <text:p text:style-name="P128">Adjust the falloff methods.</text:p>
      <text:h text:style-name="P251" text:outline-level="5"><text:bookmark-start text:name="__RefHeading___Toc1545_150204374712"/>Proportional Size<text:bookmark-end text:name="__RefHeading___Toc1545_150204374712"/></text:h>
      <text:p text:style-name="P16">See and adjust the falloff radius.</text:p>
      <text:p text:style-name="P16"/>
      <text:h text:style-name="P251" text:outline-level="5"><text:bookmark-start text:name="__RefHeading___Toc1581_176334646912"/>Connected<text:bookmark-end text:name="__RefHeading___Toc1581_176334646912"/></text:h>
      <text:p text:style-name="P128">The proportional falloff gets calculated for connected parts only.</text:p>
      <text:h text:style-name="P251" text:outline-level="5"><text:bookmark-start text:name="__RefHeading___Toc1583_176334646911"/>Projected(2D)<text:bookmark-end text:name="__RefHeading___Toc1583_176334646911"/></text:h>
      <text:p text:style-name="P128">The proportional falloff gets calculated in the screen space. Depth doesn't play a role. When it's in the radius, then it gets calculated.</text:p>
      <text:p text:style-name="Horizontal_20_Line"/>
      <text:h text:style-name="P214" text:outline-level="2"><text:bookmark-start text:name="__RefHeading___Toc2735_245601171"/>To Sphere<text:bookmark-end text:name="__RefHeading___Toc2735_245601171"/></text:h>
      <text:p text:style-name="P130">Shapes a selection of objects into the shape of a sphere. The calculation happens with the object origins.</text:p>
      <text:p text:style-name="P17">In Object mode this tools requires to have more than one object selected. </text:p>
      <text:p text:style-name="P17"/>
      <text:p text:style-name="P17"/>
      <text:h text:style-name="P220" text:outline-level="3"><text:bookmark-start text:name="__RefHeading___Toc17261_1184479374"/>Usage<text:bookmark-end text:name="__RefHeading___Toc17261_1184479374"/></text:h>
      <text:p text:style-name="P130"><draw:frame draw:style-name="fr2" draw:name="Bild82" text:anchor-type="paragraph" svg:y="-0.078cm" svg:width="2.469cm" svg:height="0.73cm" draw:z-index="102"><draw:image xlink:href="Pictures/10000201000000920000002B4576E278F18872F8.png" xlink:type="simple" xlink:show="embed" xlink:actuate="onLoad" draw:mime-type="image/png"/></draw:frame><draw:frame draw:style-name="fr1" draw:name="Bild83" text:anchor-type="paragraph" svg:x="12.455cm" svg:y="-0.129cm" svg:width="3.281cm" svg:height="3.611cm" draw:z-index="103"><draw:image xlink:href="Pictures/10000201000000C2000000D5F2BE2DC88AB1066F.png" xlink:type="simple" xlink:show="embed" xlink:actuate="onLoad" draw:mime-type="image/png"/></draw:frame>Select the <text:span text:style-name="T54">vertices</text:span>, activate the tool, then drag the mouse in the 3D viewport. In the header you will read the current factor then. Which tells you how close you are towards the sphere shape.</text:p>
      <text:p text:style-name="P130"/>
      <text:p text:style-name="P130"/>
      <text:h text:style-name="P220" text:outline-level="3"><draw:frame draw:style-name="fr2" draw:name="Bild84" text:anchor-type="paragraph" svg:y="0.415cm" svg:width="4.791cm" svg:height="1.469cm" draw:z-index="104"><draw:image xlink:href="Pictures/100002010000011B00000057BF2DE254D6444E3C.png" xlink:type="simple" xlink:show="embed" xlink:actuate="onLoad" draw:mime-type="image/png"/></draw:frame><text:bookmark-start text:name="__RefHeading___Toc869_1408617481111"/>Last Operator <text:span text:style-name="T20">To </text:span>Sphere Panel<text:bookmark-end text:name="__RefHeading___Toc869_1408617481111"/></text:h>
      <text:h text:style-name="P186" text:outline-level="4"><text:bookmark-start text:name="__RefHeading___Toc17263_1184479374"/>Factor<text:bookmark-end text:name="__RefHeading___Toc17263_1184479374"/></text:h>
      <text:p text:style-name="P130">The factor to transform the selection into a shape form.</text:p>
      <text:h text:style-name="P186" text:outline-level="4"><draw:frame draw:style-name="fr2" draw:name="Bild85" text:anchor-type="paragraph" svg:y="0.293cm" svg:width="4.761cm" svg:height="2.011cm" draw:z-index="105"><draw:image xlink:href="Pictures/100002010000011900000077FF61F4E4EDA7E27C.png" xlink:type="simple" xlink:show="embed" xlink:actuate="onLoad" draw:mime-type="image/png"/></draw:frame><text:bookmark-start text:name="__RefHeading___Toc17265_1184479374"/><text:soft-page-break/>Proportional editing<text:bookmark-end text:name="__RefHeading___Toc17265_1184479374"/></text:h>
      <text:p text:style-name="P130">Enables proportional editing. Activating proportional editing reveals further settings.</text:p>
      <text:h text:style-name="P252" text:outline-level="5"><text:bookmark-start text:name="__RefHeading___Toc1579_17633464694"/>Proportional Falloff<text:bookmark-end text:name="__RefHeading___Toc1579_17633464694"/></text:h>
      <text:p text:style-name="P130">Adjust the falloff methods.</text:p>
      <text:h text:style-name="P252" text:outline-level="5"><text:bookmark-start text:name="__RefHeading___Toc1545_15020437474"/>Proportional Size<text:bookmark-end text:name="__RefHeading___Toc1545_15020437474"/></text:h>
      <text:p text:style-name="P17">See and adjust the falloff radius.</text:p>
      <text:p text:style-name="P17"/>
      <text:h text:style-name="P252" text:outline-level="5"><text:bookmark-start text:name="__RefHeading___Toc1581_17633464694"/>Connected<text:bookmark-end text:name="__RefHeading___Toc1581_17633464694"/></text:h>
      <text:p text:style-name="P130">The proportional falloff gets calculated for connected parts only.</text:p>
      <text:h text:style-name="P252" text:outline-level="5"><text:bookmark-start text:name="__RefHeading___Toc1583_17633464693"/>Projected(2D)<text:bookmark-end text:name="__RefHeading___Toc1583_17633464693"/></text:h>
      <text:p text:style-name="P130">The proportional falloff gets calculated in the screen space. Depth doesn't play a role. When it's in the radius, then it gets calculated.</text:p>
      <text:p text:style-name="P130"/>
      <text:p text:style-name="Horizontal_20_Line"/>
      <text:h text:style-name="Heading_20_2" text:outline-level="2"><draw:frame draw:style-name="fr2" draw:name="Bild89" text:anchor-type="paragraph" svg:y="0.005cm" svg:width="3.099cm" svg:height="1.64cm" draw:z-index="113"><draw:image xlink:href="Pictures/10000201000000B700000061498239E7271ED9FE.png" xlink:type="simple" xlink:show="embed" xlink:actuate="onLoad" draw:mime-type="image/png"/></draw:frame><text:bookmark-start text:name="__RefHeading___Toc42626_2320195280"/>Rip Tools Group<text:bookmark-end text:name="__RefHeading___Toc42626_2320195280"/></text:h>
      <text:p text:style-name="Text_20_body"/>
      <text:h text:style-name="Heading_20_3" text:outline-level="3"><draw:frame draw:style-name="fr2" draw:name="Bild962" text:anchor-type="paragraph" svg:y="0.534cm" svg:width="6.279cm" svg:height="4.911cm" draw:z-index="106"><draw:image xlink:href="Pictures/1000020100000173000001224681CB3AC62FCBE3.png" xlink:type="simple" xlink:show="embed" xlink:actuate="onLoad" draw:mime-type="image/png"/></draw:frame><text:bookmark-start text:name="__RefHeading___Toc42922_2320195280"/>Rip<text:span text:style-name="T55"> Vertices</text:span><text:bookmark-end text:name="__RefHeading___Toc42922_2320195280"/></text:h>
      <text:p text:style-name="P131">Rip splits the edges between the selected vertices. It creates two edges out of one.<text:span text:style-name="T56"> </text:span></text:p>
      <text:p text:style-name="P131">This tool works similar to the Edge Split tool. <text:span text:style-name="T57">It also selects the outer edges so that you immediately move them. Right click will snap them back to the initial space.</text:span></text:p>
      <text:p text:style-name="P131"/>
      <text:h text:style-name="P186" text:outline-level="4"><draw:frame draw:style-name="fr1" draw:name="Bild88" text:anchor-type="paragraph" svg:x="15.33cm" svg:y="0.347cm" svg:width="3.401cm" svg:height="1.891cm" draw:z-index="110"><draw:image xlink:href="Pictures/10000201000000C90000007078CABE51C1D94B2F.png" xlink:type="simple" xlink:show="embed" xlink:actuate="onLoad" draw:mime-type="image/png"/></draw:frame><draw:frame draw:style-name="fr1" draw:name="Bild971" text:anchor-type="paragraph" svg:x="10.077cm" svg:y="0.381cm" svg:width="4.8cm" svg:height="3.581cm" draw:z-index="111"><draw:image xlink:href="Pictures/1000020100000110000000CBCEB685DD13EAE3C7.png" xlink:type="simple" xlink:show="embed" xlink:actuate="onLoad" draw:mime-type="image/png"/></draw:frame><text:bookmark-start text:name="__RefHeading___Toc42924_2320195280"/>Tool Settings<text:bookmark-end text:name="__RefHeading___Toc42924_2320195280"/></text:h>
      <text:h text:style-name="Heading_20_5" text:outline-level="5"><text:bookmark-start text:name="__RefHeading___Toc42926_2320195280"/>Fill<text:bookmark-end text:name="__RefHeading___Toc42926_2320195280"/></text:h>
      <text:p text:style-name="P131">Fills the gap between the new edges when you move the geometry.</text:p>
      <text:p text:style-name="P130"/>
      <text:p text:style-name="P130"/>
      <text:h text:style-name="P248" text:outline-level="5"><draw:frame draw:style-name="fr2" draw:name="Bild122" text:anchor-type="paragraph" svg:y="-0.009cm" svg:width="3.791cm" svg:height="2.69cm" draw:z-index="148"><draw:image xlink:href="Pictures/10000201000000E00000009F944B053F89A96A74.png" xlink:type="simple" xlink:show="embed" xlink:actuate="onLoad" draw:mime-type="image/png"/></draw:frame><text:bookmark-start text:name="__RefHeading___Toc4721_2586963185"/>Drag<text:bookmark-end text:name="__RefHeading___Toc4721_2586963185"/></text:h>
      <text:p text:style-name="P148">When you click at the widget of the active tool, then you perform the tool action. Adjust what should happen when you click outside of the widget, in the empty area.</text:p>
      <text:h text:style-name="P267" text:outline-level="6"><text:bookmark-start text:name="__RefHeading___Toc4723_2586963185"/><text:soft-page-break/>Active Tool<text:bookmark-end text:name="__RefHeading___Toc4723_2586963185"/></text:h>
      <text:p text:style-name="P148">When you click off the widget then the click still does the same than clicking at the widget. It performs the active tool.</text:p>
      <text:h text:style-name="P267" text:outline-level="6"><text:bookmark-start text:name="__RefHeading___Toc4725_2586963185"/>Tweak, Select Box, Circle and Lasso<text:bookmark-end text:name="__RefHeading___Toc4725_2586963185"/></text:h>
      <text:p text:style-name="P148">When you choose this options then you will set the off click to the different select methods. Whereas tweak works more than a move tool then. Tweak is the default.</text:p>
      <text:h text:style-name="Heading_20_4" text:outline-level="4"><draw:frame draw:style-name="fr1" draw:name="Bild963" text:anchor-type="paragraph" svg:x="13.871cm" svg:y="-0.028cm" svg:width="4.83cm" svg:height="2.499cm" draw:z-index="107"><draw:image xlink:href="Pictures/100002010000011A000000922EAAD342335E8412.png" xlink:type="simple" xlink:show="embed" xlink:actuate="onLoad" draw:mime-type="image/png"/></draw:frame><text:bookmark-start text:name="__RefHeading___Toc9084_497492469"/>Last Operator Rip<text:bookmark-end text:name="__RefHeading___Toc9084_497492469"/></text:h>
      <text:h text:style-name="Heading_20_5" text:outline-level="5"><text:bookmark-start text:name="__RefHeading___Toc9086_497492469"/>Move X , Y , Z<text:bookmark-end text:name="__RefHeading___Toc9086_497492469"/></text:h>
      <text:p text:style-name="P132">Adjust the position.</text:p>
      <text:h text:style-name="P186" text:outline-level="4"><draw:frame draw:style-name="fr2" draw:name="Bild86" text:anchor-type="paragraph" svg:y="0.383cm" svg:width="2.15cm" svg:height="2.88cm" draw:z-index="108"><draw:image xlink:href="Pictures/100002010000007F000000AA291734A6FF8A7BC5.png" xlink:type="simple" xlink:show="embed" xlink:actuate="onLoad" draw:mime-type="image/png"/></draw:frame><text:bookmark-start text:name="__RefHeading___Toc4845_1142977686111"/>Constraint Axis<text:bookmark-end text:name="__RefHeading___Toc4845_1142977686111"/></text:h>
      <text:p text:style-name="P133">Limit the position relative to the source object.</text:p>
      <text:h text:style-name="Heading_20_5" text:outline-level="5"><text:bookmark-start text:name="__RefHeading___Toc30754_12365009851311"/>Orientation<text:bookmark-end text:name="__RefHeading___Toc30754_12365009851311"/></text:h>
      <text:p text:style-name="P120">Orientation is a drop-down box<text:span text:style-name="T71">. </text:span>Choose the type of orientation for the mirroring action.</text:p>
      <text:h text:style-name="Heading_20_5" text:outline-level="5"><text:bookmark-start text:name="__RefHeading___Toc49939_2444138156"/>Proportional editing<text:bookmark-end text:name="__RefHeading___Toc49939_2444138156"/></text:h>
      <text:p text:style-name="P130"><draw:frame draw:style-name="fr1" draw:name="Bild87" text:anchor-type="paragraph" svg:x="13.968cm" svg:y="0.064cm" svg:width="4.761cm" svg:height="2.011cm" draw:z-index="109"><draw:image xlink:href="Pictures/100002010000011900000077FF61F4E4EDA7E27C.png" xlink:type="simple" xlink:show="embed" xlink:actuate="onLoad" draw:mime-type="image/png"/></draw:frame>Enables proportional editing. Activating proportional editing reveals further settings.</text:p>
      <text:h text:style-name="P252" text:outline-level="5"><text:bookmark-start text:name="__RefHeading___Toc1579_176334646913"/>Proportional Falloff<text:bookmark-end text:name="__RefHeading___Toc1579_176334646913"/></text:h>
      <text:p text:style-name="P130">Adjust the falloff methods.</text:p>
      <text:h text:style-name="Heading_20_6" text:outline-level="6"><text:bookmark-start text:name="__RefHeading___Toc1545_150204374713"/>Proportional Size<text:bookmark-end text:name="__RefHeading___Toc1545_150204374713"/></text:h>
      <text:p text:style-name="P17">See and adjust the falloff radius.</text:p>
      <text:p text:style-name="P17"/>
      <text:h text:style-name="Heading_20_6" text:outline-level="6"><text:bookmark-start text:name="__RefHeading___Toc1581_176334646913"/>Connected<text:bookmark-end text:name="__RefHeading___Toc1581_176334646913"/></text:h>
      <text:p text:style-name="P130">The proportional falloff gets calculated for connected parts only.</text:p>
      <text:h text:style-name="Heading_20_6" text:outline-level="6"><text:bookmark-start text:name="__RefHeading___Toc1583_176334646912"/>Projected(2D)<text:bookmark-end text:name="__RefHeading___Toc1583_176334646912"/></text:h>
      <text:p text:style-name="P134">The proportional falloff gets calculated in the screen space. Depth doesn't play a role. When it's in the radius, then it gets calculated.</text:p>
      <text:p text:style-name="P200"/>
      <text:h text:style-name="P221" text:outline-level="3"><draw:frame draw:style-name="fr2" draw:name="Bild972" text:anchor-type="paragraph" svg:y="0.213cm" svg:width="2.45cm" svg:height="2.18cm" draw:z-index="112"><draw:image xlink:href="Pictures/1000020100000116000000F7560A5ACEA414B646.png" xlink:type="simple" xlink:show="embed" xlink:actuate="onLoad" draw:mime-type="image/png"/></draw:frame><text:bookmark-start text:name="__RefHeading___Toc42928_2320195280"/>Rip Edge<text:bookmark-end text:name="__RefHeading___Toc42928_2320195280"/></text:h>
      <text:p text:style-name="P135">Rip Edge extrudes out the selected vertices. When you do this operation at an edge then you will create N-Gons that way.</text:p>
      <text:p text:style-name="P135"/>
      <text:p text:style-name="P135"/>
      <text:p text:style-name="P135"/>
      <text:h text:style-name="P193" text:outline-level="4"><draw:frame draw:style-name="fr1" draw:name="Bild124" text:anchor-type="paragraph" svg:x="15.33cm" svg:y="0.347cm" svg:width="3.371cm" svg:height="1.51cm" draw:z-index="150"><draw:image xlink:href="Pictures/10000201000000C7000000593ADC00A52A52B3F4.png" xlink:type="simple" xlink:show="embed" xlink:actuate="onLoad" draw:mime-type="image/png"/></draw:frame><text:bookmark-start text:name="__RefHeading___Toc4727_2586963185"/><text:soft-page-break/>Tool Settings<text:bookmark-end text:name="__RefHeading___Toc4727_2586963185"/></text:h>
      <text:p text:style-name="P151"/>
      <text:p text:style-name="P151"/>
      <text:h text:style-name="P248" text:outline-level="5"><draw:frame draw:style-name="fr2" draw:name="Bild126" text:anchor-type="paragraph" svg:y="-0.009cm" svg:width="3.791cm" svg:height="2.69cm" draw:z-index="151"><draw:image xlink:href="Pictures/10000201000000E00000009F944B053F89A96A74.png" xlink:type="simple" xlink:show="embed" xlink:actuate="onLoad" draw:mime-type="image/png"/></draw:frame><text:bookmark-start text:name="__RefHeading___Toc4729_2586963185"/>Drag<text:bookmark-end text:name="__RefHeading___Toc4729_2586963185"/></text:h>
      <text:p text:style-name="P148">When you click at the widget of the active tool, then you perform the tool action. Adjust what should happen when you click outside of the widget, in the empty area.</text:p>
      <text:h text:style-name="P267" text:outline-level="6"><text:bookmark-start text:name="__RefHeading___Toc4731_2586963185"/>Active Tool<text:bookmark-end text:name="__RefHeading___Toc4731_2586963185"/></text:h>
      <text:p text:style-name="P148">When you click off the widget then the click still does the same than clicking at the widget. It performs the active tool.</text:p>
      <text:h text:style-name="P267" text:outline-level="6"><text:bookmark-start text:name="__RefHeading___Toc4733_2586963185"/>Tweak, Select Box, Circle and Lasso<text:bookmark-end text:name="__RefHeading___Toc4733_2586963185"/></text:h>
      <text:p text:style-name="P148">When you choose this options then you will set the off click to the different select methods. Whereas tweak works more than a move tool then. Tweak is the default.</text:p>
      <text:h text:style-name="P186" text:outline-level="4"><draw:frame draw:style-name="fr1" draw:name="Bild123" text:anchor-type="paragraph" svg:x="14.025cm" svg:y="-0.131cm" svg:width="4.81cm" svg:height="2.499cm" draw:z-index="149"><draw:image xlink:href="Pictures/100002010000011C00000094746977FA6B95A555.png" xlink:type="simple" xlink:show="embed" xlink:actuate="onLoad" draw:mime-type="image/png"/></draw:frame><text:bookmark-start text:name="__RefHeading___Toc9096_497492469"/>Last Operator <text:span text:style-name="T58">Extend Vertices</text:span><text:bookmark-end text:name="__RefHeading___Toc9096_497492469"/></text:h>
      <text:h text:style-name="Heading_20_5" text:outline-level="5"><text:bookmark-start text:name="__RefHeading___Toc42930_2320195280"/>Move X , Y , Z<text:bookmark-end text:name="__RefHeading___Toc42930_2320195280"/></text:h>
      <text:p text:style-name="P132">Adjust the position.</text:p>
      <text:h text:style-name="Heading_20_5" text:outline-level="5"><draw:frame draw:style-name="fr2" draw:name="Bild90" text:anchor-type="paragraph" svg:y="0.383cm" svg:width="2.15cm" svg:height="2.88cm" draw:z-index="114"><draw:image xlink:href="Pictures/100002010000007F000000AA291734A6FF8A7BC5.png" xlink:type="simple" xlink:show="embed" xlink:actuate="onLoad" draw:mime-type="image/png"/></draw:frame><text:bookmark-start text:name="__RefHeading___Toc4845_11429776861111"/>Constraint Axis<text:bookmark-end text:name="__RefHeading___Toc4845_11429776861111"/></text:h>
      <text:p text:style-name="P133">Limit the position relative to the source object.</text:p>
      <text:h text:style-name="Heading_20_5" text:outline-level="5"><text:bookmark-start text:name="__RefHeading___Toc30754_123650098513111"/>Orientation<text:bookmark-end text:name="__RefHeading___Toc30754_123650098513111"/></text:h>
      <text:p text:style-name="P120">Orientation is a drop-down box<text:span text:style-name="T71">. </text:span>Choose the type of orientation for the mirroring action.</text:p>
      <text:h text:style-name="Heading_20_5" text:outline-level="5"><text:bookmark-start text:name="__RefHeading___Toc49939_24441381561"/>Proportional editing<text:bookmark-end text:name="__RefHeading___Toc49939_24441381561"/></text:h>
      <text:p text:style-name="P130"><draw:frame draw:style-name="fr1" draw:name="Bild91" text:anchor-type="paragraph" svg:x="13.968cm" svg:y="0.064cm" svg:width="4.761cm" svg:height="2.011cm" draw:z-index="115"><draw:image xlink:href="Pictures/100002010000011900000077FF61F4E4EDA7E27C.png" xlink:type="simple" xlink:show="embed" xlink:actuate="onLoad" draw:mime-type="image/png"/></draw:frame>Enables proportional editing. Activating proportional editing reveals further settings.</text:p>
      <text:h text:style-name="Heading_20_6" text:outline-level="6"><text:bookmark-start text:name="__RefHeading___Toc1579_1763346469131"/>Proportional Falloff<text:bookmark-end text:name="__RefHeading___Toc1579_1763346469131"/></text:h>
      <text:p text:style-name="P130">Adjust the falloff methods.</text:p>
      <text:h text:style-name="Heading_20_6" text:outline-level="6"><text:bookmark-start text:name="__RefHeading___Toc1545_1502043747131"/>Proportional Size<text:bookmark-end text:name="__RefHeading___Toc1545_1502043747131"/></text:h>
      <text:p text:style-name="P17">See and adjust the falloff radius.</text:p>
      <text:p text:style-name="P17"/>
      <text:h text:style-name="Heading_20_6" text:outline-level="6"><text:bookmark-start text:name="__RefHeading___Toc1581_1763346469131"/>Connected<text:bookmark-end text:name="__RefHeading___Toc1581_1763346469131"/></text:h>
      <text:p text:style-name="P130">The proportional falloff gets calculated for connected parts only.</text:p>
      <text:h text:style-name="P252" text:outline-level="5"><text:bookmark-start text:name="__RefHeading___Toc1583_1763346469121"/>Projected(2D)<text:bookmark-end text:name="__RefHeading___Toc1583_1763346469121"/></text:h>
      <text:p text:style-name="P134">The proportional falloff gets calculated in the screen space. Depth doesn't play a role. When it's in the radius, then it gets calculate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b76436"/>
    </style:style>
    <style:style style:name="MT2" style:family="text">
      <style:text-properties officeooo:rsid="02f6bcbb"/>
    </style:style>
    <style:style style:name="MT3" style:family="text">
      <style:text-properties officeooo:rsid="027fbd30"/>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2.2</text:span> Editors - 3D View<text:span text:style-name="MT2">port</text:span> - Tool Shelf<text:span text:style-name="MT3"> - Mesh - Edit Mode</text:span></text:p>
      </style:header>
      <style:footer>
        <text:p text:style-name="MP2"><text:page-number text:select-page="current">46</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5DT14H35M23S</meta:editing-duration>
    <meta:editing-cycles>659</meta:editing-cycles>
    <meta:generator>LibreOffice/7.0.4.2$Windows_X86_64 LibreOffice_project/dcf040e67528d9187c66b2379df5ea4407429775</meta:generator>
    <dc:date>2021-05-03T08:16:06.094000000</dc:date>
    <meta:document-statistic meta:table-count="3" meta:image-count="172" meta:object-count="0" meta:page-count="46" meta:paragraph-count="1247" meta:word-count="8831" meta:character-count="49795" meta:non-whitespace-character-count="42173"/>
    <meta:template xlink:type="simple" xlink:actuate="onRequest" xlink:title="standard1cm" xlink:href="../../../AppData/Roaming/LibreOffice/4/user/template/standard1cm.ott" meta:date="2016-03-29T10:15:31.334000000"/>
  </office:meta>
</office:document-meta>
</file>